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2.65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125.21pt"/>
    </style:style>
    <style:style style:name="co4" style:family="table-column">
      <style:table-column-properties fo:break-before="auto" style:column-width="127.81pt"/>
    </style:style>
    <style:style style:name="co8" style:family="table-column">
      <style:table-column-properties fo:break-before="auto" style:column-width="106.36pt"/>
    </style:style>
    <style:style style:name="co6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6.45pt"/>
    </style:style>
    <style:style style:name="co10" style:family="table-column">
      <style:table-column-properties fo:break-before="auto" style:column-width="74.41pt"/>
    </style:style>
    <style:style style:name="co11" style:family="table-column">
      <style:table-column-properties fo:break-before="auto" style:column-width="52.64pt"/>
    </style:style>
    <style:style style:name="co12" style:family="table-column">
      <style:table-column-properties fo:break-before="auto" style:column-width="54pt"/>
    </style:style>
    <style:style style:name="co13" style:family="table-column">
      <style:table-column-properties fo:break-before="auto" style:column-width="10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pt"/>
      <style:text-properties style:text-position=""/>
    </style:style>
    <style:style style:name="ce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start" fo:margin-left="0pt"/>
      <style:text-properties style:text-position="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Default" style:data-style-name="N122">
      <style:text-properties style:text-position=""/>
    </style:style>
    <style:style style:name="ce8" style:family="table-cell" style:parent-style-name="Default" style:data-style-name="N122">
      <style:table-cell-properties fo:background-color="#336699" style:text-align-source="fix" style:repeat-content="false"/>
      <style:paragraph-properties fo:text-align="start" fo:margin-left="0pt"/>
      <style:text-properties fo:color="#ffffff" style:text-position=""/>
    </style:style>
    <style:style style:name="ce9" style:family="table-cell" style:parent-style-name="Default" style:data-style-name="N122">
      <style:table-cell-properties fo:background-color="#cccccc" style:text-align-source="fix" style:repeat-content="false" style:vertical-align="middle"/>
      <style:paragraph-properties fo:text-align="center" fo:margin-left="0pt"/>
      <style:text-properties style:text-position=""/>
    </style:style>
    <style:style style:name="ce1" style:family="table-cell" style:parent-style-name="Default" style:data-style-name="N122">
      <style:table-cell-properties fo:background-color="#336699"/>
      <style:text-properties fo:color="#ffffff" style:text-position=""/>
    </style:style>
    <style:style style:name="ce13" style:family="table-cell" style:parent-style-name="Default" style:data-style-name="N122">
      <style:table-cell-properties fo:background-color="#336699"/>
      <style:text-properties fo:color="#ffffff"/>
    </style:style>
    <style:style style:name="ce14" style:family="table-cell" style:parent-style-name="Default" style:data-style-name="N122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22"/>
    <style:style style:name="ce16" style:family="table-cell" style:parent-style-name="Default" style:data-style-name="N122">
      <style:table-cell-properties fo:background-color="#83caff"/>
    </style:style>
    <style:style style:name="ce17" style:family="table-cell" style:parent-style-name="Default" style:data-style-name="N122">
      <style:table-cell-properties fo:background-color="#dddddd"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22">
      <style:table-cell-properties fo:background-color="transparent"/>
    </style:style>
    <style:style style:name="ce19" style:family="table-cell" style:parent-style-name="Default" style:data-style-name="N122">
      <style:table-cell-properties fo:background-color="transparent"/>
      <style:text-properties fo:color="#ffffff"/>
    </style:style>
    <style:style style:name="ce20" style:family="table-cell" style:parent-style-name="Default" style:data-style-name="N122">
      <style:table-cell-properties fo:background-color="#336699" style:text-align-source="fix" style:repeat-content="false"/>
      <style:paragraph-properties fo:text-align="start" fo:margin-left="0pt"/>
      <style:text-properties fo:color="#ffffff"/>
    </style:style>
    <style:style style:name="ce21" style:family="table-cell" style:parent-style-name="Default" style:data-style-name="N122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pt"/>
    </style:style>
    <style:style style:name="ce2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2017-11-15-182105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2" table:default-cell-style-name="ce15"/>
        <table:table-column table:style-name="co6" table:default-cell-style-name="ce15"/>
        <table:table-column table:style-name="co13" table:default-cell-style-name="ce15"/>
        <table:table-column table:style-name="co6" table:number-columns-repeated="1017" table:default-cell-style-name="ce15"/>
        <table:table-row table:style-name="ro1">
          <table:table-cell table:style-name="ce13" office:value-type="string" calcext:value-type="string">
            <text:p>Algorithm</text:p>
          </table:table-cell>
          <table:table-cell table:style-name="ce13" office:value-type="string" calcext:value-type="string">
            <text:p>Runtime in ms</text:p>
          </table:table-cell>
          <table:table-cell table:style-name="ce13" office:value-type="string" calcext:value-type="string">
            <text:p>Configurations</text:p>
          </table:table-cell>
          <table:table-cell table:style-name="ce13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6.301" calcext:value-type="float">
            <text:p>26.301</text:p>
          </table:table-cell>
          <table:table-cell table:style-name="Default" office:value-type="float" office:value="53" calcext:value-type="float">
            <text:p>53</text:p>
          </table:table-cell>
          <table:table-cell table:formula="of:=[.C3]/[.B3]" office:value-type="float" office:value="2.01513250446751" calcext:value-type="float">
            <text:p>2.0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982.016" calcext:value-type="float">
            <text:p>982.016</text:p>
          </table:table-cell>
          <table:table-cell table:style-name="Default" office:value-type="float" office:value="51" calcext:value-type="float">
            <text:p>51</text:p>
          </table:table-cell>
          <table:table-cell table:formula="of:=[.C4]/[.B4]" office:value-type="float" office:value="0.051933980709072" calcext:value-type="float">
            <text:p>0.05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4.004" calcext:value-type="float">
            <text:p>34.004</text:p>
          </table:table-cell>
          <table:table-cell table:style-name="Default" office:value-type="float" office:value="239" calcext:value-type="float">
            <text:p>239</text:p>
          </table:table-cell>
          <table:table-cell table:formula="of:=[.C5]/[.B5]" office:value-type="float" office:value="7.02858487236796" calcext:value-type="float">
            <text:p>7.0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8.538" calcext:value-type="float">
            <text:p>8.538</text:p>
          </table:table-cell>
          <table:table-cell table:style-name="Default" office:value-type="float" office:value="239" calcext:value-type="float">
            <text:p>239</text:p>
          </table:table-cell>
          <table:table-cell table:formula="of:=[.C6]/[.B6]" office:value-type="float" office:value="27.9925040993207" calcext:value-type="float">
            <text:p>27.99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4.992" calcext:value-type="float">
            <text:p>24.992</text:p>
          </table:table-cell>
          <table:table-cell table:style-name="Default" office:value-type="float" office:value="53" calcext:value-type="float">
            <text:p>53</text:p>
          </table:table-cell>
          <table:table-cell table:formula="of:=[.C9]/[.B9]" office:value-type="float" office:value="2.12067861715749" calcext:value-type="float">
            <text:p>2.1207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994.996" calcext:value-type="float">
            <text:p>994.996</text:p>
          </table:table-cell>
          <table:table-cell table:style-name="Default" office:value-type="float" office:value="51" calcext:value-type="float">
            <text:p>51</text:p>
          </table:table-cell>
          <table:table-cell table:formula="of:=[.C10]/[.B10]" office:value-type="float" office:value="0.0512564874632662" calcext:value-type="float">
            <text:p>0.0513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6.005" calcext:value-type="float">
            <text:p>36.005</text:p>
          </table:table-cell>
          <table:table-cell table:style-name="Default" office:value-type="float" office:value="239" calcext:value-type="float">
            <text:p>239</text:p>
          </table:table-cell>
          <table:table-cell table:formula="of:=[.C11]/[.B11]" office:value-type="float" office:value="6.63796694903486" calcext:value-type="float">
            <text:p>6.6380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4.248" calcext:value-type="float">
            <text:p>4.248</text:p>
          </table:table-cell>
          <table:table-cell table:style-name="Default" office:value-type="float" office:value="239" calcext:value-type="float">
            <text:p>239</text:p>
          </table:table-cell>
          <table:table-cell table:formula="of:=[.C12]/[.B12]" office:value-type="float" office:value="56.2617702448211" calcext:value-type="float">
            <text:p>56.2618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.251" calcext:value-type="float">
            <text:p>25.251</text:p>
          </table:table-cell>
          <table:table-cell table:style-name="Default" office:value-type="float" office:value="53" calcext:value-type="float">
            <text:p>53</text:p>
          </table:table-cell>
          <table:table-cell table:formula="of:=[.C15]/[.B15]" office:value-type="float" office:value="2.09892677517722" calcext:value-type="float">
            <text:p>2.0989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988.731" calcext:value-type="float">
            <text:p>988.731</text:p>
          </table:table-cell>
          <table:table-cell table:style-name="Default" office:value-type="float" office:value="51" calcext:value-type="float">
            <text:p>51</text:p>
          </table:table-cell>
          <table:table-cell table:formula="of:=[.C16]/[.B16]" office:value-type="float" office:value="0.0515812693240123" calcext:value-type="float">
            <text:p>0.0516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6.004" calcext:value-type="float">
            <text:p>36.004</text:p>
          </table:table-cell>
          <table:table-cell table:style-name="Default" office:value-type="float" office:value="239" calcext:value-type="float">
            <text:p>239</text:p>
          </table:table-cell>
          <table:table-cell table:formula="of:=[.C17]/[.B17]" office:value-type="float" office:value="6.63815131652039" calcext:value-type="float">
            <text:p>6.6382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797" calcext:value-type="float">
            <text:p>3.797</text:p>
          </table:table-cell>
          <table:table-cell table:style-name="Default" office:value-type="float" office:value="239" calcext:value-type="float">
            <text:p>239</text:p>
          </table:table-cell>
          <table:table-cell table:formula="of:=[.C18]/[.B18]" office:value-type="float" office:value="62.9444298130103" calcext:value-type="float">
            <text:p>62.9444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3.521" calcext:value-type="float">
            <text:p>23.521</text:p>
          </table:table-cell>
          <table:table-cell table:style-name="Default" office:value-type="float" office:value="52" calcext:value-type="float">
            <text:p>52</text:p>
          </table:table-cell>
          <table:table-cell table:formula="of:=[.C21]/[.B21]" office:value-type="float" office:value="2.21079035755282" calcext:value-type="float">
            <text:p>2.2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978.609" calcext:value-type="float">
            <text:p>978.609</text:p>
          </table:table-cell>
          <table:table-cell table:style-name="Default" office:value-type="float" office:value="51" calcext:value-type="float">
            <text:p>51</text:p>
          </table:table-cell>
          <table:table-cell table:formula="of:=[.C22]/[.B22]" office:value-type="float" office:value="0.052114787417651" calcext:value-type="float">
            <text:p>0.0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4.005" calcext:value-type="float">
            <text:p>34.005</text:p>
          </table:table-cell>
          <table:table-cell table:style-name="Default" office:value-type="float" office:value="239" calcext:value-type="float">
            <text:p>239</text:p>
          </table:table-cell>
          <table:table-cell table:formula="of:=[.C23]/[.B23]" office:value-type="float" office:value="7.02837817967946" calcext:value-type="float">
            <text:p>7.0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697" calcext:value-type="float">
            <text:p>3.697</text:p>
          </table:table-cell>
          <table:table-cell table:style-name="Default" office:value-type="float" office:value="239" calcext:value-type="float">
            <text:p>239</text:p>
          </table:table-cell>
          <table:table-cell table:formula="of:=[.C24]/[.B24]" office:value-type="float" office:value="64.647011090073" calcext:value-type="float">
            <text:p>64.64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4.265" calcext:value-type="float">
            <text:p>24.265</text:p>
          </table:table-cell>
          <table:table-cell table:style-name="Default" office:value-type="float" office:value="52" calcext:value-type="float">
            <text:p>52</text:p>
          </table:table-cell>
          <table:table-cell table:formula="of:=[.C27]/[.B27]" office:value-type="float" office:value="2.14300432722028" calcext:value-type="float">
            <text:p>2.14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987.752" calcext:value-type="float">
            <text:p>987.752</text:p>
          </table:table-cell>
          <table:table-cell table:style-name="Default" office:value-type="float" office:value="51" calcext:value-type="float">
            <text:p>51</text:p>
          </table:table-cell>
          <table:table-cell table:formula="of:=[.C28]/[.B28]" office:value-type="float" office:value="0.0516323935562773" calcext:value-type="float">
            <text:p>0.05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34.024" calcext:value-type="float">
            <text:p>34.024</text:p>
          </table:table-cell>
          <table:table-cell table:style-name="Default" office:value-type="float" office:value="239" calcext:value-type="float">
            <text:p>239</text:p>
          </table:table-cell>
          <table:table-cell table:formula="of:=[.C29]/[.B29]" office:value-type="float" office:value="7.02445332706325" calcext:value-type="float">
            <text:p>7.02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975" calcext:value-type="float">
            <text:p>3.975</text:p>
          </table:table-cell>
          <table:table-cell table:style-name="Default" office:value-type="float" office:value="239" calcext:value-type="float">
            <text:p>239</text:p>
          </table:table-cell>
          <table:table-cell table:formula="of:=[.C30]/[.B30]" office:value-type="float" office:value="60.125786163522" calcext:value-type="float">
            <text:p>60.12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2"/>
          <table:table-cell table:style-name="ce18"/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6" office:value-type="string" calcext:value-type="string">
            <text:p>ICPL</text:p>
          </table:table-cell>
          <table:table-cell table:style-name="ce16" table:formula="of:=AVERAGE([.B3];[.B9];[.B15];[.B21];[.B27])" office:value-type="float" office:value="24.866" calcext:value-type="float">
            <text:p>24.8660</text:p>
          </table:table-cell>
          <table:table-cell table:style-name="ce16" table:formula="of:=AVERAGE([.C3];[.C9];[.C15];[.C21];[.C27])" office:value-type="float" office:value="52.6" calcext:value-type="float">
            <text:p>52.6000</text:p>
          </table:table-cell>
          <table:table-cell table:style-name="ce16" table:formula="of:=AVERAGE([.D3];[.D9];[.D15];[.D21];[.D27])" office:value-type="float" office:value="2.11770651631506" calcext:value-type="float">
            <text:p>2.1177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hvatal</text:p>
          </table:table-cell>
          <table:table-cell table:style-name="ce16" table:formula="of:=AVERAGE([.B4];[.B10];[.B16];[.B22];[.B28])" office:value-type="float" office:value="986.4208" calcext:value-type="float">
            <text:p>986.4208</text:p>
          </table:table-cell>
          <table:table-cell table:style-name="ce16" table:formula="of:=AVERAGE([.C4];[.C10];[.C16];[.C22];[.C28])" office:value-type="float" office:value="51" calcext:value-type="float">
            <text:p>51.0000</text:p>
          </table:table-cell>
          <table:table-cell table:style-name="ce16" table:formula="of:=AVERAGE([.D4];[.D10];[.D16];[.D22];[.D28])" office:value-type="float" office:value="0.0517037836940557" calcext:value-type="float">
            <text:p>0.0517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IncLing</text:p>
          </table:table-cell>
          <table:table-cell table:style-name="ce16" table:formula="of:=AVERAGE([.B5];[.B11];[.B17];[.B23];[.B29])" office:value-type="float" office:value="34.8084" calcext:value-type="float">
            <text:p>34.8084</text:p>
          </table:table-cell>
          <table:table-cell table:style-name="ce16" table:formula="of:=AVERAGE([.C5];[.C11];[.C17];[.C23];[.C29])" office:value-type="float" office:value="239" calcext:value-type="float">
            <text:p>239.0000</text:p>
          </table:table-cell>
          <table:table-cell table:style-name="ce16" table:formula="of:=AVERAGE([.D5];[.D11];[.D17];[.D23];[.D29])" office:value-type="float" office:value="6.87150692893318" calcext:value-type="float">
            <text:p>6.8715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Random</text:p>
          </table:table-cell>
          <table:table-cell table:style-name="ce16" table:formula="of:=AVERAGE([.B6];[.B12];[.B18];[.B24];[.B30])" office:value-type="float" office:value="4.851" calcext:value-type="float">
            <text:p>4.8510</text:p>
          </table:table-cell>
          <table:table-cell table:style-name="ce16" table:formula="of:=AVERAGE([.C6];[.C12];[.C18];[.C24];[.C30])" office:value-type="float" office:value="239" calcext:value-type="float">
            <text:p>239.0000</text:p>
          </table:table-cell>
          <table:table-cell table:style-name="ce16" table:formula="of:=AVERAGE([.D6];[.D12];[.D18];[.D24];[.D30])" office:value-type="float" office:value="54.3943002821494" calcext:value-type="float">
            <text:p>54.3943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Preservative (Modified InkLing)</text:p>
          </table:table-cell>
          <table:table-cell table:style-name="ce16" table:formula="of:=AVERAGE([.B7];[.B13];[.B19];[.B25];[.B31])" office:value-type="string" office:string-value="" calcext:value-type="error">
            <text:p>#DIV/0!</text:p>
          </table:table-cell>
          <table:table-cell table:style-name="ce16" table:formula="of:=AVERAGE([.C7];[.C13];[.C19];[.C25];[.C31])" office:value-type="string" office:string-value="" calcext:value-type="error">
            <text:p>#DIV/0!</text:p>
          </table:table-cell>
          <table:table-cell table:style-name="ce16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1.04804007556963" calcext:value-type="float">
            <text:p>1.0480</text:p>
          </table:table-cell>
          <table:table-cell table:formula="of:=STDEVA([.C3];[.C9];[.C15];[.C21];[.C27])" office:value-type="float" office:value="0.547722557505166" calcext:value-type="float">
            <text:p>0.5477</text:p>
          </table:table-cell>
          <table:table-cell table:formula="of:=STDEVA([.D3];[.D9];[.D15];[.D21];[.D27])" office:value-type="float" office:value="0.0710413976201491" calcext:value-type="float">
            <text:p>0.07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6.34566101363757" calcext:value-type="float">
            <text:p>6.3457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0332451111913177" calcext:value-type="float">
            <text:p>0.0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1.09191405339431" calcext:value-type="float">
            <text:p>1.0919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213114074136847" calcext:value-type="float">
            <text:p>0.21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2.07168928654854" calcext:value-type="float">
            <text:p>2.0717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15.0964814613778" calcext:value-type="float">
            <text:p>15.0965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4.992" calcext:value-type="float">
            <text:p>24.9920</text:p>
          </table:table-cell>
          <table:table-cell table:formula="of:=MEDIAN([.C3];[.C9];[.C15];[.C21];[.C27])" office:value-type="float" office:value="53" calcext:value-type="float">
            <text:p>53.0000</text:p>
          </table:table-cell>
          <table:table-cell table:formula="of:=MEDIAN([.D3];[.D9];[.D15];[.D21];[.D27])" office:value-type="float" office:value="2.12067861715749" calcext:value-type="float">
            <text:p>2.12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987.752" calcext:value-type="float">
            <text:p>987.7520</text:p>
          </table:table-cell>
          <table:table-cell table:formula="of:=MEDIAN([.C4];[.C10];[.C16];[.C22];[.C28])" office:value-type="float" office:value="51" calcext:value-type="float">
            <text:p>51.0000</text:p>
          </table:table-cell>
          <table:table-cell table:formula="of:=MEDIAN([.D4];[.D10];[.D16];[.D22];[.D28])" office:value-type="float" office:value="0.0516323935562773" calcext:value-type="float">
            <text:p>0.05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34.024" calcext:value-type="float">
            <text:p>34.0240</text:p>
          </table:table-cell>
          <table:table-cell table:formula="of:=MEDIAN([.C5];[.C11];[.C17];[.C23];[.C29])" office:value-type="float" office:value="239" calcext:value-type="float">
            <text:p>239.0000</text:p>
          </table:table-cell>
          <table:table-cell table:formula="of:=MEDIAN([.D5];[.D11];[.D17];[.D23];[.D29])" office:value-type="float" office:value="7.02445332706325" calcext:value-type="float">
            <text:p>7.02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3.975" calcext:value-type="float">
            <text:p>3.9750</text:p>
          </table:table-cell>
          <table:table-cell table:formula="of:=MEDIAN([.C6];[.C12];[.C18];[.C24];[.C30])" office:value-type="float" office:value="239" calcext:value-type="float">
            <text:p>239.0000</text:p>
          </table:table-cell>
          <table:table-cell table:formula="of:=MEDIAN([.D6];[.D12];[.D18];[.D24];[.D30])" office:value-type="float" office:value="60.125786163522" calcext:value-type="float">
            <text:p>60.1258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6.301" calcext:value-type="float">
            <text:p>26.3010</text:p>
          </table:table-cell>
          <table:table-cell table:formula="of:=MAX([.C3];[.C9];[.C15];[.C21];[.C27])" office:value-type="float" office:value="53" calcext:value-type="float">
            <text:p>53.0000</text:p>
          </table:table-cell>
          <table:table-cell table:formula="of:=MAX([.D3];[.D9];[.D15];[.D21];[.D27])" office:value-type="float" office:value="2.21079035755282" calcext:value-type="float">
            <text:p>2.2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994.996" calcext:value-type="float">
            <text:p>994.9960</text:p>
          </table:table-cell>
          <table:table-cell table:formula="of:=MAX([.C4];[.C10];[.C16];[.C22];[.C28])" office:value-type="float" office:value="51" calcext:value-type="float">
            <text:p>51.0000</text:p>
          </table:table-cell>
          <table:table-cell table:formula="of:=MAX([.D4];[.D10];[.D16];[.D22];[.D28])" office:value-type="float" office:value="0.052114787417651" calcext:value-type="float">
            <text:p>0.0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36.005" calcext:value-type="float">
            <text:p>36.0050</text:p>
          </table:table-cell>
          <table:table-cell table:formula="of:=MAX([.C5];[.C11];[.C17];[.C23];[.C29])" office:value-type="float" office:value="239" calcext:value-type="float">
            <text:p>239.0000</text:p>
          </table:table-cell>
          <table:table-cell table:formula="of:=MAX([.D5];[.D11];[.D17];[.D23];[.D29])" office:value-type="float" office:value="7.02858487236796" calcext:value-type="float">
            <text:p>7.0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8.538" calcext:value-type="float">
            <text:p>8.5380</text:p>
          </table:table-cell>
          <table:table-cell table:formula="of:=MAX([.C6];[.C12];[.C18];[.C24];[.C30])" office:value-type="float" office:value="239" calcext:value-type="float">
            <text:p>239.0000</text:p>
          </table:table-cell>
          <table:table-cell table:formula="of:=MAX([.D6];[.D12];[.D18];[.D24];[.D30])" office:value-type="float" office:value="64.647011090073" calcext:value-type="float">
            <text:p>64.6470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3.521" calcext:value-type="float">
            <text:p>23.5210</text:p>
          </table:table-cell>
          <table:table-cell table:formula="of:=MIN([.C3];[.C9];[.C15];[.C21];[.C27])" office:value-type="float" office:value="52" calcext:value-type="float">
            <text:p>52.0000</text:p>
          </table:table-cell>
          <table:table-cell table:formula="of:=MIN([.D3];[.D9];[.D15];[.D21];[.D27])" office:value-type="float" office:value="2.01513250446751" calcext:value-type="float">
            <text:p>2.0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978.609" calcext:value-type="float">
            <text:p>978.6090</text:p>
          </table:table-cell>
          <table:table-cell table:formula="of:=MIN([.C4];[.C10];[.C16];[.C22];[.C28])" office:value-type="float" office:value="51" calcext:value-type="float">
            <text:p>51.0000</text:p>
          </table:table-cell>
          <table:table-cell table:formula="of:=MIN([.D4];[.D10];[.D16];[.D22];[.D28])" office:value-type="float" office:value="0.0512564874632662" calcext:value-type="float">
            <text:p>0.05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34.004" calcext:value-type="float">
            <text:p>34.0040</text:p>
          </table:table-cell>
          <table:table-cell table:formula="of:=MIN([.C5];[.C11];[.C17];[.C23];[.C29])" office:value-type="float" office:value="239" calcext:value-type="float">
            <text:p>239.0000</text:p>
          </table:table-cell>
          <table:table-cell table:formula="of:=MIN([.D5];[.D11];[.D17];[.D23];[.D29])" office:value-type="float" office:value="6.63796694903486" calcext:value-type="float">
            <text:p>6.63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3.697" calcext:value-type="float">
            <text:p>3.6970</text:p>
          </table:table-cell>
          <table:table-cell table:formula="of:=MIN([.C6];[.C12];[.C18];[.C24];[.C30])" office:value-type="float" office:value="239" calcext:value-type="float">
            <text:p>239.0000</text:p>
          </table:table-cell>
          <table:table-cell table:formula="of:=MIN([.D6];[.D12];[.D18];[.D24];[.D30])" office:value-type="float" office:value="27.9925040993207" calcext:value-type="float">
            <text:p>27.992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23.521" calcext:value-type="float">
            <text:p>23.5210</text:p>
          </table:table-cell>
          <table:table-cell table:formula="of:=QUARTILE(([.C3]~[.C9]~[.C15]~[.C21]~[.C27]);0)" office:value-type="float" office:value="52" calcext:value-type="float">
            <text:p>52.0000</text:p>
          </table:table-cell>
          <table:table-cell table:formula="of:=QUARTILE(([.D3]~[.D9]~[.D15]~[.D21]~[.D27]);0)" office:value-type="float" office:value="2.01513250446751" calcext:value-type="float">
            <text:p>2.0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978.609" calcext:value-type="float">
            <text:p>978.6090</text:p>
          </table:table-cell>
          <table:table-cell table:formula="of:=QUARTILE(([.C4]~[.C10]~[.C16]~[.C22]~[.C28]);0)" office:value-type="float" office:value="51" calcext:value-type="float">
            <text:p>51.0000</text:p>
          </table:table-cell>
          <table:table-cell table:formula="of:=QUARTILE(([.D4]~[.D10]~[.D16]~[.D22]~[.D28]);0)" office:value-type="float" office:value="0.0512564874632662" calcext:value-type="float">
            <text:p>0.05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34.004" calcext:value-type="float">
            <text:p>34.0040</text:p>
          </table:table-cell>
          <table:table-cell table:formula="of:=QUARTILE(([.C5]~[.C11]~[.C17]~[.C23]~[.C29]);0)" office:value-type="float" office:value="239" calcext:value-type="float">
            <text:p>239.0000</text:p>
          </table:table-cell>
          <table:table-cell table:formula="of:=QUARTILE(([.D5]~[.D11]~[.D17]~[.D23]~[.D29]);0)" office:value-type="float" office:value="6.63796694903486" calcext:value-type="float">
            <text:p>6.63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3.697" calcext:value-type="float">
            <text:p>3.6970</text:p>
          </table:table-cell>
          <table:table-cell table:formula="of:=QUARTILE(([.C6]~[.C12]~[.C18]~[.C24]~[.C30]);0)" office:value-type="float" office:value="239" calcext:value-type="float">
            <text:p>239.0000</text:p>
          </table:table-cell>
          <table:table-cell table:formula="of:=QUARTILE(([.D6]~[.D12]~[.D18]~[.D24]~[.D30]);0)" office:value-type="float" office:value="27.9925040993207" calcext:value-type="float">
            <text:p>27.992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26.301" calcext:value-type="float">
            <text:p>26.3010</text:p>
          </table:table-cell>
          <table:table-cell table:formula="of:=QUARTILE(([.C3]~[.C9]~[.C15]~[.C21]~[.C27]);4)" office:value-type="float" office:value="53" calcext:value-type="float">
            <text:p>53.0000</text:p>
          </table:table-cell>
          <table:table-cell table:formula="of:=QUARTILE(([.D3]~[.D9]~[.D15]~[.D21]~[.D27]);4)" office:value-type="float" office:value="2.21079035755282" calcext:value-type="float">
            <text:p>2.2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994.996" calcext:value-type="float">
            <text:p>994.9960</text:p>
          </table:table-cell>
          <table:table-cell table:formula="of:=QUARTILE(([.C4]~[.C10]~[.C16]~[.C22]~[.C28]);4)" office:value-type="float" office:value="51" calcext:value-type="float">
            <text:p>51.0000</text:p>
          </table:table-cell>
          <table:table-cell table:formula="of:=QUARTILE(([.D4]~[.D10]~[.D16]~[.D22]~[.D28]);4)" office:value-type="float" office:value="0.052114787417651" calcext:value-type="float">
            <text:p>0.0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36.005" calcext:value-type="float">
            <text:p>36.0050</text:p>
          </table:table-cell>
          <table:table-cell table:formula="of:=QUARTILE(([.C5]~[.C11]~[.C17]~[.C23]~[.C29]);4)" office:value-type="float" office:value="239" calcext:value-type="float">
            <text:p>239.0000</text:p>
          </table:table-cell>
          <table:table-cell table:formula="of:=QUARTILE(([.D5]~[.D11]~[.D17]~[.D23]~[.D29]);4)" office:value-type="float" office:value="7.02858487236796" calcext:value-type="float">
            <text:p>7.0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8.538" calcext:value-type="float">
            <text:p>8.5380</text:p>
          </table:table-cell>
          <table:table-cell table:formula="of:=QUARTILE(([.C6]~[.C12]~[.C18]~[.C24]~[.C30]);4)" office:value-type="float" office:value="239" calcext:value-type="float">
            <text:p>239.0000</text:p>
          </table:table-cell>
          <table:table-cell table:formula="of:=QUARTILE(([.D6]~[.D12]~[.D18]~[.D24]~[.D30]);4)" office:value-type="float" office:value="64.647011090073" calcext:value-type="float">
            <text:p>64.6470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ux_2017-11-22-071835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8" table:default-cell-style-name="ce15"/>
        <table:table-column table:style-name="co6" table:number-columns-repeated="1019" table:default-cell-style-name="ce15"/>
        <table:table-row table:style-name="ro1">
          <table:table-cell table:style-name="ce13" office:value-type="string" calcext:value-type="string">
            <text:p>Algorithm</text:p>
          </table:table-cell>
          <table:table-cell table:style-name="ce13" office:value-type="string" calcext:value-type="string">
            <text:p>Runtime in ms</text:p>
          </table:table-cell>
          <table:table-cell table:style-name="ce13" office:value-type="string" calcext:value-type="string">
            <text:p>Configurations</text:p>
          </table:table-cell>
          <table:table-cell table:style-name="ce13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6.311" calcext:value-type="float">
            <text:p>26.311</text:p>
          </table:table-cell>
          <table:table-cell table:style-name="Default" office:value-type="float" office:value="51" calcext:value-type="float">
            <text:p>51</text:p>
          </table:table-cell>
          <table:table-cell table:formula="of:=[.C3]/[.B3]" office:value-type="float" office:value="1.938352780206" calcext:value-type="float">
            <text:p>1.9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021.645" calcext:value-type="float">
            <text:p>1021.645</text:p>
          </table:table-cell>
          <table:table-cell table:style-name="Default" office:value-type="float" office:value="49" calcext:value-type="float">
            <text:p>49</text:p>
          </table:table-cell>
          <table:table-cell table:formula="of:=[.C4]/[.B4]" office:value-type="float" office:value="0.0479618654229209" calcext:value-type="float">
            <text:p>0.04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6.003" calcext:value-type="float">
            <text:p>26.003</text:p>
          </table:table-cell>
          <table:table-cell table:style-name="Default" office:value-type="float" office:value="164" calcext:value-type="float">
            <text:p>164</text:p>
          </table:table-cell>
          <table:table-cell table:formula="of:=[.C5]/[.B5]" office:value-type="float" office:value="6.30696458100988" calcext:value-type="float">
            <text:p>6.30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313" calcext:value-type="float">
            <text:p>3.313</text:p>
          </table:table-cell>
          <table:table-cell table:style-name="Default" office:value-type="float" office:value="164" calcext:value-type="float">
            <text:p>164</text:p>
          </table:table-cell>
          <table:table-cell table:formula="of:=[.C6]/[.B6]" office:value-type="float" office:value="49.5019619680048" calcext:value-type="float">
            <text:p>49.50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.703" calcext:value-type="float">
            <text:p>25.703</text:p>
          </table:table-cell>
          <table:table-cell table:style-name="Default" office:value-type="float" office:value="51" calcext:value-type="float">
            <text:p>51</text:p>
          </table:table-cell>
          <table:table-cell table:formula="of:=[.C9]/[.B9]" office:value-type="float" office:value="1.98420417850056" calcext:value-type="float">
            <text:p>1.984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007.061" calcext:value-type="float">
            <text:p>1007.061</text:p>
          </table:table-cell>
          <table:table-cell table:style-name="Default" office:value-type="float" office:value="49" calcext:value-type="float">
            <text:p>49</text:p>
          </table:table-cell>
          <table:table-cell table:formula="of:=[.C10]/[.B10]" office:value-type="float" office:value="0.0486564368990558" calcext:value-type="float">
            <text:p>0.048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6.003" calcext:value-type="float">
            <text:p>26.003</text:p>
          </table:table-cell>
          <table:table-cell table:style-name="Default" office:value-type="float" office:value="164" calcext:value-type="float">
            <text:p>164</text:p>
          </table:table-cell>
          <table:table-cell table:formula="of:=[.C11]/[.B11]" office:value-type="float" office:value="6.30696458100988" calcext:value-type="float">
            <text:p>6.307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463" calcext:value-type="float">
            <text:p>3.463</text:p>
          </table:table-cell>
          <table:table-cell table:style-name="Default" office:value-type="float" office:value="164" calcext:value-type="float">
            <text:p>164</text:p>
          </table:table-cell>
          <table:table-cell table:formula="of:=[.C12]/[.B12]" office:value-type="float" office:value="47.3577822697084" calcext:value-type="float">
            <text:p>47.357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6.396" calcext:value-type="float">
            <text:p>26.396</text:p>
          </table:table-cell>
          <table:table-cell table:style-name="Default" office:value-type="float" office:value="51" calcext:value-type="float">
            <text:p>51</text:p>
          </table:table-cell>
          <table:table-cell table:formula="of:=[.C15]/[.B15]" office:value-type="float" office:value="1.93211092589786" calcext:value-type="float">
            <text:p>1.932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012.074" calcext:value-type="float">
            <text:p>1012.074</text:p>
          </table:table-cell>
          <table:table-cell table:style-name="Default" office:value-type="float" office:value="49" calcext:value-type="float">
            <text:p>49</text:p>
          </table:table-cell>
          <table:table-cell table:formula="of:=[.C16]/[.B16]" office:value-type="float" office:value="0.0484154320731488" calcext:value-type="float">
            <text:p>0.048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6.003" calcext:value-type="float">
            <text:p>26.003</text:p>
          </table:table-cell>
          <table:table-cell table:style-name="Default" office:value-type="float" office:value="164" calcext:value-type="float">
            <text:p>164</text:p>
          </table:table-cell>
          <table:table-cell table:formula="of:=[.C17]/[.B17]" office:value-type="float" office:value="6.30696458100988" calcext:value-type="float">
            <text:p>6.307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009" calcext:value-type="float">
            <text:p>3.009</text:p>
          </table:table-cell>
          <table:table-cell table:style-name="Default" office:value-type="float" office:value="164" calcext:value-type="float">
            <text:p>164</text:p>
          </table:table-cell>
          <table:table-cell table:formula="of:=[.C18]/[.B18]" office:value-type="float" office:value="54.5031571950814" calcext:value-type="float">
            <text:p>54.503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8.715" calcext:value-type="float">
            <text:p>28.715</text:p>
          </table:table-cell>
          <table:table-cell table:style-name="Default" office:value-type="float" office:value="51" calcext:value-type="float">
            <text:p>51</text:p>
          </table:table-cell>
          <table:table-cell table:formula="of:=[.C21]/[.B21]" office:value-type="float" office:value="1.7760752220094" calcext:value-type="float">
            <text:p>1.776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036.824" calcext:value-type="float">
            <text:p>1036.824</text:p>
          </table:table-cell>
          <table:table-cell table:style-name="Default" office:value-type="float" office:value="49" calcext:value-type="float">
            <text:p>49</text:p>
          </table:table-cell>
          <table:table-cell table:formula="of:=[.C22]/[.B22]" office:value-type="float" office:value="0.0472597084944021" calcext:value-type="float">
            <text:p>0.04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6.004" calcext:value-type="float">
            <text:p>26.004</text:p>
          </table:table-cell>
          <table:table-cell table:style-name="Default" office:value-type="float" office:value="164" calcext:value-type="float">
            <text:p>164</text:p>
          </table:table-cell>
          <table:table-cell table:formula="of:=[.C23]/[.B23]" office:value-type="float" office:value="6.30672204276265" calcext:value-type="float">
            <text:p>6.3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375" calcext:value-type="float">
            <text:p>3.375</text:p>
          </table:table-cell>
          <table:table-cell table:style-name="Default" office:value-type="float" office:value="164" calcext:value-type="float">
            <text:p>164</text:p>
          </table:table-cell>
          <table:table-cell table:formula="of:=[.C24]/[.B24]" office:value-type="float" office:value="48.5925925925926" calcext:value-type="float">
            <text:p>48.5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6.331" calcext:value-type="float">
            <text:p>26.331</text:p>
          </table:table-cell>
          <table:table-cell table:style-name="Default" office:value-type="float" office:value="51" calcext:value-type="float">
            <text:p>51</text:p>
          </table:table-cell>
          <table:table-cell table:formula="of:=[.C27]/[.B27]" office:value-type="float" office:value="1.93688048308078" calcext:value-type="float">
            <text:p>1.93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92.314" calcext:value-type="float">
            <text:p>1692.314</text:p>
          </table:table-cell>
          <table:table-cell table:style-name="Default" office:value-type="float" office:value="49" calcext:value-type="float">
            <text:p>49</text:p>
          </table:table-cell>
          <table:table-cell table:formula="of:=[.C28]/[.B28]" office:value-type="float" office:value="0.0289544375334601" calcext:value-type="float">
            <text:p>0.02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6.004" calcext:value-type="float">
            <text:p>26.004</text:p>
          </table:table-cell>
          <table:table-cell table:style-name="Default" office:value-type="float" office:value="164" calcext:value-type="float">
            <text:p>164</text:p>
          </table:table-cell>
          <table:table-cell table:formula="of:=[.C29]/[.B29]" office:value-type="float" office:value="6.30672204276265" calcext:value-type="float">
            <text:p>6.3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47" calcext:value-type="float">
            <text:p>3.47</text:p>
          </table:table-cell>
          <table:table-cell table:style-name="Default" office:value-type="float" office:value="164" calcext:value-type="float">
            <text:p>164</text:p>
          </table:table-cell>
          <table:table-cell table:formula="of:=[.C30]/[.B30]" office:value-type="float" office:value="47.2622478386167" calcext:value-type="float">
            <text:p>47.26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6" office:value-type="string" calcext:value-type="string">
            <text:p>ICPL</text:p>
          </table:table-cell>
          <table:table-cell table:style-name="ce16" table:formula="of:=AVERAGE([.B3];[.B9];[.B15];[.B21];[.B27])" office:value-type="float" office:value="26.6912" calcext:value-type="float">
            <text:p>26.6912</text:p>
          </table:table-cell>
          <table:table-cell table:style-name="ce16" table:formula="of:=AVERAGE([.C3];[.C9];[.C15];[.C21];[.C27])" office:value-type="float" office:value="51" calcext:value-type="float">
            <text:p>51.0000</text:p>
          </table:table-cell>
          <table:table-cell table:style-name="ce16" table:formula="of:=AVERAGE([.D3];[.D9];[.D15];[.D21];[.D27])" office:value-type="float" office:value="1.91352471793892" calcext:value-type="float">
            <text:p>1.9135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Chvatal</text:p>
          </table:table-cell>
          <table:table-cell table:style-name="ce16" table:formula="of:=AVERAGE([.B4];[.B10];[.B16];[.B22];[.B28])" office:value-type="float" office:value="1153.9836" calcext:value-type="float">
            <text:p>1153.9836</text:p>
          </table:table-cell>
          <table:table-cell table:style-name="ce16" table:formula="of:=AVERAGE([.C4];[.C10];[.C16];[.C22];[.C28])" office:value-type="float" office:value="49" calcext:value-type="float">
            <text:p>49.0000</text:p>
          </table:table-cell>
          <table:table-cell table:style-name="ce16" table:formula="of:=AVERAGE([.D4];[.D10];[.D16];[.D22];[.D28])" office:value-type="float" office:value="0.0442495760845975" calcext:value-type="float">
            <text:p>0.0442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IncLing</text:p>
          </table:table-cell>
          <table:table-cell table:style-name="ce16" table:formula="of:=AVERAGE([.B5];[.B11];[.B17];[.B23];[.B29])" office:value-type="float" office:value="26.0034" calcext:value-type="float">
            <text:p>26.0034</text:p>
          </table:table-cell>
          <table:table-cell table:style-name="ce16" table:formula="of:=AVERAGE([.C5];[.C11];[.C17];[.C23];[.C29])" office:value-type="float" office:value="164" calcext:value-type="float">
            <text:p>164.0000</text:p>
          </table:table-cell>
          <table:table-cell table:style-name="ce16" table:formula="of:=AVERAGE([.D5];[.D11];[.D17];[.D23];[.D29])" office:value-type="float" office:value="6.30686756571099" calcext:value-type="float">
            <text:p>6.3069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Random</text:p>
          </table:table-cell>
          <table:table-cell table:style-name="ce16" table:formula="of:=AVERAGE([.B6];[.B12];[.B12];[.B18];[.B30])" office:value-type="float" office:value="3.3436" calcext:value-type="float">
            <text:p>3.3436</text:p>
          </table:table-cell>
          <table:table-cell table:style-name="ce16" table:formula="of:=AVERAGE([.C6];[.C12];[.C12];[.C18];[.C30])" office:value-type="float" office:value="164" calcext:value-type="float">
            <text:p>164.0000</text:p>
          </table:table-cell>
          <table:table-cell table:style-name="ce16" table:formula="of:=AVERAGE([.D6];[.D12];[.D18];[.D24];[.D30])" office:value-type="float" office:value="49.4435483728008" calcext:value-type="float">
            <text:p>49.4435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Preservative (Modified InkLing)</text:p>
          </table:table-cell>
          <table:table-cell table:style-name="ce16" table:formula="of:=AVERAGE([.B7];[.B13];[.B19];[.B25];[.B31])" office:value-type="string" office:string-value="" calcext:value-type="error">
            <text:p>#DIV/0!</text:p>
          </table:table-cell>
          <table:table-cell table:style-name="ce16" table:formula="of:=AVERAGE([.C7];[.C13];[.C19];[.C25];[.C31])" office:value-type="string" office:string-value="" calcext:value-type="error">
            <text:p>#DIV/0!</text:p>
          </table:table-cell>
          <table:table-cell table:style-name="ce16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1.16551971240301" calcext:value-type="float">
            <text:p>1.1655</text:p>
          </table:table-cell>
          <table:table-cell table:formula="of:=STDEVA([.C3];[.C9];[.C15];[.C21];[.C27])" office:value-type="float" office:value="0" calcext:value-type="float">
            <text:p>0.0000</text:p>
          </table:table-cell>
          <table:table-cell table:formula="of:=STDEVA([.D3];[.D9];[.D15];[.D21];[.D27])" office:value-type="float" office:value="0.0796795482607615" calcext:value-type="float">
            <text:p>0.07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301.149498359702" calcext:value-type="float">
            <text:p>301.1495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856676763589733" calcext:value-type="float">
            <text:p>0.00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0.000547722557505835" calcext:value-type="float">
            <text:p>0.0005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000132843669066594" calcext:value-type="float">
            <text:p>0.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2];[.B18];[.B30])" office:value-type="float" office:value="0.198357757599747" calcext:value-type="float">
            <text:p>0.1984</text:p>
          </table:table-cell>
          <table:table-cell table:formula="of:=STDEVA([.C6];[.C12];[.C12];[.C18];[.C30])" office:value-type="float" office:value="0" calcext:value-type="float">
            <text:p>0.0000</text:p>
          </table:table-cell>
          <table:table-cell table:formula="of:=STDEVA([.D6];[.D12];[.D18];[.D24];[.D30])" office:value-type="float" office:value="2.97639343752282" calcext:value-type="float">
            <text:p>2.9764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6.331" calcext:value-type="float">
            <text:p>26.3310</text:p>
          </table:table-cell>
          <table:table-cell table:formula="of:=MEDIAN([.C3];[.C9];[.C15];[.C21];[.C27])" office:value-type="float" office:value="51" calcext:value-type="float">
            <text:p>51.0000</text:p>
          </table:table-cell>
          <table:table-cell table:formula="of:=MEDIAN([.D3];[.D9];[.D15];[.D21];[.D27])" office:value-type="float" office:value="1.93688048308078" calcext:value-type="float">
            <text:p>1.93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1021.645" calcext:value-type="float">
            <text:p>1021.6450</text:p>
          </table:table-cell>
          <table:table-cell table:formula="of:=MEDIAN([.C4];[.C10];[.C16];[.C22];[.C28])" office:value-type="float" office:value="49" calcext:value-type="float">
            <text:p>49.0000</text:p>
          </table:table-cell>
          <table:table-cell table:formula="of:=MEDIAN([.D4];[.D10];[.D16];[.D22];[.D28])" office:value-type="float" office:value="0.0479618654229209" calcext:value-type="float">
            <text:p>0.04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6.003" calcext:value-type="float">
            <text:p>26.0030</text:p>
          </table:table-cell>
          <table:table-cell table:formula="of:=MEDIAN([.C5];[.C11];[.C17];[.C23];[.C29])" office:value-type="float" office:value="164" calcext:value-type="float">
            <text:p>164.0000</text:p>
          </table:table-cell>
          <table:table-cell table:formula="of:=MEDIAN([.D5];[.D11];[.D17];[.D23];[.D29])" office:value-type="float" office:value="6.30696458100988" calcext:value-type="float">
            <text:p>6.30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2];[.B18];[.B30])" office:value-type="float" office:value="3.463" calcext:value-type="float">
            <text:p>3.4630</text:p>
          </table:table-cell>
          <table:table-cell table:formula="of:=MEDIAN([.C6];[.C12];[.C12];[.C18];[.C30])" office:value-type="float" office:value="164" calcext:value-type="float">
            <text:p>164.0000</text:p>
          </table:table-cell>
          <table:table-cell table:formula="of:=MEDIAN([.D6];[.D12];[.D18];[.D24];[.D30])" office:value-type="float" office:value="48.5925925925926" calcext:value-type="float">
            <text:p>48.5926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8.715" calcext:value-type="float">
            <text:p>28.7150</text:p>
          </table:table-cell>
          <table:table-cell table:formula="of:=MAX([.C3];[.C9];[.C15];[.C21];[.C27])" office:value-type="float" office:value="51" calcext:value-type="float">
            <text:p>51.0000</text:p>
          </table:table-cell>
          <table:table-cell table:formula="of:=MAX([.D3];[.D9];[.D15];[.D21];[.D27])" office:value-type="float" office:value="1.98420417850056" calcext:value-type="float">
            <text:p>1.9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1692.314" calcext:value-type="float">
            <text:p>1692.3140</text:p>
          </table:table-cell>
          <table:table-cell table:formula="of:=MAX([.C4];[.C10];[.C16];[.C22];[.C28])" office:value-type="float" office:value="49" calcext:value-type="float">
            <text:p>49.0000</text:p>
          </table:table-cell>
          <table:table-cell table:formula="of:=MAX([.D4];[.D10];[.D16];[.D22];[.D28])" office:value-type="float" office:value="0.0486564368990558" calcext:value-type="float">
            <text:p>0.04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6.004" calcext:value-type="float">
            <text:p>26.0040</text:p>
          </table:table-cell>
          <table:table-cell table:formula="of:=MAX([.C5];[.C11];[.C17];[.C23];[.C29])" office:value-type="float" office:value="164" calcext:value-type="float">
            <text:p>164.0000</text:p>
          </table:table-cell>
          <table:table-cell table:formula="of:=MAX([.D5];[.D11];[.D17];[.D23];[.D29])" office:value-type="float" office:value="6.30696458100988" calcext:value-type="float">
            <text:p>6.30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2];[.B18];[.B30])" office:value-type="float" office:value="3.47" calcext:value-type="float">
            <text:p>3.4700</text:p>
          </table:table-cell>
          <table:table-cell table:formula="of:=MAX([.C6];[.C12];[.C12];[.C18];[.C30])" office:value-type="float" office:value="164" calcext:value-type="float">
            <text:p>164.0000</text:p>
          </table:table-cell>
          <table:table-cell table:formula="of:=MAX([.D6];[.D12];[.D18];[.D24];[.D30])" office:value-type="float" office:value="54.5031571950814" calcext:value-type="float">
            <text:p>54.503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5.703" calcext:value-type="float">
            <text:p>25.7030</text:p>
          </table:table-cell>
          <table:table-cell table:formula="of:=MIN([.C3];[.C9];[.C15];[.C21];[.C27])" office:value-type="float" office:value="51" calcext:value-type="float">
            <text:p>51.0000</text:p>
          </table:table-cell>
          <table:table-cell table:formula="of:=MIN([.D3];[.D9];[.D15];[.D21];[.D27])" office:value-type="float" office:value="1.7760752220094" calcext:value-type="float">
            <text:p>1.77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1007.061" calcext:value-type="float">
            <text:p>1007.0610</text:p>
          </table:table-cell>
          <table:table-cell table:formula="of:=MIN([.C4];[.C10];[.C16];[.C22];[.C28])" office:value-type="float" office:value="49" calcext:value-type="float">
            <text:p>49.0000</text:p>
          </table:table-cell>
          <table:table-cell table:formula="of:=MIN([.D4];[.D10];[.D16];[.D22];[.D28])" office:value-type="float" office:value="0.0289544375334601" calcext:value-type="float">
            <text:p>0.02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6.003" calcext:value-type="float">
            <text:p>26.0030</text:p>
          </table:table-cell>
          <table:table-cell table:formula="of:=MIN([.C5];[.C11];[.C17];[.C23];[.C29])" office:value-type="float" office:value="164" calcext:value-type="float">
            <text:p>164.0000</text:p>
          </table:table-cell>
          <table:table-cell table:formula="of:=MIN([.D5];[.D11];[.D17];[.D23];[.D29])" office:value-type="float" office:value="6.30672204276265" calcext:value-type="float">
            <text:p>6.3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2];[.B18];[.B30])" office:value-type="float" office:value="3.009" calcext:value-type="float">
            <text:p>3.0090</text:p>
          </table:table-cell>
          <table:table-cell table:formula="of:=MIN([.C6];[.C12];[.C12];[.C18];[.C30])" office:value-type="float" office:value="164" calcext:value-type="float">
            <text:p>164.0000</text:p>
          </table:table-cell>
          <table:table-cell table:formula="of:=MIN([.D6];[.D12];[.D18];[.D24];[.D30])" office:value-type="float" office:value="47.2622478386167" calcext:value-type="float">
            <text:p>47.2622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25.703" calcext:value-type="float">
            <text:p>25.7030</text:p>
          </table:table-cell>
          <table:table-cell table:formula="of:=QUARTILE(([.C3]~[.C9]~[.C15]~[.C21]~[.C27]);0)" office:value-type="float" office:value="51" calcext:value-type="float">
            <text:p>51.0000</text:p>
          </table:table-cell>
          <table:table-cell table:formula="of:=QUARTILE(([.D3]~[.D9]~[.D15]~[.D21]~[.D27]);0)" office:value-type="float" office:value="1.7760752220094" calcext:value-type="float">
            <text:p>1.77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1007.061" calcext:value-type="float">
            <text:p>1007.0610</text:p>
          </table:table-cell>
          <table:table-cell table:formula="of:=QUARTILE(([.C4]~[.C10]~[.C16]~[.C22]~[.C28]);0)" office:value-type="float" office:value="49" calcext:value-type="float">
            <text:p>49.0000</text:p>
          </table:table-cell>
          <table:table-cell table:formula="of:=QUARTILE(([.D4]~[.D10]~[.D16]~[.D22]~[.D28]);0)" office:value-type="float" office:value="0.0289544375334601" calcext:value-type="float">
            <text:p>0.02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26.003" calcext:value-type="float">
            <text:p>26.0030</text:p>
          </table:table-cell>
          <table:table-cell table:formula="of:=QUARTILE(([.C5]~[.C11]~[.C17]~[.C23]~[.C29]);0)" office:value-type="float" office:value="164" calcext:value-type="float">
            <text:p>164.0000</text:p>
          </table:table-cell>
          <table:table-cell table:formula="of:=QUARTILE(([.D5]~[.D11]~[.D17]~[.D23]~[.D29]);0)" office:value-type="float" office:value="6.30672204276265" calcext:value-type="float">
            <text:p>6.3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2]~[.B18]~[.B30]);0)" office:value-type="float" office:value="3.009" calcext:value-type="float">
            <text:p>3.0090</text:p>
          </table:table-cell>
          <table:table-cell table:formula="of:=QUARTILE(([.C6]~[.C12]~[.C12]~[.C18]~[.C30]);0)" office:value-type="float" office:value="164" calcext:value-type="float">
            <text:p>164.0000</text:p>
          </table:table-cell>
          <table:table-cell table:formula="of:=QUARTILE(([.D6]~[.D12]~[.D18]~[.D24]~[.D30]);0)" office:value-type="float" office:value="47.2622478386167" calcext:value-type="float">
            <text:p>47.2622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28.715" calcext:value-type="float">
            <text:p>28.7150</text:p>
          </table:table-cell>
          <table:table-cell table:formula="of:=QUARTILE(([.C3]~[.C9]~[.C15]~[.C21]~[.C27]);4)" office:value-type="float" office:value="51" calcext:value-type="float">
            <text:p>51.0000</text:p>
          </table:table-cell>
          <table:table-cell table:formula="of:=QUARTILE(([.D3]~[.D9]~[.D15]~[.D21]~[.D27]);4)" office:value-type="float" office:value="1.98420417850056" calcext:value-type="float">
            <text:p>1.9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1692.314" calcext:value-type="float">
            <text:p>1692.3140</text:p>
          </table:table-cell>
          <table:table-cell table:formula="of:=QUARTILE(([.C4]~[.C10]~[.C16]~[.C22]~[.C28]);4)" office:value-type="float" office:value="49" calcext:value-type="float">
            <text:p>49.0000</text:p>
          </table:table-cell>
          <table:table-cell table:formula="of:=QUARTILE(([.D4]~[.D10]~[.D16]~[.D22]~[.D28]);4)" office:value-type="float" office:value="0.0486564368990558" calcext:value-type="float">
            <text:p>0.04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26.004" calcext:value-type="float">
            <text:p>26.0040</text:p>
          </table:table-cell>
          <table:table-cell table:formula="of:=QUARTILE(([.C5]~[.C11]~[.C17]~[.C23]~[.C29]);4)" office:value-type="float" office:value="164" calcext:value-type="float">
            <text:p>164.0000</text:p>
          </table:table-cell>
          <table:table-cell table:formula="of:=QUARTILE(([.D5]~[.D11]~[.D17]~[.D23]~[.D29]);4)" office:value-type="float" office:value="6.30696458100988" calcext:value-type="float">
            <text:p>6.30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2]~[.B18]~[.B30]);4)" office:value-type="float" office:value="3.47" calcext:value-type="float">
            <text:p>3.4700</text:p>
          </table:table-cell>
          <table:table-cell table:formula="of:=QUARTILE(([.C6]~[.C12]~[.C12]~[.C18]~[.C30]);4)" office:value-type="float" office:value="164" calcext:value-type="float">
            <text:p>164.0000</text:p>
          </table:table-cell>
          <table:table-cell table:formula="of:=QUARTILE(([.D6]~[.D12]~[.D18]~[.D24]~[.D30]);4)" office:value-type="float" office:value="54.5031571950814" calcext:value-type="float">
            <text:p>54.5032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ux_2017-11-26-14115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8" table:default-cell-style-name="ce15"/>
        <table:table-column table:style-name="co6" table:number-columns-repeated="1019" table:default-cell-style-name="ce15"/>
        <table:table-row table:style-name="ro1">
          <table:table-cell table:style-name="ce13" office:value-type="string" calcext:value-type="string">
            <text:p>Algorithm</text:p>
          </table:table-cell>
          <table:table-cell table:style-name="ce13" office:value-type="string" calcext:value-type="string">
            <text:p>Runtime in ms</text:p>
          </table:table-cell>
          <table:table-cell table:style-name="ce13" office:value-type="string" calcext:value-type="string">
            <text:p>Configurations</text:p>
          </table:table-cell>
          <table:table-cell table:style-name="ce13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4.556" calcext:value-type="float">
            <text:p>24.556</text:p>
          </table:table-cell>
          <table:table-cell table:style-name="Default" office:value-type="float" office:value="50" calcext:value-type="float">
            <text:p>50</text:p>
          </table:table-cell>
          <table:table-cell table:formula="of:=[.C3]/[.B3]" office:value-type="float" office:value="2.0361622414074" calcext:value-type="float">
            <text:p>2.03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00.32" calcext:value-type="float">
            <text:p>1700.32</text:p>
          </table:table-cell>
          <table:table-cell table:style-name="Default" office:value-type="float" office:value="51" calcext:value-type="float">
            <text:p>51</text:p>
          </table:table-cell>
          <table:table-cell table:formula="of:=[.C4]/[.B4]" office:value-type="float" office:value="0.0299943540039522" calcext:value-type="float">
            <text:p>0.0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Default" office:value-type="float" office:value="133" calcext:value-type="float">
            <text:p>133</text:p>
          </table:table-cell>
          <table:table-cell table:formula="of:=[.C5]/[.B5]" office:value-type="float" office:value="6.04463027768941" calcext:value-type="float">
            <text:p>6.04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009" calcext:value-type="float">
            <text:p>3.009</text:p>
          </table:table-cell>
          <table:table-cell table:style-name="Default" office:value-type="float" office:value="133" calcext:value-type="float">
            <text:p>133</text:p>
          </table:table-cell>
          <table:table-cell table:formula="of:=[.C6]/[.B6]" office:value-type="float" office:value="44.2007311399136" calcext:value-type="float">
            <text:p>44.20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8.319" calcext:value-type="float">
            <text:p>28.319</text:p>
          </table:table-cell>
          <table:table-cell table:style-name="Default" office:value-type="float" office:value="53" calcext:value-type="float">
            <text:p>53</text:p>
          </table:table-cell>
          <table:table-cell table:formula="of:=[.C9]/[.B9]" office:value-type="float" office:value="1.87153501182951" calcext:value-type="float">
            <text:p>1.87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84.732" calcext:value-type="float">
            <text:p>1684.732</text:p>
          </table:table-cell>
          <table:table-cell table:style-name="Default" office:value-type="float" office:value="51" calcext:value-type="float">
            <text:p>51</text:p>
          </table:table-cell>
          <table:table-cell table:formula="of:=[.C10]/[.B10]" office:value-type="float" office:value="0.0302718770700622" calcext:value-type="float">
            <text:p>0.030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2" calcext:value-type="float">
            <text:p>22.002</text:p>
          </table:table-cell>
          <table:table-cell table:style-name="Default" office:value-type="float" office:value="133" calcext:value-type="float">
            <text:p>133</text:p>
          </table:table-cell>
          <table:table-cell table:formula="of:=[.C11]/[.B11]" office:value-type="float" office:value="6.04490500863558" calcext:value-type="float">
            <text:p>6.044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2.902" calcext:value-type="float">
            <text:p>2.902</text:p>
          </table:table-cell>
          <table:table-cell table:style-name="Default" office:value-type="float" office:value="133" calcext:value-type="float">
            <text:p>133</text:p>
          </table:table-cell>
          <table:table-cell table:formula="of:=[.C12]/[.B12]" office:value-type="float" office:value="45.8304617505169" calcext:value-type="float">
            <text:p>45.830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7.57" calcext:value-type="float">
            <text:p>27.57</text:p>
          </table:table-cell>
          <table:table-cell table:style-name="Default" office:value-type="float" office:value="53" calcext:value-type="float">
            <text:p>53</text:p>
          </table:table-cell>
          <table:table-cell table:formula="of:=[.C15]/[.B15]" office:value-type="float" office:value="1.92237939789626" calcext:value-type="float">
            <text:p>1.922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60.913" calcext:value-type="float">
            <text:p>1660.913</text:p>
          </table:table-cell>
          <table:table-cell table:style-name="Default" office:value-type="float" office:value="51" calcext:value-type="float">
            <text:p>51</text:p>
          </table:table-cell>
          <table:table-cell table:formula="of:=[.C16]/[.B16]" office:value-type="float" office:value="0.0307060032644696" calcext:value-type="float">
            <text:p>0.030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2" calcext:value-type="float">
            <text:p>22.002</text:p>
          </table:table-cell>
          <table:table-cell table:style-name="Default" office:value-type="float" office:value="133" calcext:value-type="float">
            <text:p>133</text:p>
          </table:table-cell>
          <table:table-cell table:formula="of:=[.C17]/[.B17]" office:value-type="float" office:value="6.04490500863558" calcext:value-type="float">
            <text:p>6.044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369" calcext:value-type="float">
            <text:p>3.369</text:p>
          </table:table-cell>
          <table:table-cell table:style-name="Default" office:value-type="float" office:value="133" calcext:value-type="float">
            <text:p>133</text:p>
          </table:table-cell>
          <table:table-cell table:formula="of:=[.C18]/[.B18]" office:value-type="float" office:value="39.477589789255" calcext:value-type="float">
            <text:p>39.477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6.363" calcext:value-type="float">
            <text:p>26.363</text:p>
          </table:table-cell>
          <table:table-cell table:style-name="Default" office:value-type="float" office:value="53" calcext:value-type="float">
            <text:p>53</text:p>
          </table:table-cell>
          <table:table-cell table:formula="of:=[.C21]/[.B21]" office:value-type="float" office:value="2.01039335432235" calcext:value-type="float">
            <text:p>2.0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63.221" calcext:value-type="float">
            <text:p>1663.221</text:p>
          </table:table-cell>
          <table:table-cell table:style-name="Default" office:value-type="float" office:value="51" calcext:value-type="float">
            <text:p>51</text:p>
          </table:table-cell>
          <table:table-cell table:formula="of:=[.C22]/[.B22]" office:value-type="float" office:value="0.0306633934997213" calcext:value-type="float">
            <text:p>0.0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Default" office:value-type="float" office:value="133" calcext:value-type="float">
            <text:p>133</text:p>
          </table:table-cell>
          <table:table-cell table:formula="of:=[.C23]/[.B23]" office:value-type="float" office:value="6.04463027768941" calcext:value-type="float">
            <text:p>6.04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048" calcext:value-type="float">
            <text:p>3.048</text:p>
          </table:table-cell>
          <table:table-cell table:style-name="Default" office:value-type="float" office:value="133" calcext:value-type="float">
            <text:p>133</text:p>
          </table:table-cell>
          <table:table-cell table:formula="of:=[.C24]/[.B24]" office:value-type="float" office:value="43.6351706036745" calcext:value-type="float">
            <text:p>43.6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6.584" calcext:value-type="float">
            <text:p>26.584</text:p>
          </table:table-cell>
          <table:table-cell table:style-name="Default" office:value-type="float" office:value="53" calcext:value-type="float">
            <text:p>53</text:p>
          </table:table-cell>
          <table:table-cell table:formula="of:=[.C27]/[.B27]" office:value-type="float" office:value="1.99368040926873" calcext:value-type="float">
            <text:p>1.9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19.023" calcext:value-type="float">
            <text:p>1719.023</text:p>
          </table:table-cell>
          <table:table-cell table:style-name="Default" office:value-type="float" office:value="51" calcext:value-type="float">
            <text:p>51</text:p>
          </table:table-cell>
          <table:table-cell table:formula="of:=[.C28]/[.B28]" office:value-type="float" office:value="0.0296680149131222" calcext:value-type="float">
            <text:p>0.0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Default" office:value-type="float" office:value="133" calcext:value-type="float">
            <text:p>133</text:p>
          </table:table-cell>
          <table:table-cell table:formula="of:=[.C29]/[.B29]" office:value-type="float" office:value="6.04463027768941" calcext:value-type="float">
            <text:p>6.04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2.902" calcext:value-type="float">
            <text:p>2.902</text:p>
          </table:table-cell>
          <table:table-cell table:style-name="Default" office:value-type="float" office:value="133" calcext:value-type="float">
            <text:p>133</text:p>
          </table:table-cell>
          <table:table-cell table:formula="of:=[.C30]/[.B30]" office:value-type="float" office:value="45.8304617505169" calcext:value-type="float">
            <text:p>45.8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6" office:value-type="string" calcext:value-type="string">
            <text:p>ICPL</text:p>
          </table:table-cell>
          <table:table-cell table:style-name="ce16" table:formula="of:=AVERAGE([.B3];[.B9];[.B15];[.B21];[.B27])" office:value-type="float" office:value="26.6784" calcext:value-type="float">
            <text:p>26.6784</text:p>
          </table:table-cell>
          <table:table-cell table:style-name="ce16" table:formula="of:=AVERAGE([.C3];[.C9];[.C15];[.C21];[.C27])" office:value-type="float" office:value="52.4" calcext:value-type="float">
            <text:p>52.4000</text:p>
          </table:table-cell>
          <table:table-cell table:style-name="ce16" table:formula="of:=AVERAGE([.D3];[.D9];[.D15];[.D21];[.D27])" office:value-type="float" office:value="1.96683008294485" calcext:value-type="float">
            <text:p>1.9668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Chvatal</text:p>
          </table:table-cell>
          <table:table-cell table:style-name="ce16" table:formula="of:=AVERAGE([.B4];[.B10];[.B16];[.B22];[.B28])" office:value-type="float" office:value="1685.6418" calcext:value-type="float">
            <text:p>1685.6418</text:p>
          </table:table-cell>
          <table:table-cell table:style-name="ce16" table:formula="of:=AVERAGE([.C4];[.C10];[.C16];[.C22];[.C28])" office:value-type="float" office:value="51" calcext:value-type="float">
            <text:p>51.0000</text:p>
          </table:table-cell>
          <table:table-cell table:style-name="ce16" table:formula="of:=AVERAGE([.D4];[.D10];[.D16];[.D22];[.D28])" office:value-type="float" office:value="0.0302607285502655" calcext:value-type="float">
            <text:p>0.0303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IncLing</text:p>
          </table:table-cell>
          <table:table-cell table:style-name="ce16" table:formula="of:=AVERAGE([.B5];[.B11];[.B17];[.B23];[.B29])" office:value-type="float" office:value="22.0026" calcext:value-type="float">
            <text:p>22.0026</text:p>
          </table:table-cell>
          <table:table-cell table:style-name="ce16" table:formula="of:=AVERAGE([.C5];[.C11];[.C17];[.C23];[.C29])" office:value-type="float" office:value="133" calcext:value-type="float">
            <text:p>133.0000</text:p>
          </table:table-cell>
          <table:table-cell table:style-name="ce16" table:formula="of:=AVERAGE([.D5];[.D11];[.D17];[.D23];[.D29])" office:value-type="float" office:value="6.04474017006788" calcext:value-type="float">
            <text:p>6.0447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Random</text:p>
          </table:table-cell>
          <table:table-cell table:style-name="ce16" table:formula="of:=AVERAGE([.B6];[.B12];[.B18];[.B24];[.B30])" office:value-type="float" office:value="3.046" calcext:value-type="float">
            <text:p>3.0460</text:p>
          </table:table-cell>
          <table:table-cell table:style-name="ce16" table:formula="of:=AVERAGE([.C6];[.C12];[.C18];[.C24];[.C30])" office:value-type="float" office:value="133" calcext:value-type="float">
            <text:p>133.0000</text:p>
          </table:table-cell>
          <table:table-cell table:style-name="ce16" table:formula="of:=AVERAGE([.D6];[.D12];[.D18];[.D24];[.D30])" office:value-type="float" office:value="43.7948830067754" calcext:value-type="float">
            <text:p>43.7949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Preservative (Modified InkLing)</text:p>
          </table:table-cell>
          <table:table-cell table:style-name="ce16" table:formula="of:=AVERAGE([.B7];[.B13];[.B19];[.B25];[.B31])" office:value-type="string" office:string-value="" calcext:value-type="error">
            <text:p>#DIV/0!</text:p>
          </table:table-cell>
          <table:table-cell table:style-name="ce16" table:formula="of:=AVERAGE([.C7];[.C13];[.C19];[.C25];[.C31])" office:value-type="string" office:string-value="" calcext:value-type="error">
            <text:p>#DIV/0!</text:p>
          </table:table-cell>
          <table:table-cell table:style-name="ce16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1.42298007716201" calcext:value-type="float">
            <text:p>1.4230</text:p>
          </table:table-cell>
          <table:table-cell table:formula="of:=STDEVA([.C3];[.C9];[.C15];[.C21];[.C27])" office:value-type="float" office:value="1.34164078649987" calcext:value-type="float">
            <text:p>1.3416</text:p>
          </table:table-cell>
          <table:table-cell table:formula="of:=STDEVA([.D3];[.D9];[.D15];[.D21];[.D27])" office:value-type="float" office:value="0.0679754750149814" calcext:value-type="float">
            <text:p>0.06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24.7223968639774" calcext:value-type="float">
            <text:p>24.7224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0442379298990912" calcext:value-type="float">
            <text:p>0.0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0.000547722557505835" calcext:value-type="float">
            <text:p>0.0005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000150476336463219" calcext:value-type="float">
            <text:p>0.0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0.191816318388191" calcext:value-type="float">
            <text:p>0.1918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2.60367063627814" calcext:value-type="float">
            <text:p>2.6037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6.584" calcext:value-type="float">
            <text:p>26.5840</text:p>
          </table:table-cell>
          <table:table-cell table:formula="of:=MEDIAN([.C3];[.C9];[.C15];[.C21];[.C27])" office:value-type="float" office:value="53" calcext:value-type="float">
            <text:p>53.0000</text:p>
          </table:table-cell>
          <table:table-cell table:formula="of:=MEDIAN([.D3];[.D9];[.D15];[.D21];[.D27])" office:value-type="float" office:value="1.99368040926873" calcext:value-type="float">
            <text:p>1.9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1684.732" calcext:value-type="float">
            <text:p>1684.7320</text:p>
          </table:table-cell>
          <table:table-cell table:formula="of:=MEDIAN([.C4];[.C10];[.C16];[.C22];[.C28])" office:value-type="float" office:value="51" calcext:value-type="float">
            <text:p>51.0000</text:p>
          </table:table-cell>
          <table:table-cell table:formula="of:=MEDIAN([.D4];[.D10];[.D16];[.D22];[.D28])" office:value-type="float" office:value="0.0302718770700622" calcext:value-type="float">
            <text:p>0.03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2.003" calcext:value-type="float">
            <text:p>22.0030</text:p>
          </table:table-cell>
          <table:table-cell table:formula="of:=MEDIAN([.C5];[.C11];[.C17];[.C23];[.C29])" office:value-type="float" office:value="133" calcext:value-type="float">
            <text:p>133.0000</text:p>
          </table:table-cell>
          <table:table-cell table:formula="of:=MEDIAN([.D5];[.D11];[.D17];[.D23];[.D29])" office:value-type="float" office:value="6.04463027768941" calcext:value-type="float">
            <text:p>6.04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3.009" calcext:value-type="float">
            <text:p>3.0090</text:p>
          </table:table-cell>
          <table:table-cell table:formula="of:=MEDIAN([.C6];[.C12];[.C18];[.C24];[.C30])" office:value-type="float" office:value="133" calcext:value-type="float">
            <text:p>133.0000</text:p>
          </table:table-cell>
          <table:table-cell table:formula="of:=MEDIAN([.D6];[.D12];[.D18];[.D24];[.D30])" office:value-type="float" office:value="44.2007311399136" calcext:value-type="float">
            <text:p>44.2007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8.319" calcext:value-type="float">
            <text:p>28.3190</text:p>
          </table:table-cell>
          <table:table-cell table:formula="of:=MAX([.C3];[.C9];[.C15];[.C21];[.C27])" office:value-type="float" office:value="53" calcext:value-type="float">
            <text:p>53.0000</text:p>
          </table:table-cell>
          <table:table-cell table:formula="of:=MAX([.D3];[.D9];[.D15];[.D21];[.D27])" office:value-type="float" office:value="2.0361622414074" calcext:value-type="float">
            <text:p>2.03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1719.023" calcext:value-type="float">
            <text:p>1719.0230</text:p>
          </table:table-cell>
          <table:table-cell table:formula="of:=MAX([.C4];[.C10];[.C16];[.C22];[.C28])" office:value-type="float" office:value="51" calcext:value-type="float">
            <text:p>51.0000</text:p>
          </table:table-cell>
          <table:table-cell table:formula="of:=MAX([.D4];[.D10];[.D16];[.D22];[.D28])" office:value-type="float" office:value="0.0307060032644696" calcext:value-type="float">
            <text:p>0.0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2.003" calcext:value-type="float">
            <text:p>22.0030</text:p>
          </table:table-cell>
          <table:table-cell table:formula="of:=MAX([.C5];[.C11];[.C17];[.C23];[.C29])" office:value-type="float" office:value="133" calcext:value-type="float">
            <text:p>133.0000</text:p>
          </table:table-cell>
          <table:table-cell table:formula="of:=MAX([.D5];[.D11];[.D17];[.D23];[.D29])" office:value-type="float" office:value="6.04490500863558" calcext:value-type="float">
            <text:p>6.0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3.369" calcext:value-type="float">
            <text:p>3.3690</text:p>
          </table:table-cell>
          <table:table-cell table:formula="of:=MAX([.C6];[.C12];[.C18];[.C24];[.C30])" office:value-type="float" office:value="133" calcext:value-type="float">
            <text:p>133.0000</text:p>
          </table:table-cell>
          <table:table-cell table:formula="of:=MAX([.D6];[.D12];[.D18];[.D24];[.D30])" office:value-type="float" office:value="45.8304617505169" calcext:value-type="float">
            <text:p>45.8305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4.556" calcext:value-type="float">
            <text:p>24.5560</text:p>
          </table:table-cell>
          <table:table-cell table:formula="of:=MIN([.C3];[.C9];[.C15];[.C21];[.C27])" office:value-type="float" office:value="50" calcext:value-type="float">
            <text:p>50.0000</text:p>
          </table:table-cell>
          <table:table-cell table:formula="of:=MIN([.D3];[.D9];[.D15];[.D21];[.D27])" office:value-type="float" office:value="1.87153501182951" calcext:value-type="float">
            <text:p>1.87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1660.913" calcext:value-type="float">
            <text:p>1660.9130</text:p>
          </table:table-cell>
          <table:table-cell table:formula="of:=MIN([.C4];[.C10];[.C16];[.C22];[.C28])" office:value-type="float" office:value="51" calcext:value-type="float">
            <text:p>51.0000</text:p>
          </table:table-cell>
          <table:table-cell table:formula="of:=MIN([.D4];[.D10];[.D16];[.D22];[.D28])" office:value-type="float" office:value="0.0296680149131222" calcext:value-type="float">
            <text:p>0.0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2.002" calcext:value-type="float">
            <text:p>22.0020</text:p>
          </table:table-cell>
          <table:table-cell table:formula="of:=MIN([.C5];[.C11];[.C17];[.C23];[.C29])" office:value-type="float" office:value="133" calcext:value-type="float">
            <text:p>133.0000</text:p>
          </table:table-cell>
          <table:table-cell table:formula="of:=MIN([.D5];[.D11];[.D17];[.D23];[.D29])" office:value-type="float" office:value="6.04463027768941" calcext:value-type="float">
            <text:p>6.04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2.902" calcext:value-type="float">
            <text:p>2.9020</text:p>
          </table:table-cell>
          <table:table-cell table:formula="of:=MIN([.C6];[.C12];[.C18];[.C24];[.C30])" office:value-type="float" office:value="133" calcext:value-type="float">
            <text:p>133.0000</text:p>
          </table:table-cell>
          <table:table-cell table:formula="of:=MIN([.D6];[.D12];[.D18];[.D24];[.D30])" office:value-type="float" office:value="39.477589789255" calcext:value-type="float">
            <text:p>39.4776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24.556" calcext:value-type="float">
            <text:p>24.5560</text:p>
          </table:table-cell>
          <table:table-cell table:formula="of:=QUARTILE(([.C3]~[.C9]~[.C15]~[.C21]~[.C27]);0)" office:value-type="float" office:value="50" calcext:value-type="float">
            <text:p>50.0000</text:p>
          </table:table-cell>
          <table:table-cell table:formula="of:=QUARTILE(([.D3]~[.D9]~[.D15]~[.D21]~[.D27]);0)" office:value-type="float" office:value="1.87153501182951" calcext:value-type="float">
            <text:p>1.87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1660.913" calcext:value-type="float">
            <text:p>1660.9130</text:p>
          </table:table-cell>
          <table:table-cell table:formula="of:=QUARTILE(([.C4]~[.C10]~[.C16]~[.C22]~[.C28]);0)" office:value-type="float" office:value="51" calcext:value-type="float">
            <text:p>51.0000</text:p>
          </table:table-cell>
          <table:table-cell table:formula="of:=QUARTILE(([.D4]~[.D10]~[.D16]~[.D22]~[.D28]);0)" office:value-type="float" office:value="0.0296680149131222" calcext:value-type="float">
            <text:p>0.0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22.002" calcext:value-type="float">
            <text:p>22.0020</text:p>
          </table:table-cell>
          <table:table-cell table:formula="of:=QUARTILE(([.C5]~[.C11]~[.C17]~[.C23]~[.C29]);0)" office:value-type="float" office:value="133" calcext:value-type="float">
            <text:p>133.0000</text:p>
          </table:table-cell>
          <table:table-cell table:formula="of:=QUARTILE(([.D5]~[.D11]~[.D17]~[.D23]~[.D29]);0)" office:value-type="float" office:value="6.04463027768941" calcext:value-type="float">
            <text:p>6.04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2.902" calcext:value-type="float">
            <text:p>2.9020</text:p>
          </table:table-cell>
          <table:table-cell table:formula="of:=QUARTILE(([.C6]~[.C12]~[.C18]~[.C24]~[.C30]);0)" office:value-type="float" office:value="133" calcext:value-type="float">
            <text:p>133.0000</text:p>
          </table:table-cell>
          <table:table-cell table:formula="of:=QUARTILE(([.D6]~[.D12]~[.D18]~[.D24]~[.D30]);0)" office:value-type="float" office:value="39.477589789255" calcext:value-type="float">
            <text:p>39.4776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28.319" calcext:value-type="float">
            <text:p>28.3190</text:p>
          </table:table-cell>
          <table:table-cell table:formula="of:=QUARTILE(([.C3]~[.C9]~[.C15]~[.C21]~[.C27]);4)" office:value-type="float" office:value="53" calcext:value-type="float">
            <text:p>53.0000</text:p>
          </table:table-cell>
          <table:table-cell table:formula="of:=QUARTILE(([.D3]~[.D9]~[.D15]~[.D21]~[.D27]);4)" office:value-type="float" office:value="2.0361622414074" calcext:value-type="float">
            <text:p>2.03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1719.023" calcext:value-type="float">
            <text:p>1719.0230</text:p>
          </table:table-cell>
          <table:table-cell table:formula="of:=QUARTILE(([.C4]~[.C10]~[.C16]~[.C22]~[.C28]);4)" office:value-type="float" office:value="51" calcext:value-type="float">
            <text:p>51.0000</text:p>
          </table:table-cell>
          <table:table-cell table:formula="of:=QUARTILE(([.D4]~[.D10]~[.D16]~[.D22]~[.D28]);4)" office:value-type="float" office:value="0.0307060032644696" calcext:value-type="float">
            <text:p>0.0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22.003" calcext:value-type="float">
            <text:p>22.0030</text:p>
          </table:table-cell>
          <table:table-cell table:formula="of:=QUARTILE(([.C5]~[.C11]~[.C17]~[.C23]~[.C29]);4)" office:value-type="float" office:value="133" calcext:value-type="float">
            <text:p>133.0000</text:p>
          </table:table-cell>
          <table:table-cell table:formula="of:=QUARTILE(([.D5]~[.D11]~[.D17]~[.D23]~[.D29]);4)" office:value-type="float" office:value="6.04490500863558" calcext:value-type="float">
            <text:p>6.0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3.369" calcext:value-type="float">
            <text:p>3.3690</text:p>
          </table:table-cell>
          <table:table-cell table:formula="of:=QUARTILE(([.C6]~[.C12]~[.C18]~[.C24]~[.C30]);4)" office:value-type="float" office:value="133" calcext:value-type="float">
            <text:p>133.0000</text:p>
          </table:table-cell>
          <table:table-cell table:formula="of:=QUARTILE(([.D6]~[.D12]~[.D18]~[.D24]~[.D30]);4)" office:value-type="float" office:value="45.8304617505169" calcext:value-type="float">
            <text:p>45.8305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ux_2017-12-17-135726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8" table:default-cell-style-name="ce15"/>
        <table:table-column table:style-name="co6" table:number-columns-repeated="1019" table:default-cell-style-name="ce15"/>
        <table:table-row table:style-name="ro1">
          <table:table-cell table:style-name="ce13" office:value-type="string" calcext:value-type="string">
            <text:p>Algorithm</text:p>
          </table:table-cell>
          <table:table-cell table:style-name="ce13" office:value-type="string" calcext:value-type="string">
            <text:p>Runtime in ms</text:p>
          </table:table-cell>
          <table:table-cell table:style-name="ce13" office:value-type="string" calcext:value-type="string">
            <text:p>Configurations</text:p>
          </table:table-cell>
          <table:table-cell table:style-name="ce13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6.325" calcext:value-type="float">
            <text:p>26.325</text:p>
          </table:table-cell>
          <table:table-cell table:style-name="Default" office:value-type="float" office:value="52" calcext:value-type="float">
            <text:p>52</text:p>
          </table:table-cell>
          <table:table-cell table:formula="of:=[.C3]/[.B3]" office:value-type="float" office:value="1.97530864197531" calcext:value-type="float">
            <text:p>1.97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08.289" calcext:value-type="float">
            <text:p>1708.289</text:p>
          </table:table-cell>
          <table:table-cell table:style-name="Default" office:value-type="float" office:value="48" calcext:value-type="float">
            <text:p>48</text:p>
          </table:table-cell>
          <table:table-cell table:formula="of:=[.C4]/[.B4]" office:value-type="float" office:value="0.0280982901605056" calcext:value-type="float">
            <text:p>0.0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8.004" calcext:value-type="float">
            <text:p>28.004</text:p>
          </table:table-cell>
          <table:table-cell table:style-name="Default" office:value-type="float" office:value="188" calcext:value-type="float">
            <text:p>188</text:p>
          </table:table-cell>
          <table:table-cell table:formula="of:=[.C5]/[.B5]" office:value-type="float" office:value="6.71332666761891" calcext:value-type="float">
            <text:p>6.7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63" calcext:value-type="float">
            <text:p>3.63</text:p>
          </table:table-cell>
          <table:table-cell table:style-name="Default" office:value-type="float" office:value="188" calcext:value-type="float">
            <text:p>188</text:p>
          </table:table-cell>
          <table:table-cell table:formula="of:=[.C6]/[.B6]" office:value-type="float" office:value="51.7906336088154" calcext:value-type="float">
            <text:p>51.7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.659" calcext:value-type="float">
            <text:p>25.659</text:p>
          </table:table-cell>
          <table:table-cell table:style-name="Default" office:value-type="float" office:value="51" calcext:value-type="float">
            <text:p>51</text:p>
          </table:table-cell>
          <table:table-cell table:formula="of:=[.C9]/[.B9]" office:value-type="float" office:value="1.98760668771191" calcext:value-type="float">
            <text:p>1.98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02.272" calcext:value-type="float">
            <text:p>1702.272</text:p>
          </table:table-cell>
          <table:table-cell table:style-name="Default" office:value-type="float" office:value="48" calcext:value-type="float">
            <text:p>48</text:p>
          </table:table-cell>
          <table:table-cell table:formula="of:=[.C10]/[.B10]" office:value-type="float" office:value="0.0281976088427701" calcext:value-type="float">
            <text:p>0.0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8.004" calcext:value-type="float">
            <text:p>28.004</text:p>
          </table:table-cell>
          <table:table-cell table:style-name="Default" office:value-type="float" office:value="188" calcext:value-type="float">
            <text:p>188</text:p>
          </table:table-cell>
          <table:table-cell table:formula="of:=[.C11]/[.B11]" office:value-type="float" office:value="6.71332666761891" calcext:value-type="float">
            <text:p>6.7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481" calcext:value-type="float">
            <text:p>3.481</text:p>
          </table:table-cell>
          <table:table-cell table:style-name="Default" office:value-type="float" office:value="188" calcext:value-type="float">
            <text:p>188</text:p>
          </table:table-cell>
          <table:table-cell table:formula="of:=[.C12]/[.B12]" office:value-type="float" office:value="54.0074691180695" calcext:value-type="float">
            <text:p>54.007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6.256" calcext:value-type="float">
            <text:p>26.256</text:p>
          </table:table-cell>
          <table:table-cell table:style-name="Default" office:value-type="float" office:value="51" calcext:value-type="float">
            <text:p>51</text:p>
          </table:table-cell>
          <table:table-cell table:formula="of:=[.C15]/[.B15]" office:value-type="float" office:value="1.94241316270567" calcext:value-type="float">
            <text:p>1.942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90.914" calcext:value-type="float">
            <text:p>1690.914</text:p>
          </table:table-cell>
          <table:table-cell table:style-name="Default" office:value-type="float" office:value="48" calcext:value-type="float">
            <text:p>48</text:p>
          </table:table-cell>
          <table:table-cell table:formula="of:=[.C16]/[.B16]" office:value-type="float" office:value="0.0283870143602809" calcext:value-type="float">
            <text:p>0.028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8.003" calcext:value-type="float">
            <text:p>28.003</text:p>
          </table:table-cell>
          <table:table-cell table:style-name="Default" office:value-type="float" office:value="188" calcext:value-type="float">
            <text:p>188</text:p>
          </table:table-cell>
          <table:table-cell table:formula="of:=[.C17]/[.B17]" office:value-type="float" office:value="6.71356640359961" calcext:value-type="float">
            <text:p>6.713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341" calcext:value-type="float">
            <text:p>3.341</text:p>
          </table:table-cell>
          <table:table-cell table:style-name="Default" office:value-type="float" office:value="188" calcext:value-type="float">
            <text:p>188</text:p>
          </table:table-cell>
          <table:table-cell table:formula="of:=[.C18]/[.B18]" office:value-type="float" office:value="56.2705776713559" calcext:value-type="float">
            <text:p>56.270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.59" calcext:value-type="float">
            <text:p>25.59</text:p>
          </table:table-cell>
          <table:table-cell table:style-name="Default" office:value-type="float" office:value="51" calcext:value-type="float">
            <text:p>51</text:p>
          </table:table-cell>
          <table:table-cell table:formula="of:=[.C21]/[.B21]" office:value-type="float" office:value="1.99296600234467" calcext:value-type="float">
            <text:p>1.99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84.988" calcext:value-type="float">
            <text:p>1684.988</text:p>
          </table:table-cell>
          <table:table-cell table:style-name="Default" office:value-type="float" office:value="48" calcext:value-type="float">
            <text:p>48</text:p>
          </table:table-cell>
          <table:table-cell table:formula="of:=[.C22]/[.B22]" office:value-type="float" office:value="0.0284868497579805" calcext:value-type="float">
            <text:p>0.0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8.003" calcext:value-type="float">
            <text:p>28.003</text:p>
          </table:table-cell>
          <table:table-cell table:style-name="Default" office:value-type="float" office:value="188" calcext:value-type="float">
            <text:p>188</text:p>
          </table:table-cell>
          <table:table-cell table:formula="of:=[.C23]/[.B23]" office:value-type="float" office:value="6.71356640359961" calcext:value-type="float">
            <text:p>6.7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513" calcext:value-type="float">
            <text:p>3.513</text:p>
          </table:table-cell>
          <table:table-cell table:style-name="Default" office:value-type="float" office:value="188" calcext:value-type="float">
            <text:p>188</text:p>
          </table:table-cell>
          <table:table-cell table:formula="of:=[.C24]/[.B24]" office:value-type="float" office:value="53.5155138058639" calcext:value-type="float">
            <text:p>53.5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6.278" calcext:value-type="float">
            <text:p>26.278</text:p>
          </table:table-cell>
          <table:table-cell table:style-name="Default" office:value-type="float" office:value="52" calcext:value-type="float">
            <text:p>52</text:p>
          </table:table-cell>
          <table:table-cell table:formula="of:=[.C27]/[.B27]" office:value-type="float" office:value="1.97884161656138" calcext:value-type="float">
            <text:p>1.9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12.032" calcext:value-type="float">
            <text:p>1712.032</text:p>
          </table:table-cell>
          <table:table-cell table:style-name="Default" office:value-type="float" office:value="48" calcext:value-type="float">
            <text:p>48</text:p>
          </table:table-cell>
          <table:table-cell table:formula="of:=[.C28]/[.B28]" office:value-type="float" office:value="0.0280368591241285" calcext:value-type="float">
            <text:p>0.0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8.003" calcext:value-type="float">
            <text:p>28.003</text:p>
          </table:table-cell>
          <table:table-cell table:style-name="Default" office:value-type="float" office:value="188" calcext:value-type="float">
            <text:p>188</text:p>
          </table:table-cell>
          <table:table-cell table:formula="of:=[.C29]/[.B29]" office:value-type="float" office:value="6.71356640359961" calcext:value-type="float">
            <text:p>6.7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508" calcext:value-type="float">
            <text:p>3.508</text:p>
          </table:table-cell>
          <table:table-cell table:style-name="Default" office:value-type="float" office:value="188" calcext:value-type="float">
            <text:p>188</text:p>
          </table:table-cell>
          <table:table-cell table:formula="of:=[.C30]/[.B30]" office:value-type="float" office:value="53.5917901938427" calcext:value-type="float">
            <text:p>53.5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6" office:value-type="string" calcext:value-type="string">
            <text:p>ICPL</text:p>
          </table:table-cell>
          <table:table-cell table:style-name="ce16" table:formula="of:=AVERAGE([.B3];[.B9];[.B15];[.B21];[.B27])" office:value-type="float" office:value="26.0216" calcext:value-type="float">
            <text:p>26.0216</text:p>
          </table:table-cell>
          <table:table-cell table:style-name="ce16" table:formula="of:=AVERAGE([.C3];[.C9];[.C15];[.C21];[.C27])" office:value-type="float" office:value="51.4" calcext:value-type="float">
            <text:p>51.4000</text:p>
          </table:table-cell>
          <table:table-cell table:style-name="ce16" table:formula="of:=AVERAGE([.D3];[.D9];[.D15];[.D21];[.D27])" office:value-type="float" office:value="1.97542722225979" calcext:value-type="float">
            <text:p>1.9754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Chvatal</text:p>
          </table:table-cell>
          <table:table-cell table:style-name="ce16" table:formula="of:=AVERAGE([.B4];[.B10];[.B16];[.B22];[.B28])" office:value-type="float" office:value="1699.699" calcext:value-type="float">
            <text:p>1699.6990</text:p>
          </table:table-cell>
          <table:table-cell table:style-name="ce16" table:formula="of:=AVERAGE([.C4];[.C10];[.C16];[.C22];[.C28])" office:value-type="float" office:value="48" calcext:value-type="float">
            <text:p>48.0000</text:p>
          </table:table-cell>
          <table:table-cell table:style-name="ce16" table:formula="of:=AVERAGE([.D4];[.D10];[.D16];[.D22];[.D28])" office:value-type="float" office:value="0.0282413244491331" calcext:value-type="float">
            <text:p>0.0282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IncLing</text:p>
          </table:table-cell>
          <table:table-cell table:style-name="ce16" table:formula="of:=AVERAGE([.B5];[.B11];[.B17];[.B23];[.B29])" office:value-type="float" office:value="28.0034" calcext:value-type="float">
            <text:p>28.0034</text:p>
          </table:table-cell>
          <table:table-cell table:style-name="ce16" table:formula="of:=AVERAGE([.C5];[.C11];[.C17];[.C23];[.C29])" office:value-type="float" office:value="188" calcext:value-type="float">
            <text:p>188.0000</text:p>
          </table:table-cell>
          <table:table-cell table:style-name="ce16" table:formula="of:=AVERAGE([.D5];[.D11];[.D17];[.D23];[.D29])" office:value-type="float" office:value="6.71347050920733" calcext:value-type="float">
            <text:p>6.7135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Random</text:p>
          </table:table-cell>
          <table:table-cell table:style-name="ce16" table:formula="of:=AVERAGE([.B6];[.B12];[.B18];[.B24];[.B30])" office:value-type="float" office:value="3.4946" calcext:value-type="float">
            <text:p>3.4946</text:p>
          </table:table-cell>
          <table:table-cell table:style-name="ce16" table:formula="of:=AVERAGE([.C6];[.C12];[.C18];[.C24];[.C30])" office:value-type="float" office:value="188" calcext:value-type="float">
            <text:p>188.0000</text:p>
          </table:table-cell>
          <table:table-cell table:style-name="ce16" table:formula="of:=AVERAGE([.D6];[.D12];[.D18];[.D24];[.D30])" office:value-type="float" office:value="53.8351968795895" calcext:value-type="float">
            <text:p>53.8352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Preservative (Modified InkLing)</text:p>
          </table:table-cell>
          <table:table-cell table:style-name="ce16" table:formula="of:=AVERAGE([.B7];[.B13];[.B19];[.B25];[.B31])" office:value-type="string" office:string-value="" calcext:value-type="error">
            <text:p>#DIV/0!</text:p>
          </table:table-cell>
          <table:table-cell table:style-name="ce16" table:formula="of:=AVERAGE([.C7];[.C13];[.C19];[.C25];[.C31])" office:value-type="string" office:string-value="" calcext:value-type="error">
            <text:p>#DIV/0!</text:p>
          </table:table-cell>
          <table:table-cell table:style-name="ce16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0.364174820656234" calcext:value-type="float">
            <text:p>0.3642</text:p>
          </table:table-cell>
          <table:table-cell table:formula="of:=STDEVA([.C3];[.C9];[.C15];[.C21];[.C27])" office:value-type="float" office:value="0.547722557505166" calcext:value-type="float">
            <text:p>0.5477</text:p>
          </table:table-cell>
          <table:table-cell table:formula="of:=STDEVA([.D3];[.D9];[.D15];[.D21];[.D27])" office:value-type="float" office:value="0.0197328942602124" calcext:value-type="float">
            <text:p>0.0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11.4684465382195" calcext:value-type="float">
            <text:p>11.4684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0190842971174553" calcext:value-type="float">
            <text:p>0.0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0.000547722557505835" calcext:value-type="float">
            <text:p>0.0005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000131308804476494" calcext:value-type="float">
            <text:p>0.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0.103234199759576" calcext:value-type="float">
            <text:p>0.1032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1.60487074055411" calcext:value-type="float">
            <text:p>1.6049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6.256" calcext:value-type="float">
            <text:p>26.2560</text:p>
          </table:table-cell>
          <table:table-cell table:formula="of:=MEDIAN([.C3];[.C9];[.C15];[.C21];[.C27])" office:value-type="float" office:value="51" calcext:value-type="float">
            <text:p>51.0000</text:p>
          </table:table-cell>
          <table:table-cell table:formula="of:=MEDIAN([.D3];[.D9];[.D15];[.D21];[.D27])" office:value-type="float" office:value="1.97884161656138" calcext:value-type="float">
            <text:p>1.9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1702.272" calcext:value-type="float">
            <text:p>1702.2720</text:p>
          </table:table-cell>
          <table:table-cell table:formula="of:=MEDIAN([.C4];[.C10];[.C16];[.C22];[.C28])" office:value-type="float" office:value="48" calcext:value-type="float">
            <text:p>48.0000</text:p>
          </table:table-cell>
          <table:table-cell table:formula="of:=MEDIAN([.D4];[.D10];[.D16];[.D22];[.D28])" office:value-type="float" office:value="0.0281976088427701" calcext:value-type="float">
            <text:p>0.0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8.003" calcext:value-type="float">
            <text:p>28.0030</text:p>
          </table:table-cell>
          <table:table-cell table:formula="of:=MEDIAN([.C5];[.C11];[.C17];[.C23];[.C29])" office:value-type="float" office:value="188" calcext:value-type="float">
            <text:p>188.0000</text:p>
          </table:table-cell>
          <table:table-cell table:formula="of:=MEDIAN([.D5];[.D11];[.D17];[.D23];[.D29])" office:value-type="float" office:value="6.71356640359961" calcext:value-type="float">
            <text:p>6.7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3.508" calcext:value-type="float">
            <text:p>3.5080</text:p>
          </table:table-cell>
          <table:table-cell table:formula="of:=MEDIAN([.C6];[.C12];[.C18];[.C24];[.C30])" office:value-type="float" office:value="188" calcext:value-type="float">
            <text:p>188.0000</text:p>
          </table:table-cell>
          <table:table-cell table:formula="of:=MEDIAN([.D6];[.D12];[.D18];[.D24];[.D30])" office:value-type="float" office:value="53.5917901938427" calcext:value-type="float">
            <text:p>53.5918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6.325" calcext:value-type="float">
            <text:p>26.3250</text:p>
          </table:table-cell>
          <table:table-cell table:formula="of:=MAX([.C3];[.C9];[.C15];[.C21];[.C27])" office:value-type="float" office:value="52" calcext:value-type="float">
            <text:p>52.0000</text:p>
          </table:table-cell>
          <table:table-cell table:formula="of:=MAX([.D3];[.D9];[.D15];[.D21];[.D27])" office:value-type="float" office:value="1.99296600234467" calcext:value-type="float">
            <text:p>1.99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1712.032" calcext:value-type="float">
            <text:p>1712.0320</text:p>
          </table:table-cell>
          <table:table-cell table:formula="of:=MAX([.C4];[.C10];[.C16];[.C22];[.C28])" office:value-type="float" office:value="48" calcext:value-type="float">
            <text:p>48.0000</text:p>
          </table:table-cell>
          <table:table-cell table:formula="of:=MAX([.D4];[.D10];[.D16];[.D22];[.D28])" office:value-type="float" office:value="0.0284868497579805" calcext:value-type="float">
            <text:p>0.0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8.004" calcext:value-type="float">
            <text:p>28.0040</text:p>
          </table:table-cell>
          <table:table-cell table:formula="of:=MAX([.C5];[.C11];[.C17];[.C23];[.C29])" office:value-type="float" office:value="188" calcext:value-type="float">
            <text:p>188.0000</text:p>
          </table:table-cell>
          <table:table-cell table:formula="of:=MAX([.D5];[.D11];[.D17];[.D23];[.D29])" office:value-type="float" office:value="6.71356640359961" calcext:value-type="float">
            <text:p>6.7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3.63" calcext:value-type="float">
            <text:p>3.6300</text:p>
          </table:table-cell>
          <table:table-cell table:formula="of:=MAX([.C6];[.C12];[.C18];[.C24];[.C30])" office:value-type="float" office:value="188" calcext:value-type="float">
            <text:p>188.0000</text:p>
          </table:table-cell>
          <table:table-cell table:formula="of:=MAX([.D6];[.D12];[.D18];[.D24];[.D30])" office:value-type="float" office:value="56.2705776713559" calcext:value-type="float">
            <text:p>56.2706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5.59" calcext:value-type="float">
            <text:p>25.5900</text:p>
          </table:table-cell>
          <table:table-cell table:formula="of:=MIN([.C3];[.C9];[.C15];[.C21];[.C27])" office:value-type="float" office:value="51" calcext:value-type="float">
            <text:p>51.0000</text:p>
          </table:table-cell>
          <table:table-cell table:formula="of:=MIN([.D3];[.D9];[.D15];[.D21];[.D27])" office:value-type="float" office:value="1.94241316270567" calcext:value-type="float">
            <text:p>1.94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1684.988" calcext:value-type="float">
            <text:p>1684.9880</text:p>
          </table:table-cell>
          <table:table-cell table:formula="of:=MIN([.C4];[.C10];[.C16];[.C22];[.C28])" office:value-type="float" office:value="48" calcext:value-type="float">
            <text:p>48.0000</text:p>
          </table:table-cell>
          <table:table-cell table:formula="of:=MIN([.D4];[.D10];[.D16];[.D22];[.D28])" office:value-type="float" office:value="0.0280368591241285" calcext:value-type="float">
            <text:p>0.0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8.003" calcext:value-type="float">
            <text:p>28.0030</text:p>
          </table:table-cell>
          <table:table-cell table:formula="of:=MIN([.C5];[.C11];[.C17];[.C23];[.C29])" office:value-type="float" office:value="188" calcext:value-type="float">
            <text:p>188.0000</text:p>
          </table:table-cell>
          <table:table-cell table:formula="of:=MIN([.D5];[.D11];[.D17];[.D23];[.D29])" office:value-type="float" office:value="6.71332666761891" calcext:value-type="float">
            <text:p>6.7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3.341" calcext:value-type="float">
            <text:p>3.3410</text:p>
          </table:table-cell>
          <table:table-cell table:formula="of:=MIN([.C6];[.C12];[.C18];[.C24];[.C30])" office:value-type="float" office:value="188" calcext:value-type="float">
            <text:p>188.0000</text:p>
          </table:table-cell>
          <table:table-cell table:formula="of:=MIN([.D6];[.D12];[.D18];[.D24];[.D30])" office:value-type="float" office:value="51.7906336088154" calcext:value-type="float">
            <text:p>51.7906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25.59" calcext:value-type="float">
            <text:p>25.5900</text:p>
          </table:table-cell>
          <table:table-cell table:formula="of:=QUARTILE(([.C3]~[.C9]~[.C15]~[.C21]~[.C27]);0)" office:value-type="float" office:value="51" calcext:value-type="float">
            <text:p>51.0000</text:p>
          </table:table-cell>
          <table:table-cell table:formula="of:=QUARTILE(([.D3]~[.D9]~[.D15]~[.D21]~[.D27]);0)" office:value-type="float" office:value="1.94241316270567" calcext:value-type="float">
            <text:p>1.94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1684.988" calcext:value-type="float">
            <text:p>1684.9880</text:p>
          </table:table-cell>
          <table:table-cell table:formula="of:=QUARTILE(([.C4]~[.C10]~[.C16]~[.C22]~[.C28]);0)" office:value-type="float" office:value="48" calcext:value-type="float">
            <text:p>48.0000</text:p>
          </table:table-cell>
          <table:table-cell table:formula="of:=QUARTILE(([.D4]~[.D10]~[.D16]~[.D22]~[.D28]);0)" office:value-type="float" office:value="0.0280368591241285" calcext:value-type="float">
            <text:p>0.0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28.003" calcext:value-type="float">
            <text:p>28.0030</text:p>
          </table:table-cell>
          <table:table-cell table:formula="of:=QUARTILE(([.C5]~[.C11]~[.C17]~[.C23]~[.C29]);0)" office:value-type="float" office:value="188" calcext:value-type="float">
            <text:p>188.0000</text:p>
          </table:table-cell>
          <table:table-cell table:formula="of:=QUARTILE(([.D5]~[.D11]~[.D17]~[.D23]~[.D29]);0)" office:value-type="float" office:value="6.71332666761891" calcext:value-type="float">
            <text:p>6.7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3.341" calcext:value-type="float">
            <text:p>3.3410</text:p>
          </table:table-cell>
          <table:table-cell table:formula="of:=QUARTILE(([.C6]~[.C12]~[.C18]~[.C24]~[.C30]);0)" office:value-type="float" office:value="188" calcext:value-type="float">
            <text:p>188.0000</text:p>
          </table:table-cell>
          <table:table-cell table:formula="of:=QUARTILE(([.D6]~[.D12]~[.D18]~[.D24]~[.D30]);0)" office:value-type="float" office:value="51.7906336088154" calcext:value-type="float">
            <text:p>51.7906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26.325" calcext:value-type="float">
            <text:p>26.3250</text:p>
          </table:table-cell>
          <table:table-cell table:formula="of:=QUARTILE(([.C3]~[.C9]~[.C15]~[.C21]~[.C27]);4)" office:value-type="float" office:value="52" calcext:value-type="float">
            <text:p>52.0000</text:p>
          </table:table-cell>
          <table:table-cell table:formula="of:=QUARTILE(([.D3]~[.D9]~[.D15]~[.D21]~[.D27]);4)" office:value-type="float" office:value="1.99296600234467" calcext:value-type="float">
            <text:p>1.99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1712.032" calcext:value-type="float">
            <text:p>1712.0320</text:p>
          </table:table-cell>
          <table:table-cell table:formula="of:=QUARTILE(([.C4]~[.C10]~[.C16]~[.C22]~[.C28]);4)" office:value-type="float" office:value="48" calcext:value-type="float">
            <text:p>48.0000</text:p>
          </table:table-cell>
          <table:table-cell table:formula="of:=QUARTILE(([.D4]~[.D10]~[.D16]~[.D22]~[.D28]);4)" office:value-type="float" office:value="0.0284868497579805" calcext:value-type="float">
            <text:p>0.0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28.004" calcext:value-type="float">
            <text:p>28.0040</text:p>
          </table:table-cell>
          <table:table-cell table:formula="of:=QUARTILE(([.C5]~[.C11]~[.C17]~[.C23]~[.C29]);4)" office:value-type="float" office:value="188" calcext:value-type="float">
            <text:p>188.0000</text:p>
          </table:table-cell>
          <table:table-cell table:formula="of:=QUARTILE(([.D5]~[.D11]~[.D17]~[.D23]~[.D29]);4)" office:value-type="float" office:value="6.71356640359961" calcext:value-type="float">
            <text:p>6.7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3.63" calcext:value-type="float">
            <text:p>3.6300</text:p>
          </table:table-cell>
          <table:table-cell table:formula="of:=QUARTILE(([.C6]~[.C12]~[.C18]~[.C24]~[.C30]);4)" office:value-type="float" office:value="188" calcext:value-type="float">
            <text:p>188.0000</text:p>
          </table:table-cell>
          <table:table-cell table:formula="of:=QUARTILE(([.D6]~[.D12]~[.D18]~[.D24]~[.D30]);4)" office:value-type="float" office:value="56.2705776713559" calcext:value-type="float">
            <text:p>56.2706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ux_2017-12-22-201300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8" table:default-cell-style-name="ce15"/>
        <table:table-column table:style-name="co6" table:number-columns-repeated="1019" table:default-cell-style-name="ce15"/>
        <table:table-row table:style-name="ro1">
          <table:table-cell table:style-name="ce13" office:value-type="string" calcext:value-type="string">
            <text:p>Algorithm</text:p>
          </table:table-cell>
          <table:table-cell table:style-name="ce13" office:value-type="string" calcext:value-type="string">
            <text:p>Runtime in ms</text:p>
          </table:table-cell>
          <table:table-cell table:style-name="ce13" office:value-type="string" calcext:value-type="string">
            <text:p>Configurations</text:p>
          </table:table-cell>
          <table:table-cell table:style-name="ce13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8.379" calcext:value-type="float">
            <text:p>28.379</text:p>
          </table:table-cell>
          <table:table-cell table:style-name="Default" office:value-type="float" office:value="54" calcext:value-type="float">
            <text:p>54</text:p>
          </table:table-cell>
          <table:table-cell table:formula="of:=[.C3]/[.B3]" office:value-type="float" office:value="1.9028154621375" calcext:value-type="float">
            <text:p>1.9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65.026" calcext:value-type="float">
            <text:p>1765.026</text:p>
          </table:table-cell>
          <table:table-cell table:style-name="Default" office:value-type="float" office:value="52" calcext:value-type="float">
            <text:p>52</text:p>
          </table:table-cell>
          <table:table-cell table:formula="of:=[.C4]/[.B4]" office:value-type="float" office:value="0.0294613223827864" calcext:value-type="float">
            <text:p>0.0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Default" office:value-type="float" office:value="148" calcext:value-type="float">
            <text:p>148</text:p>
          </table:table-cell>
          <table:table-cell table:formula="of:=[.C5]/[.B5]" office:value-type="float" office:value="6.72635549697768" calcext:value-type="float">
            <text:p>6.72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005" calcext:value-type="float">
            <text:p>3.005</text:p>
          </table:table-cell>
          <table:table-cell table:style-name="Default" office:value-type="float" office:value="148" calcext:value-type="float">
            <text:p>148</text:p>
          </table:table-cell>
          <table:table-cell table:formula="of:=[.C6]/[.B6]" office:value-type="float" office:value="49.2512479201331" calcext:value-type="float">
            <text:p>49.2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8.691" calcext:value-type="float">
            <text:p>28.691</text:p>
          </table:table-cell>
          <table:table-cell table:style-name="Default" office:value-type="float" office:value="55" calcext:value-type="float">
            <text:p>55</text:p>
          </table:table-cell>
          <table:table-cell table:formula="of:=[.C9]/[.B9]" office:value-type="float" office:value="1.91697744937437" calcext:value-type="float">
            <text:p>1.917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33.905" calcext:value-type="float">
            <text:p>1733.905</text:p>
          </table:table-cell>
          <table:table-cell table:style-name="Default" office:value-type="float" office:value="52" calcext:value-type="float">
            <text:p>52</text:p>
          </table:table-cell>
          <table:table-cell table:formula="of:=[.C10]/[.B10]" office:value-type="float" office:value="0.0299901090313483" calcext:value-type="float">
            <text:p>0.03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Default" office:value-type="float" office:value="148" calcext:value-type="float">
            <text:p>148</text:p>
          </table:table-cell>
          <table:table-cell table:formula="of:=[.C11]/[.B11]" office:value-type="float" office:value="6.72635549697768" calcext:value-type="float">
            <text:p>6.726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306" calcext:value-type="float">
            <text:p>3.306</text:p>
          </table:table-cell>
          <table:table-cell table:style-name="Default" office:value-type="float" office:value="148" calcext:value-type="float">
            <text:p>148</text:p>
          </table:table-cell>
          <table:table-cell table:formula="of:=[.C12]/[.B12]" office:value-type="float" office:value="44.767090139141" calcext:value-type="float">
            <text:p>44.767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8.306" calcext:value-type="float">
            <text:p>28.306</text:p>
          </table:table-cell>
          <table:table-cell table:style-name="Default" office:value-type="float" office:value="56" calcext:value-type="float">
            <text:p>56</text:p>
          </table:table-cell>
          <table:table-cell table:formula="of:=[.C15]/[.B15]" office:value-type="float" office:value="1.97837914223133" calcext:value-type="float">
            <text:p>1.978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42.846" calcext:value-type="float">
            <text:p>1742.846</text:p>
          </table:table-cell>
          <table:table-cell table:style-name="Default" office:value-type="float" office:value="52" calcext:value-type="float">
            <text:p>52</text:p>
          </table:table-cell>
          <table:table-cell table:formula="of:=[.C16]/[.B16]" office:value-type="float" office:value="0.0298362563301634" calcext:value-type="float">
            <text:p>0.029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2" calcext:value-type="float">
            <text:p>22.002</text:p>
          </table:table-cell>
          <table:table-cell table:style-name="Default" office:value-type="float" office:value="148" calcext:value-type="float">
            <text:p>148</text:p>
          </table:table-cell>
          <table:table-cell table:formula="of:=[.C17]/[.B17]" office:value-type="float" office:value="6.72666121261704" calcext:value-type="float">
            <text:p>6.726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2.855" calcext:value-type="float">
            <text:p>2.855</text:p>
          </table:table-cell>
          <table:table-cell table:style-name="Default" office:value-type="float" office:value="148" calcext:value-type="float">
            <text:p>148</text:p>
          </table:table-cell>
          <table:table-cell table:formula="of:=[.C18]/[.B18]" office:value-type="float" office:value="51.8388791593695" calcext:value-type="float">
            <text:p>51.838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8.687" calcext:value-type="float">
            <text:p>28.687</text:p>
          </table:table-cell>
          <table:table-cell table:style-name="Default" office:value-type="float" office:value="54" calcext:value-type="float">
            <text:p>54</text:p>
          </table:table-cell>
          <table:table-cell table:formula="of:=[.C21]/[.B21]" office:value-type="float" office:value="1.8823857496427" calcext:value-type="float">
            <text:p>1.882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07.001" calcext:value-type="float">
            <text:p>1707.001</text:p>
          </table:table-cell>
          <table:table-cell table:style-name="Default" office:value-type="float" office:value="52" calcext:value-type="float">
            <text:p>52</text:p>
          </table:table-cell>
          <table:table-cell table:formula="of:=[.C22]/[.B22]" office:value-type="float" office:value="0.0304627823885282" calcext:value-type="float">
            <text:p>0.030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4.004" calcext:value-type="float">
            <text:p>24.004</text:p>
          </table:table-cell>
          <table:table-cell table:style-name="Default" office:value-type="float" office:value="148" calcext:value-type="float">
            <text:p>148</text:p>
          </table:table-cell>
          <table:table-cell table:formula="of:=[.C23]/[.B23]" office:value-type="float" office:value="6.16563906015664" calcext:value-type="float">
            <text:p>6.1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311" calcext:value-type="float">
            <text:p>3.311</text:p>
          </table:table-cell>
          <table:table-cell table:style-name="Default" office:value-type="float" office:value="148" calcext:value-type="float">
            <text:p>148</text:p>
          </table:table-cell>
          <table:table-cell table:formula="of:=[.C24]/[.B24]" office:value-type="float" office:value="44.6994865599517" calcext:value-type="float">
            <text:p>44.6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7.36" calcext:value-type="float">
            <text:p>27.36</text:p>
          </table:table-cell>
          <table:table-cell table:style-name="Default" office:value-type="float" office:value="53" calcext:value-type="float">
            <text:p>53</text:p>
          </table:table-cell>
          <table:table-cell table:formula="of:=[.C27]/[.B27]" office:value-type="float" office:value="1.93713450292398" calcext:value-type="float">
            <text:p>1.93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97.442" calcext:value-type="float">
            <text:p>1697.442</text:p>
          </table:table-cell>
          <table:table-cell table:style-name="Default" office:value-type="float" office:value="52" calcext:value-type="float">
            <text:p>52</text:p>
          </table:table-cell>
          <table:table-cell table:formula="of:=[.C28]/[.B28]" office:value-type="float" office:value="0.0306343309521032" calcext:value-type="float">
            <text:p>0.0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2" calcext:value-type="float">
            <text:p>22.002</text:p>
          </table:table-cell>
          <table:table-cell table:style-name="Default" office:value-type="float" office:value="148" calcext:value-type="float">
            <text:p>148</text:p>
          </table:table-cell>
          <table:table-cell table:formula="of:=[.C29]/[.B29]" office:value-type="float" office:value="6.72666121261704" calcext:value-type="float">
            <text:p>6.7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018" calcext:value-type="float">
            <text:p>3.018</text:p>
          </table:table-cell>
          <table:table-cell table:style-name="Default" office:value-type="float" office:value="148" calcext:value-type="float">
            <text:p>148</text:p>
          </table:table-cell>
          <table:table-cell table:formula="of:=[.C30]/[.B30]" office:value-type="float" office:value="49.039098740888" calcext:value-type="float">
            <text:p>49.0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6" office:value-type="string" calcext:value-type="string">
            <text:p>ICPL</text:p>
          </table:table-cell>
          <table:table-cell table:style-name="ce16" table:formula="of:=AVERAGE([.B3];[.B9];[.B15];[.B21];[.B27])" office:value-type="float" office:value="28.2846" calcext:value-type="float">
            <text:p>28.2846</text:p>
          </table:table-cell>
          <table:table-cell table:style-name="ce16" table:formula="of:=AVERAGE([.C3];[.C9];[.C15];[.C21];[.C27])" office:value-type="float" office:value="54.4" calcext:value-type="float">
            <text:p>54.4000</text:p>
          </table:table-cell>
          <table:table-cell table:style-name="ce16" table:formula="of:=AVERAGE([.D3];[.D9];[.D15];[.D21];[.D27])" office:value-type="float" office:value="1.92353846126197" calcext:value-type="float">
            <text:p>1.9235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Chvatal</text:p>
          </table:table-cell>
          <table:table-cell table:style-name="ce16" table:formula="of:=AVERAGE([.B4];[.B10];[.B16];[.B22];[.B28])" office:value-type="float" office:value="1729.244" calcext:value-type="float">
            <text:p>1729.2440</text:p>
          </table:table-cell>
          <table:table-cell table:style-name="ce16" table:formula="of:=AVERAGE([.C4];[.C10];[.C16];[.C22];[.C28])" office:value-type="float" office:value="52" calcext:value-type="float">
            <text:p>52.0000</text:p>
          </table:table-cell>
          <table:table-cell table:style-name="ce16" table:formula="of:=AVERAGE([.D4];[.D10];[.D16];[.D22];[.D28])" office:value-type="float" office:value="0.0300769602169859" calcext:value-type="float">
            <text:p>0.0301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IncLing</text:p>
          </table:table-cell>
          <table:table-cell table:style-name="ce16" table:formula="of:=AVERAGE([.B5];[.B11];[.B17];[.B23];[.B29])" office:value-type="float" office:value="22.4028" calcext:value-type="float">
            <text:p>22.4028</text:p>
          </table:table-cell>
          <table:table-cell table:style-name="ce16" table:formula="of:=AVERAGE([.C5];[.C11];[.C17];[.C23];[.C29])" office:value-type="float" office:value="148" calcext:value-type="float">
            <text:p>148.0000</text:p>
          </table:table-cell>
          <table:table-cell table:style-name="ce16" table:formula="of:=AVERAGE([.D5];[.D11];[.D17];[.D23];[.D29])" office:value-type="float" office:value="6.61433449586922" calcext:value-type="float">
            <text:p>6.6143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Random</text:p>
          </table:table-cell>
          <table:table-cell table:style-name="ce16" table:formula="of:=AVERAGE([.B6];[.B12];[.B18];[.B24];[.B30])" office:value-type="float" office:value="3.099" calcext:value-type="float">
            <text:p>3.0990</text:p>
          </table:table-cell>
          <table:table-cell table:style-name="ce16" table:formula="of:=AVERAGE([.C6];[.C12];[.C18];[.C24];[.C30])" office:value-type="float" office:value="148" calcext:value-type="float">
            <text:p>148.0000</text:p>
          </table:table-cell>
          <table:table-cell table:style-name="ce16" table:formula="of:=AVERAGE([.D6];[.D12];[.D18];[.D24];[.D30])" office:value-type="float" office:value="47.9191605038966" calcext:value-type="float">
            <text:p>47.9192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Preservative (Modified InkLing)</text:p>
          </table:table-cell>
          <table:table-cell table:style-name="ce16" table:formula="of:=AVERAGE([.B7];[.B13];[.B19];[.B25];[.B31])" office:value-type="string" office:string-value="" calcext:value-type="error">
            <text:p>#DIV/0!</text:p>
          </table:table-cell>
          <table:table-cell table:style-name="ce16" table:formula="of:=AVERAGE([.C7];[.C13];[.C19];[.C25];[.C31])" office:value-type="string" office:string-value="" calcext:value-type="error">
            <text:p>#DIV/0!</text:p>
          </table:table-cell>
          <table:table-cell table:style-name="ce16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0.545742888180873" calcext:value-type="float">
            <text:p>0.5457</text:p>
          </table:table-cell>
          <table:table-cell table:formula="of:=STDEVA([.C3];[.C9];[.C15];[.C21];[.C27])" office:value-type="float" office:value="1.14017542509914" calcext:value-type="float">
            <text:p>1.1402</text:p>
          </table:table-cell>
          <table:table-cell table:formula="of:=STDEVA([.D3];[.D9];[.D15];[.D21];[.D27])" office:value-type="float" office:value="0.0366005050558713" calcext:value-type="float">
            <text:p>0.03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27.3551142476138" calcext:value-type="float">
            <text:p>27.3551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0475397811547011" calcext:value-type="float">
            <text:p>0.0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0.895098151042667" calcext:value-type="float">
            <text:p>0.8951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250828420438492" calcext:value-type="float">
            <text:p>0.25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0.201696554259115" calcext:value-type="float">
            <text:p>0.2017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3.11025564732717" calcext:value-type="float">
            <text:p>3.1103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8.379" calcext:value-type="float">
            <text:p>28.3790</text:p>
          </table:table-cell>
          <table:table-cell table:formula="of:=MEDIAN([.C3];[.C9];[.C15];[.C21];[.C27])" office:value-type="float" office:value="54" calcext:value-type="float">
            <text:p>54.0000</text:p>
          </table:table-cell>
          <table:table-cell table:formula="of:=MEDIAN([.D3];[.D9];[.D15];[.D21];[.D27])" office:value-type="float" office:value="1.91697744937437" calcext:value-type="float">
            <text:p>1.91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1733.905" calcext:value-type="float">
            <text:p>1733.9050</text:p>
          </table:table-cell>
          <table:table-cell table:formula="of:=MEDIAN([.C4];[.C10];[.C16];[.C22];[.C28])" office:value-type="float" office:value="52" calcext:value-type="float">
            <text:p>52.0000</text:p>
          </table:table-cell>
          <table:table-cell table:formula="of:=MEDIAN([.D4];[.D10];[.D16];[.D22];[.D28])" office:value-type="float" office:value="0.0299901090313483" calcext:value-type="float">
            <text:p>0.0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2.003" calcext:value-type="float">
            <text:p>22.0030</text:p>
          </table:table-cell>
          <table:table-cell table:formula="of:=MEDIAN([.C5];[.C11];[.C17];[.C23];[.C29])" office:value-type="float" office:value="148" calcext:value-type="float">
            <text:p>148.0000</text:p>
          </table:table-cell>
          <table:table-cell table:formula="of:=MEDIAN([.D5];[.D11];[.D17];[.D23];[.D29])" office:value-type="float" office:value="6.72635549697768" calcext:value-type="float">
            <text:p>6.72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3.018" calcext:value-type="float">
            <text:p>3.0180</text:p>
          </table:table-cell>
          <table:table-cell table:formula="of:=MEDIAN([.C6];[.C12];[.C18];[.C24];[.C30])" office:value-type="float" office:value="148" calcext:value-type="float">
            <text:p>148.0000</text:p>
          </table:table-cell>
          <table:table-cell table:formula="of:=MEDIAN([.D6];[.D12];[.D18];[.D24];[.D30])" office:value-type="float" office:value="49.039098740888" calcext:value-type="float">
            <text:p>49.039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8.691" calcext:value-type="float">
            <text:p>28.6910</text:p>
          </table:table-cell>
          <table:table-cell table:formula="of:=MAX([.C3];[.C9];[.C15];[.C21];[.C27])" office:value-type="float" office:value="56" calcext:value-type="float">
            <text:p>56.0000</text:p>
          </table:table-cell>
          <table:table-cell table:formula="of:=MAX([.D3];[.D9];[.D15];[.D21];[.D27])" office:value-type="float" office:value="1.97837914223133" calcext:value-type="float">
            <text:p>1.97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1765.026" calcext:value-type="float">
            <text:p>1765.0260</text:p>
          </table:table-cell>
          <table:table-cell table:formula="of:=MAX([.C4];[.C10];[.C16];[.C22];[.C28])" office:value-type="float" office:value="52" calcext:value-type="float">
            <text:p>52.0000</text:p>
          </table:table-cell>
          <table:table-cell table:formula="of:=MAX([.D4];[.D10];[.D16];[.D22];[.D28])" office:value-type="float" office:value="0.0306343309521032" calcext:value-type="float">
            <text:p>0.0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4.004" calcext:value-type="float">
            <text:p>24.0040</text:p>
          </table:table-cell>
          <table:table-cell table:formula="of:=MAX([.C5];[.C11];[.C17];[.C23];[.C29])" office:value-type="float" office:value="148" calcext:value-type="float">
            <text:p>148.0000</text:p>
          </table:table-cell>
          <table:table-cell table:formula="of:=MAX([.D5];[.D11];[.D17];[.D23];[.D29])" office:value-type="float" office:value="6.72666121261704" calcext:value-type="float">
            <text:p>6.7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3.311" calcext:value-type="float">
            <text:p>3.3110</text:p>
          </table:table-cell>
          <table:table-cell table:formula="of:=MAX([.C6];[.C12];[.C18];[.C24];[.C30])" office:value-type="float" office:value="148" calcext:value-type="float">
            <text:p>148.0000</text:p>
          </table:table-cell>
          <table:table-cell table:formula="of:=MAX([.D6];[.D12];[.D18];[.D24];[.D30])" office:value-type="float" office:value="51.8388791593695" calcext:value-type="float">
            <text:p>51.8389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7.36" calcext:value-type="float">
            <text:p>27.3600</text:p>
          </table:table-cell>
          <table:table-cell table:formula="of:=MIN([.C3];[.C9];[.C15];[.C21];[.C27])" office:value-type="float" office:value="53" calcext:value-type="float">
            <text:p>53.0000</text:p>
          </table:table-cell>
          <table:table-cell table:formula="of:=MIN([.D3];[.D9];[.D15];[.D21];[.D27])" office:value-type="float" office:value="1.8823857496427" calcext:value-type="float">
            <text:p>1.88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1697.442" calcext:value-type="float">
            <text:p>1697.4420</text:p>
          </table:table-cell>
          <table:table-cell table:formula="of:=MIN([.C4];[.C10];[.C16];[.C22];[.C28])" office:value-type="float" office:value="52" calcext:value-type="float">
            <text:p>52.0000</text:p>
          </table:table-cell>
          <table:table-cell table:formula="of:=MIN([.D4];[.D10];[.D16];[.D22];[.D28])" office:value-type="float" office:value="0.0294613223827864" calcext:value-type="float">
            <text:p>0.0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2.002" calcext:value-type="float">
            <text:p>22.0020</text:p>
          </table:table-cell>
          <table:table-cell table:formula="of:=MIN([.C5];[.C11];[.C17];[.C23];[.C29])" office:value-type="float" office:value="148" calcext:value-type="float">
            <text:p>148.0000</text:p>
          </table:table-cell>
          <table:table-cell table:formula="of:=MIN([.D5];[.D11];[.D17];[.D23];[.D29])" office:value-type="float" office:value="6.16563906015664" calcext:value-type="float">
            <text:p>6.1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2.855" calcext:value-type="float">
            <text:p>2.8550</text:p>
          </table:table-cell>
          <table:table-cell table:formula="of:=MIN([.C6];[.C12];[.C18];[.C24];[.C30])" office:value-type="float" office:value="148" calcext:value-type="float">
            <text:p>148.0000</text:p>
          </table:table-cell>
          <table:table-cell table:formula="of:=MIN([.D6];[.D12];[.D18];[.D24];[.D30])" office:value-type="float" office:value="44.6994865599517" calcext:value-type="float">
            <text:p>44.699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27.36" calcext:value-type="float">
            <text:p>27.3600</text:p>
          </table:table-cell>
          <table:table-cell table:formula="of:=QUARTILE(([.C3]~[.C9]~[.C15]~[.C21]~[.C27]);0)" office:value-type="float" office:value="53" calcext:value-type="float">
            <text:p>53.0000</text:p>
          </table:table-cell>
          <table:table-cell table:formula="of:=QUARTILE(([.D3]~[.D9]~[.D15]~[.D21]~[.D27]);0)" office:value-type="float" office:value="1.8823857496427" calcext:value-type="float">
            <text:p>1.88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1697.442" calcext:value-type="float">
            <text:p>1697.4420</text:p>
          </table:table-cell>
          <table:table-cell table:formula="of:=QUARTILE(([.C4]~[.C10]~[.C16]~[.C22]~[.C28]);0)" office:value-type="float" office:value="52" calcext:value-type="float">
            <text:p>52.0000</text:p>
          </table:table-cell>
          <table:table-cell table:formula="of:=QUARTILE(([.D4]~[.D10]~[.D16]~[.D22]~[.D28]);0)" office:value-type="float" office:value="0.0294613223827864" calcext:value-type="float">
            <text:p>0.0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22.002" calcext:value-type="float">
            <text:p>22.0020</text:p>
          </table:table-cell>
          <table:table-cell table:formula="of:=QUARTILE(([.C5]~[.C11]~[.C17]~[.C23]~[.C29]);0)" office:value-type="float" office:value="148" calcext:value-type="float">
            <text:p>148.0000</text:p>
          </table:table-cell>
          <table:table-cell table:formula="of:=QUARTILE(([.D5]~[.D11]~[.D17]~[.D23]~[.D29]);0)" office:value-type="float" office:value="6.16563906015664" calcext:value-type="float">
            <text:p>6.1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2.855" calcext:value-type="float">
            <text:p>2.8550</text:p>
          </table:table-cell>
          <table:table-cell table:formula="of:=QUARTILE(([.C6]~[.C12]~[.C18]~[.C24]~[.C30]);0)" office:value-type="float" office:value="148" calcext:value-type="float">
            <text:p>148.0000</text:p>
          </table:table-cell>
          <table:table-cell table:formula="of:=QUARTILE(([.D6]~[.D12]~[.D18]~[.D24]~[.D30]);0)" office:value-type="float" office:value="44.6994865599517" calcext:value-type="float">
            <text:p>44.699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28.691" calcext:value-type="float">
            <text:p>28.6910</text:p>
          </table:table-cell>
          <table:table-cell table:formula="of:=QUARTILE(([.C3]~[.C9]~[.C15]~[.C21]~[.C27]);4)" office:value-type="float" office:value="56" calcext:value-type="float">
            <text:p>56.0000</text:p>
          </table:table-cell>
          <table:table-cell table:formula="of:=QUARTILE(([.D3]~[.D9]~[.D15]~[.D21]~[.D27]);4)" office:value-type="float" office:value="1.97837914223133" calcext:value-type="float">
            <text:p>1.97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1765.026" calcext:value-type="float">
            <text:p>1765.0260</text:p>
          </table:table-cell>
          <table:table-cell table:formula="of:=QUARTILE(([.C4]~[.C10]~[.C16]~[.C22]~[.C28]);4)" office:value-type="float" office:value="52" calcext:value-type="float">
            <text:p>52.0000</text:p>
          </table:table-cell>
          <table:table-cell table:formula="of:=QUARTILE(([.D4]~[.D10]~[.D16]~[.D22]~[.D28]);4)" office:value-type="float" office:value="0.0306343309521032" calcext:value-type="float">
            <text:p>0.0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24.004" calcext:value-type="float">
            <text:p>24.0040</text:p>
          </table:table-cell>
          <table:table-cell table:formula="of:=QUARTILE(([.C5]~[.C11]~[.C17]~[.C23]~[.C29]);4)" office:value-type="float" office:value="148" calcext:value-type="float">
            <text:p>148.0000</text:p>
          </table:table-cell>
          <table:table-cell table:formula="of:=QUARTILE(([.D5]~[.D11]~[.D17]~[.D23]~[.D29]);4)" office:value-type="float" office:value="6.72666121261704" calcext:value-type="float">
            <text:p>6.7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3.311" calcext:value-type="float">
            <text:p>3.3110</text:p>
          </table:table-cell>
          <table:table-cell table:formula="of:=QUARTILE(([.C6]~[.C12]~[.C18]~[.C24]~[.C30]);4)" office:value-type="float" office:value="148" calcext:value-type="float">
            <text:p>148.0000</text:p>
          </table:table-cell>
          <table:table-cell table:formula="of:=QUARTILE(([.D6]~[.D12]~[.D18]~[.D24]~[.D30]);4)" office:value-type="float" office:value="51.8388791593695" calcext:value-type="float">
            <text:p>51.8389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ux_2017-12-23-11530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8" table:default-cell-style-name="ce15"/>
        <table:table-column table:style-name="co6" table:number-columns-repeated="1019" table:default-cell-style-name="ce15"/>
        <table:table-row table:style-name="ro1">
          <table:table-cell table:style-name="ce13" office:value-type="string" calcext:value-type="string">
            <text:p>Algorithm</text:p>
          </table:table-cell>
          <table:table-cell table:style-name="ce13" office:value-type="string" calcext:value-type="string">
            <text:p>Runtime in ms</text:p>
          </table:table-cell>
          <table:table-cell table:style-name="ce13" office:value-type="string" calcext:value-type="string">
            <text:p>Configurations</text:p>
          </table:table-cell>
          <table:table-cell table:style-name="ce13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7.63" calcext:value-type="float">
            <text:p>27.63</text:p>
          </table:table-cell>
          <table:table-cell table:style-name="Default" office:value-type="float" office:value="52" calcext:value-type="float">
            <text:p>52</text:p>
          </table:table-cell>
          <table:table-cell table:formula="of:=[.C3]/[.B3]" office:value-type="float" office:value="1.88201230546507" calcext:value-type="float">
            <text:p>1.88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39.917" calcext:value-type="float">
            <text:p>1739.917</text:p>
          </table:table-cell>
          <table:table-cell table:style-name="Default" office:value-type="float" office:value="55" calcext:value-type="float">
            <text:p>55</text:p>
          </table:table-cell>
          <table:table-cell table:formula="of:=[.C4]/[.B4]" office:value-type="float" office:value="0.0316107032691789" calcext:value-type="float">
            <text:p>0.031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0.003" calcext:value-type="float">
            <text:p>20.003</text:p>
          </table:table-cell>
          <table:table-cell table:style-name="Default" office:value-type="float" office:value="121" calcext:value-type="float">
            <text:p>121</text:p>
          </table:table-cell>
          <table:table-cell table:formula="of:=[.C5]/[.B5]" office:value-type="float" office:value="6.04909263610458" calcext:value-type="float">
            <text:p>6.04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2.856" calcext:value-type="float">
            <text:p>2.856</text:p>
          </table:table-cell>
          <table:table-cell table:style-name="Default" office:value-type="float" office:value="121" calcext:value-type="float">
            <text:p>121</text:p>
          </table:table-cell>
          <table:table-cell table:formula="of:=[.C6]/[.B6]" office:value-type="float" office:value="42.3669467787115" calcext:value-type="float">
            <text:p>42.36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7.236" calcext:value-type="float">
            <text:p>27.236</text:p>
          </table:table-cell>
          <table:table-cell table:style-name="Default" office:value-type="float" office:value="55" calcext:value-type="float">
            <text:p>55</text:p>
          </table:table-cell>
          <table:table-cell table:formula="of:=[.C9]/[.B9]" office:value-type="float" office:value="2.01938610662359" calcext:value-type="float">
            <text:p>2.0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63.742" calcext:value-type="float">
            <text:p>1763.742</text:p>
          </table:table-cell>
          <table:table-cell table:style-name="Default" office:value-type="float" office:value="55" calcext:value-type="float">
            <text:p>55</text:p>
          </table:table-cell>
          <table:table-cell table:formula="of:=[.C10]/[.B10]" office:value-type="float" office:value="0.0311836992031714" calcext:value-type="float">
            <text:p>0.0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0.003" calcext:value-type="float">
            <text:p>20.003</text:p>
          </table:table-cell>
          <table:table-cell table:style-name="Default" office:value-type="float" office:value="121" calcext:value-type="float">
            <text:p>121</text:p>
          </table:table-cell>
          <table:table-cell table:formula="of:=[.C11]/[.B11]" office:value-type="float" office:value="6.04909263610458" calcext:value-type="float">
            <text:p>6.049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156" calcext:value-type="float">
            <text:p>3.156</text:p>
          </table:table-cell>
          <table:table-cell table:style-name="Default" office:value-type="float" office:value="121" calcext:value-type="float">
            <text:p>121</text:p>
          </table:table-cell>
          <table:table-cell table:formula="of:=[.C12]/[.B12]" office:value-type="float" office:value="38.339670468948" calcext:value-type="float">
            <text:p>38.339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30.535" calcext:value-type="float">
            <text:p>30.535</text:p>
          </table:table-cell>
          <table:table-cell table:style-name="Default" office:value-type="float" office:value="54" calcext:value-type="float">
            <text:p>54</text:p>
          </table:table-cell>
          <table:table-cell table:formula="of:=[.C15]/[.B15]" office:value-type="float" office:value="1.76846242017357" calcext:value-type="float">
            <text:p>1.768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74.092" calcext:value-type="float">
            <text:p>1774.092</text:p>
          </table:table-cell>
          <table:table-cell table:style-name="Default" office:value-type="float" office:value="55" calcext:value-type="float">
            <text:p>55</text:p>
          </table:table-cell>
          <table:table-cell table:formula="of:=[.C16]/[.B16]" office:value-type="float" office:value="0.0310017744288346" calcext:value-type="float">
            <text:p>0.031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0.003" calcext:value-type="float">
            <text:p>20.003</text:p>
          </table:table-cell>
          <table:table-cell table:style-name="Default" office:value-type="float" office:value="121" calcext:value-type="float">
            <text:p>121</text:p>
          </table:table-cell>
          <table:table-cell table:formula="of:=[.C17]/[.B17]" office:value-type="float" office:value="6.04909263610458" calcext:value-type="float">
            <text:p>6.049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2.855" calcext:value-type="float">
            <text:p>2.855</text:p>
          </table:table-cell>
          <table:table-cell table:style-name="Default" office:value-type="float" office:value="121" calcext:value-type="float">
            <text:p>121</text:p>
          </table:table-cell>
          <table:table-cell table:formula="of:=[.C18]/[.B18]" office:value-type="float" office:value="42.3817863397548" calcext:value-type="float">
            <text:p>42.381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7.62" calcext:value-type="float">
            <text:p>27.62</text:p>
          </table:table-cell>
          <table:table-cell table:style-name="Default" office:value-type="float" office:value="55" calcext:value-type="float">
            <text:p>55</text:p>
          </table:table-cell>
          <table:table-cell table:formula="of:=[.C21]/[.B21]" office:value-type="float" office:value="1.99131064446054" calcext:value-type="float">
            <text:p>1.9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65.78" calcext:value-type="float">
            <text:p>1765.78</text:p>
          </table:table-cell>
          <table:table-cell table:style-name="Default" office:value-type="float" office:value="55" calcext:value-type="float">
            <text:p>55</text:p>
          </table:table-cell>
          <table:table-cell table:formula="of:=[.C22]/[.B22]" office:value-type="float" office:value="0.0311477080950062" calcext:value-type="float">
            <text:p>0.03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2" calcext:value-type="float">
            <text:p>22.002</text:p>
          </table:table-cell>
          <table:table-cell table:style-name="Default" office:value-type="float" office:value="121" calcext:value-type="float">
            <text:p>121</text:p>
          </table:table-cell>
          <table:table-cell table:formula="of:=[.C23]/[.B23]" office:value-type="float" office:value="5.49950004545041" calcext:value-type="float">
            <text:p>5.4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2.856" calcext:value-type="float">
            <text:p>2.856</text:p>
          </table:table-cell>
          <table:table-cell table:style-name="Default" office:value-type="float" office:value="121" calcext:value-type="float">
            <text:p>121</text:p>
          </table:table-cell>
          <table:table-cell table:formula="of:=[.C24]/[.B24]" office:value-type="float" office:value="42.3669467787115" calcext:value-type="float">
            <text:p>42.36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30.758" calcext:value-type="float">
            <text:p>30.758</text:p>
          </table:table-cell>
          <table:table-cell table:style-name="Default" office:value-type="float" office:value="52" calcext:value-type="float">
            <text:p>52</text:p>
          </table:table-cell>
          <table:table-cell table:formula="of:=[.C27]/[.B27]" office:value-type="float" office:value="1.69061707523246" calcext:value-type="float">
            <text:p>1.6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46.937" calcext:value-type="float">
            <text:p>1746.937</text:p>
          </table:table-cell>
          <table:table-cell table:style-name="Default" office:value-type="float" office:value="55" calcext:value-type="float">
            <text:p>55</text:p>
          </table:table-cell>
          <table:table-cell table:formula="of:=[.C28]/[.B28]" office:value-type="float" office:value="0.0314836768584099" calcext:value-type="float">
            <text:p>0.0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0.002" calcext:value-type="float">
            <text:p>20.002</text:p>
          </table:table-cell>
          <table:table-cell table:style-name="Default" office:value-type="float" office:value="121" calcext:value-type="float">
            <text:p>121</text:p>
          </table:table-cell>
          <table:table-cell table:formula="of:=[.C29]/[.B29]" office:value-type="float" office:value="6.04939506049395" calcext:value-type="float">
            <text:p>6.04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2.859" calcext:value-type="float">
            <text:p>2.859</text:p>
          </table:table-cell>
          <table:table-cell table:style-name="Default" office:value-type="float" office:value="121" calcext:value-type="float">
            <text:p>121</text:p>
          </table:table-cell>
          <table:table-cell table:formula="of:=[.C30]/[.B30]" office:value-type="float" office:value="42.3224903812522" calcext:value-type="float">
            <text:p>42.3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6" office:value-type="string" calcext:value-type="string">
            <text:p>ICPL</text:p>
          </table:table-cell>
          <table:table-cell table:style-name="ce16" table:formula="of:=AVERAGE([.B3];[.B9];[.B15];[.B21];[.B27])" office:value-type="float" office:value="28.7558" calcext:value-type="float">
            <text:p>28.7558</text:p>
          </table:table-cell>
          <table:table-cell table:style-name="ce16" table:formula="of:=AVERAGE([.C3];[.C9];[.C15];[.C21];[.C27])" office:value-type="float" office:value="53.6" calcext:value-type="float">
            <text:p>53.6000</text:p>
          </table:table-cell>
          <table:table-cell table:style-name="ce16" table:formula="of:=AVERAGE([.D3];[.D9];[.D15];[.D21];[.D27])" office:value-type="float" office:value="1.87035771039105" calcext:value-type="float">
            <text:p>1.8704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Chvatal</text:p>
          </table:table-cell>
          <table:table-cell table:style-name="ce16" table:formula="of:=AVERAGE([.B4];[.B10];[.B16];[.B22];[.B28])" office:value-type="float" office:value="1758.0936" calcext:value-type="float">
            <text:p>1758.0936</text:p>
          </table:table-cell>
          <table:table-cell table:style-name="ce16" table:formula="of:=AVERAGE([.C4];[.C10];[.C16];[.C22];[.C28])" office:value-type="float" office:value="55" calcext:value-type="float">
            <text:p>55.0000</text:p>
          </table:table-cell>
          <table:table-cell table:style-name="ce16" table:formula="of:=AVERAGE([.D4];[.D10];[.D16];[.D22];[.D28])" office:value-type="float" office:value="0.0312855123709202" calcext:value-type="float">
            <text:p>0.0313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IncLing</text:p>
          </table:table-cell>
          <table:table-cell table:style-name="ce16" table:formula="of:=AVERAGE([.B5];[.B11];[.B17];[.B23];[.B29])" office:value-type="float" office:value="20.4026" calcext:value-type="float">
            <text:p>20.4026</text:p>
          </table:table-cell>
          <table:table-cell table:style-name="ce16" table:formula="of:=AVERAGE([.C5];[.C11];[.C17];[.C23];[.C29])" office:value-type="float" office:value="121" calcext:value-type="float">
            <text:p>121.0000</text:p>
          </table:table-cell>
          <table:table-cell table:style-name="ce16" table:formula="of:=AVERAGE([.D5];[.D11];[.D17];[.D23];[.D29])" office:value-type="float" office:value="5.93923460285162" calcext:value-type="float">
            <text:p>5.9392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Random</text:p>
          </table:table-cell>
          <table:table-cell table:style-name="ce16" table:formula="of:=AVERAGE([.B6];[.B12];[.B18];[.B24];[.B30])" office:value-type="float" office:value="2.9164" calcext:value-type="float">
            <text:p>2.9164</text:p>
          </table:table-cell>
          <table:table-cell table:style-name="ce16" table:formula="of:=AVERAGE([.C6];[.C12];[.C18];[.C24];[.C30])" office:value-type="float" office:value="121" calcext:value-type="float">
            <text:p>121.0000</text:p>
          </table:table-cell>
          <table:table-cell table:style-name="ce16" table:formula="of:=AVERAGE([.D6];[.D12];[.D18];[.D24];[.D30])" office:value-type="float" office:value="41.5555681494756" calcext:value-type="float">
            <text:p>41.5556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Preservative (Modified InkLing)</text:p>
          </table:table-cell>
          <table:table-cell table:style-name="ce16" table:formula="of:=AVERAGE([.B7];[.B13];[.B19];[.B25];[.B31])" office:value-type="string" office:string-value="" calcext:value-type="error">
            <text:p>#DIV/0!</text:p>
          </table:table-cell>
          <table:table-cell table:style-name="ce16" table:formula="of:=AVERAGE([.C7];[.C13];[.C19];[.C25];[.C31])" office:value-type="string" office:string-value="" calcext:value-type="error">
            <text:p>#DIV/0!</text:p>
          </table:table-cell>
          <table:table-cell table:style-name="ce16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1.73505164188274" calcext:value-type="float">
            <text:p>1.7351</text:p>
          </table:table-cell>
          <table:table-cell table:formula="of:=STDEVA([.C3];[.C9];[.C15];[.C21];[.C27])" office:value-type="float" office:value="1.51657508881031" calcext:value-type="float">
            <text:p>1.5166</text:p>
          </table:table-cell>
          <table:table-cell table:formula="of:=STDEVA([.D3];[.D9];[.D15];[.D21];[.D27])" office:value-type="float" office:value="0.141124281066119" calcext:value-type="float">
            <text:p>0.14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14.1579702040936" calcext:value-type="float">
            <text:p>14.1580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025242892255969" calcext:value-type="float">
            <text:p>0.0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0.894091885658292" calcext:value-type="float">
            <text:p>0.8941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245819125482249" calcext:value-type="float">
            <text:p>0.24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0.133948870842572" calcext:value-type="float">
            <text:p>0.1339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1.79787893496235" calcext:value-type="float">
            <text:p>1.7979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7.63" calcext:value-type="float">
            <text:p>27.6300</text:p>
          </table:table-cell>
          <table:table-cell table:formula="of:=MEDIAN([.C3];[.C9];[.C15];[.C21];[.C27])" office:value-type="float" office:value="54" calcext:value-type="float">
            <text:p>54.0000</text:p>
          </table:table-cell>
          <table:table-cell table:formula="of:=MEDIAN([.D3];[.D9];[.D15];[.D21];[.D27])" office:value-type="float" office:value="1.88201230546507" calcext:value-type="float">
            <text:p>1.88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1763.742" calcext:value-type="float">
            <text:p>1763.7420</text:p>
          </table:table-cell>
          <table:table-cell table:formula="of:=MEDIAN([.C4];[.C10];[.C16];[.C22];[.C28])" office:value-type="float" office:value="55" calcext:value-type="float">
            <text:p>55.0000</text:p>
          </table:table-cell>
          <table:table-cell table:formula="of:=MEDIAN([.D4];[.D10];[.D16];[.D22];[.D28])" office:value-type="float" office:value="0.0311836992031714" calcext:value-type="float">
            <text:p>0.0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0.003" calcext:value-type="float">
            <text:p>20.0030</text:p>
          </table:table-cell>
          <table:table-cell table:formula="of:=MEDIAN([.C5];[.C11];[.C17];[.C23];[.C29])" office:value-type="float" office:value="121" calcext:value-type="float">
            <text:p>121.0000</text:p>
          </table:table-cell>
          <table:table-cell table:formula="of:=MEDIAN([.D5];[.D11];[.D17];[.D23];[.D29])" office:value-type="float" office:value="6.04909263610458" calcext:value-type="float">
            <text:p>6.04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2.856" calcext:value-type="float">
            <text:p>2.8560</text:p>
          </table:table-cell>
          <table:table-cell table:formula="of:=MEDIAN([.C6];[.C12];[.C18];[.C24];[.C30])" office:value-type="float" office:value="121" calcext:value-type="float">
            <text:p>121.0000</text:p>
          </table:table-cell>
          <table:table-cell table:formula="of:=MEDIAN([.D6];[.D12];[.D18];[.D24];[.D30])" office:value-type="float" office:value="42.3669467787115" calcext:value-type="float">
            <text:p>42.3669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30.758" calcext:value-type="float">
            <text:p>30.7580</text:p>
          </table:table-cell>
          <table:table-cell table:formula="of:=MAX([.C3];[.C9];[.C15];[.C21];[.C27])" office:value-type="float" office:value="55" calcext:value-type="float">
            <text:p>55.0000</text:p>
          </table:table-cell>
          <table:table-cell table:formula="of:=MAX([.D3];[.D9];[.D15];[.D21];[.D27])" office:value-type="float" office:value="2.01938610662359" calcext:value-type="float">
            <text:p>2.0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1774.092" calcext:value-type="float">
            <text:p>1774.0920</text:p>
          </table:table-cell>
          <table:table-cell table:formula="of:=MAX([.C4];[.C10];[.C16];[.C22];[.C28])" office:value-type="float" office:value="55" calcext:value-type="float">
            <text:p>55.0000</text:p>
          </table:table-cell>
          <table:table-cell table:formula="of:=MAX([.D4];[.D10];[.D16];[.D22];[.D28])" office:value-type="float" office:value="0.0316107032691789" calcext:value-type="float">
            <text:p>0.0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2.002" calcext:value-type="float">
            <text:p>22.0020</text:p>
          </table:table-cell>
          <table:table-cell table:formula="of:=MAX([.C5];[.C11];[.C17];[.C23];[.C29])" office:value-type="float" office:value="121" calcext:value-type="float">
            <text:p>121.0000</text:p>
          </table:table-cell>
          <table:table-cell table:formula="of:=MAX([.D5];[.D11];[.D17];[.D23];[.D29])" office:value-type="float" office:value="6.04939506049395" calcext:value-type="float">
            <text:p>6.04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3.156" calcext:value-type="float">
            <text:p>3.1560</text:p>
          </table:table-cell>
          <table:table-cell table:formula="of:=MAX([.C6];[.C12];[.C18];[.C24];[.C30])" office:value-type="float" office:value="121" calcext:value-type="float">
            <text:p>121.0000</text:p>
          </table:table-cell>
          <table:table-cell table:formula="of:=MAX([.D6];[.D12];[.D18];[.D24];[.D30])" office:value-type="float" office:value="42.3817863397548" calcext:value-type="float">
            <text:p>42.3818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7.236" calcext:value-type="float">
            <text:p>27.2360</text:p>
          </table:table-cell>
          <table:table-cell table:formula="of:=MIN([.C3];[.C9];[.C15];[.C21];[.C27])" office:value-type="float" office:value="52" calcext:value-type="float">
            <text:p>52.0000</text:p>
          </table:table-cell>
          <table:table-cell table:formula="of:=MIN([.D3];[.D9];[.D15];[.D21];[.D27])" office:value-type="float" office:value="1.69061707523246" calcext:value-type="float">
            <text:p>1.6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1739.917" calcext:value-type="float">
            <text:p>1739.9170</text:p>
          </table:table-cell>
          <table:table-cell table:formula="of:=MIN([.C4];[.C10];[.C16];[.C22];[.C28])" office:value-type="float" office:value="55" calcext:value-type="float">
            <text:p>55.0000</text:p>
          </table:table-cell>
          <table:table-cell table:formula="of:=MIN([.D4];[.D10];[.D16];[.D22];[.D28])" office:value-type="float" office:value="0.0310017744288346" calcext:value-type="float">
            <text:p>0.03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0.002" calcext:value-type="float">
            <text:p>20.0020</text:p>
          </table:table-cell>
          <table:table-cell table:formula="of:=MIN([.C5];[.C11];[.C17];[.C23];[.C29])" office:value-type="float" office:value="121" calcext:value-type="float">
            <text:p>121.0000</text:p>
          </table:table-cell>
          <table:table-cell table:formula="of:=MIN([.D5];[.D11];[.D17];[.D23];[.D29])" office:value-type="float" office:value="5.49950004545041" calcext:value-type="float">
            <text:p>5.4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2.855" calcext:value-type="float">
            <text:p>2.8550</text:p>
          </table:table-cell>
          <table:table-cell table:formula="of:=MIN([.C6];[.C12];[.C18];[.C24];[.C30])" office:value-type="float" office:value="121" calcext:value-type="float">
            <text:p>121.0000</text:p>
          </table:table-cell>
          <table:table-cell table:formula="of:=MIN([.D6];[.D12];[.D18];[.D24];[.D30])" office:value-type="float" office:value="38.339670468948" calcext:value-type="float">
            <text:p>38.3397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27.236" calcext:value-type="float">
            <text:p>27.2360</text:p>
          </table:table-cell>
          <table:table-cell table:formula="of:=QUARTILE(([.C3]~[.C9]~[.C15]~[.C21]~[.C27]);0)" office:value-type="float" office:value="52" calcext:value-type="float">
            <text:p>52.0000</text:p>
          </table:table-cell>
          <table:table-cell table:formula="of:=QUARTILE(([.D3]~[.D9]~[.D15]~[.D21]~[.D27]);0)" office:value-type="float" office:value="1.69061707523246" calcext:value-type="float">
            <text:p>1.6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1739.917" calcext:value-type="float">
            <text:p>1739.9170</text:p>
          </table:table-cell>
          <table:table-cell table:formula="of:=QUARTILE(([.C4]~[.C10]~[.C16]~[.C22]~[.C28]);0)" office:value-type="float" office:value="55" calcext:value-type="float">
            <text:p>55.0000</text:p>
          </table:table-cell>
          <table:table-cell table:formula="of:=QUARTILE(([.D4]~[.D10]~[.D16]~[.D22]~[.D28]);0)" office:value-type="float" office:value="0.0310017744288346" calcext:value-type="float">
            <text:p>0.03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20.002" calcext:value-type="float">
            <text:p>20.0020</text:p>
          </table:table-cell>
          <table:table-cell table:formula="of:=QUARTILE(([.C5]~[.C11]~[.C17]~[.C23]~[.C29]);0)" office:value-type="float" office:value="121" calcext:value-type="float">
            <text:p>121.0000</text:p>
          </table:table-cell>
          <table:table-cell table:formula="of:=QUARTILE(([.D5]~[.D11]~[.D17]~[.D23]~[.D29]);0)" office:value-type="float" office:value="5.49950004545041" calcext:value-type="float">
            <text:p>5.4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2.855" calcext:value-type="float">
            <text:p>2.8550</text:p>
          </table:table-cell>
          <table:table-cell table:formula="of:=QUARTILE(([.C6]~[.C12]~[.C18]~[.C24]~[.C30]);0)" office:value-type="float" office:value="121" calcext:value-type="float">
            <text:p>121.0000</text:p>
          </table:table-cell>
          <table:table-cell table:formula="of:=QUARTILE(([.D6]~[.D12]~[.D18]~[.D24]~[.D30]);0)" office:value-type="float" office:value="38.339670468948" calcext:value-type="float">
            <text:p>38.3397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30.758" calcext:value-type="float">
            <text:p>30.7580</text:p>
          </table:table-cell>
          <table:table-cell table:formula="of:=QUARTILE(([.C3]~[.C9]~[.C15]~[.C21]~[.C27]);4)" office:value-type="float" office:value="55" calcext:value-type="float">
            <text:p>55.0000</text:p>
          </table:table-cell>
          <table:table-cell table:formula="of:=QUARTILE(([.D3]~[.D9]~[.D15]~[.D21]~[.D27]);4)" office:value-type="float" office:value="2.01938610662359" calcext:value-type="float">
            <text:p>2.0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1774.092" calcext:value-type="float">
            <text:p>1774.0920</text:p>
          </table:table-cell>
          <table:table-cell table:formula="of:=QUARTILE(([.C4]~[.C10]~[.C16]~[.C22]~[.C28]);4)" office:value-type="float" office:value="55" calcext:value-type="float">
            <text:p>55.0000</text:p>
          </table:table-cell>
          <table:table-cell table:formula="of:=QUARTILE(([.D4]~[.D10]~[.D16]~[.D22]~[.D28]);4)" office:value-type="float" office:value="0.0316107032691789" calcext:value-type="float">
            <text:p>0.0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22.002" calcext:value-type="float">
            <text:p>22.0020</text:p>
          </table:table-cell>
          <table:table-cell table:formula="of:=QUARTILE(([.C5]~[.C11]~[.C17]~[.C23]~[.C29]);4)" office:value-type="float" office:value="121" calcext:value-type="float">
            <text:p>121.0000</text:p>
          </table:table-cell>
          <table:table-cell table:formula="of:=QUARTILE(([.D5]~[.D11]~[.D17]~[.D23]~[.D29]);4)" office:value-type="float" office:value="6.04939506049395" calcext:value-type="float">
            <text:p>6.04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3.156" calcext:value-type="float">
            <text:p>3.1560</text:p>
          </table:table-cell>
          <table:table-cell table:formula="of:=QUARTILE(([.C6]~[.C12]~[.C18]~[.C24]~[.C30]);4)" office:value-type="float" office:value="121" calcext:value-type="float">
            <text:p>121.0000</text:p>
          </table:table-cell>
          <table:table-cell table:formula="of:=QUARTILE(([.D6]~[.D12]~[.D18]~[.D24]~[.D30]);4)" office:value-type="float" office:value="42.3817863397548" calcext:value-type="float">
            <text:p>42.3818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ux_2018-01-08-111040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8" table:default-cell-style-name="ce15"/>
        <table:table-column table:style-name="co6" table:number-columns-repeated="1019" table:default-cell-style-name="ce15"/>
        <table:table-row table:style-name="ro1">
          <table:table-cell table:style-name="ce13" office:value-type="string" calcext:value-type="string">
            <text:p>Algorithm</text:p>
          </table:table-cell>
          <table:table-cell table:style-name="ce13" office:value-type="string" calcext:value-type="string">
            <text:p>Runtime in ms</text:p>
          </table:table-cell>
          <table:table-cell table:style-name="ce13" office:value-type="string" calcext:value-type="string">
            <text:p>Configurations</text:p>
          </table:table-cell>
          <table:table-cell table:style-name="ce13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.545" calcext:value-type="float">
            <text:p>25.545</text:p>
          </table:table-cell>
          <table:table-cell table:style-name="Default" office:value-type="float" office:value="48" calcext:value-type="float">
            <text:p>48</text:p>
          </table:table-cell>
          <table:table-cell table:formula="of:=[.C3]/[.B3]" office:value-type="float" office:value="1.87903699354081" calcext:value-type="float">
            <text:p>1.87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77.663" calcext:value-type="float">
            <text:p>1677.663</text:p>
          </table:table-cell>
          <table:table-cell table:style-name="Default" office:value-type="float" office:value="47" calcext:value-type="float">
            <text:p>47</text:p>
          </table:table-cell>
          <table:table-cell table:formula="of:=[.C4]/[.B4]" office:value-type="float" office:value="0.0280151615670132" calcext:value-type="float">
            <text:p>0.0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2" calcext:value-type="float">
            <text:p>22.002</text:p>
          </table:table-cell>
          <table:table-cell table:style-name="Default" office:value-type="float" office:value="159" calcext:value-type="float">
            <text:p>159</text:p>
          </table:table-cell>
          <table:table-cell table:formula="of:=[.C5]/[.B5]" office:value-type="float" office:value="7.22661576220344" calcext:value-type="float">
            <text:p>7.2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56" calcext:value-type="float">
            <text:p>3.56</text:p>
          </table:table-cell>
          <table:table-cell table:style-name="Default" office:value-type="float" office:value="159" calcext:value-type="float">
            <text:p>159</text:p>
          </table:table-cell>
          <table:table-cell table:formula="of:=[.C6]/[.B6]" office:value-type="float" office:value="44.6629213483146" calcext:value-type="float">
            <text:p>44.66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.252" calcext:value-type="float">
            <text:p>25.252</text:p>
          </table:table-cell>
          <table:table-cell table:style-name="Default" office:value-type="float" office:value="49" calcext:value-type="float">
            <text:p>49</text:p>
          </table:table-cell>
          <table:table-cell table:formula="of:=[.C9]/[.B9]" office:value-type="float" office:value="1.94044036115951" calcext:value-type="float">
            <text:p>1.940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78.329" calcext:value-type="float">
            <text:p>1678.329</text:p>
          </table:table-cell>
          <table:table-cell table:style-name="Default" office:value-type="float" office:value="47" calcext:value-type="float">
            <text:p>47</text:p>
          </table:table-cell>
          <table:table-cell table:formula="of:=[.C10]/[.B10]" office:value-type="float" office:value="0.0280040444990225" calcext:value-type="float">
            <text:p>0.028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2" calcext:value-type="float">
            <text:p>22.002</text:p>
          </table:table-cell>
          <table:table-cell table:style-name="Default" office:value-type="float" office:value="159" calcext:value-type="float">
            <text:p>159</text:p>
          </table:table-cell>
          <table:table-cell table:formula="of:=[.C11]/[.B11]" office:value-type="float" office:value="7.22661576220344" calcext:value-type="float">
            <text:p>7.226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005" calcext:value-type="float">
            <text:p>3.005</text:p>
          </table:table-cell>
          <table:table-cell table:style-name="Default" office:value-type="float" office:value="159" calcext:value-type="float">
            <text:p>159</text:p>
          </table:table-cell>
          <table:table-cell table:formula="of:=[.C12]/[.B12]" office:value-type="float" office:value="52.9118136439268" calcext:value-type="float">
            <text:p>52.911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.564" calcext:value-type="float">
            <text:p>25.564</text:p>
          </table:table-cell>
          <table:table-cell table:style-name="Default" office:value-type="float" office:value="48" calcext:value-type="float">
            <text:p>48</text:p>
          </table:table-cell>
          <table:table-cell table:formula="of:=[.C15]/[.B15]" office:value-type="float" office:value="1.8776404318573" calcext:value-type="float">
            <text:p>1.877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70.942" calcext:value-type="float">
            <text:p>1670.942</text:p>
          </table:table-cell>
          <table:table-cell table:style-name="Default" office:value-type="float" office:value="47" calcext:value-type="float">
            <text:p>47</text:p>
          </table:table-cell>
          <table:table-cell table:formula="of:=[.C16]/[.B16]" office:value-type="float" office:value="0.0281278464482908" calcext:value-type="float">
            <text:p>0.028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Default" office:value-type="float" office:value="159" calcext:value-type="float">
            <text:p>159</text:p>
          </table:table-cell>
          <table:table-cell table:formula="of:=[.C17]/[.B17]" office:value-type="float" office:value="7.22628732445576" calcext:value-type="float">
            <text:p>7.226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306" calcext:value-type="float">
            <text:p>3.306</text:p>
          </table:table-cell>
          <table:table-cell table:style-name="Default" office:value-type="float" office:value="159" calcext:value-type="float">
            <text:p>159</text:p>
          </table:table-cell>
          <table:table-cell table:formula="of:=[.C18]/[.B18]" office:value-type="float" office:value="48.0943738656987" calcext:value-type="float">
            <text:p>48.094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.266" calcext:value-type="float">
            <text:p>25.266</text:p>
          </table:table-cell>
          <table:table-cell table:style-name="Default" office:value-type="float" office:value="48" calcext:value-type="float">
            <text:p>48</text:p>
          </table:table-cell>
          <table:table-cell table:formula="of:=[.C21]/[.B21]" office:value-type="float" office:value="1.89978627404417" calcext:value-type="float">
            <text:p>1.899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84.031" calcext:value-type="float">
            <text:p>1684.031</text:p>
          </table:table-cell>
          <table:table-cell table:style-name="Default" office:value-type="float" office:value="47" calcext:value-type="float">
            <text:p>47</text:p>
          </table:table-cell>
          <table:table-cell table:formula="of:=[.C22]/[.B22]" office:value-type="float" office:value="0.0279092249489469" calcext:value-type="float">
            <text:p>0.027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4.018" calcext:value-type="float">
            <text:p>24.018</text:p>
          </table:table-cell>
          <table:table-cell table:style-name="Default" office:value-type="float" office:value="159" calcext:value-type="float">
            <text:p>159</text:p>
          </table:table-cell>
          <table:table-cell table:formula="of:=[.C23]/[.B23]" office:value-type="float" office:value="6.62003497376967" calcext:value-type="float">
            <text:p>6.6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306" calcext:value-type="float">
            <text:p>3.306</text:p>
          </table:table-cell>
          <table:table-cell table:style-name="Default" office:value-type="float" office:value="159" calcext:value-type="float">
            <text:p>159</text:p>
          </table:table-cell>
          <table:table-cell table:formula="of:=[.C24]/[.B24]" office:value-type="float" office:value="48.0943738656987" calcext:value-type="float">
            <text:p>48.09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.61" calcext:value-type="float">
            <text:p>25.61</text:p>
          </table:table-cell>
          <table:table-cell table:style-name="Default" office:value-type="float" office:value="48" calcext:value-type="float">
            <text:p>48</text:p>
          </table:table-cell>
          <table:table-cell table:formula="of:=[.C27]/[.B27]" office:value-type="float" office:value="1.87426786411558" calcext:value-type="float">
            <text:p>1.87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83.765" calcext:value-type="float">
            <text:p>1683.765</text:p>
          </table:table-cell>
          <table:table-cell table:style-name="Default" office:value-type="float" office:value="47" calcext:value-type="float">
            <text:p>47</text:p>
          </table:table-cell>
          <table:table-cell table:formula="of:=[.C28]/[.B28]" office:value-type="float" office:value="0.0279136340285016" calcext:value-type="float">
            <text:p>0.0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Default" office:value-type="float" office:value="159" calcext:value-type="float">
            <text:p>159</text:p>
          </table:table-cell>
          <table:table-cell table:formula="of:=[.C29]/[.B29]" office:value-type="float" office:value="7.22628732445576" calcext:value-type="float">
            <text:p>7.2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016" calcext:value-type="float">
            <text:p>3.016</text:p>
          </table:table-cell>
          <table:table-cell table:style-name="Default" office:value-type="float" office:value="159" calcext:value-type="float">
            <text:p>159</text:p>
          </table:table-cell>
          <table:table-cell table:formula="of:=[.C30]/[.B30]" office:value-type="float" office:value="52.7188328912467" calcext:value-type="float">
            <text:p>52.7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6" office:value-type="string" calcext:value-type="string">
            <text:p>ICPL</text:p>
          </table:table-cell>
          <table:table-cell table:style-name="ce16" table:formula="of:=AVERAGE([.B3];[.B9];[.B15];[.B21];[.B27])" office:value-type="float" office:value="25.4474" calcext:value-type="float">
            <text:p>25.4474</text:p>
          </table:table-cell>
          <table:table-cell table:style-name="ce16" table:formula="of:=AVERAGE([.C3];[.C9];[.C15];[.C21];[.C27])" office:value-type="float" office:value="48.2" calcext:value-type="float">
            <text:p>48.2000</text:p>
          </table:table-cell>
          <table:table-cell table:style-name="ce16" table:formula="of:=AVERAGE([.D3];[.D9];[.D15];[.D21];[.D27])" office:value-type="float" office:value="1.89423438494347" calcext:value-type="float">
            <text:p>1.8942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Chvatal</text:p>
          </table:table-cell>
          <table:table-cell table:style-name="ce16" table:formula="of:=AVERAGE([.B4];[.B10];[.B16];[.B22];[.B28])" office:value-type="float" office:value="1678.946" calcext:value-type="float">
            <text:p>1678.9460</text:p>
          </table:table-cell>
          <table:table-cell table:style-name="ce16" table:formula="of:=AVERAGE([.C4];[.C10];[.C16];[.C22];[.C28])" office:value-type="float" office:value="47" calcext:value-type="float">
            <text:p>47.0000</text:p>
          </table:table-cell>
          <table:table-cell table:style-name="ce16" table:formula="of:=AVERAGE([.D4];[.D10];[.D16];[.D22];[.D28])" office:value-type="float" office:value="0.027993982298355" calcext:value-type="float">
            <text:p>0.0280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IncLing</text:p>
          </table:table-cell>
          <table:table-cell table:style-name="ce16" table:formula="of:=AVERAGE([.B5];[.B11];[.B17];[.B23];[.B29])" office:value-type="float" office:value="22.4056" calcext:value-type="float">
            <text:p>22.4056</text:p>
          </table:table-cell>
          <table:table-cell table:style-name="ce16" table:formula="of:=AVERAGE([.C5];[.C11];[.C17];[.C23];[.C29])" office:value-type="float" office:value="159" calcext:value-type="float">
            <text:p>159.0000</text:p>
          </table:table-cell>
          <table:table-cell table:style-name="ce16" table:formula="of:=AVERAGE([.D5];[.D11];[.D17];[.D23];[.D29])" office:value-type="float" office:value="7.10516822941761" calcext:value-type="float">
            <text:p>7.1052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Random</text:p>
          </table:table-cell>
          <table:table-cell table:style-name="ce16" table:formula="of:=AVERAGE([.B6];[.B12];[.B18];[.B24];[.B30])" office:value-type="float" office:value="3.2386" calcext:value-type="float">
            <text:p>3.2386</text:p>
          </table:table-cell>
          <table:table-cell table:style-name="ce16" table:formula="of:=AVERAGE([.C6];[.C12];[.C18];[.C24];[.C30])" office:value-type="float" office:value="159" calcext:value-type="float">
            <text:p>159.0000</text:p>
          </table:table-cell>
          <table:table-cell table:style-name="ce16" table:formula="of:=AVERAGE([.D6];[.D12];[.D18];[.D24];[.D30])" office:value-type="float" office:value="49.2964631229771" calcext:value-type="float">
            <text:p>49.2965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Preservative (Modified InkLing)</text:p>
          </table:table-cell>
          <table:table-cell table:style-name="ce16" table:formula="of:=AVERAGE([.B7];[.B13];[.B19];[.B25];[.B31])" office:value-type="string" office:string-value="" calcext:value-type="error">
            <text:p>#DIV/0!</text:p>
          </table:table-cell>
          <table:table-cell table:style-name="ce16" table:formula="of:=AVERAGE([.C7];[.C13];[.C19];[.C25];[.C31])" office:value-type="string" office:string-value="" calcext:value-type="error">
            <text:p>#DIV/0!</text:p>
          </table:table-cell>
          <table:table-cell table:style-name="ce16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0.173671529042616" calcext:value-type="float">
            <text:p>0.1737</text:p>
          </table:table-cell>
          <table:table-cell table:formula="of:=STDEVA([.C3];[.C9];[.C15];[.C21];[.C27])" office:value-type="float" office:value="0.447213595499958" calcext:value-type="float">
            <text:p>0.4472</text:p>
          </table:table-cell>
          <table:table-cell table:formula="of:=STDEVA([.D3];[.D9];[.D15];[.D21];[.D27])" office:value-type="float" office:value="0.0277073891277497" calcext:value-type="float">
            <text:p>0.0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5.36588249964534" calcext:value-type="float">
            <text:p>5.3659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00895950231434972" calcext:value-type="float">
            <text:p>0.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0.901359140409638" calcext:value-type="float">
            <text:p>0.9014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271197784163521" calcext:value-type="float">
            <text:p>0.27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0.232649521813392" calcext:value-type="float">
            <text:p>0.2326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3.50510772882116" calcext:value-type="float">
            <text:p>3.5051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5.545" calcext:value-type="float">
            <text:p>25.5450</text:p>
          </table:table-cell>
          <table:table-cell table:formula="of:=MEDIAN([.C3];[.C9];[.C15];[.C21];[.C27])" office:value-type="float" office:value="48" calcext:value-type="float">
            <text:p>48.0000</text:p>
          </table:table-cell>
          <table:table-cell table:formula="of:=MEDIAN([.D3];[.D9];[.D15];[.D21];[.D27])" office:value-type="float" office:value="1.87903699354081" calcext:value-type="float">
            <text:p>1.87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1678.329" calcext:value-type="float">
            <text:p>1678.3290</text:p>
          </table:table-cell>
          <table:table-cell table:formula="of:=MEDIAN([.C4];[.C10];[.C16];[.C22];[.C28])" office:value-type="float" office:value="47" calcext:value-type="float">
            <text:p>47.0000</text:p>
          </table:table-cell>
          <table:table-cell table:formula="of:=MEDIAN([.D4];[.D10];[.D16];[.D22];[.D28])" office:value-type="float" office:value="0.0280040444990225" calcext:value-type="float">
            <text:p>0.0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2.003" calcext:value-type="float">
            <text:p>22.0030</text:p>
          </table:table-cell>
          <table:table-cell table:formula="of:=MEDIAN([.C5];[.C11];[.C17];[.C23];[.C29])" office:value-type="float" office:value="159" calcext:value-type="float">
            <text:p>159.0000</text:p>
          </table:table-cell>
          <table:table-cell table:formula="of:=MEDIAN([.D5];[.D11];[.D17];[.D23];[.D29])" office:value-type="float" office:value="7.22628732445576" calcext:value-type="float">
            <text:p>7.2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3.306" calcext:value-type="float">
            <text:p>3.3060</text:p>
          </table:table-cell>
          <table:table-cell table:formula="of:=MEDIAN([.C6];[.C12];[.C18];[.C24];[.C30])" office:value-type="float" office:value="159" calcext:value-type="float">
            <text:p>159.0000</text:p>
          </table:table-cell>
          <table:table-cell table:formula="of:=MEDIAN([.D6];[.D12];[.D18];[.D24];[.D30])" office:value-type="float" office:value="48.0943738656987" calcext:value-type="float">
            <text:p>48.0944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5.61" calcext:value-type="float">
            <text:p>25.6100</text:p>
          </table:table-cell>
          <table:table-cell table:formula="of:=MAX([.C3];[.C9];[.C15];[.C21];[.C27])" office:value-type="float" office:value="49" calcext:value-type="float">
            <text:p>49.0000</text:p>
          </table:table-cell>
          <table:table-cell table:formula="of:=MAX([.D3];[.D9];[.D15];[.D21];[.D27])" office:value-type="float" office:value="1.94044036115951" calcext:value-type="float">
            <text:p>1.9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1684.031" calcext:value-type="float">
            <text:p>1684.0310</text:p>
          </table:table-cell>
          <table:table-cell table:formula="of:=MAX([.C4];[.C10];[.C16];[.C22];[.C28])" office:value-type="float" office:value="47" calcext:value-type="float">
            <text:p>47.0000</text:p>
          </table:table-cell>
          <table:table-cell table:formula="of:=MAX([.D4];[.D10];[.D16];[.D22];[.D28])" office:value-type="float" office:value="0.0281278464482908" calcext:value-type="float">
            <text:p>0.0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4.018" calcext:value-type="float">
            <text:p>24.0180</text:p>
          </table:table-cell>
          <table:table-cell table:formula="of:=MAX([.C5];[.C11];[.C17];[.C23];[.C29])" office:value-type="float" office:value="159" calcext:value-type="float">
            <text:p>159.0000</text:p>
          </table:table-cell>
          <table:table-cell table:formula="of:=MAX([.D5];[.D11];[.D17];[.D23];[.D29])" office:value-type="float" office:value="7.22661576220344" calcext:value-type="float">
            <text:p>7.2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3.56" calcext:value-type="float">
            <text:p>3.5600</text:p>
          </table:table-cell>
          <table:table-cell table:formula="of:=MAX([.C6];[.C12];[.C18];[.C24];[.C30])" office:value-type="float" office:value="159" calcext:value-type="float">
            <text:p>159.0000</text:p>
          </table:table-cell>
          <table:table-cell table:formula="of:=MAX([.D6];[.D12];[.D18];[.D24];[.D30])" office:value-type="float" office:value="52.9118136439268" calcext:value-type="float">
            <text:p>52.9118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5.252" calcext:value-type="float">
            <text:p>25.2520</text:p>
          </table:table-cell>
          <table:table-cell table:formula="of:=MIN([.C3];[.C9];[.C15];[.C21];[.C27])" office:value-type="float" office:value="48" calcext:value-type="float">
            <text:p>48.0000</text:p>
          </table:table-cell>
          <table:table-cell table:formula="of:=MIN([.D3];[.D9];[.D15];[.D21];[.D27])" office:value-type="float" office:value="1.87426786411558" calcext:value-type="float">
            <text:p>1.87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1670.942" calcext:value-type="float">
            <text:p>1670.9420</text:p>
          </table:table-cell>
          <table:table-cell table:formula="of:=MIN([.C4];[.C10];[.C16];[.C22];[.C28])" office:value-type="float" office:value="47" calcext:value-type="float">
            <text:p>47.0000</text:p>
          </table:table-cell>
          <table:table-cell table:formula="of:=MIN([.D4];[.D10];[.D16];[.D22];[.D28])" office:value-type="float" office:value="0.0279092249489469" calcext:value-type="float">
            <text:p>0.0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2.002" calcext:value-type="float">
            <text:p>22.0020</text:p>
          </table:table-cell>
          <table:table-cell table:formula="of:=MIN([.C5];[.C11];[.C17];[.C23];[.C29])" office:value-type="float" office:value="159" calcext:value-type="float">
            <text:p>159.0000</text:p>
          </table:table-cell>
          <table:table-cell table:formula="of:=MIN([.D5];[.D11];[.D17];[.D23];[.D29])" office:value-type="float" office:value="6.62003497376967" calcext:value-type="float">
            <text:p>6.6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3.005" calcext:value-type="float">
            <text:p>3.0050</text:p>
          </table:table-cell>
          <table:table-cell table:formula="of:=MIN([.C6];[.C12];[.C18];[.C24];[.C30])" office:value-type="float" office:value="159" calcext:value-type="float">
            <text:p>159.0000</text:p>
          </table:table-cell>
          <table:table-cell table:formula="of:=MIN([.D6];[.D12];[.D18];[.D24];[.D30])" office:value-type="float" office:value="44.6629213483146" calcext:value-type="float">
            <text:p>44.6629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25.252" calcext:value-type="float">
            <text:p>25.2520</text:p>
          </table:table-cell>
          <table:table-cell table:formula="of:=QUARTILE(([.C3]~[.C9]~[.C15]~[.C21]~[.C27]);0)" office:value-type="float" office:value="48" calcext:value-type="float">
            <text:p>48.0000</text:p>
          </table:table-cell>
          <table:table-cell table:formula="of:=QUARTILE(([.D3]~[.D9]~[.D15]~[.D21]~[.D27]);0)" office:value-type="float" office:value="1.87426786411558" calcext:value-type="float">
            <text:p>1.87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1670.942" calcext:value-type="float">
            <text:p>1670.9420</text:p>
          </table:table-cell>
          <table:table-cell table:formula="of:=QUARTILE(([.C4]~[.C10]~[.C16]~[.C22]~[.C28]);0)" office:value-type="float" office:value="47" calcext:value-type="float">
            <text:p>47.0000</text:p>
          </table:table-cell>
          <table:table-cell table:formula="of:=QUARTILE(([.D4]~[.D10]~[.D16]~[.D22]~[.D28]);0)" office:value-type="float" office:value="0.0279092249489469" calcext:value-type="float">
            <text:p>0.0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22.002" calcext:value-type="float">
            <text:p>22.0020</text:p>
          </table:table-cell>
          <table:table-cell table:formula="of:=QUARTILE(([.C5]~[.C11]~[.C17]~[.C23]~[.C29]);0)" office:value-type="float" office:value="159" calcext:value-type="float">
            <text:p>159.0000</text:p>
          </table:table-cell>
          <table:table-cell table:formula="of:=QUARTILE(([.D5]~[.D11]~[.D17]~[.D23]~[.D29]);0)" office:value-type="float" office:value="6.62003497376967" calcext:value-type="float">
            <text:p>6.6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3.005" calcext:value-type="float">
            <text:p>3.0050</text:p>
          </table:table-cell>
          <table:table-cell table:formula="of:=QUARTILE(([.C6]~[.C12]~[.C18]~[.C24]~[.C30]);0)" office:value-type="float" office:value="159" calcext:value-type="float">
            <text:p>159.0000</text:p>
          </table:table-cell>
          <table:table-cell table:formula="of:=QUARTILE(([.D6]~[.D12]~[.D18]~[.D24]~[.D30]);0)" office:value-type="float" office:value="44.6629213483146" calcext:value-type="float">
            <text:p>44.6629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25.61" calcext:value-type="float">
            <text:p>25.6100</text:p>
          </table:table-cell>
          <table:table-cell table:formula="of:=QUARTILE(([.C3]~[.C9]~[.C15]~[.C21]~[.C27]);4)" office:value-type="float" office:value="49" calcext:value-type="float">
            <text:p>49.0000</text:p>
          </table:table-cell>
          <table:table-cell table:formula="of:=QUARTILE(([.D3]~[.D9]~[.D15]~[.D21]~[.D27]);4)" office:value-type="float" office:value="1.94044036115951" calcext:value-type="float">
            <text:p>1.9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1684.031" calcext:value-type="float">
            <text:p>1684.0310</text:p>
          </table:table-cell>
          <table:table-cell table:formula="of:=QUARTILE(([.C4]~[.C10]~[.C16]~[.C22]~[.C28]);4)" office:value-type="float" office:value="47" calcext:value-type="float">
            <text:p>47.0000</text:p>
          </table:table-cell>
          <table:table-cell table:formula="of:=QUARTILE(([.D4]~[.D10]~[.D16]~[.D22]~[.D28]);4)" office:value-type="float" office:value="0.0281278464482908" calcext:value-type="float">
            <text:p>0.0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24.018" calcext:value-type="float">
            <text:p>24.0180</text:p>
          </table:table-cell>
          <table:table-cell table:formula="of:=QUARTILE(([.C5]~[.C11]~[.C17]~[.C23]~[.C29]);4)" office:value-type="float" office:value="159" calcext:value-type="float">
            <text:p>159.0000</text:p>
          </table:table-cell>
          <table:table-cell table:formula="of:=QUARTILE(([.D5]~[.D11]~[.D17]~[.D23]~[.D29]);4)" office:value-type="float" office:value="7.22661576220344" calcext:value-type="float">
            <text:p>7.2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3.56" calcext:value-type="float">
            <text:p>3.5600</text:p>
          </table:table-cell>
          <table:table-cell table:formula="of:=QUARTILE(([.C6]~[.C12]~[.C18]~[.C24]~[.C30]);4)" office:value-type="float" office:value="159" calcext:value-type="float">
            <text:p>159.0000</text:p>
          </table:table-cell>
          <table:table-cell table:formula="of:=QUARTILE(([.D6]~[.D12]~[.D18]~[.D24]~[.D30]);4)" office:value-type="float" office:value="52.9118136439268" calcext:value-type="float">
            <text:p>52.9118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ux_2018-01-08-20050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8" table:default-cell-style-name="ce15"/>
        <table:table-column table:style-name="co6" table:number-columns-repeated="1019" table:default-cell-style-name="ce15"/>
        <table:table-row table:style-name="ro1">
          <table:table-cell table:style-name="ce13" office:value-type="string" calcext:value-type="string">
            <text:p>Algorithm</text:p>
          </table:table-cell>
          <table:table-cell table:style-name="ce13" office:value-type="string" calcext:value-type="string">
            <text:p>Runtime in ms</text:p>
          </table:table-cell>
          <table:table-cell table:style-name="ce13" office:value-type="string" calcext:value-type="string">
            <text:p>Configurations</text:p>
          </table:table-cell>
          <table:table-cell table:style-name="ce13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3.254" calcext:value-type="float">
            <text:p>23.254</text:p>
          </table:table-cell>
          <table:table-cell table:style-name="Default" office:value-type="float" office:value="48" calcext:value-type="float">
            <text:p>48</text:p>
          </table:table-cell>
          <table:table-cell table:formula="of:=[.C3]/[.B3]" office:value-type="float" office:value="2.06416100455836" calcext:value-type="float">
            <text:p>2.0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43.182" calcext:value-type="float">
            <text:p>1643.182</text:p>
          </table:table-cell>
          <table:table-cell table:style-name="Default" office:value-type="float" office:value="49" calcext:value-type="float">
            <text:p>49</text:p>
          </table:table-cell>
          <table:table-cell table:formula="of:=[.C4]/[.B4]" office:value-type="float" office:value="0.0298201903380149" calcext:value-type="float">
            <text:p>0.02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0.002" calcext:value-type="float">
            <text:p>20.002</text:p>
          </table:table-cell>
          <table:table-cell table:style-name="Default" office:value-type="float" office:value="155" calcext:value-type="float">
            <text:p>155</text:p>
          </table:table-cell>
          <table:table-cell table:formula="of:=[.C5]/[.B5]" office:value-type="float" office:value="7.74922507749225" calcext:value-type="float">
            <text:p>7.7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306" calcext:value-type="float">
            <text:p>3.306</text:p>
          </table:table-cell>
          <table:table-cell table:style-name="Default" office:value-type="float" office:value="155" calcext:value-type="float">
            <text:p>155</text:p>
          </table:table-cell>
          <table:table-cell table:formula="of:=[.C6]/[.B6]" office:value-type="float" office:value="46.8844525105868" calcext:value-type="float">
            <text:p>46.88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4.512" calcext:value-type="float">
            <text:p>24.512</text:p>
          </table:table-cell>
          <table:table-cell table:style-name="Default" office:value-type="float" office:value="47" calcext:value-type="float">
            <text:p>47</text:p>
          </table:table-cell>
          <table:table-cell table:formula="of:=[.C9]/[.B9]" office:value-type="float" office:value="1.91742819843342" calcext:value-type="float">
            <text:p>1.917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36.983" calcext:value-type="float">
            <text:p>1636.983</text:p>
          </table:table-cell>
          <table:table-cell table:style-name="Default" office:value-type="float" office:value="49" calcext:value-type="float">
            <text:p>49</text:p>
          </table:table-cell>
          <table:table-cell table:formula="of:=[.C10]/[.B10]" office:value-type="float" office:value="0.0299331147605076" calcext:value-type="float">
            <text:p>0.029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Default" office:value-type="float" office:value="155" calcext:value-type="float">
            <text:p>155</text:p>
          </table:table-cell>
          <table:table-cell table:formula="of:=[.C11]/[.B11]" office:value-type="float" office:value="7.04449393264555" calcext:value-type="float">
            <text:p>7.044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006" calcext:value-type="float">
            <text:p>3.006</text:p>
          </table:table-cell>
          <table:table-cell table:style-name="Default" office:value-type="float" office:value="155" calcext:value-type="float">
            <text:p>155</text:p>
          </table:table-cell>
          <table:table-cell table:formula="of:=[.C12]/[.B12]" office:value-type="float" office:value="51.5635395874917" calcext:value-type="float">
            <text:p>51.563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4.337" calcext:value-type="float">
            <text:p>24.337</text:p>
          </table:table-cell>
          <table:table-cell table:style-name="Default" office:value-type="float" office:value="47" calcext:value-type="float">
            <text:p>47</text:p>
          </table:table-cell>
          <table:table-cell table:formula="of:=[.C15]/[.B15]" office:value-type="float" office:value="1.93121584418786" calcext:value-type="float">
            <text:p>1.931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45.87" calcext:value-type="float">
            <text:p>1645.87</text:p>
          </table:table-cell>
          <table:table-cell table:style-name="Default" office:value-type="float" office:value="49" calcext:value-type="float">
            <text:p>49</text:p>
          </table:table-cell>
          <table:table-cell table:formula="of:=[.C16]/[.B16]" office:value-type="float" office:value="0.0297714886351899" calcext:value-type="float">
            <text:p>0.029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Default" office:value-type="float" office:value="155" calcext:value-type="float">
            <text:p>155</text:p>
          </table:table-cell>
          <table:table-cell table:formula="of:=[.C17]/[.B17]" office:value-type="float" office:value="7.04449393264555" calcext:value-type="float">
            <text:p>7.044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318" calcext:value-type="float">
            <text:p>3.318</text:p>
          </table:table-cell>
          <table:table-cell table:style-name="Default" office:value-type="float" office:value="155" calcext:value-type="float">
            <text:p>155</text:p>
          </table:table-cell>
          <table:table-cell table:formula="of:=[.C18]/[.B18]" office:value-type="float" office:value="46.7148884870404" calcext:value-type="float">
            <text:p>46.714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.561" calcext:value-type="float">
            <text:p>25.561</text:p>
          </table:table-cell>
          <table:table-cell table:style-name="Default" office:value-type="float" office:value="48" calcext:value-type="float">
            <text:p>48</text:p>
          </table:table-cell>
          <table:table-cell table:formula="of:=[.C21]/[.B21]" office:value-type="float" office:value="1.87786080356794" calcext:value-type="float">
            <text:p>1.87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68.383" calcext:value-type="float">
            <text:p>1668.383</text:p>
          </table:table-cell>
          <table:table-cell table:style-name="Default" office:value-type="float" office:value="49" calcext:value-type="float">
            <text:p>49</text:p>
          </table:table-cell>
          <table:table-cell table:formula="of:=[.C22]/[.B22]" office:value-type="float" office:value="0.0293697550262739" calcext:value-type="float">
            <text:p>0.0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4.003" calcext:value-type="float">
            <text:p>24.003</text:p>
          </table:table-cell>
          <table:table-cell table:style-name="Default" office:value-type="float" office:value="155" calcext:value-type="float">
            <text:p>155</text:p>
          </table:table-cell>
          <table:table-cell table:formula="of:=[.C23]/[.B23]" office:value-type="float" office:value="6.45752614256551" calcext:value-type="float">
            <text:p>6.4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005" calcext:value-type="float">
            <text:p>3.005</text:p>
          </table:table-cell>
          <table:table-cell table:style-name="Default" office:value-type="float" office:value="155" calcext:value-type="float">
            <text:p>155</text:p>
          </table:table-cell>
          <table:table-cell table:formula="of:=[.C24]/[.B24]" office:value-type="float" office:value="51.5806988352746" calcext:value-type="float">
            <text:p>51.5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.253" calcext:value-type="float">
            <text:p>25.253</text:p>
          </table:table-cell>
          <table:table-cell table:style-name="Default" office:value-type="float" office:value="48" calcext:value-type="float">
            <text:p>48</text:p>
          </table:table-cell>
          <table:table-cell table:formula="of:=[.C27]/[.B27]" office:value-type="float" office:value="1.90076426563181" calcext:value-type="float">
            <text:p>1.9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77.945" calcext:value-type="float">
            <text:p>1677.945</text:p>
          </table:table-cell>
          <table:table-cell table:style-name="Default" office:value-type="float" office:value="49" calcext:value-type="float">
            <text:p>49</text:p>
          </table:table-cell>
          <table:table-cell table:formula="of:=[.C28]/[.B28]" office:value-type="float" office:value="0.0292023874441653" calcext:value-type="float">
            <text:p>0.0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4" calcext:value-type="float">
            <text:p>22.004</text:p>
          </table:table-cell>
          <table:table-cell table:style-name="Default" office:value-type="float" office:value="155" calcext:value-type="float">
            <text:p>155</text:p>
          </table:table-cell>
          <table:table-cell table:formula="of:=[.C29]/[.B29]" office:value-type="float" office:value="7.04417378658426" calcext:value-type="float">
            <text:p>7.04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308" calcext:value-type="float">
            <text:p>3.308</text:p>
          </table:table-cell>
          <table:table-cell table:style-name="Default" office:value-type="float" office:value="155" calcext:value-type="float">
            <text:p>155</text:p>
          </table:table-cell>
          <table:table-cell table:formula="of:=[.C30]/[.B30]" office:value-type="float" office:value="46.8561064087062" calcext:value-type="float">
            <text:p>46.85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6" office:value-type="string" calcext:value-type="string">
            <text:p>ICPL</text:p>
          </table:table-cell>
          <table:table-cell table:style-name="ce16" table:formula="of:=AVERAGE([.B3];[.B9];[.B15];[.B21];[.B27])" office:value-type="float" office:value="24.5834" calcext:value-type="float">
            <text:p>24.5834</text:p>
          </table:table-cell>
          <table:table-cell table:style-name="ce16" table:formula="of:=AVERAGE([.C3];[.C9];[.C15];[.C21];[.C27])" office:value-type="float" office:value="47.6" calcext:value-type="float">
            <text:p>47.6000</text:p>
          </table:table-cell>
          <table:table-cell table:style-name="ce16" table:formula="of:=AVERAGE([.D3];[.D9];[.D15];[.D21];[.D27])" office:value-type="float" office:value="1.93828602327588" calcext:value-type="float">
            <text:p>1.9383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Chvatal</text:p>
          </table:table-cell>
          <table:table-cell table:style-name="ce16" table:formula="of:=AVERAGE([.B4];[.B10];[.B16];[.B22];[.B28])" office:value-type="float" office:value="1654.4726" calcext:value-type="float">
            <text:p>1654.4726</text:p>
          </table:table-cell>
          <table:table-cell table:style-name="ce16" table:formula="of:=AVERAGE([.C4];[.C10];[.C16];[.C22];[.C28])" office:value-type="float" office:value="49" calcext:value-type="float">
            <text:p>49.0000</text:p>
          </table:table-cell>
          <table:table-cell table:style-name="ce16" table:formula="of:=AVERAGE([.D4];[.D10];[.D16];[.D22];[.D28])" office:value-type="float" office:value="0.0296193872408303" calcext:value-type="float">
            <text:p>0.0296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IncLing</text:p>
          </table:table-cell>
          <table:table-cell table:style-name="ce16" table:formula="of:=AVERAGE([.B5];[.B11];[.B17];[.B23];[.B29])" office:value-type="float" office:value="22.003" calcext:value-type="float">
            <text:p>22.0030</text:p>
          </table:table-cell>
          <table:table-cell table:style-name="ce16" table:formula="of:=AVERAGE([.C5];[.C11];[.C17];[.C23];[.C29])" office:value-type="float" office:value="155" calcext:value-type="float">
            <text:p>155.0000</text:p>
          </table:table-cell>
          <table:table-cell table:style-name="ce16" table:formula="of:=AVERAGE([.D5];[.D11];[.D17];[.D23];[.D29])" office:value-type="float" office:value="7.06798257438662" calcext:value-type="float">
            <text:p>7.0680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Random</text:p>
          </table:table-cell>
          <table:table-cell table:style-name="ce16" table:formula="of:=AVERAGE([.B6];[.B12];[.B18];[.B24];[.B30])" office:value-type="float" office:value="3.1886" calcext:value-type="float">
            <text:p>3.1886</text:p>
          </table:table-cell>
          <table:table-cell table:style-name="ce16" table:formula="of:=AVERAGE([.C6];[.C12];[.C18];[.C24];[.C30])" office:value-type="float" office:value="155" calcext:value-type="float">
            <text:p>155.0000</text:p>
          </table:table-cell>
          <table:table-cell table:style-name="ce16" table:formula="of:=AVERAGE([.D6];[.D12];[.D18];[.D24];[.D30])" office:value-type="float" office:value="48.7199371658199" calcext:value-type="float">
            <text:p>48.7199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Preservative (Modified InkLing)</text:p>
          </table:table-cell>
          <table:table-cell table:style-name="ce16" table:formula="of:=AVERAGE([.B7];[.B13];[.B19];[.B25];[.B31])" office:value-type="string" office:string-value="" calcext:value-type="error">
            <text:p>#DIV/0!</text:p>
          </table:table-cell>
          <table:table-cell table:style-name="ce16" table:formula="of:=AVERAGE([.C7];[.C13];[.C19];[.C25];[.C31])" office:value-type="string" office:string-value="" calcext:value-type="error">
            <text:p>#DIV/0!</text:p>
          </table:table-cell>
          <table:table-cell table:style-name="ce16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0.899608414811689" calcext:value-type="float">
            <text:p>0.8996</text:p>
          </table:table-cell>
          <table:table-cell table:formula="of:=STDEVA([.C3];[.C9];[.C15];[.C21];[.C27])" office:value-type="float" office:value="0.547722557505166" calcext:value-type="float">
            <text:p>0.5477</text:p>
          </table:table-cell>
          <table:table-cell table:formula="of:=STDEVA([.D3];[.D9];[.D15];[.D21];[.D27])" office:value-type="float" office:value="0.0731242720917837" calcext:value-type="float">
            <text:p>0.07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17.6905431883818" calcext:value-type="float">
            <text:p>17.6905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0315470580074777" calcext:value-type="float">
            <text:p>0.0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1.41456724831307" calcext:value-type="float">
            <text:p>1.4146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45782602977214" calcext:value-type="float">
            <text:p>0.4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0.167208851440347" calcext:value-type="float">
            <text:p>0.1672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2.60447313659564" calcext:value-type="float">
            <text:p>2.6045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4.512" calcext:value-type="float">
            <text:p>24.5120</text:p>
          </table:table-cell>
          <table:table-cell table:formula="of:=MEDIAN([.C3];[.C9];[.C15];[.C21];[.C27])" office:value-type="float" office:value="48" calcext:value-type="float">
            <text:p>48.0000</text:p>
          </table:table-cell>
          <table:table-cell table:formula="of:=MEDIAN([.D3];[.D9];[.D15];[.D21];[.D27])" office:value-type="float" office:value="1.91742819843342" calcext:value-type="float">
            <text:p>1.91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1645.87" calcext:value-type="float">
            <text:p>1645.8700</text:p>
          </table:table-cell>
          <table:table-cell table:formula="of:=MEDIAN([.C4];[.C10];[.C16];[.C22];[.C28])" office:value-type="float" office:value="49" calcext:value-type="float">
            <text:p>49.0000</text:p>
          </table:table-cell>
          <table:table-cell table:formula="of:=MEDIAN([.D4];[.D10];[.D16];[.D22];[.D28])" office:value-type="float" office:value="0.0297714886351899" calcext:value-type="float">
            <text:p>0.02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2.003" calcext:value-type="float">
            <text:p>22.0030</text:p>
          </table:table-cell>
          <table:table-cell table:formula="of:=MEDIAN([.C5];[.C11];[.C17];[.C23];[.C29])" office:value-type="float" office:value="155" calcext:value-type="float">
            <text:p>155.0000</text:p>
          </table:table-cell>
          <table:table-cell table:formula="of:=MEDIAN([.D5];[.D11];[.D17];[.D23];[.D29])" office:value-type="float" office:value="7.04449393264555" calcext:value-type="float">
            <text:p>7.04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3.306" calcext:value-type="float">
            <text:p>3.3060</text:p>
          </table:table-cell>
          <table:table-cell table:formula="of:=MEDIAN([.C6];[.C12];[.C18];[.C24];[.C30])" office:value-type="float" office:value="155" calcext:value-type="float">
            <text:p>155.0000</text:p>
          </table:table-cell>
          <table:table-cell table:formula="of:=MEDIAN([.D6];[.D12];[.D18];[.D24];[.D30])" office:value-type="float" office:value="46.8844525105868" calcext:value-type="float">
            <text:p>46.8845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5.561" calcext:value-type="float">
            <text:p>25.5610</text:p>
          </table:table-cell>
          <table:table-cell table:formula="of:=MAX([.C3];[.C9];[.C15];[.C21];[.C27])" office:value-type="float" office:value="48" calcext:value-type="float">
            <text:p>48.0000</text:p>
          </table:table-cell>
          <table:table-cell table:formula="of:=MAX([.D3];[.D9];[.D15];[.D21];[.D27])" office:value-type="float" office:value="2.06416100455836" calcext:value-type="float">
            <text:p>2.0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1677.945" calcext:value-type="float">
            <text:p>1677.9450</text:p>
          </table:table-cell>
          <table:table-cell table:formula="of:=MAX([.C4];[.C10];[.C16];[.C22];[.C28])" office:value-type="float" office:value="49" calcext:value-type="float">
            <text:p>49.0000</text:p>
          </table:table-cell>
          <table:table-cell table:formula="of:=MAX([.D4];[.D10];[.D16];[.D22];[.D28])" office:value-type="float" office:value="0.0299331147605076" calcext:value-type="float">
            <text:p>0.0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4.003" calcext:value-type="float">
            <text:p>24.0030</text:p>
          </table:table-cell>
          <table:table-cell table:formula="of:=MAX([.C5];[.C11];[.C17];[.C23];[.C29])" office:value-type="float" office:value="155" calcext:value-type="float">
            <text:p>155.0000</text:p>
          </table:table-cell>
          <table:table-cell table:formula="of:=MAX([.D5];[.D11];[.D17];[.D23];[.D29])" office:value-type="float" office:value="7.74922507749225" calcext:value-type="float">
            <text:p>7.7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3.318" calcext:value-type="float">
            <text:p>3.3180</text:p>
          </table:table-cell>
          <table:table-cell table:formula="of:=MAX([.C6];[.C12];[.C18];[.C24];[.C30])" office:value-type="float" office:value="155" calcext:value-type="float">
            <text:p>155.0000</text:p>
          </table:table-cell>
          <table:table-cell table:formula="of:=MAX([.D6];[.D12];[.D18];[.D24];[.D30])" office:value-type="float" office:value="51.5806988352746" calcext:value-type="float">
            <text:p>51.5807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3.254" calcext:value-type="float">
            <text:p>23.2540</text:p>
          </table:table-cell>
          <table:table-cell table:formula="of:=MIN([.C3];[.C9];[.C15];[.C21];[.C27])" office:value-type="float" office:value="47" calcext:value-type="float">
            <text:p>47.0000</text:p>
          </table:table-cell>
          <table:table-cell table:formula="of:=MIN([.D3];[.D9];[.D15];[.D21];[.D27])" office:value-type="float" office:value="1.87786080356794" calcext:value-type="float">
            <text:p>1.87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1636.983" calcext:value-type="float">
            <text:p>1636.9830</text:p>
          </table:table-cell>
          <table:table-cell table:formula="of:=MIN([.C4];[.C10];[.C16];[.C22];[.C28])" office:value-type="float" office:value="49" calcext:value-type="float">
            <text:p>49.0000</text:p>
          </table:table-cell>
          <table:table-cell table:formula="of:=MIN([.D4];[.D10];[.D16];[.D22];[.D28])" office:value-type="float" office:value="0.0292023874441653" calcext:value-type="float">
            <text:p>0.0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0.002" calcext:value-type="float">
            <text:p>20.0020</text:p>
          </table:table-cell>
          <table:table-cell table:formula="of:=MIN([.C5];[.C11];[.C17];[.C23];[.C29])" office:value-type="float" office:value="155" calcext:value-type="float">
            <text:p>155.0000</text:p>
          </table:table-cell>
          <table:table-cell table:formula="of:=MIN([.D5];[.D11];[.D17];[.D23];[.D29])" office:value-type="float" office:value="6.45752614256551" calcext:value-type="float">
            <text:p>6.4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3.005" calcext:value-type="float">
            <text:p>3.0050</text:p>
          </table:table-cell>
          <table:table-cell table:formula="of:=MIN([.C6];[.C12];[.C18];[.C24];[.C30])" office:value-type="float" office:value="155" calcext:value-type="float">
            <text:p>155.0000</text:p>
          </table:table-cell>
          <table:table-cell table:formula="of:=MIN([.D6];[.D12];[.D18];[.D24];[.D30])" office:value-type="float" office:value="46.7148884870404" calcext:value-type="float">
            <text:p>46.7149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23.254" calcext:value-type="float">
            <text:p>23.2540</text:p>
          </table:table-cell>
          <table:table-cell table:formula="of:=QUARTILE(([.C3]~[.C9]~[.C15]~[.C21]~[.C27]);0)" office:value-type="float" office:value="47" calcext:value-type="float">
            <text:p>47.0000</text:p>
          </table:table-cell>
          <table:table-cell table:formula="of:=QUARTILE(([.D3]~[.D9]~[.D15]~[.D21]~[.D27]);0)" office:value-type="float" office:value="1.87786080356794" calcext:value-type="float">
            <text:p>1.87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1636.983" calcext:value-type="float">
            <text:p>1636.9830</text:p>
          </table:table-cell>
          <table:table-cell table:formula="of:=QUARTILE(([.C4]~[.C10]~[.C16]~[.C22]~[.C28]);0)" office:value-type="float" office:value="49" calcext:value-type="float">
            <text:p>49.0000</text:p>
          </table:table-cell>
          <table:table-cell table:formula="of:=QUARTILE(([.D4]~[.D10]~[.D16]~[.D22]~[.D28]);0)" office:value-type="float" office:value="0.0292023874441653" calcext:value-type="float">
            <text:p>0.0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20.002" calcext:value-type="float">
            <text:p>20.0020</text:p>
          </table:table-cell>
          <table:table-cell table:formula="of:=QUARTILE(([.C5]~[.C11]~[.C17]~[.C23]~[.C29]);0)" office:value-type="float" office:value="155" calcext:value-type="float">
            <text:p>155.0000</text:p>
          </table:table-cell>
          <table:table-cell table:formula="of:=QUARTILE(([.D5]~[.D11]~[.D17]~[.D23]~[.D29]);0)" office:value-type="float" office:value="6.45752614256551" calcext:value-type="float">
            <text:p>6.4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3.005" calcext:value-type="float">
            <text:p>3.0050</text:p>
          </table:table-cell>
          <table:table-cell table:formula="of:=QUARTILE(([.C6]~[.C12]~[.C18]~[.C24]~[.C30]);0)" office:value-type="float" office:value="155" calcext:value-type="float">
            <text:p>155.0000</text:p>
          </table:table-cell>
          <table:table-cell table:formula="of:=QUARTILE(([.D6]~[.D12]~[.D18]~[.D24]~[.D30]);0)" office:value-type="float" office:value="46.7148884870404" calcext:value-type="float">
            <text:p>46.7149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25.561" calcext:value-type="float">
            <text:p>25.5610</text:p>
          </table:table-cell>
          <table:table-cell table:formula="of:=QUARTILE(([.C3]~[.C9]~[.C15]~[.C21]~[.C27]);4)" office:value-type="float" office:value="48" calcext:value-type="float">
            <text:p>48.0000</text:p>
          </table:table-cell>
          <table:table-cell table:formula="of:=QUARTILE(([.D3]~[.D9]~[.D15]~[.D21]~[.D27]);4)" office:value-type="float" office:value="2.06416100455836" calcext:value-type="float">
            <text:p>2.0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1677.945" calcext:value-type="float">
            <text:p>1677.9450</text:p>
          </table:table-cell>
          <table:table-cell table:formula="of:=QUARTILE(([.C4]~[.C10]~[.C16]~[.C22]~[.C28]);4)" office:value-type="float" office:value="49" calcext:value-type="float">
            <text:p>49.0000</text:p>
          </table:table-cell>
          <table:table-cell table:formula="of:=QUARTILE(([.D4]~[.D10]~[.D16]~[.D22]~[.D28]);4)" office:value-type="float" office:value="0.0299331147605076" calcext:value-type="float">
            <text:p>0.0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24.003" calcext:value-type="float">
            <text:p>24.0030</text:p>
          </table:table-cell>
          <table:table-cell table:formula="of:=QUARTILE(([.C5]~[.C11]~[.C17]~[.C23]~[.C29]);4)" office:value-type="float" office:value="155" calcext:value-type="float">
            <text:p>155.0000</text:p>
          </table:table-cell>
          <table:table-cell table:formula="of:=QUARTILE(([.D5]~[.D11]~[.D17]~[.D23]~[.D29]);4)" office:value-type="float" office:value="7.74922507749225" calcext:value-type="float">
            <text:p>7.7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3.318" calcext:value-type="float">
            <text:p>3.3180</text:p>
          </table:table-cell>
          <table:table-cell table:formula="of:=QUARTILE(([.C6]~[.C12]~[.C18]~[.C24]~[.C30]);4)" office:value-type="float" office:value="155" calcext:value-type="float">
            <text:p>155.0000</text:p>
          </table:table-cell>
          <table:table-cell table:formula="of:=QUARTILE(([.D6]~[.D12]~[.D18]~[.D24]~[.D30]);4)" office:value-type="float" office:value="51.5806988352746" calcext:value-type="float">
            <text:p>51.5807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ux_2018-01-12-001428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8" table:default-cell-style-name="ce15"/>
        <table:table-column table:style-name="co6" table:number-columns-repeated="1019" table:default-cell-style-name="ce15"/>
        <table:table-row table:style-name="ro1">
          <table:table-cell table:style-name="ce13" office:value-type="string" calcext:value-type="string">
            <text:p>Algorithm</text:p>
          </table:table-cell>
          <table:table-cell table:style-name="ce13" office:value-type="string" calcext:value-type="string">
            <text:p>Runtime in ms</text:p>
          </table:table-cell>
          <table:table-cell table:style-name="ce13" office:value-type="string" calcext:value-type="string">
            <text:p>Configurations</text:p>
          </table:table-cell>
          <table:table-cell table:style-name="ce13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7.108" calcext:value-type="float">
            <text:p>27.108</text:p>
          </table:table-cell>
          <table:table-cell table:style-name="Default" office:value-type="float" office:value="50" calcext:value-type="float">
            <text:p>50</text:p>
          </table:table-cell>
          <table:table-cell table:formula="of:=[.C3]/[.B3]" office:value-type="float" office:value="1.84447395602774" calcext:value-type="float">
            <text:p>1.84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72.729" calcext:value-type="float">
            <text:p>1672.729</text:p>
          </table:table-cell>
          <table:table-cell table:style-name="Default" office:value-type="float" office:value="49" calcext:value-type="float">
            <text:p>49</text:p>
          </table:table-cell>
          <table:table-cell table:formula="of:=[.C4]/[.B4]" office:value-type="float" office:value="0.0292934480122004" calcext:value-type="float">
            <text:p>0.0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4.003" calcext:value-type="float">
            <text:p>24.003</text:p>
          </table:table-cell>
          <table:table-cell table:style-name="Default" office:value-type="float" office:value="190" calcext:value-type="float">
            <text:p>190</text:p>
          </table:table-cell>
          <table:table-cell table:formula="of:=[.C5]/[.B5]" office:value-type="float" office:value="7.91567720701579" calcext:value-type="float">
            <text:p>7.9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312" calcext:value-type="float">
            <text:p>3.312</text:p>
          </table:table-cell>
          <table:table-cell table:style-name="Default" office:value-type="float" office:value="190" calcext:value-type="float">
            <text:p>190</text:p>
          </table:table-cell>
          <table:table-cell table:formula="of:=[.C6]/[.B6]" office:value-type="float" office:value="57.3671497584541" calcext:value-type="float">
            <text:p>57.3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.22" calcext:value-type="float">
            <text:p>25.22</text:p>
          </table:table-cell>
          <table:table-cell table:style-name="Default" office:value-type="float" office:value="50" calcext:value-type="float">
            <text:p>50</text:p>
          </table:table-cell>
          <table:table-cell table:formula="of:=[.C9]/[.B9]" office:value-type="float" office:value="1.98255352894528" calcext:value-type="float">
            <text:p>1.982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81.977" calcext:value-type="float">
            <text:p>1681.977</text:p>
          </table:table-cell>
          <table:table-cell table:style-name="Default" office:value-type="float" office:value="49" calcext:value-type="float">
            <text:p>49</text:p>
          </table:table-cell>
          <table:table-cell table:formula="of:=[.C10]/[.B10]" office:value-type="float" office:value="0.0291323840932427" calcext:value-type="float">
            <text:p>0.029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6.004" calcext:value-type="float">
            <text:p>26.004</text:p>
          </table:table-cell>
          <table:table-cell table:style-name="Default" office:value-type="float" office:value="190" calcext:value-type="float">
            <text:p>190</text:p>
          </table:table-cell>
          <table:table-cell table:formula="of:=[.C11]/[.B11]" office:value-type="float" office:value="7.3065682202738" calcext:value-type="float">
            <text:p>7.306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551" calcext:value-type="float">
            <text:p>3.551</text:p>
          </table:table-cell>
          <table:table-cell table:style-name="Default" office:value-type="float" office:value="190" calcext:value-type="float">
            <text:p>190</text:p>
          </table:table-cell>
          <table:table-cell table:formula="of:=[.C12]/[.B12]" office:value-type="float" office:value="53.5060546324979" calcext:value-type="float">
            <text:p>53.506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4.575" calcext:value-type="float">
            <text:p>24.575</text:p>
          </table:table-cell>
          <table:table-cell table:style-name="Default" office:value-type="float" office:value="49" calcext:value-type="float">
            <text:p>49</text:p>
          </table:table-cell>
          <table:table-cell table:formula="of:=[.C15]/[.B15]" office:value-type="float" office:value="1.99389623601221" calcext:value-type="float">
            <text:p>1.9939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84.193" calcext:value-type="float">
            <text:p>1684.193</text:p>
          </table:table-cell>
          <table:table-cell table:style-name="Default" office:value-type="float" office:value="49" calcext:value-type="float">
            <text:p>49</text:p>
          </table:table-cell>
          <table:table-cell table:formula="of:=[.C16]/[.B16]" office:value-type="float" office:value="0.0290940527599865" calcext:value-type="float">
            <text:p>0.0291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6.003" calcext:value-type="float">
            <text:p>26.003</text:p>
          </table:table-cell>
          <table:table-cell table:style-name="Default" office:value-type="float" office:value="190" calcext:value-type="float">
            <text:p>190</text:p>
          </table:table-cell>
          <table:table-cell table:formula="of:=[.C17]/[.B17]" office:value-type="float" office:value="7.30684920970657" calcext:value-type="float">
            <text:p>7.3068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732" calcext:value-type="float">
            <text:p>3.732</text:p>
          </table:table-cell>
          <table:table-cell table:style-name="Default" office:value-type="float" office:value="190" calcext:value-type="float">
            <text:p>190</text:p>
          </table:table-cell>
          <table:table-cell table:formula="of:=[.C18]/[.B18]" office:value-type="float" office:value="50.9110396570204" calcext:value-type="float">
            <text:p>50.9110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.257" calcext:value-type="float">
            <text:p>25.257</text:p>
          </table:table-cell>
          <table:table-cell table:style-name="Default" office:value-type="float" office:value="49" calcext:value-type="float">
            <text:p>49</text:p>
          </table:table-cell>
          <table:table-cell table:formula="of:=[.C21]/[.B21]" office:value-type="float" office:value="1.94005622203745" calcext:value-type="float">
            <text:p>1.94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77.418" calcext:value-type="float">
            <text:p>1677.418</text:p>
          </table:table-cell>
          <table:table-cell table:style-name="Default" office:value-type="float" office:value="49" calcext:value-type="float">
            <text:p>49</text:p>
          </table:table-cell>
          <table:table-cell table:formula="of:=[.C22]/[.B22]" office:value-type="float" office:value="0.0292115620554924" calcext:value-type="float">
            <text:p>0.0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6.003" calcext:value-type="float">
            <text:p>26.003</text:p>
          </table:table-cell>
          <table:table-cell table:style-name="Default" office:value-type="float" office:value="190" calcext:value-type="float">
            <text:p>190</text:p>
          </table:table-cell>
          <table:table-cell table:formula="of:=[.C23]/[.B23]" office:value-type="float" office:value="7.30684920970657" calcext:value-type="float">
            <text:p>7.3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468" calcext:value-type="float">
            <text:p>3.468</text:p>
          </table:table-cell>
          <table:table-cell table:style-name="Default" office:value-type="float" office:value="190" calcext:value-type="float">
            <text:p>190</text:p>
          </table:table-cell>
          <table:table-cell table:formula="of:=[.C24]/[.B24]" office:value-type="float" office:value="54.7866205305652" calcext:value-type="float">
            <text:p>54.78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.562" calcext:value-type="float">
            <text:p>25.562</text:p>
          </table:table-cell>
          <table:table-cell table:style-name="Default" office:value-type="float" office:value="50" calcext:value-type="float">
            <text:p>50</text:p>
          </table:table-cell>
          <table:table-cell table:formula="of:=[.C27]/[.B27]" office:value-type="float" office:value="1.95602847977467" calcext:value-type="float">
            <text:p>1.95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06.596" calcext:value-type="float">
            <text:p>1706.596</text:p>
          </table:table-cell>
          <table:table-cell table:style-name="Default" office:value-type="float" office:value="49" calcext:value-type="float">
            <text:p>49</text:p>
          </table:table-cell>
          <table:table-cell table:formula="of:=[.C28]/[.B28]" office:value-type="float" office:value="0.0287121263614822" calcext:value-type="float">
            <text:p>0.0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6.003" calcext:value-type="float">
            <text:p>26.003</text:p>
          </table:table-cell>
          <table:table-cell table:style-name="Default" office:value-type="float" office:value="190" calcext:value-type="float">
            <text:p>190</text:p>
          </table:table-cell>
          <table:table-cell table:formula="of:=[.C29]/[.B29]" office:value-type="float" office:value="7.30684920970657" calcext:value-type="float">
            <text:p>7.3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008" calcext:value-type="float">
            <text:p>3.008</text:p>
          </table:table-cell>
          <table:table-cell table:style-name="Default" office:value-type="float" office:value="190" calcext:value-type="float">
            <text:p>190</text:p>
          </table:table-cell>
          <table:table-cell table:formula="of:=[.C30]/[.B30]" office:value-type="float" office:value="63.1648936170213" calcext:value-type="float">
            <text:p>63.16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6" office:value-type="string" calcext:value-type="string">
            <text:p>ICPL</text:p>
          </table:table-cell>
          <table:table-cell table:style-name="ce16" table:formula="of:=AVERAGE([.B3];[.B9];[.B15];[.B21];[.B27])" office:value-type="float" office:value="25.5444" calcext:value-type="float">
            <text:p>25.5444</text:p>
          </table:table-cell>
          <table:table-cell table:style-name="ce16" table:formula="of:=AVERAGE([.C3];[.C9];[.C15];[.C21];[.C27])" office:value-type="float" office:value="49.6" calcext:value-type="float">
            <text:p>49.6000</text:p>
          </table:table-cell>
          <table:table-cell table:style-name="ce16" table:formula="of:=AVERAGE([.D3];[.D9];[.D15];[.D21];[.D27])" office:value-type="float" office:value="1.94340168455947" calcext:value-type="float">
            <text:p>1.9434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Chvatal</text:p>
          </table:table-cell>
          <table:table-cell table:style-name="ce16" table:formula="of:=AVERAGE([.B4];[.B10];[.B16];[.B22];[.B28])" office:value-type="float" office:value="1684.5826" calcext:value-type="float">
            <text:p>1684.5826</text:p>
          </table:table-cell>
          <table:table-cell table:style-name="ce16" table:formula="of:=AVERAGE([.C4];[.C10];[.C16];[.C22];[.C28])" office:value-type="float" office:value="49" calcext:value-type="float">
            <text:p>49.0000</text:p>
          </table:table-cell>
          <table:table-cell table:style-name="ce16" table:formula="of:=AVERAGE([.D4];[.D10];[.D16];[.D22];[.D28])" office:value-type="float" office:value="0.0290887146564808" calcext:value-type="float">
            <text:p>0.0291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IncLing</text:p>
          </table:table-cell>
          <table:table-cell table:style-name="ce16" table:formula="of:=AVERAGE([.B5];[.B11];[.B17];[.B23];[.B29])" office:value-type="float" office:value="25.6032" calcext:value-type="float">
            <text:p>25.6032</text:p>
          </table:table-cell>
          <table:table-cell table:style-name="ce16" table:formula="of:=AVERAGE([.C5];[.C11];[.C17];[.C23];[.C29])" office:value-type="float" office:value="190" calcext:value-type="float">
            <text:p>190.0000</text:p>
          </table:table-cell>
          <table:table-cell table:style-name="ce16" table:formula="of:=AVERAGE([.D5];[.D11];[.D17];[.D23];[.D29])" office:value-type="float" office:value="7.42855861128186" calcext:value-type="float">
            <text:p>7.4286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Random</text:p>
          </table:table-cell>
          <table:table-cell table:style-name="ce16" table:formula="of:=AVERAGE([.B6];[.B12];[.B18];[.B24];[.B30])" office:value-type="float" office:value="3.4142" calcext:value-type="float">
            <text:p>3.4142</text:p>
          </table:table-cell>
          <table:table-cell table:style-name="ce16" table:formula="of:=AVERAGE([.C6];[.C12];[.C18];[.C24];[.C30])" office:value-type="float" office:value="190" calcext:value-type="float">
            <text:p>190.0000</text:p>
          </table:table-cell>
          <table:table-cell table:style-name="ce16" table:formula="of:=AVERAGE([.D6];[.D12];[.D18];[.D24];[.D30])" office:value-type="float" office:value="55.9471516391118" calcext:value-type="float">
            <text:p>55.9472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Preservative (Modified InkLing)</text:p>
          </table:table-cell>
          <table:table-cell table:style-name="ce16" table:formula="of:=AVERAGE([.B7];[.B13];[.B19];[.B25];[.B31])" office:value-type="string" office:string-value="" calcext:value-type="error">
            <text:p>#DIV/0!</text:p>
          </table:table-cell>
          <table:table-cell table:style-name="ce16" table:formula="of:=AVERAGE([.C7];[.C13];[.C19];[.C25];[.C31])" office:value-type="string" office:string-value="" calcext:value-type="error">
            <text:p>#DIV/0!</text:p>
          </table:table-cell>
          <table:table-cell table:style-name="ce16" table:formula="of:=AVERAGE([.D7];[.D13];[.D19];[.D25];[.D31])" office:value-type="string" office:string-value="" calcext:value-type="error">
            <text:p>#DIV/0!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0.945082694794482" calcext:value-type="float">
            <text:p>0.9451</text:p>
          </table:table-cell>
          <table:table-cell table:formula="of:=STDEVA([.C3];[.C9];[.C15];[.C21];[.C27])" office:value-type="float" office:value="0.547722557505166" calcext:value-type="float">
            <text:p>0.5477</text:p>
          </table:table-cell>
          <table:table-cell table:formula="of:=STDEVA([.D3];[.D9];[.D15];[.D21];[.D27])" office:value-type="float" office:value="0.0592450212983424" calcext:value-type="float">
            <text:p>0.0592</text:p>
          </table:table-cell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13.0706737125521" calcext:value-type="float">
            <text:p>13.0707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0224032078827041" calcext:value-type="float">
            <text:p>0.0002</text:p>
          </table:table-cell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0.894539099201371" calcext:value-type="float">
            <text:p>0.8945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272307600473958" calcext:value-type="float">
            <text:p>0.2723</text:p>
          </table:table-cell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0.272969229035069" calcext:value-type="float">
            <text:p>0.2730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4.65780004037263" calcext:value-type="float">
            <text:p>4.6578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5.257" calcext:value-type="float">
            <text:p>25.2570</text:p>
          </table:table-cell>
          <table:table-cell table:formula="of:=MEDIAN([.C3];[.C9];[.C15];[.C21];[.C27])" office:value-type="float" office:value="50" calcext:value-type="float">
            <text:p>50.0000</text:p>
          </table:table-cell>
          <table:table-cell table:formula="of:=MEDIAN([.D3];[.D9];[.D15];[.D21];[.D27])" office:value-type="float" office:value="1.95602847977467" calcext:value-type="float">
            <text:p>1.95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1681.977" calcext:value-type="float">
            <text:p>1681.9770</text:p>
          </table:table-cell>
          <table:table-cell table:formula="of:=MEDIAN([.C4];[.C10];[.C16];[.C22];[.C28])" office:value-type="float" office:value="49" calcext:value-type="float">
            <text:p>49.0000</text:p>
          </table:table-cell>
          <table:table-cell table:formula="of:=MEDIAN([.D4];[.D10];[.D16];[.D22];[.D28])" office:value-type="float" office:value="0.0291323840932427" calcext:value-type="float">
            <text:p>0.02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6.003" calcext:value-type="float">
            <text:p>26.0030</text:p>
          </table:table-cell>
          <table:table-cell table:formula="of:=MEDIAN([.C5];[.C11];[.C17];[.C23];[.C29])" office:value-type="float" office:value="190" calcext:value-type="float">
            <text:p>190.0000</text:p>
          </table:table-cell>
          <table:table-cell table:formula="of:=MEDIAN([.D5];[.D11];[.D17];[.D23];[.D29])" office:value-type="float" office:value="7.30684920970657" calcext:value-type="float">
            <text:p>7.3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3.468" calcext:value-type="float">
            <text:p>3.4680</text:p>
          </table:table-cell>
          <table:table-cell table:formula="of:=MEDIAN([.C6];[.C12];[.C18];[.C24];[.C30])" office:value-type="float" office:value="190" calcext:value-type="float">
            <text:p>190.0000</text:p>
          </table:table-cell>
          <table:table-cell table:formula="of:=MEDIAN([.D6];[.D12];[.D18];[.D24];[.D30])" office:value-type="float" office:value="54.7866205305652" calcext:value-type="float">
            <text:p>54.7866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7.108" calcext:value-type="float">
            <text:p>27.1080</text:p>
          </table:table-cell>
          <table:table-cell table:formula="of:=MAX([.C3];[.C9];[.C15];[.C21];[.C27])" office:value-type="float" office:value="50" calcext:value-type="float">
            <text:p>50.0000</text:p>
          </table:table-cell>
          <table:table-cell table:formula="of:=MAX([.D3];[.D9];[.D15];[.D21];[.D27])" office:value-type="float" office:value="1.99389623601221" calcext:value-type="float">
            <text:p>1.9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1706.596" calcext:value-type="float">
            <text:p>1706.5960</text:p>
          </table:table-cell>
          <table:table-cell table:formula="of:=MAX([.C4];[.C10];[.C16];[.C22];[.C28])" office:value-type="float" office:value="49" calcext:value-type="float">
            <text:p>49.0000</text:p>
          </table:table-cell>
          <table:table-cell table:formula="of:=MAX([.D4];[.D10];[.D16];[.D22];[.D28])" office:value-type="float" office:value="0.0292934480122004" calcext:value-type="float">
            <text:p>0.0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6.004" calcext:value-type="float">
            <text:p>26.0040</text:p>
          </table:table-cell>
          <table:table-cell table:formula="of:=MAX([.C5];[.C11];[.C17];[.C23];[.C29])" office:value-type="float" office:value="190" calcext:value-type="float">
            <text:p>190.0000</text:p>
          </table:table-cell>
          <table:table-cell table:formula="of:=MAX([.D5];[.D11];[.D17];[.D23];[.D29])" office:value-type="float" office:value="7.91567720701579" calcext:value-type="float">
            <text:p>7.9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3.732" calcext:value-type="float">
            <text:p>3.7320</text:p>
          </table:table-cell>
          <table:table-cell table:formula="of:=MAX([.C6];[.C12];[.C18];[.C24];[.C30])" office:value-type="float" office:value="190" calcext:value-type="float">
            <text:p>190.0000</text:p>
          </table:table-cell>
          <table:table-cell table:formula="of:=MAX([.D6];[.D12];[.D18];[.D24];[.D30])" office:value-type="float" office:value="63.1648936170213" calcext:value-type="float">
            <text:p>63.1649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4.575" calcext:value-type="float">
            <text:p>24.5750</text:p>
          </table:table-cell>
          <table:table-cell table:formula="of:=MIN([.C3];[.C9];[.C15];[.C21];[.C27])" office:value-type="float" office:value="49" calcext:value-type="float">
            <text:p>49.0000</text:p>
          </table:table-cell>
          <table:table-cell table:formula="of:=MIN([.D3];[.D9];[.D15];[.D21];[.D27])" office:value-type="float" office:value="1.84447395602774" calcext:value-type="float">
            <text:p>1.84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1672.729" calcext:value-type="float">
            <text:p>1672.7290</text:p>
          </table:table-cell>
          <table:table-cell table:formula="of:=MIN([.C4];[.C10];[.C16];[.C22];[.C28])" office:value-type="float" office:value="49" calcext:value-type="float">
            <text:p>49.0000</text:p>
          </table:table-cell>
          <table:table-cell table:formula="of:=MIN([.D4];[.D10];[.D16];[.D22];[.D28])" office:value-type="float" office:value="0.0287121263614822" calcext:value-type="float">
            <text:p>0.0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4.003" calcext:value-type="float">
            <text:p>24.0030</text:p>
          </table:table-cell>
          <table:table-cell table:formula="of:=MIN([.C5];[.C11];[.C17];[.C23];[.C29])" office:value-type="float" office:value="190" calcext:value-type="float">
            <text:p>190.0000</text:p>
          </table:table-cell>
          <table:table-cell table:formula="of:=MIN([.D5];[.D11];[.D17];[.D23];[.D29])" office:value-type="float" office:value="7.3065682202738" calcext:value-type="float">
            <text:p>7.30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3.008" calcext:value-type="float">
            <text:p>3.0080</text:p>
          </table:table-cell>
          <table:table-cell table:formula="of:=MIN([.C6];[.C12];[.C18];[.C24];[.C30])" office:value-type="float" office:value="190" calcext:value-type="float">
            <text:p>190.0000</text:p>
          </table:table-cell>
          <table:table-cell table:formula="of:=MIN([.D6];[.D12];[.D18];[.D24];[.D30])" office:value-type="float" office:value="50.9110396570204" calcext:value-type="float">
            <text:p>50.911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24.575" calcext:value-type="float">
            <text:p>24.5750</text:p>
          </table:table-cell>
          <table:table-cell table:formula="of:=QUARTILE(([.C3]~[.C9]~[.C15]~[.C21]~[.C27]);0)" office:value-type="float" office:value="49" calcext:value-type="float">
            <text:p>49.0000</text:p>
          </table:table-cell>
          <table:table-cell table:formula="of:=QUARTILE(([.D3]~[.D9]~[.D15]~[.D21]~[.D27]);0)" office:value-type="float" office:value="1.84447395602774" calcext:value-type="float">
            <text:p>1.84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1672.729" calcext:value-type="float">
            <text:p>1672.7290</text:p>
          </table:table-cell>
          <table:table-cell table:formula="of:=QUARTILE(([.C4]~[.C10]~[.C16]~[.C22]~[.C28]);0)" office:value-type="float" office:value="49" calcext:value-type="float">
            <text:p>49.0000</text:p>
          </table:table-cell>
          <table:table-cell table:formula="of:=QUARTILE(([.D4]~[.D10]~[.D16]~[.D22]~[.D28]);0)" office:value-type="float" office:value="0.0287121263614822" calcext:value-type="float">
            <text:p>0.0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24.003" calcext:value-type="float">
            <text:p>24.0030</text:p>
          </table:table-cell>
          <table:table-cell table:formula="of:=QUARTILE(([.C5]~[.C11]~[.C17]~[.C23]~[.C29]);0)" office:value-type="float" office:value="190" calcext:value-type="float">
            <text:p>190.0000</text:p>
          </table:table-cell>
          <table:table-cell table:formula="of:=QUARTILE(([.D5]~[.D11]~[.D17]~[.D23]~[.D29]);0)" office:value-type="float" office:value="7.3065682202738" calcext:value-type="float">
            <text:p>7.30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3.008" calcext:value-type="float">
            <text:p>3.0080</text:p>
          </table:table-cell>
          <table:table-cell table:formula="of:=QUARTILE(([.C6]~[.C12]~[.C18]~[.C24]~[.C30]);0)" office:value-type="float" office:value="190" calcext:value-type="float">
            <text:p>190.0000</text:p>
          </table:table-cell>
          <table:table-cell table:formula="of:=QUARTILE(([.D6]~[.D12]~[.D18]~[.D24]~[.D30]);0)" office:value-type="float" office:value="50.9110396570204" calcext:value-type="float">
            <text:p>50.911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27.108" calcext:value-type="float">
            <text:p>27.1080</text:p>
          </table:table-cell>
          <table:table-cell table:formula="of:=QUARTILE(([.C3]~[.C9]~[.C15]~[.C21]~[.C27]);4)" office:value-type="float" office:value="50" calcext:value-type="float">
            <text:p>50.0000</text:p>
          </table:table-cell>
          <table:table-cell table:formula="of:=QUARTILE(([.D3]~[.D9]~[.D15]~[.D21]~[.D27]);4)" office:value-type="float" office:value="1.99389623601221" calcext:value-type="float">
            <text:p>1.9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1706.596" calcext:value-type="float">
            <text:p>1706.5960</text:p>
          </table:table-cell>
          <table:table-cell table:formula="of:=QUARTILE(([.C4]~[.C10]~[.C16]~[.C22]~[.C28]);4)" office:value-type="float" office:value="49" calcext:value-type="float">
            <text:p>49.0000</text:p>
          </table:table-cell>
          <table:table-cell table:formula="of:=QUARTILE(([.D4]~[.D10]~[.D16]~[.D22]~[.D28]);4)" office:value-type="float" office:value="0.0292934480122004" calcext:value-type="float">
            <text:p>0.0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26.004" calcext:value-type="float">
            <text:p>26.0040</text:p>
          </table:table-cell>
          <table:table-cell table:formula="of:=QUARTILE(([.C5]~[.C11]~[.C17]~[.C23]~[.C29]);4)" office:value-type="float" office:value="190" calcext:value-type="float">
            <text:p>190.0000</text:p>
          </table:table-cell>
          <table:table-cell table:formula="of:=QUARTILE(([.D5]~[.D11]~[.D17]~[.D23]~[.D29]);4)" office:value-type="float" office:value="7.91567720701579" calcext:value-type="float">
            <text:p>7.9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3.732" calcext:value-type="float">
            <text:p>3.7320</text:p>
          </table:table-cell>
          <table:table-cell table:formula="of:=QUARTILE(([.C6]~[.C12]~[.C18]~[.C24]~[.C30]);4)" office:value-type="float" office:value="190" calcext:value-type="float">
            <text:p>190.0000</text:p>
          </table:table-cell>
          <table:table-cell table:formula="of:=QUARTILE(([.D6]~[.D12]~[.D18]~[.D24]~[.D30]);4)" office:value-type="float" office:value="63.1648936170213" calcext:value-type="float">
            <text:p>63.1649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ux_2018-01-14-095125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8" table:default-cell-style-name="ce15"/>
        <table:table-column table:style-name="co6" table:number-columns-repeated="1019" table:default-cell-style-name="ce15"/>
        <table:table-row table:style-name="ro1">
          <table:table-cell table:style-name="ce13" office:value-type="string" calcext:value-type="string">
            <text:p>Algorithm</text:p>
          </table:table-cell>
          <table:table-cell table:style-name="ce13" office:value-type="string" calcext:value-type="string">
            <text:p>Runtime in ms</text:p>
          </table:table-cell>
          <table:table-cell table:style-name="ce13" office:value-type="string" calcext:value-type="string">
            <text:p>Configurations</text:p>
          </table:table-cell>
          <table:table-cell table:style-name="ce13" office:value-type="string" calcext:value-type="string">
            <text:p>Efficienc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1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.306" calcext:value-type="float">
            <text:p>25.306</text:p>
          </table:table-cell>
          <table:table-cell table:style-name="Default" office:value-type="float" office:value="49" calcext:value-type="float">
            <text:p>49</text:p>
          </table:table-cell>
          <table:table-cell table:formula="of:=[.C3]/[.B3]" office:value-type="float" office:value="1.9362996917727" calcext:value-type="float">
            <text:p>1.93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06.717" calcext:value-type="float">
            <text:p>1706.717</text:p>
          </table:table-cell>
          <table:table-cell table:style-name="Default" office:value-type="float" office:value="51" calcext:value-type="float">
            <text:p>51</text:p>
          </table:table-cell>
          <table:table-cell table:formula="of:=[.C4]/[.B4]" office:value-type="float" office:value="0.0298819312164817" calcext:value-type="float">
            <text:p>0.0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0.002" calcext:value-type="float">
            <text:p>20.002</text:p>
          </table:table-cell>
          <table:table-cell table:style-name="Default" office:value-type="float" office:value="139" calcext:value-type="float">
            <text:p>139</text:p>
          </table:table-cell>
          <table:table-cell table:formula="of:=[.C5]/[.B5]" office:value-type="float" office:value="6.94930506949305" calcext:value-type="float">
            <text:p>6.94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2.855" calcext:value-type="float">
            <text:p>2.855</text:p>
          </table:table-cell>
          <table:table-cell table:style-name="Default" office:value-type="float" office:value="139" calcext:value-type="float">
            <text:p>139</text:p>
          </table:table-cell>
          <table:table-cell table:formula="of:=[.C6]/[.B6]" office:value-type="float" office:value="48.6865148861646" calcext:value-type="float">
            <text:p>48.68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2</text:p>
          </table:table-cell>
          <table:covered-table-cell table:number-columns-repeated="2"/>
          <table:covered-table-cell table:formula="of:=[.C8]/[.B8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4.556" calcext:value-type="float">
            <text:p>24.556</text:p>
          </table:table-cell>
          <table:table-cell table:style-name="Default" office:value-type="float" office:value="49" calcext:value-type="float">
            <text:p>49</text:p>
          </table:table-cell>
          <table:table-cell table:formula="of:=[.C9]/[.B9]" office:value-type="float" office:value="1.99543899657925" calcext:value-type="float">
            <text:p>1.9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17.803" calcext:value-type="float">
            <text:p>1717.803</text:p>
          </table:table-cell>
          <table:table-cell table:style-name="Default" office:value-type="float" office:value="51" calcext:value-type="float">
            <text:p>51</text:p>
          </table:table-cell>
          <table:table-cell table:formula="of:=[.C10]/[.B10]" office:value-type="float" office:value="0.0296890854189916" calcext:value-type="float">
            <text:p>0.029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0.003" calcext:value-type="float">
            <text:p>20.003</text:p>
          </table:table-cell>
          <table:table-cell table:style-name="Default" office:value-type="float" office:value="139" calcext:value-type="float">
            <text:p>139</text:p>
          </table:table-cell>
          <table:table-cell table:formula="of:=[.C11]/[.B11]" office:value-type="float" office:value="6.94895765635155" calcext:value-type="float">
            <text:p>6.949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2.95" calcext:value-type="float">
            <text:p>2.95</text:p>
          </table:table-cell>
          <table:table-cell table:style-name="Default" office:value-type="float" office:value="139" calcext:value-type="float">
            <text:p>139</text:p>
          </table:table-cell>
          <table:table-cell table:formula="of:=[.C12]/[.B12]" office:value-type="float" office:value="47.1186440677966" calcext:value-type="float">
            <text:p>47.118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3]/[.B13]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Run 3</text:p>
          </table:table-cell>
          <table:covered-table-cell table:number-columns-repeated="2"/>
          <table:covered-table-cell table:formula="of:=[.C14]/[.B14]" office:value-type="string" office:string-value="" calcext:value-type="error">
            <text:p>#DIV/0!</text:p>
          </table:covered-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4.19" calcext:value-type="float">
            <text:p>24.19</text:p>
          </table:table-cell>
          <table:table-cell table:style-name="Default" office:value-type="float" office:value="49" calcext:value-type="float">
            <text:p>49</text:p>
          </table:table-cell>
          <table:table-cell table:formula="of:=[.C15]/[.B15]" office:value-type="float" office:value="2.02563042579578" calcext:value-type="float">
            <text:p>2.025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711.781" calcext:value-type="float">
            <text:p>1711.781</text:p>
          </table:table-cell>
          <table:table-cell table:style-name="Default" office:value-type="float" office:value="51" calcext:value-type="float">
            <text:p>51</text:p>
          </table:table-cell>
          <table:table-cell table:formula="of:=[.C16]/[.B16]" office:value-type="float" office:value="0.0297935308313388" calcext:value-type="float">
            <text:p>0.029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0.003" calcext:value-type="float">
            <text:p>20.003</text:p>
          </table:table-cell>
          <table:table-cell table:style-name="Default" office:value-type="float" office:value="139" calcext:value-type="float">
            <text:p>139</text:p>
          </table:table-cell>
          <table:table-cell table:formula="of:=[.C17]/[.B17]" office:value-type="float" office:value="6.94895765635155" calcext:value-type="float">
            <text:p>6.949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3.271" calcext:value-type="float">
            <text:p>3.271</text:p>
          </table:table-cell>
          <table:table-cell table:style-name="Default" office:value-type="float" office:value="139" calcext:value-type="float">
            <text:p>139</text:p>
          </table:table-cell>
          <table:table-cell table:formula="of:=[.C18]/[.B18]" office:value-type="float" office:value="42.4946499541425" calcext:value-type="float">
            <text:p>42.494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19]/[.B19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4</text:p>
          </table:table-cell>
          <table:covered-table-cell table:number-columns-repeated="2"/>
          <table:covered-table-cell table:formula="of:=[.C20]/[.B20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4.66" calcext:value-type="float">
            <text:p>24.66</text:p>
          </table:table-cell>
          <table:table-cell table:style-name="Default" office:value-type="float" office:value="49" calcext:value-type="float">
            <text:p>49</text:p>
          </table:table-cell>
          <table:table-cell table:formula="of:=[.C21]/[.B21]" office:value-type="float" office:value="1.98702351987024" calcext:value-type="float">
            <text:p>1.98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97.001" calcext:value-type="float">
            <text:p>1697.001</text:p>
          </table:table-cell>
          <table:table-cell table:style-name="Default" office:value-type="float" office:value="51" calcext:value-type="float">
            <text:p>51</text:p>
          </table:table-cell>
          <table:table-cell table:formula="of:=[.C22]/[.B22]" office:value-type="float" office:value="0.0300530170577389" calcext:value-type="float">
            <text:p>0.0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2.002" calcext:value-type="float">
            <text:p>22.002</text:p>
          </table:table-cell>
          <table:table-cell table:style-name="Default" office:value-type="float" office:value="139" calcext:value-type="float">
            <text:p>139</text:p>
          </table:table-cell>
          <table:table-cell table:formula="of:=[.C23]/[.B23]" office:value-type="float" office:value="6.31760749022816" calcext:value-type="float">
            <text:p>6.3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2.939" calcext:value-type="float">
            <text:p>2.939</text:p>
          </table:table-cell>
          <table:table-cell table:style-name="Default" office:value-type="float" office:value="139" calcext:value-type="float">
            <text:p>139</text:p>
          </table:table-cell>
          <table:table-cell table:formula="of:=[.C24]/[.B24]" office:value-type="float" office:value="47.2949982987411" calcext:value-type="float">
            <text:p>47.2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25]/[.B25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Run 5</text:p>
          </table:table-cell>
          <table:covered-table-cell table:number-columns-repeated="2"/>
          <table:covered-table-cell table:formula="of:=[.C26]/[.B26]" office:value-type="string" office:string-value="" calcext:value-type="error">
            <text:p>#DIV/0!</text:p>
          </table:covered-table-cell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style-name="Default" office:value-type="float" office:value="25.269" calcext:value-type="float">
            <text:p>25.269</text:p>
          </table:table-cell>
          <table:table-cell table:style-name="Default" office:value-type="float" office:value="49" calcext:value-type="float">
            <text:p>49</text:p>
          </table:table-cell>
          <table:table-cell table:formula="of:=[.C27]/[.B27]" office:value-type="float" office:value="1.93913490838577" calcext:value-type="float">
            <text:p>1.9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style-name="Default" office:value-type="float" office:value="1678.755" calcext:value-type="float">
            <text:p>1678.755</text:p>
          </table:table-cell>
          <table:table-cell table:style-name="Default" office:value-type="float" office:value="51" calcext:value-type="float">
            <text:p>51</text:p>
          </table:table-cell>
          <table:table-cell table:formula="of:=[.C28]/[.B28]" office:value-type="float" office:value="0.0303796563524755" calcext:value-type="float">
            <text:p>0.03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style-name="Default" office:value-type="float" office:value="20.002" calcext:value-type="float">
            <text:p>20.002</text:p>
          </table:table-cell>
          <table:table-cell table:style-name="Default" office:value-type="float" office:value="139" calcext:value-type="float">
            <text:p>139</text:p>
          </table:table-cell>
          <table:table-cell table:formula="of:=[.C29]/[.B29]" office:value-type="float" office:value="6.94930506949305" calcext:value-type="float">
            <text:p>6.94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style-name="Default" office:value-type="float" office:value="2.856" calcext:value-type="float">
            <text:p>2.856</text:p>
          </table:table-cell>
          <table:table-cell table:style-name="Default" office:value-type="float" office:value="139" calcext:value-type="float">
            <text:p>139</text:p>
          </table:table-cell>
          <table:table-cell table:formula="of:=[.C30]/[.B30]" office:value-type="float" office:value="48.6694677871149" calcext:value-type="float">
            <text:p>48.6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rvative (Modified InkLing)</text:p>
          </table:table-cell>
          <table:table-cell table:number-columns-repeated="2"/>
          <table:table-cell table:formula="of:=[.C31]/[.B31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an</text:p>
          </table:table-cell>
          <table:covered-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6" office:value-type="string" calcext:value-type="string">
            <text:p>ICPL</text:p>
          </table:table-cell>
          <table:table-cell table:style-name="ce16" table:formula="of:=AVERAGE([.B3];[.B9];[.B15];[.B21];[.B27])" office:value-type="float" office:value="24.7962" calcext:value-type="float">
            <text:p>24.7962</text:p>
          </table:table-cell>
          <table:table-cell table:style-name="ce16" table:formula="of:=AVERAGE([.C3];[.C9];[.C15];[.C21];[.C27])" office:value-type="float" office:value="49" calcext:value-type="float">
            <text:p>49.0000</text:p>
          </table:table-cell>
          <table:table-cell table:style-name="ce16" table:formula="of:=AVERAGE([.D3];[.D9];[.D15];[.D21];[.D27])" office:value-type="float" office:value="1.97670550848075" calcext:value-type="float">
            <text:p>1.9767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Chvatal</text:p>
          </table:table-cell>
          <table:table-cell table:style-name="ce16" table:formula="of:=AVERAGE([.B4];[.B10];[.B16];[.B22];[.B28])" office:value-type="float" office:value="1702.4114" calcext:value-type="float">
            <text:p>1702.4114</text:p>
          </table:table-cell>
          <table:table-cell table:style-name="ce16" table:formula="of:=AVERAGE([.C4];[.C10];[.C16];[.C22];[.C28])" office:value-type="float" office:value="51" calcext:value-type="float">
            <text:p>51.0000</text:p>
          </table:table-cell>
          <table:table-cell table:style-name="ce16" table:formula="of:=AVERAGE([.D4];[.D10];[.D16];[.D22];[.D28])" office:value-type="float" office:value="0.0299594441754053" calcext:value-type="float">
            <text:p>0.0300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IncLing</text:p>
          </table:table-cell>
          <table:table-cell table:style-name="ce16" table:formula="of:=AVERAGE([.B5];[.B11];[.B17];[.B23];[.B29])" office:value-type="float" office:value="20.4024" calcext:value-type="float">
            <text:p>20.4024</text:p>
          </table:table-cell>
          <table:table-cell table:style-name="ce16" table:formula="of:=AVERAGE([.C5];[.C11];[.C17];[.C23];[.C29])" office:value-type="float" office:value="139" calcext:value-type="float">
            <text:p>139.0000</text:p>
          </table:table-cell>
          <table:table-cell table:style-name="ce16" table:formula="of:=AVERAGE([.D5];[.D11];[.D17];[.D23];[.D29])" office:value-type="float" office:value="6.82282658838347" calcext:value-type="float">
            <text:p>6.8228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Random</text:p>
          </table:table-cell>
          <table:table-cell table:style-name="ce16" table:formula="of:=AVERAGE([.B6];[.B12];[.B18];[.B24];[.B30])" office:value-type="float" office:value="2.9742" calcext:value-type="float">
            <text:p>2.9742</text:p>
          </table:table-cell>
          <table:table-cell table:style-name="ce16" table:formula="of:=AVERAGE([.C6];[.C12];[.C18];[.C24];[.C30])" office:value-type="float" office:value="139" calcext:value-type="float">
            <text:p>139.0000</text:p>
          </table:table-cell>
          <table:table-cell table:style-name="ce16" table:formula="of:=AVERAGE([.D6];[.D12];[.D18];[.D24];[.D30])" office:value-type="float" office:value="46.8528549987919" calcext:value-type="float">
            <text:p>46.8529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Preservative (Modified InkLing)</text:p>
          </table:table-cell>
          <table:table-cell table:style-name="ce16" table:formula="of:=AVERAGE([.B7];[.B13];[.B19];[.B25];[.B31])" office:value-type="string" office:string-value="" calcext:value-type="error">
            <text:p>#DIV/0!</text:p>
          </table:table-cell>
          <table:table-cell table:style-name="ce16" table:formula="of:=AVERAGE([.C7];[.C13];[.C19];[.C25];[.C31])" office:value-type="string" office:string-value="" calcext:value-type="error">
            <text:p>#DIV/0!</text:p>
          </table:table-cell>
          <table:table-cell table:style-name="ce16" table:formula="of:=AVERAGE([.D7];[.D13];[.D19];[.D25];[.D31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Standard Devia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STDEVA([.B3];[.B9];[.B15];[.B21];[.B27])" office:value-type="float" office:value="0.481445947121792" calcext:value-type="float">
            <text:p>0.4814</text:p>
          </table:table-cell>
          <table:table-cell table:formula="of:=STDEVA([.C3];[.C9];[.C15];[.C21];[.C27])" office:value-type="float" office:value="0" calcext:value-type="float">
            <text:p>0.0000</text:p>
          </table:table-cell>
          <table:table-cell table:formula="of:=STDEVA([.D3];[.D9];[.D15];[.D21];[.D27])" office:value-type="float" office:value="0.03839020866378" calcext:value-type="float">
            <text:p>0.0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STDEVA([.B4];[.B10];[.B16];[.B22];[.B28])" office:value-type="float" office:value="15.2653745057237" calcext:value-type="float">
            <text:p>15.2654</text:p>
          </table:table-cell>
          <table:table-cell table:formula="of:=STDEVA([.C4];[.C10];[.C16];[.C22];[.C28])" office:value-type="float" office:value="0" calcext:value-type="float">
            <text:p>0.0000</text:p>
          </table:table-cell>
          <table:table-cell table:formula="of:=STDEVA([.D4];[.D10];[.D16];[.D22];[.D28])" office:value-type="float" office:value="0.000270168240072866" calcext:value-type="float">
            <text:p>0.0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STDEVA([.B5];[.B11];[.B17];[.B23];[.B29])" office:value-type="float" office:value="0.894203723991351" calcext:value-type="float">
            <text:p>0.8942</text:p>
          </table:table-cell>
          <table:table-cell table:formula="of:=STDEVA([.C5];[.C11];[.C17];[.C23];[.C29])" office:value-type="float" office:value="0" calcext:value-type="float">
            <text:p>0.0000</text:p>
          </table:table-cell>
          <table:table-cell table:formula="of:=STDEVA([.D5];[.D11];[.D17];[.D23];[.D29])" office:value-type="float" office:value="0.282426115170841" calcext:value-type="float">
            <text:p>0.28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STDEVA([.B6];[.B12];[.B18];[.B24];[.B30])" office:value-type="float" office:value="0.171824619889002" calcext:value-type="float">
            <text:p>0.1718</text:p>
          </table:table-cell>
          <table:table-cell table:formula="of:=STDEVA([.C6];[.C12];[.C18];[.C24];[.C30])" office:value-type="float" office:value="0" calcext:value-type="float">
            <text:p>0.0000</text:p>
          </table:table-cell>
          <table:table-cell table:formula="of:=STDEVA([.D6];[.D12];[.D18];[.D24];[.D30])" office:value-type="float" office:value="2.5457060093105" calcext:value-type="float">
            <text:p>2.5457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edia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EDIAN([.B3];[.B9];[.B15];[.B21];[.B27])" office:value-type="float" office:value="24.66" calcext:value-type="float">
            <text:p>24.6600</text:p>
          </table:table-cell>
          <table:table-cell table:formula="of:=MEDIAN([.C3];[.C9];[.C15];[.C21];[.C27])" office:value-type="float" office:value="49" calcext:value-type="float">
            <text:p>49.0000</text:p>
          </table:table-cell>
          <table:table-cell table:formula="of:=MEDIAN([.D3];[.D9];[.D15];[.D21];[.D27])" office:value-type="float" office:value="1.98702351987024" calcext:value-type="float">
            <text:p>1.98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EDIAN([.B4];[.B10];[.B16];[.B22];[.B28])" office:value-type="float" office:value="1706.717" calcext:value-type="float">
            <text:p>1706.7170</text:p>
          </table:table-cell>
          <table:table-cell table:formula="of:=MEDIAN([.C4];[.C10];[.C16];[.C22];[.C28])" office:value-type="float" office:value="51" calcext:value-type="float">
            <text:p>51.0000</text:p>
          </table:table-cell>
          <table:table-cell table:formula="of:=MEDIAN([.D4];[.D10];[.D16];[.D22];[.D28])" office:value-type="float" office:value="0.0298819312164817" calcext:value-type="float">
            <text:p>0.0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EDIAN([.B5];[.B11];[.B17];[.B23];[.B29])" office:value-type="float" office:value="20.003" calcext:value-type="float">
            <text:p>20.0030</text:p>
          </table:table-cell>
          <table:table-cell table:formula="of:=MEDIAN([.C5];[.C11];[.C17];[.C23];[.C29])" office:value-type="float" office:value="139" calcext:value-type="float">
            <text:p>139.0000</text:p>
          </table:table-cell>
          <table:table-cell table:formula="of:=MEDIAN([.D5];[.D11];[.D17];[.D23];[.D29])" office:value-type="float" office:value="6.94895765635155" calcext:value-type="float">
            <text:p>6.9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EDIAN([.B6];[.B12];[.B18];[.B24];[.B30])" office:value-type="float" office:value="2.939" calcext:value-type="float">
            <text:p>2.9390</text:p>
          </table:table-cell>
          <table:table-cell table:formula="of:=MEDIAN([.C6];[.C12];[.C18];[.C24];[.C30])" office:value-type="float" office:value="139" calcext:value-type="float">
            <text:p>139.0000</text:p>
          </table:table-cell>
          <table:table-cell table:formula="of:=MEDIAN([.D6];[.D12];[.D18];[.D24];[.D30])" office:value-type="float" office:value="47.2949982987411" calcext:value-type="float">
            <text:p>47.2950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AX([.B3];[.B9];[.B15];[.B21];[.B27])" office:value-type="float" office:value="25.306" calcext:value-type="float">
            <text:p>25.3060</text:p>
          </table:table-cell>
          <table:table-cell table:formula="of:=MAX([.C3];[.C9];[.C15];[.C21];[.C27])" office:value-type="float" office:value="49" calcext:value-type="float">
            <text:p>49.0000</text:p>
          </table:table-cell>
          <table:table-cell table:formula="of:=MAX([.D3];[.D9];[.D15];[.D21];[.D27])" office:value-type="float" office:value="2.02563042579578" calcext:value-type="float">
            <text:p>2.02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AX([.B4];[.B10];[.B16];[.B22];[.B28])" office:value-type="float" office:value="1717.803" calcext:value-type="float">
            <text:p>1717.8030</text:p>
          </table:table-cell>
          <table:table-cell table:formula="of:=MAX([.C4];[.C10];[.C16];[.C22];[.C28])" office:value-type="float" office:value="51" calcext:value-type="float">
            <text:p>51.0000</text:p>
          </table:table-cell>
          <table:table-cell table:formula="of:=MAX([.D4];[.D10];[.D16];[.D22];[.D28])" office:value-type="float" office:value="0.0303796563524755" calcext:value-type="float">
            <text:p>0.03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AX([.B5];[.B11];[.B17];[.B23];[.B29])" office:value-type="float" office:value="22.002" calcext:value-type="float">
            <text:p>22.0020</text:p>
          </table:table-cell>
          <table:table-cell table:formula="of:=MAX([.C5];[.C11];[.C17];[.C23];[.C29])" office:value-type="float" office:value="139" calcext:value-type="float">
            <text:p>139.0000</text:p>
          </table:table-cell>
          <table:table-cell table:formula="of:=MAX([.D5];[.D11];[.D17];[.D23];[.D29])" office:value-type="float" office:value="6.94930506949305" calcext:value-type="float">
            <text:p>6.94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AX([.B6];[.B12];[.B18];[.B24];[.B30])" office:value-type="float" office:value="3.271" calcext:value-type="float">
            <text:p>3.2710</text:p>
          </table:table-cell>
          <table:table-cell table:formula="of:=MAX([.C6];[.C12];[.C18];[.C24];[.C30])" office:value-type="float" office:value="139" calcext:value-type="float">
            <text:p>139.0000</text:p>
          </table:table-cell>
          <table:table-cell table:formula="of:=MAX([.D6];[.D12];[.D18];[.D24];[.D30])" office:value-type="float" office:value="48.6865148861646" calcext:value-type="float">
            <text:p>48.6865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MIN([.B3];[.B9];[.B15];[.B21];[.B27])" office:value-type="float" office:value="24.19" calcext:value-type="float">
            <text:p>24.1900</text:p>
          </table:table-cell>
          <table:table-cell table:formula="of:=MIN([.C3];[.C9];[.C15];[.C21];[.C27])" office:value-type="float" office:value="49" calcext:value-type="float">
            <text:p>49.0000</text:p>
          </table:table-cell>
          <table:table-cell table:formula="of:=MIN([.D3];[.D9];[.D15];[.D21];[.D27])" office:value-type="float" office:value="1.9362996917727" calcext:value-type="float">
            <text:p>1.93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MIN([.B4];[.B10];[.B16];[.B22];[.B28])" office:value-type="float" office:value="1678.755" calcext:value-type="float">
            <text:p>1678.7550</text:p>
          </table:table-cell>
          <table:table-cell table:formula="of:=MIN([.C4];[.C10];[.C16];[.C22];[.C28])" office:value-type="float" office:value="51" calcext:value-type="float">
            <text:p>51.0000</text:p>
          </table:table-cell>
          <table:table-cell table:formula="of:=MIN([.D4];[.D10];[.D16];[.D22];[.D28])" office:value-type="float" office:value="0.0296890854189916" calcext:value-type="float">
            <text:p>0.0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MIN([.B5];[.B11];[.B17];[.B23];[.B29])" office:value-type="float" office:value="20.002" calcext:value-type="float">
            <text:p>20.0020</text:p>
          </table:table-cell>
          <table:table-cell table:formula="of:=MIN([.C5];[.C11];[.C17];[.C23];[.C29])" office:value-type="float" office:value="139" calcext:value-type="float">
            <text:p>139.0000</text:p>
          </table:table-cell>
          <table:table-cell table:formula="of:=MIN([.D5];[.D11];[.D17];[.D23];[.D29])" office:value-type="float" office:value="6.31760749022816" calcext:value-type="float">
            <text:p>6.3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MIN([.B6];[.B12];[.B18];[.B24];[.B30])" office:value-type="float" office:value="2.855" calcext:value-type="float">
            <text:p>2.8550</text:p>
          </table:table-cell>
          <table:table-cell table:formula="of:=MIN([.C6];[.C12];[.C18];[.C24];[.C30])" office:value-type="float" office:value="139" calcext:value-type="float">
            <text:p>139.0000</text:p>
          </table:table-cell>
          <table:table-cell table:formula="of:=MIN([.D6];[.D12];[.D18];[.D24];[.D30])" office:value-type="float" office:value="42.4946499541425" calcext:value-type="float">
            <text:p>42.4946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I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0)" office:value-type="float" office:value="24.19" calcext:value-type="float">
            <text:p>24.1900</text:p>
          </table:table-cell>
          <table:table-cell table:formula="of:=QUARTILE(([.C3]~[.C9]~[.C15]~[.C21]~[.C27]);0)" office:value-type="float" office:value="49" calcext:value-type="float">
            <text:p>49.0000</text:p>
          </table:table-cell>
          <table:table-cell table:formula="of:=QUARTILE(([.D3]~[.D9]~[.D15]~[.D21]~[.D27]);0)" office:value-type="float" office:value="1.9362996917727" calcext:value-type="float">
            <text:p>1.93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0)" office:value-type="float" office:value="1678.755" calcext:value-type="float">
            <text:p>1678.7550</text:p>
          </table:table-cell>
          <table:table-cell table:formula="of:=QUARTILE(([.C4]~[.C10]~[.C16]~[.C22]~[.C28]);0)" office:value-type="float" office:value="51" calcext:value-type="float">
            <text:p>51.0000</text:p>
          </table:table-cell>
          <table:table-cell table:formula="of:=QUARTILE(([.D4]~[.D10]~[.D16]~[.D22]~[.D28]);0)" office:value-type="float" office:value="0.0296890854189916" calcext:value-type="float">
            <text:p>0.0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0)" office:value-type="float" office:value="20.002" calcext:value-type="float">
            <text:p>20.0020</text:p>
          </table:table-cell>
          <table:table-cell table:formula="of:=QUARTILE(([.C5]~[.C11]~[.C17]~[.C23]~[.C29]);0)" office:value-type="float" office:value="139" calcext:value-type="float">
            <text:p>139.0000</text:p>
          </table:table-cell>
          <table:table-cell table:formula="of:=QUARTILE(([.D5]~[.D11]~[.D17]~[.D23]~[.D29]);0)" office:value-type="float" office:value="6.31760749022816" calcext:value-type="float">
            <text:p>6.3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0)" office:value-type="float" office:value="2.855" calcext:value-type="float">
            <text:p>2.8550</text:p>
          </table:table-cell>
          <table:table-cell table:formula="of:=QUARTILE(([.C6]~[.C12]~[.C18]~[.C24]~[.C30]);0)" office:value-type="float" office:value="139" calcext:value-type="float">
            <text:p>139.0000</text:p>
          </table:table-cell>
          <table:table-cell table:formula="of:=QUARTILE(([.D6]~[.D12]~[.D18]~[.D24]~[.D30]);0)" office:value-type="float" office:value="42.4946499541425" calcext:value-type="float">
            <text:p>42.4946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4" table:number-rows-spanned="1">
            <text:p>Quartile MAX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ICPL</text:p>
          </table:table-cell>
          <table:table-cell table:formula="of:=QUARTILE(([.B3]~[.B9]~[.B15]~[.B21]~[.B27]);4)" office:value-type="float" office:value="25.306" calcext:value-type="float">
            <text:p>25.3060</text:p>
          </table:table-cell>
          <table:table-cell table:formula="of:=QUARTILE(([.C3]~[.C9]~[.C15]~[.C21]~[.C27]);4)" office:value-type="float" office:value="49" calcext:value-type="float">
            <text:p>49.0000</text:p>
          </table:table-cell>
          <table:table-cell table:formula="of:=QUARTILE(([.D3]~[.D9]~[.D15]~[.D21]~[.D27]);4)" office:value-type="float" office:value="2.02563042579578" calcext:value-type="float">
            <text:p>2.02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vatal</text:p>
          </table:table-cell>
          <table:table-cell table:formula="of:=QUARTILE(([.B4]~[.B10]~[.B16]~[.B22]~[.B28]);4)" office:value-type="float" office:value="1717.803" calcext:value-type="float">
            <text:p>1717.8030</text:p>
          </table:table-cell>
          <table:table-cell table:formula="of:=QUARTILE(([.C4]~[.C10]~[.C16]~[.C22]~[.C28]);4)" office:value-type="float" office:value="51" calcext:value-type="float">
            <text:p>51.0000</text:p>
          </table:table-cell>
          <table:table-cell table:formula="of:=QUARTILE(([.D4]~[.D10]~[.D16]~[.D22]~[.D28]);4)" office:value-type="float" office:value="0.0303796563524755" calcext:value-type="float">
            <text:p>0.03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Ling</text:p>
          </table:table-cell>
          <table:table-cell table:formula="of:=QUARTILE(([.B5]~[.B11]~[.B17]~[.B23]~[.B29]);4)" office:value-type="float" office:value="22.002" calcext:value-type="float">
            <text:p>22.0020</text:p>
          </table:table-cell>
          <table:table-cell table:formula="of:=QUARTILE(([.C5]~[.C11]~[.C17]~[.C23]~[.C29]);4)" office:value-type="float" office:value="139" calcext:value-type="float">
            <text:p>139.0000</text:p>
          </table:table-cell>
          <table:table-cell table:formula="of:=QUARTILE(([.D5]~[.D11]~[.D17]~[.D23]~[.D29]);4)" office:value-type="float" office:value="6.94930506949305" calcext:value-type="float">
            <text:p>6.94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</text:p>
          </table:table-cell>
          <table:table-cell table:formula="of:=QUARTILE(([.B6]~[.B12]~[.B18]~[.B24]~[.B30]);4)" office:value-type="float" office:value="3.271" calcext:value-type="float">
            <text:p>3.2710</text:p>
          </table:table-cell>
          <table:table-cell table:formula="of:=QUARTILE(([.C6]~[.C12]~[.C18]~[.C24]~[.C30]);4)" office:value-type="float" office:value="139" calcext:value-type="float">
            <text:p>139.0000</text:p>
          </table:table-cell>
          <table:table-cell table:formula="of:=QUARTILE(([.D6]~[.D12]~[.D18]~[.D24]~[.D30]);4)" office:value-type="float" office:value="48.6865148861646" calcext:value-type="float">
            <text:p>48.6865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ux_completeHistory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8" table:default-cell-style-name="ce10"/>
        <table:table-column table:style-name="co6" table:number-columns-repeated="2" table:default-cell-style-name="ce10"/>
        <table:table-row table:style-name="ro1"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Runtime Preanalysis in s</text:p>
          </table:table-cell>
          <table:table-cell table:style-name="ce8" office:value-type="string" calcext:value-type="string">
            <text:p>Runtime IncLing in s</text:p>
          </table:table-cell>
          <table:table-cell table:style-name="ce8" office:value-type="string" calcext:value-type="string">
            <text:p>Runtime total</text:p>
          </table:table-cell>
          <table:table-cell table:style-name="ce8" office:value-type="string" calcext:value-type="string">
            <text:p>Configurations</text:p>
          </table:table-cell>
          <table:table-cell table:style-name="ce8" office:value-type="string" calcext:value-type="string">
            <text:p>Newly Calculated Configurations</text:p>
          </table:table-cell>
          <table:table-cell table:style-name="ce8" office:value-type="string" calcext:value-type="string">
            <text:p>Efficiency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Run 1</text:p>
          </table:table-cell>
          <table:covered-table-cell table:number-columns-repeated="3"/>
          <table:covered-table-cell table:number-columns-repeated="3" table:style-name="ce12"/>
        </table:table-row>
        <table:table-row table:style-name="ro1">
          <table:table-cell office:value-type="string" calcext:value-type="string">
            <text:p>V1</text:p>
          </table:table-cell>
          <table:table-cell table:style-name="Default" office:value-type="float" office:value="0.205" calcext:value-type="float">
            <text:p>0.205</text:p>
          </table:table-cell>
          <table:table-cell table:style-name="Default" office:value-type="float" office:value="34.015" calcext:value-type="float">
            <text:p>34.015</text:p>
          </table:table-cell>
          <table:table-cell table:style-name="ce3" table:formula="of:=[.B3]+[.C3]" office:value-type="float" office:value="34.22" calcext:value-type="float">
            <text:p>34.2200</text:p>
          </table:table-cell>
          <table:table-cell table:number-columns-repeated="2" table:style-name="Default" office:value-type="float" office:value="239" calcext:value-type="float">
            <text:p>239</text:p>
          </table:table-cell>
          <table:table-cell table:style-name="ce3" table:formula="of:=[.E3]/[.D3]" office:value-type="float" office:value="6.98421975452952" calcext:value-type="float">
            <text:p>6.984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style-name="Default" office:value-type="float" office:value="5.824" calcext:value-type="float">
            <text:p>5.824</text:p>
          </table:table-cell>
          <table:table-cell table:style-name="Default" office:value-type="float" office:value="26.003" calcext:value-type="float">
            <text:p>26.003</text:p>
          </table:table-cell>
          <table:table-cell table:style-name="ce3" table:formula="of:=[.B4]+[.C4]" office:value-type="float" office:value="31.827" calcext:value-type="float">
            <text:p>31.8270</text:p>
          </table:table-cell>
          <table:table-cell table:number-columns-repeated="2" table:style-name="Default" office:value-type="float" office:value="164" calcext:value-type="float">
            <text:p>164</text:p>
          </table:table-cell>
          <table:table-cell table:style-name="ce3" table:formula="of:=[.E4]/[.D4]" office:value-type="float" office:value="5.15285763659786" calcext:value-type="float">
            <text:p>5.1529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style-name="Default" office:value-type="float" office:value="3.258" calcext:value-type="float">
            <text:p>3.258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ce3" table:formula="of:=[.B5]+[.C5]" office:value-type="float" office:value="25.261" calcext:value-type="float">
            <text:p>25.2610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ce3" table:formula="of:=[.E5]/[.D5]" office:value-type="float" office:value="5.26503305490677" calcext:value-type="float">
            <text:p>5.2650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style-name="Default" office:value-type="float" office:value="2.576" calcext:value-type="float">
            <text:p>2.576</text:p>
          </table:table-cell>
          <table:table-cell table:style-name="Default" office:value-type="float" office:value="28.003" calcext:value-type="float">
            <text:p>28.003</text:p>
          </table:table-cell>
          <table:table-cell table:style-name="ce3" table:formula="of:=[.B6]+[.C6]" office:value-type="float" office:value="30.579" calcext:value-type="float">
            <text:p>30.5790</text:p>
          </table:table-cell>
          <table:table-cell table:number-columns-repeated="2" table:style-name="Default" office:value-type="float" office:value="188" calcext:value-type="float">
            <text:p>188</text:p>
          </table:table-cell>
          <table:table-cell table:style-name="ce3" table:formula="of:=[.E6]/[.D6]" office:value-type="float" office:value="6.14801007227182" calcext:value-type="float">
            <text:p>6.148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style-name="Default" office:value-type="float" office:value="3.375" calcext:value-type="float">
            <text:p>3.375</text:p>
          </table:table-cell>
          <table:table-cell table:style-name="Default" office:value-type="float" office:value="24.003" calcext:value-type="float">
            <text:p>24.003</text:p>
          </table:table-cell>
          <table:table-cell table:style-name="ce3" table:formula="of:=[.B7]+[.C7]" office:value-type="float" office:value="27.378" calcext:value-type="float">
            <text:p>27.3780</text:p>
          </table:table-cell>
          <table:table-cell table:number-columns-repeated="2" table:style-name="Default" office:value-type="float" office:value="148" calcext:value-type="float">
            <text:p>148</text:p>
          </table:table-cell>
          <table:table-cell table:style-name="ce3" table:formula="of:=[.E7]/[.D7]" office:value-type="float" office:value="5.40580027759515" calcext:value-type="float">
            <text:p>5.4058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style-name="Default" office:value-type="float" office:value="2.718" calcext:value-type="float">
            <text:p>2.718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ce3" table:formula="of:=[.B8]+[.C8]" office:value-type="float" office:value="24.721" calcext:value-type="float">
            <text:p>24.7210</text:p>
          </table:table-cell>
          <table:table-cell table:number-columns-repeated="2" table:style-name="Default" office:value-type="float" office:value="121" calcext:value-type="float">
            <text:p>121</text:p>
          </table:table-cell>
          <table:table-cell table:style-name="ce3" table:formula="of:=[.E8]/[.D8]" office:value-type="float" office:value="4.89462400388334" calcext:value-type="float">
            <text:p>4.8946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style-name="Default" office:value-type="float" office:value="2.345" calcext:value-type="float">
            <text:p>2.345</text:p>
          </table:table-cell>
          <table:table-cell table:style-name="Default" office:value-type="float" office:value="26.003" calcext:value-type="float">
            <text:p>26.003</text:p>
          </table:table-cell>
          <table:table-cell table:style-name="ce3" table:formula="of:=[.B9]+[.C9]" office:value-type="float" office:value="28.348" calcext:value-type="float">
            <text:p>28.3480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65" calcext:value-type="float">
            <text:p>165</text:p>
          </table:table-cell>
          <table:table-cell table:style-name="ce3" table:formula="of:=[.E9]/[.D9]" office:value-type="float" office:value="6.06744743897277" calcext:value-type="float">
            <text:p>6.0674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style-name="Default" office:value-type="float" office:value="3.142" calcext:value-type="float">
            <text:p>3.142</text:p>
          </table:table-cell>
          <table:table-cell table:style-name="Default" office:value-type="float" office:value="22.002" calcext:value-type="float">
            <text:p>22.002</text:p>
          </table:table-cell>
          <table:table-cell table:style-name="ce3" table:formula="of:=[.B10]+[.C10]" office:value-type="float" office:value="25.144" calcext:value-type="float">
            <text:p>25.1440</text:p>
          </table:table-cell>
          <table:table-cell table:number-columns-repeated="2" table:style-name="Default" office:value-type="float" office:value="155" calcext:value-type="float">
            <text:p>155</text:p>
          </table:table-cell>
          <table:table-cell table:style-name="ce3" table:formula="of:=[.E10]/[.D10]" office:value-type="float" office:value="6.16449252306713" calcext:value-type="float">
            <text:p>6.1645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style-name="Default" office:value-type="float" office:value="2.693" calcext:value-type="float">
            <text:p>2.693</text:p>
          </table:table-cell>
          <table:table-cell table:style-name="Default" office:value-type="float" office:value="26.003" calcext:value-type="float">
            <text:p>26.003</text:p>
          </table:table-cell>
          <table:table-cell table:style-name="ce3" table:formula="of:=[.B11]+[.C11]" office:value-type="float" office:value="28.696" calcext:value-type="float">
            <text:p>28.6960</text:p>
          </table:table-cell>
          <table:table-cell table:number-columns-repeated="2" table:style-name="Default" office:value-type="float" office:value="190" calcext:value-type="float">
            <text:p>190</text:p>
          </table:table-cell>
          <table:table-cell table:style-name="ce3" table:formula="of:=[.E11]/[.D11]" office:value-type="float" office:value="6.6211318650683" calcext:value-type="float">
            <text:p>6.6211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style-name="Default" office:value-type="float" office:value="2.998" calcext:value-type="float">
            <text:p>2.998</text:p>
          </table:table-cell>
          <table:table-cell table:style-name="Default" office:value-type="float" office:value="20.003" calcext:value-type="float">
            <text:p>20.003</text:p>
          </table:table-cell>
          <table:table-cell table:style-name="ce3" table:formula="of:=[.B12]+[.C12]" office:value-type="float" office:value="23.001" calcext:value-type="float">
            <text:p>23.0010</text:p>
          </table:table-cell>
          <table:table-cell table:number-columns-repeated="2" table:style-name="Default" office:value-type="float" office:value="139" calcext:value-type="float">
            <text:p>139</text:p>
          </table:table-cell>
          <table:table-cell table:style-name="ce3" table:formula="of:=[.E12]/[.D12]" office:value-type="float" office:value="6.04321551236903" calcext:value-type="float">
            <text:p>6.043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3" table:formula="of:=SUM([.B3:.B11])" office:value-type="float" office:value="26.136" calcext:value-type="float">
            <text:p>26.1360</text:p>
          </table:table-cell>
          <table:table-cell table:style-name="ce3" table:formula="of:=SUM([.C3:.C11])" office:value-type="float" office:value="230.038" calcext:value-type="float">
            <text:p>230.0380</text:p>
          </table:table-cell>
          <table:table-cell table:style-name="ce3" table:formula="of:=SUM([.D3:.D11])" office:value-type="float" office:value="256.174" calcext:value-type="float">
            <text:p>256.1740</text:p>
          </table:table-cell>
          <table:table-cell table:style-name="ce3" table:formula="of:=SUM([.E3:.E11])" office:value-type="float" office:value="1510" calcext:value-type="float">
            <text:p>1510.0000</text:p>
          </table:table-cell>
          <table:table-cell table:style-name="ce3" table:formula="of:=SUM([.F3:.F11])" office:value-type="float" office:value="1503" calcext:value-type="float">
            <text:p>1503.0000</text:p>
          </table:table-cell>
          <table:table-cell table:style-name="ce3" table:formula="of:=SUM([.G3:.G11])" office:value-type="float" office:value="52.7036166268926" calcext:value-type="float">
            <text:p>52.7036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Run 2</text:p>
          </table: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41.57" calcext:value-type="float">
            <text:p>41.5700</text:p>
          </table:covered-table-cell>
          <table:covered-table-cell table:style-name="ce3"/>
          <table:covered-table-cell table:style-name="ce3" office:value-type="float" office:value="85" calcext:value-type="float">
            <text:p>85.0000</text:p>
          </table:covered-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2.04474380562906" calcext:value-type="float">
            <text:p>2.0447</text:p>
          </table:covered-table-cell>
        </table:table-row>
        <table:table-row table:style-name="ro1">
          <table:table-cell office:value-type="string" calcext:value-type="string">
            <text:p>V1</text:p>
          </table:table-cell>
          <table:table-cell table:style-name="Default" office:value-type="float" office:value="0.181" calcext:value-type="float">
            <text:p>0.181</text:p>
          </table:table-cell>
          <table:table-cell table:style-name="Default" office:value-type="float" office:value="34.03" calcext:value-type="float">
            <text:p>34.03</text:p>
          </table:table-cell>
          <table:table-cell table:style-name="ce3" table:formula="of:=[.B15]+[.C15]" office:value-type="float" office:value="34.211" calcext:value-type="float">
            <text:p>34.2110</text:p>
          </table:table-cell>
          <table:table-cell table:number-columns-repeated="2" table:style-name="Default" office:value-type="float" office:value="239" calcext:value-type="float">
            <text:p>239</text:p>
          </table:table-cell>
          <table:table-cell table:style-name="ce3" table:formula="of:=[.E15]/[.D15]" office:value-type="float" office:value="6.98605711613224" calcext:value-type="float">
            <text:p>6.9861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style-name="Default" office:value-type="float" office:value="5.059" calcext:value-type="float">
            <text:p>5.059</text:p>
          </table:table-cell>
          <table:table-cell table:style-name="Default" office:value-type="float" office:value="26.004" calcext:value-type="float">
            <text:p>26.004</text:p>
          </table:table-cell>
          <table:table-cell table:style-name="ce3" table:formula="of:=[.B16]+[.C16]" office:value-type="float" office:value="31.063" calcext:value-type="float">
            <text:p>31.0630</text:p>
          </table:table-cell>
          <table:table-cell table:number-columns-repeated="2" table:style-name="Default" office:value-type="float" office:value="164" calcext:value-type="float">
            <text:p>164</text:p>
          </table:table-cell>
          <table:table-cell table:style-name="ce3" table:formula="of:=[.E16]/[.D16]" office:value-type="float" office:value="5.27959308502076" calcext:value-type="float">
            <text:p>5.2796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style-name="Default" office:value-type="float" office:value="3.174" calcext:value-type="float">
            <text:p>3.174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ce3" table:formula="of:=[.B17]+[.C17]" office:value-type="float" office:value="25.177" calcext:value-type="float">
            <text:p>25.1770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ce3" table:formula="of:=[.E17]/[.D17]" office:value-type="float" office:value="5.28259919768042" calcext:value-type="float">
            <text:p>5.2826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style-name="Default" office:value-type="float" office:value="2.228" calcext:value-type="float">
            <text:p>2.228</text:p>
          </table:table-cell>
          <table:table-cell table:style-name="Default" office:value-type="float" office:value="28.003" calcext:value-type="float">
            <text:p>28.003</text:p>
          </table:table-cell>
          <table:table-cell table:style-name="ce3" table:formula="of:=[.B18]+[.C18]" office:value-type="float" office:value="30.231" calcext:value-type="float">
            <text:p>30.2310</text:p>
          </table:table-cell>
          <table:table-cell table:number-columns-repeated="2" table:style-name="Default" office:value-type="float" office:value="188" calcext:value-type="float">
            <text:p>188</text:p>
          </table:table-cell>
          <table:table-cell table:style-name="ce3" table:formula="of:=[.E18]/[.D18]" office:value-type="float" office:value="6.21878204492078" calcext:value-type="float">
            <text:p>6.2188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style-name="Default" office:value-type="float" office:value="4.085" calcext:value-type="float">
            <text:p>4.085</text:p>
          </table:table-cell>
          <table:table-cell table:style-name="Default" office:value-type="float" office:value="26.003" calcext:value-type="float">
            <text:p>26.003</text:p>
          </table:table-cell>
          <table:table-cell table:style-name="ce3" table:formula="of:=[.B19]+[.C19]" office:value-type="float" office:value="30.088" calcext:value-type="float">
            <text:p>30.0880</text:p>
          </table:table-cell>
          <table:table-cell table:number-columns-repeated="2" table:style-name="Default" office:value-type="float" office:value="148" calcext:value-type="float">
            <text:p>148</text:p>
          </table:table-cell>
          <table:table-cell table:style-name="ce3" table:formula="of:=[.E19]/[.D19]" office:value-type="float" office:value="4.91890454666312" calcext:value-type="float">
            <text:p>4.9189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style-name="Default" office:value-type="float" office:value="3.17" calcext:value-type="float">
            <text:p>3.17</text:p>
          </table:table-cell>
          <table:table-cell table:style-name="Default" office:value-type="float" office:value="20.003" calcext:value-type="float">
            <text:p>20.003</text:p>
          </table:table-cell>
          <table:table-cell table:style-name="ce3" table:formula="of:=[.B20]+[.C20]" office:value-type="float" office:value="23.173" calcext:value-type="float">
            <text:p>23.1730</text:p>
          </table:table-cell>
          <table:table-cell table:number-columns-repeated="2" table:style-name="Default" office:value-type="float" office:value="121" calcext:value-type="float">
            <text:p>121</text:p>
          </table:table-cell>
          <table:table-cell table:style-name="ce3" table:formula="of:=[.E20]/[.D20]" office:value-type="float" office:value="5.22159409657791" calcext:value-type="float">
            <text:p>5.2216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style-name="Default" office:value-type="float" office:value="2.208" calcext:value-type="float">
            <text:p>2.208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ce3" table:formula="of:=[.B21]+[.C21]" office:value-type="float" office:value="24.211" calcext:value-type="float">
            <text:p>24.2110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65" calcext:value-type="float">
            <text:p>165</text:p>
          </table:table-cell>
          <table:table-cell table:style-name="ce3" table:formula="of:=[.E21]/[.D21]" office:value-type="float" office:value="7.10420883069679" calcext:value-type="float">
            <text:p>7.1042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style-name="Default" office:value-type="float" office:value="2.8" calcext:value-type="float">
            <text:p>2.8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ce3" table:formula="of:=[.B22]+[.C22]" office:value-type="float" office:value="24.803" calcext:value-type="float">
            <text:p>24.8030</text:p>
          </table:table-cell>
          <table:table-cell table:number-columns-repeated="2" table:style-name="Default" office:value-type="float" office:value="155" calcext:value-type="float">
            <text:p>155</text:p>
          </table:table-cell>
          <table:table-cell table:style-name="ce3" table:formula="of:=[.E22]/[.D22]" office:value-type="float" office:value="6.24924404305931" calcext:value-type="float">
            <text:p>6.2492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style-name="Default" office:value-type="float" office:value="2.593" calcext:value-type="float">
            <text:p>2.593</text:p>
          </table:table-cell>
          <table:table-cell table:style-name="Default" office:value-type="float" office:value="26.003" calcext:value-type="float">
            <text:p>26.003</text:p>
          </table:table-cell>
          <table:table-cell table:style-name="ce3" table:formula="of:=[.B23]+[.C23]" office:value-type="float" office:value="28.596" calcext:value-type="float">
            <text:p>28.5960</text:p>
          </table:table-cell>
          <table:table-cell table:number-columns-repeated="2" table:style-name="Default" office:value-type="float" office:value="190" calcext:value-type="float">
            <text:p>190</text:p>
          </table:table-cell>
          <table:table-cell table:style-name="ce3" table:formula="of:=[.E23]/[.D23]" office:value-type="float" office:value="6.64428591411386" calcext:value-type="float">
            <text:p>6.6443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style-name="Default" office:value-type="float" office:value="3.531" calcext:value-type="float">
            <text:p>3.531</text:p>
          </table:table-cell>
          <table:table-cell table:style-name="Default" office:value-type="float" office:value="20.003" calcext:value-type="float">
            <text:p>20.003</text:p>
          </table:table-cell>
          <table:table-cell table:style-name="ce3" table:formula="of:=[.B24]+[.C24]" office:value-type="float" office:value="23.534" calcext:value-type="float">
            <text:p>23.5340</text:p>
          </table:table-cell>
          <table:table-cell table:number-columns-repeated="2" table:style-name="Default" office:value-type="float" office:value="139" calcext:value-type="float">
            <text:p>139</text:p>
          </table:table-cell>
          <table:table-cell table:style-name="ce3" table:formula="of:=[.E24]/[.D24]" office:value-type="float" office:value="5.90634826208889" calcext:value-type="float">
            <text:p>5.906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3" table:formula="of:=SUM([.B15:.B23])" office:value-type="float" office:value="25.498" calcext:value-type="float">
            <text:p>25.4980</text:p>
          </table:table-cell>
          <table:table-cell table:style-name="ce3" table:formula="of:=SUM([.C15:.C23])" office:value-type="float" office:value="226.055" calcext:value-type="float">
            <text:p>226.0550</text:p>
          </table:table-cell>
          <table:table-cell table:style-name="ce3" table:formula="of:=SUM([.D15:.D23])" office:value-type="float" office:value="251.553" calcext:value-type="float">
            <text:p>251.5530</text:p>
          </table:table-cell>
          <table:table-cell table:style-name="ce3" table:formula="of:=SUM([.E15:.E23])" office:value-type="float" office:value="1510" calcext:value-type="float">
            <text:p>1510.0000</text:p>
          </table:table-cell>
          <table:table-cell table:style-name="ce3" table:formula="of:=SUM([.F15:.F23])" office:value-type="float" office:value="1503" calcext:value-type="float">
            <text:p>1503.0000</text:p>
          </table:table-cell>
          <table:table-cell table:style-name="ce3" table:formula="of:=SUM([.G15:.G23])" office:value-type="float" office:value="53.9052688748652" calcext:value-type="float">
            <text:p>53.9053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Run 3</text:p>
          </table: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41.478" calcext:value-type="float">
            <text:p>41.4780</text:p>
          </table:covered-table-cell>
          <table:covered-table-cell table:style-name="ce3"/>
          <table:covered-table-cell table:style-name="ce3" office:value-type="float" office:value="85" calcext:value-type="float">
            <text:p>85.0000</text:p>
          </table:covered-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2.04927913592748" calcext:value-type="float">
            <text:p>2.0493</text:p>
          </table:covered-table-cell>
        </table:table-row>
        <table:table-row table:style-name="ro1">
          <table:table-cell office:value-type="string" calcext:value-type="string">
            <text:p>V1</text:p>
          </table:table-cell>
          <table:table-cell table:style-name="Default" office:value-type="float" office:value="0.169" calcext:value-type="float">
            <text:p>0.169</text:p>
          </table:table-cell>
          <table:table-cell table:style-name="Default" office:value-type="float" office:value="36.006" calcext:value-type="float">
            <text:p>36.006</text:p>
          </table:table-cell>
          <table:table-cell table:style-name="ce3" table:formula="of:=[.B27]+[.C27]" office:value-type="float" office:value="36.175" calcext:value-type="float">
            <text:p>36.1750</text:p>
          </table:table-cell>
          <table:table-cell table:number-columns-repeated="2" table:style-name="Default" office:value-type="float" office:value="239" calcext:value-type="float">
            <text:p>239</text:p>
          </table:table-cell>
          <table:table-cell table:style-name="ce3" table:formula="of:=[.E27]/[.D27]" office:value-type="float" office:value="6.60677263303386" calcext:value-type="float">
            <text:p>6.6068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28.003" calcext:value-type="float">
            <text:p>28.003</text:p>
          </table:table-cell>
          <table:table-cell table:style-name="ce3" table:formula="of:=[.B28]+[.C28]" office:value-type="float" office:value="33.603" calcext:value-type="float">
            <text:p>33.6030</text:p>
          </table:table-cell>
          <table:table-cell table:number-columns-repeated="2" table:style-name="Default" office:value-type="float" office:value="164" calcext:value-type="float">
            <text:p>164</text:p>
          </table:table-cell>
          <table:table-cell table:style-name="ce3" table:formula="of:=[.E28]/[.D28]" office:value-type="float" office:value="4.88051662053983" calcext:value-type="float">
            <text:p>4.8805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style-name="Default" office:value-type="float" office:value="3.661" calcext:value-type="float">
            <text:p>3.661</text:p>
          </table:table-cell>
          <table:table-cell table:style-name="Default" office:value-type="float" office:value="24.003" calcext:value-type="float">
            <text:p>24.003</text:p>
          </table:table-cell>
          <table:table-cell table:style-name="ce3" table:formula="of:=[.B29]+[.C29]" office:value-type="float" office:value="27.664" calcext:value-type="float">
            <text:p>27.6640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ce3" table:formula="of:=[.E29]/[.D29]" office:value-type="float" office:value="4.80769230769231" calcext:value-type="float">
            <text:p>4.8077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style-name="Default" office:value-type="float" office:value="2.748" calcext:value-type="float">
            <text:p>2.748</text:p>
          </table:table-cell>
          <table:table-cell table:style-name="Default" office:value-type="float" office:value="28.003" calcext:value-type="float">
            <text:p>28.003</text:p>
          </table:table-cell>
          <table:table-cell table:style-name="ce3" table:formula="of:=[.B30]+[.C30]" office:value-type="float" office:value="30.751" calcext:value-type="float">
            <text:p>30.7510</text:p>
          </table:table-cell>
          <table:table-cell table:number-columns-repeated="2" table:style-name="Default" office:value-type="float" office:value="188" calcext:value-type="float">
            <text:p>188</text:p>
          </table:table-cell>
          <table:table-cell table:style-name="ce3" table:formula="of:=[.E30]/[.D30]" office:value-type="float" office:value="6.11362232122533" calcext:value-type="float">
            <text:p>6.1136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style-name="Default" office:value-type="float" office:value="3.799" calcext:value-type="float">
            <text:p>3.799</text:p>
          </table:table-cell>
          <table:table-cell table:style-name="Default" office:value-type="float" office:value="26.003" calcext:value-type="float">
            <text:p>26.003</text:p>
          </table:table-cell>
          <table:table-cell table:style-name="ce3" table:formula="of:=[.B31]+[.C31]" office:value-type="float" office:value="29.802" calcext:value-type="float">
            <text:p>29.8020</text:p>
          </table:table-cell>
          <table:table-cell table:number-columns-repeated="2" table:style-name="Default" office:value-type="float" office:value="148" calcext:value-type="float">
            <text:p>148</text:p>
          </table:table-cell>
          <table:table-cell table:style-name="ce3" table:formula="of:=[.E31]/[.D31]" office:value-type="float" office:value="4.96610965707" calcext:value-type="float">
            <text:p>4.9661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style-name="Default" office:value-type="float" office:value="2.965" calcext:value-type="float">
            <text:p>2.965</text:p>
          </table:table-cell>
          <table:table-cell table:style-name="Default" office:value-type="float" office:value="24.003" calcext:value-type="float">
            <text:p>24.003</text:p>
          </table:table-cell>
          <table:table-cell table:style-name="ce3" table:formula="of:=[.B32]+[.C32]" office:value-type="float" office:value="26.968" calcext:value-type="float">
            <text:p>26.9680</text:p>
          </table:table-cell>
          <table:table-cell table:number-columns-repeated="2" table:style-name="Default" office:value-type="float" office:value="121" calcext:value-type="float">
            <text:p>121</text:p>
          </table:table-cell>
          <table:table-cell table:style-name="ce3" table:formula="of:=[.E32]/[.D32]" office:value-type="float" office:value="4.48679916938594" calcext:value-type="float">
            <text:p>4.4868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style-name="Default" office:value-type="float" office:value="2.259" calcext:value-type="float">
            <text:p>2.259</text:p>
          </table:table-cell>
          <table:table-cell table:style-name="Default" office:value-type="float" office:value="26.003" calcext:value-type="float">
            <text:p>26.003</text:p>
          </table:table-cell>
          <table:table-cell table:style-name="ce3" table:formula="of:=[.B33]+[.C33]" office:value-type="float" office:value="28.262" calcext:value-type="float">
            <text:p>28.2620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65" calcext:value-type="float">
            <text:p>165</text:p>
          </table:table-cell>
          <table:table-cell table:style-name="ce3" table:formula="of:=[.E33]/[.D33]" office:value-type="float" office:value="6.08591040973746" calcext:value-type="float">
            <text:p>6.0859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style-name="Default" office:value-type="float" office:value="2.666" calcext:value-type="float">
            <text:p>2.666</text:p>
          </table:table-cell>
          <table:table-cell table:style-name="Default" office:value-type="float" office:value="24.002" calcext:value-type="float">
            <text:p>24.002</text:p>
          </table:table-cell>
          <table:table-cell table:style-name="ce3" table:formula="of:=[.B34]+[.C34]" office:value-type="float" office:value="26.668" calcext:value-type="float">
            <text:p>26.6680</text:p>
          </table:table-cell>
          <table:table-cell table:number-columns-repeated="2" table:style-name="Default" office:value-type="float" office:value="155" calcext:value-type="float">
            <text:p>155</text:p>
          </table:table-cell>
          <table:table-cell table:style-name="ce3" table:formula="of:=[.E34]/[.D34]" office:value-type="float" office:value="5.81220938953052" calcext:value-type="float">
            <text:p>5.8122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style-name="Default" office:value-type="float" office:value="2.705" calcext:value-type="float">
            <text:p>2.705</text:p>
          </table:table-cell>
          <table:table-cell table:style-name="Default" office:value-type="float" office:value="28.004" calcext:value-type="float">
            <text:p>28.004</text:p>
          </table:table-cell>
          <table:table-cell table:style-name="ce3" table:formula="of:=[.B35]+[.C35]" office:value-type="float" office:value="30.709" calcext:value-type="float">
            <text:p>30.7090</text:p>
          </table:table-cell>
          <table:table-cell table:number-columns-repeated="2" table:style-name="Default" office:value-type="float" office:value="190" calcext:value-type="float">
            <text:p>190</text:p>
          </table:table-cell>
          <table:table-cell table:style-name="ce3" table:formula="of:=[.E35]/[.D35]" office:value-type="float" office:value="6.18711127031163" calcext:value-type="float">
            <text:p>6.1871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style-name="Default" office:value-type="float" office:value="3.239" calcext:value-type="float">
            <text:p>3.239</text:p>
          </table:table-cell>
          <table:table-cell table:style-name="Default" office:value-type="float" office:value="24.003" calcext:value-type="float">
            <text:p>24.003</text:p>
          </table:table-cell>
          <table:table-cell table:style-name="ce3" table:formula="of:=[.B36]+[.C36]" office:value-type="float" office:value="27.242" calcext:value-type="float">
            <text:p>27.2420</text:p>
          </table:table-cell>
          <table:table-cell table:number-columns-repeated="2" table:style-name="Default" office:value-type="float" office:value="139" calcext:value-type="float">
            <text:p>139</text:p>
          </table:table-cell>
          <table:table-cell table:style-name="ce3" table:formula="of:=[.E36]/[.D36]" office:value-type="float" office:value="5.10241538800382" calcext:value-type="float">
            <text:p>5.102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3" table:formula="of:=SUM([.B27:.B35])" office:value-type="float" office:value="26.572" calcext:value-type="float">
            <text:p>26.5720</text:p>
          </table:table-cell>
          <table:table-cell table:style-name="ce3" table:formula="of:=SUM([.C27:.C35])" office:value-type="float" office:value="244.03" calcext:value-type="float">
            <text:p>244.0300</text:p>
          </table:table-cell>
          <table:table-cell table:style-name="ce3" table:formula="of:=SUM([.D27:.D35])" office:value-type="float" office:value="270.602" calcext:value-type="float">
            <text:p>270.6020</text:p>
          </table:table-cell>
          <table:table-cell table:style-name="ce3" table:formula="of:=SUM([.E27:.E35])" office:value-type="float" office:value="1510" calcext:value-type="float">
            <text:p>1510.0000</text:p>
          </table:table-cell>
          <table:table-cell table:style-name="ce3" table:formula="of:=SUM([.F27:.F35])" office:value-type="float" office:value="1503" calcext:value-type="float">
            <text:p>1503.0000</text:p>
          </table:table-cell>
          <table:table-cell table:style-name="ce3" table:formula="of:=SUM([.G27:.G35])" office:value-type="float" office:value="49.9467437785269" calcext:value-type="float">
            <text:p>49.9467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Run 4</text:p>
          </table: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41.588" calcext:value-type="float">
            <text:p>41.5880</text:p>
          </table:covered-table-cell>
          <table:covered-table-cell table:style-name="ce3"/>
          <table:covered-table-cell table:style-name="ce3" office:value-type="float" office:value="85" calcext:value-type="float">
            <text:p>85.0000</text:p>
          </table:covered-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2.04385880542464" calcext:value-type="float">
            <text:p>2.0439</text:p>
          </table:covered-table-cell>
        </table:table-row>
        <table:table-row table:style-name="ro1">
          <table:table-cell office:value-type="string" calcext:value-type="string">
            <text:p>V1</text:p>
          </table:table-cell>
          <table:table-cell table:style-name="Default" office:value-type="float" office:value="0.178" calcext:value-type="float">
            <text:p>0.178</text:p>
          </table:table-cell>
          <table:table-cell table:style-name="Default" office:value-type="float" office:value="36.005" calcext:value-type="float">
            <text:p>36.005</text:p>
          </table:table-cell>
          <table:table-cell table:style-name="ce3" table:formula="of:=[.B39]+[.C39]" office:value-type="float" office:value="36.183" calcext:value-type="float">
            <text:p>36.1830</text:p>
          </table:table-cell>
          <table:table-cell table:number-columns-repeated="2" table:style-name="Default" office:value-type="float" office:value="239" calcext:value-type="float">
            <text:p>239</text:p>
          </table:table-cell>
          <table:table-cell table:style-name="ce3" table:formula="of:=[.E39]/[.D39]" office:value-type="float" office:value="6.60531188679767" calcext:value-type="float">
            <text:p>6.605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style-name="Default" office:value-type="float" office:value="5.035" calcext:value-type="float">
            <text:p>5.035</text:p>
          </table:table-cell>
          <table:table-cell table:style-name="Default" office:value-type="float" office:value="26.004" calcext:value-type="float">
            <text:p>26.004</text:p>
          </table:table-cell>
          <table:table-cell table:style-name="ce3" table:formula="of:=[.B40]+[.C40]" office:value-type="float" office:value="31.039" calcext:value-type="float">
            <text:p>31.0390</text:p>
          </table:table-cell>
          <table:table-cell table:number-columns-repeated="2" table:style-name="Default" office:value-type="float" office:value="164" calcext:value-type="float">
            <text:p>164</text:p>
          </table:table-cell>
          <table:table-cell table:style-name="ce3" table:formula="of:=[.E40]/[.D40]" office:value-type="float" office:value="5.2836753761397" calcext:value-type="float">
            <text:p>5.2837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style-name="Default" office:value-type="float" office:value="3.615" calcext:value-type="float">
            <text:p>3.615</text:p>
          </table:table-cell>
          <table:table-cell table:style-name="Default" office:value-type="float" office:value="24.002" calcext:value-type="float">
            <text:p>24.002</text:p>
          </table:table-cell>
          <table:table-cell table:style-name="ce3" table:formula="of:=[.B41]+[.C41]" office:value-type="float" office:value="27.617" calcext:value-type="float">
            <text:p>27.6170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ce3" table:formula="of:=[.E41]/[.D41]" office:value-type="float" office:value="4.81587428033458" calcext:value-type="float">
            <text:p>4.8159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style-name="Default" office:value-type="float" office:value="2.779" calcext:value-type="float">
            <text:p>2.779</text:p>
          </table:table-cell>
          <table:table-cell table:style-name="Default" office:value-type="float" office:value="28.003" calcext:value-type="float">
            <text:p>28.003</text:p>
          </table:table-cell>
          <table:table-cell table:style-name="ce3" table:formula="of:=[.B42]+[.C42]" office:value-type="float" office:value="30.782" calcext:value-type="float">
            <text:p>30.7820</text:p>
          </table:table-cell>
          <table:table-cell table:number-columns-repeated="2" table:style-name="Default" office:value-type="float" office:value="188" calcext:value-type="float">
            <text:p>188</text:p>
          </table:table-cell>
          <table:table-cell table:style-name="ce3" table:formula="of:=[.E42]/[.D42]" office:value-type="float" office:value="6.10746540185823" calcext:value-type="float">
            <text:p>6.1075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style-name="Default" office:value-type="float" office:value="4.083" calcext:value-type="float">
            <text:p>4.083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ce3" table:formula="of:=[.B43]+[.C43]" office:value-type="float" office:value="26.086" calcext:value-type="float">
            <text:p>26.0860</text:p>
          </table:table-cell>
          <table:table-cell table:number-columns-repeated="2" table:style-name="Default" office:value-type="float" office:value="148" calcext:value-type="float">
            <text:p>148</text:p>
          </table:table-cell>
          <table:table-cell table:style-name="ce3" table:formula="of:=[.E43]/[.D43]" office:value-type="float" office:value="5.67354136318332" calcext:value-type="float">
            <text:p>5.6735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style-name="Default" office:value-type="float" office:value="3.156" calcext:value-type="float">
            <text:p>3.156</text:p>
          </table:table-cell>
          <table:table-cell table:style-name="Default" office:value-type="float" office:value="20.002" calcext:value-type="float">
            <text:p>20.002</text:p>
          </table:table-cell>
          <table:table-cell table:style-name="ce3" table:formula="of:=[.B44]+[.C44]" office:value-type="float" office:value="23.158" calcext:value-type="float">
            <text:p>23.1580</text:p>
          </table:table-cell>
          <table:table-cell table:number-columns-repeated="2" table:style-name="Default" office:value-type="float" office:value="121" calcext:value-type="float">
            <text:p>121</text:p>
          </table:table-cell>
          <table:table-cell table:style-name="ce3" table:formula="of:=[.E44]/[.D44]" office:value-type="float" office:value="5.22497625010795" calcext:value-type="float">
            <text:p>5.2250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style-name="Default" office:value-type="float" office:value="2.427" calcext:value-type="float">
            <text:p>2.427</text:p>
          </table:table-cell>
          <table:table-cell table:style-name="Default" office:value-type="float" office:value="24.022" calcext:value-type="float">
            <text:p>24.022</text:p>
          </table:table-cell>
          <table:table-cell table:style-name="ce3" table:formula="of:=[.B45]+[.C45]" office:value-type="float" office:value="26.449" calcext:value-type="float">
            <text:p>26.4490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65" calcext:value-type="float">
            <text:p>165</text:p>
          </table:table-cell>
          <table:table-cell table:style-name="ce3" table:formula="of:=[.E45]/[.D45]" office:value-type="float" office:value="6.50308140194336" calcext:value-type="float">
            <text:p>6.5031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style-name="Default" office:value-type="float" office:value="3.432" calcext:value-type="float">
            <text:p>3.432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ce3" table:formula="of:=[.B46]+[.C46]" office:value-type="float" office:value="25.435" calcext:value-type="float">
            <text:p>25.4350</text:p>
          </table:table-cell>
          <table:table-cell table:number-columns-repeated="2" table:style-name="Default" office:value-type="float" office:value="155" calcext:value-type="float">
            <text:p>155</text:p>
          </table:table-cell>
          <table:table-cell table:style-name="ce3" table:formula="of:=[.E46]/[.D46]" office:value-type="float" office:value="6.09396500884608" calcext:value-type="float">
            <text:p>6.0940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style-name="Default" office:value-type="float" office:value="3.024" calcext:value-type="float">
            <text:p>3.024</text:p>
          </table:table-cell>
          <table:table-cell table:style-name="Default" office:value-type="float" office:value="26.003" calcext:value-type="float">
            <text:p>26.003</text:p>
          </table:table-cell>
          <table:table-cell table:style-name="ce3" table:formula="of:=[.B47]+[.C47]" office:value-type="float" office:value="29.027" calcext:value-type="float">
            <text:p>29.0270</text:p>
          </table:table-cell>
          <table:table-cell table:number-columns-repeated="2" table:style-name="Default" office:value-type="float" office:value="190" calcext:value-type="float">
            <text:p>190</text:p>
          </table:table-cell>
          <table:table-cell table:style-name="ce3" table:formula="of:=[.E47]/[.D47]" office:value-type="float" office:value="6.54562993075413" calcext:value-type="float">
            <text:p>6.5456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style-name="Default" office:value-type="float" office:value="3.782" calcext:value-type="float">
            <text:p>3.782</text:p>
          </table:table-cell>
          <table:table-cell table:style-name="Default" office:value-type="float" office:value="20.003" calcext:value-type="float">
            <text:p>20.003</text:p>
          </table:table-cell>
          <table:table-cell table:style-name="ce3" table:formula="of:=[.B48]+[.C48]" office:value-type="float" office:value="23.785" calcext:value-type="float">
            <text:p>23.7850</text:p>
          </table:table-cell>
          <table:table-cell table:number-columns-repeated="2" table:style-name="Default" office:value-type="float" office:value="139" calcext:value-type="float">
            <text:p>139</text:p>
          </table:table-cell>
          <table:table-cell table:style-name="ce3" table:formula="of:=[.E48]/[.D48]" office:value-type="float" office:value="5.84401933992012" calcext:value-type="float">
            <text:p>5.8440</text:p>
          </table:table-cell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3" table:formula="of:=SUM([.B39:.B47])" office:value-type="float" office:value="27.729" calcext:value-type="float">
            <text:p>27.7290</text:p>
          </table:table-cell>
          <table:table-cell table:style-name="ce3" table:formula="of:=SUM([.C39:.C47])" office:value-type="float" office:value="228.047" calcext:value-type="float">
            <text:p>228.0470</text:p>
          </table:table-cell>
          <table:table-cell table:style-name="ce3" table:formula="of:=SUM([.D39:.D47])" office:value-type="float" office:value="255.776" calcext:value-type="float">
            <text:p>255.7760</text:p>
          </table:table-cell>
          <table:table-cell table:style-name="ce3" table:formula="of:=SUM([.E39:.E47])" office:value-type="float" office:value="1510" calcext:value-type="float">
            <text:p>1510.0000</text:p>
          </table:table-cell>
          <table:table-cell table:style-name="ce3" table:formula="of:=SUM([.F39:.F47])" office:value-type="float" office:value="1503" calcext:value-type="float">
            <text:p>1503.0000</text:p>
          </table:table-cell>
          <table:table-cell table:style-name="ce3" table:formula="of:=SUM([.G39:.G47])" office:value-type="float" office:value="52.853520899965" calcext:value-type="float">
            <text:p>52.8535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Run 5</text:p>
          </table: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41.332" calcext:value-type="float">
            <text:p>41.3320</text:p>
          </table:covered-table-cell>
          <table:covered-table-cell table:style-name="ce3"/>
          <table:covered-table-cell table:style-name="ce3" office:value-type="float" office:value="85" calcext:value-type="float">
            <text:p>85.0000</text:p>
          </table:covered-table-cell>
          <table:covered-table-cell table:style-name="ce3" office:value-type="float" office:value="0" calcext:value-type="float">
            <text:p>0.0000</text:p>
          </table:covered-table-cell>
          <table:covered-table-cell table:style-name="ce3" office:value-type="float" office:value="2.05651795219201" calcext:value-type="float">
            <text:p>2.0565</text:p>
          </table:covered-table-cell>
        </table:table-row>
        <table:table-row table:style-name="ro1">
          <table:table-cell office:value-type="string" calcext:value-type="string">
            <text:p>V1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34.004" calcext:value-type="float">
            <text:p>34.004</text:p>
          </table:table-cell>
          <table:table-cell table:style-name="ce3" table:formula="of:=[.B51]+[.C51]" office:value-type="float" office:value="34.184" calcext:value-type="float">
            <text:p>34.1840</text:p>
          </table:table-cell>
          <table:table-cell table:number-columns-repeated="2" table:style-name="Default" office:value-type="float" office:value="239" calcext:value-type="float">
            <text:p>239</text:p>
          </table:table-cell>
          <table:table-cell table:style-name="ce3" table:formula="of:=[.E51]/[.D51]" office:value-type="float" office:value="6.99157500585069" calcext:value-type="float">
            <text:p>6.9916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style-name="Default" office:value-type="float" office:value="5.238" calcext:value-type="float">
            <text:p>5.238</text:p>
          </table:table-cell>
          <table:table-cell table:style-name="Default" office:value-type="float" office:value="26.004" calcext:value-type="float">
            <text:p>26.004</text:p>
          </table:table-cell>
          <table:table-cell table:style-name="ce3" table:formula="of:=[.B52]+[.C52]" office:value-type="float" office:value="31.242" calcext:value-type="float">
            <text:p>31.2420</text:p>
          </table:table-cell>
          <table:table-cell table:number-columns-repeated="2" table:style-name="Default" office:value-type="float" office:value="164" calcext:value-type="float">
            <text:p>164</text:p>
          </table:table-cell>
          <table:table-cell table:style-name="ce3" table:formula="of:=[.E52]/[.D52]" office:value-type="float" office:value="5.249343832021" calcext:value-type="float">
            <text:p>5.2493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style-name="Default" office:value-type="float" office:value="3.986" calcext:value-type="float">
            <text:p>3.986</text:p>
          </table:table-cell>
          <table:table-cell table:style-name="Default" office:value-type="float" office:value="22.002" calcext:value-type="float">
            <text:p>22.002</text:p>
          </table:table-cell>
          <table:table-cell table:style-name="ce3" table:formula="of:=[.B53]+[.C53]" office:value-type="float" office:value="25.988" calcext:value-type="float">
            <text:p>25.9880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style-name="ce3" table:formula="of:=[.E53]/[.D53]" office:value-type="float" office:value="5.11774665230106" calcext:value-type="float">
            <text:p>5.1177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style-name="Default" office:value-type="float" office:value="3.096" calcext:value-type="float">
            <text:p>3.096</text:p>
          </table:table-cell>
          <table:table-cell table:style-name="Default" office:value-type="float" office:value="28.003" calcext:value-type="float">
            <text:p>28.003</text:p>
          </table:table-cell>
          <table:table-cell table:style-name="ce3" table:formula="of:=[.B54]+[.C54]" office:value-type="float" office:value="31.099" calcext:value-type="float">
            <text:p>31.0990</text:p>
          </table:table-cell>
          <table:table-cell table:number-columns-repeated="2" table:style-name="Default" office:value-type="float" office:value="188" calcext:value-type="float">
            <text:p>188</text:p>
          </table:table-cell>
          <table:table-cell table:style-name="ce3" table:formula="of:=[.E54]/[.D54]" office:value-type="float" office:value="6.04521045692788" calcext:value-type="float">
            <text:p>6.0452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style-name="Default" office:value-type="float" office:value="4.595" calcext:value-type="float">
            <text:p>4.595</text:p>
          </table:table-cell>
          <table:table-cell table:style-name="Default" office:value-type="float" office:value="24.003" calcext:value-type="float">
            <text:p>24.003</text:p>
          </table:table-cell>
          <table:table-cell table:style-name="ce3" table:formula="of:=[.B55]+[.C55]" office:value-type="float" office:value="28.598" calcext:value-type="float">
            <text:p>28.5980</text:p>
          </table:table-cell>
          <table:table-cell table:number-columns-repeated="2" table:style-name="Default" office:value-type="float" office:value="148" calcext:value-type="float">
            <text:p>148</text:p>
          </table:table-cell>
          <table:table-cell table:style-name="ce3" table:formula="of:=[.E55]/[.D55]" office:value-type="float" office:value="5.1751870760193" calcext:value-type="float">
            <text:p>5.1752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style-name="Default" office:value-type="float" office:value="3.551" calcext:value-type="float">
            <text:p>3.551</text:p>
          </table:table-cell>
          <table:table-cell table:style-name="Default" office:value-type="float" office:value="20.003" calcext:value-type="float">
            <text:p>20.003</text:p>
          </table:table-cell>
          <table:table-cell table:style-name="ce3" table:formula="of:=[.B56]+[.C56]" office:value-type="float" office:value="23.554" calcext:value-type="float">
            <text:p>23.5540</text:p>
          </table:table-cell>
          <table:table-cell table:number-columns-repeated="2" table:style-name="Default" office:value-type="float" office:value="121" calcext:value-type="float">
            <text:p>121</text:p>
          </table:table-cell>
          <table:table-cell table:style-name="ce3" table:formula="of:=[.E56]/[.D56]" office:value-type="float" office:value="5.13713169737624" calcext:value-type="float">
            <text:p>5.1371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style-name="Default" office:value-type="float" office:value="2.494" calcext:value-type="float">
            <text:p>2.494</text:p>
          </table:table-cell>
          <table:table-cell table:style-name="Default" office:value-type="float" office:value="24.005" calcext:value-type="float">
            <text:p>24.005</text:p>
          </table:table-cell>
          <table:table-cell table:style-name="ce3" table:formula="of:=[.B57]+[.C57]" office:value-type="float" office:value="26.499" calcext:value-type="float">
            <text:p>26.4990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65" calcext:value-type="float">
            <text:p>165</text:p>
          </table:table-cell>
          <table:table-cell table:style-name="ce3" table:formula="of:=[.E57]/[.D57]" office:value-type="float" office:value="6.49081097399902" calcext:value-type="float">
            <text:p>6.4908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style-name="Default" office:value-type="float" office:value="3.199" calcext:value-type="float">
            <text:p>3.199</text:p>
          </table:table-cell>
          <table:table-cell table:style-name="Default" office:value-type="float" office:value="22.003" calcext:value-type="float">
            <text:p>22.003</text:p>
          </table:table-cell>
          <table:table-cell table:style-name="ce3" table:formula="of:=[.B58]+[.C58]" office:value-type="float" office:value="25.202" calcext:value-type="float">
            <text:p>25.2020</text:p>
          </table:table-cell>
          <table:table-cell table:number-columns-repeated="2" table:style-name="Default" office:value-type="float" office:value="155" calcext:value-type="float">
            <text:p>155</text:p>
          </table:table-cell>
          <table:table-cell table:style-name="ce3" table:formula="of:=[.E58]/[.D58]" office:value-type="float" office:value="6.15030553130704" calcext:value-type="float">
            <text:p>6.1503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style-name="Default" office:value-type="float" office:value="3.254" calcext:value-type="float">
            <text:p>3.254</text:p>
          </table:table-cell>
          <table:table-cell table:style-name="Default" office:value-type="float" office:value="26.003" calcext:value-type="float">
            <text:p>26.003</text:p>
          </table:table-cell>
          <table:table-cell table:style-name="ce3" table:formula="of:=[.B59]+[.C59]" office:value-type="float" office:value="29.257" calcext:value-type="float">
            <text:p>29.2570</text:p>
          </table:table-cell>
          <table:table-cell table:number-columns-repeated="2" table:style-name="Default" office:value-type="float" office:value="190" calcext:value-type="float">
            <text:p>190</text:p>
          </table:table-cell>
          <table:table-cell table:style-name="ce3" table:formula="of:=[.E59]/[.D59]" office:value-type="float" office:value="6.49417233482585" calcext:value-type="float">
            <text:p>6.4942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style-name="Default" office:value-type="float" office:value="3.683" calcext:value-type="float">
            <text:p>3.683</text:p>
          </table:table-cell>
          <table:table-cell table:style-name="Default" office:value-type="float" office:value="20.003" calcext:value-type="float">
            <text:p>20.003</text:p>
          </table:table-cell>
          <table:table-cell table:style-name="ce3" table:formula="of:=[.B60]+[.C60]" office:value-type="float" office:value="23.686" calcext:value-type="float">
            <text:p>23.6860</text:p>
          </table:table-cell>
          <table:table-cell table:number-columns-repeated="2" table:style-name="Default" office:value-type="float" office:value="139" calcext:value-type="float">
            <text:p>139</text:p>
          </table:table-cell>
          <table:table-cell table:style-name="ce3" table:formula="of:=[.E60]/[.D60]" office:value-type="float" office:value="5.86844549522925" calcext:value-type="float">
            <text:p>5.8684</text:p>
          </table:table-cell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3" table:formula="of:=SUM([.B51:.B59])" office:value-type="float" office:value="29.593" calcext:value-type="float">
            <text:p>29.5930</text:p>
          </table:table-cell>
          <table:table-cell table:style-name="ce3" table:formula="of:=SUM([.C51:.C59])" office:value-type="float" office:value="226.03" calcext:value-type="float">
            <text:p>226.0300</text:p>
          </table:table-cell>
          <table:table-cell table:style-name="ce3" table:formula="of:=SUM([.D51:.D59])" office:value-type="float" office:value="255.623" calcext:value-type="float">
            <text:p>255.6230</text:p>
          </table:table-cell>
          <table:table-cell table:style-name="ce3" table:formula="of:=SUM([.E51:.E59])" office:value-type="float" office:value="1510" calcext:value-type="float">
            <text:p>1510.0000</text:p>
          </table:table-cell>
          <table:table-cell table:style-name="ce3" table:formula="of:=SUM([.F51:.F59])" office:value-type="float" office:value="1503" calcext:value-type="float">
            <text:p>1503.0000</text:p>
          </table:table-cell>
          <table:table-cell table:style-name="ce3" table:formula="of:=SUM([.G51:.G59])" office:value-type="float" office:value="52.8514835606281" calcext:value-type="float">
            <text:p>52.8515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Mean</text:p>
          </table:table-cell>
          <table:covered-table-cell table:number-columns-repeated="3"/>
          <table:covered-table-cell table:number-columns-repeated="3" table:style-name="ce12"/>
        </table:table-row>
        <table:table-row table:style-name="ro1">
          <table:table-cell office:value-type="string" calcext:value-type="string">
            <text:p>V1</text:p>
          </table:table-cell>
          <table:table-cell table:formula="of:=AVERAGE([.B3];[.B15];[.B27];[.B39];[.B51])" office:value-type="float" office:value="0.1826" calcext:value-type="float">
            <text:p>0.1826</text:p>
          </table:table-cell>
          <table:table-cell table:formula="of:=AVERAGE([.C3];[.C15];[.C27];[.C39];[.C51])" office:value-type="float" office:value="34.812" calcext:value-type="float">
            <text:p>34.8120</text:p>
          </table:table-cell>
          <table:table-cell table:formula="of:=AVERAGE([.D3];[.D15];[.D27];[.D39];[.D51])" office:value-type="float" office:value="34.9946" calcext:value-type="float">
            <text:p>34.9946</text:p>
          </table:table-cell>
          <table:table-cell table:formula="of:=AVERAGE([.E3];[.E15];[.E27];[.E39];[.E51])" office:value-type="float" office:value="239" calcext:value-type="float">
            <text:p>239.0000</text:p>
          </table:table-cell>
          <table:table-cell table:formula="of:=AVERAGE([.F3];[.F15];[.F27];[.F39];[.F51])" office:value-type="float" office:value="239" calcext:value-type="float">
            <text:p>239.0000</text:p>
          </table:table-cell>
          <table:table-cell table:formula="of:=AVERAGE([.G3];[.G15];[.G27];[.G39];[.G51])" office:value-type="float" office:value="6.8347872792688" calcext:value-type="float">
            <text:p>6.8348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AVERAGE([.B4];[.B16];[.B28];[.B40];[.B52])" office:value-type="float" office:value="5.3512" calcext:value-type="float">
            <text:p>5.3512</text:p>
          </table:table-cell>
          <table:table-cell table:formula="of:=AVERAGE([.C4];[.C16];[.C28];[.C40];[.C52])" office:value-type="float" office:value="26.4036" calcext:value-type="float">
            <text:p>26.4036</text:p>
          </table:table-cell>
          <table:table-cell table:formula="of:=AVERAGE([.D4];[.D16];[.D28];[.D40];[.D52])" office:value-type="float" office:value="31.7548" calcext:value-type="float">
            <text:p>31.7548</text:p>
          </table:table-cell>
          <table:table-cell table:formula="of:=AVERAGE([.E4];[.E16];[.E28];[.E40];[.E52])" office:value-type="float" office:value="164" calcext:value-type="float">
            <text:p>164.0000</text:p>
          </table:table-cell>
          <table:table-cell table:formula="of:=AVERAGE([.F4];[.F16];[.F28];[.F40];[.F52])" office:value-type="float" office:value="164" calcext:value-type="float">
            <text:p>164.0000</text:p>
          </table:table-cell>
          <table:table-cell table:formula="of:=AVERAGE([.G4];[.G16];[.G28];[.G40];[.G52])" office:value-type="float" office:value="5.16919731006383" calcext:value-type="float">
            <text:p>5.1692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AVERAGE([.B5];[.B17];[.B29];[.B41];[.B53])" office:value-type="float" office:value="3.5388" calcext:value-type="float">
            <text:p>3.5388</text:p>
          </table:table-cell>
          <table:table-cell table:formula="of:=AVERAGE([.C5];[.C17];[.C29];[.C41];[.C53])" office:value-type="float" office:value="22.8026" calcext:value-type="float">
            <text:p>22.8026</text:p>
          </table:table-cell>
          <table:table-cell table:formula="of:=AVERAGE([.D5];[.D17];[.D29];[.D41];[.D53])" office:value-type="float" office:value="26.3414" calcext:value-type="float">
            <text:p>26.3414</text:p>
          </table:table-cell>
          <table:table-cell table:formula="of:=AVERAGE([.E5];[.E17];[.E29];[.E41];[.E53])" office:value-type="float" office:value="133" calcext:value-type="float">
            <text:p>133.0000</text:p>
          </table:table-cell>
          <table:table-cell table:formula="of:=AVERAGE([.F5];[.F17];[.F29];[.F41];[.F53])" office:value-type="float" office:value="133" calcext:value-type="float">
            <text:p>133.0000</text:p>
          </table:table-cell>
          <table:table-cell table:formula="of:=AVERAGE([.G5];[.G17];[.G29];[.G41];[.G53])" office:value-type="float" office:value="5.05778909858303" calcext:value-type="float">
            <text:p>5.0578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AVERAGE([.B6];[.B18];[.B30];[.B42];[.B54])" office:value-type="float" office:value="2.6854" calcext:value-type="float">
            <text:p>2.6854</text:p>
          </table:table-cell>
          <table:table-cell table:formula="of:=AVERAGE([.C6];[.C18];[.C30];[.C42];[.C54])" office:value-type="float" office:value="28.003" calcext:value-type="float">
            <text:p>28.0030</text:p>
          </table:table-cell>
          <table:table-cell table:formula="of:=AVERAGE([.D6];[.D18];[.D30];[.D42];[.D54])" office:value-type="float" office:value="30.6884" calcext:value-type="float">
            <text:p>30.6884</text:p>
          </table:table-cell>
          <table:table-cell table:formula="of:=AVERAGE([.E6];[.E18];[.E30];[.E42];[.E54])" office:value-type="float" office:value="188" calcext:value-type="float">
            <text:p>188.0000</text:p>
          </table:table-cell>
          <table:table-cell table:formula="of:=AVERAGE([.F6];[.F18];[.F30];[.F42];[.F54])" office:value-type="float" office:value="188" calcext:value-type="float">
            <text:p>188.0000</text:p>
          </table:table-cell>
          <table:table-cell table:formula="of:=AVERAGE([.G6];[.G18];[.G30];[.G42];[.G54])" office:value-type="float" office:value="6.12661805944081" calcext:value-type="float">
            <text:p>6.1266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AVERAGE([.B7];[.B19];[.B31];[.B43];[.B55])" office:value-type="float" office:value="3.9874" calcext:value-type="float">
            <text:p>3.9874</text:p>
          </table:table-cell>
          <table:table-cell table:formula="of:=AVERAGE([.C7];[.C19];[.C31];[.C43];[.C55])" office:value-type="float" office:value="24.403" calcext:value-type="float">
            <text:p>24.4030</text:p>
          </table:table-cell>
          <table:table-cell table:formula="of:=AVERAGE([.D7];[.D19];[.D31];[.D43];[.D55])" office:value-type="float" office:value="28.3904" calcext:value-type="float">
            <text:p>28.3904</text:p>
          </table:table-cell>
          <table:table-cell table:formula="of:=AVERAGE([.E7];[.E19];[.E31];[.E43];[.E55])" office:value-type="float" office:value="148" calcext:value-type="float">
            <text:p>148.0000</text:p>
          </table:table-cell>
          <table:table-cell table:formula="of:=AVERAGE([.F7];[.F19];[.F31];[.F43];[.F55])" office:value-type="float" office:value="148" calcext:value-type="float">
            <text:p>148.0000</text:p>
          </table:table-cell>
          <table:table-cell table:formula="of:=AVERAGE([.G7];[.G19];[.G31];[.G43];[.G55])" office:value-type="float" office:value="5.22790858410618" calcext:value-type="float">
            <text:p>5.2279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formula="of:=AVERAGE([.B8];[.B20];[.B32];[.B44];[.B56])" office:value-type="float" office:value="3.112" calcext:value-type="float">
            <text:p>3.1120</text:p>
          </table:table-cell>
          <table:table-cell table:formula="of:=AVERAGE([.C8];[.C20];[.C32];[.C44];[.C56])" office:value-type="float" office:value="21.2028" calcext:value-type="float">
            <text:p>21.2028</text:p>
          </table:table-cell>
          <table:table-cell table:formula="of:=AVERAGE([.D8];[.D20];[.D32];[.D44];[.D56])" office:value-type="float" office:value="24.3148" calcext:value-type="float">
            <text:p>24.3148</text:p>
          </table:table-cell>
          <table:table-cell table:formula="of:=AVERAGE([.E8];[.E20];[.E32];[.E44];[.E56])" office:value-type="float" office:value="121" calcext:value-type="float">
            <text:p>121.0000</text:p>
          </table:table-cell>
          <table:table-cell table:formula="of:=AVERAGE([.F8];[.F20];[.F32];[.F44];[.F56])" office:value-type="float" office:value="121" calcext:value-type="float">
            <text:p>121.0000</text:p>
          </table:table-cell>
          <table:table-cell table:formula="of:=AVERAGE([.G8];[.G20];[.G32];[.G44];[.G56])" office:value-type="float" office:value="4.99302504346628" calcext:value-type="float">
            <text:p>4.9930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AVERAGE([.B9];[.B21];[.B33];[.B45];[.B57])" office:value-type="float" office:value="2.3466" calcext:value-type="float">
            <text:p>2.3466</text:p>
          </table:table-cell>
          <table:table-cell table:formula="of:=AVERAGE([.C9];[.C21];[.C33];[.C45];[.C57])" office:value-type="float" office:value="24.4072" calcext:value-type="float">
            <text:p>24.4072</text:p>
          </table:table-cell>
          <table:table-cell table:formula="of:=AVERAGE([.D9];[.D21];[.D33];[.D45];[.D57])" office:value-type="float" office:value="26.7538" calcext:value-type="float">
            <text:p>26.7538</text:p>
          </table:table-cell>
          <table:table-cell table:formula="of:=AVERAGE([.E9];[.E21];[.E33];[.E45];[.E57])" office:value-type="float" office:value="172" calcext:value-type="float">
            <text:p>172.0000</text:p>
          </table:table-cell>
          <table:table-cell table:formula="of:=AVERAGE([.F9];[.F21];[.F33];[.F45];[.F57])" office:value-type="float" office:value="165" calcext:value-type="float">
            <text:p>165.0000</text:p>
          </table:table-cell>
          <table:table-cell table:formula="of:=AVERAGE([.G9];[.G21];[.G33];[.G45];[.G57])" office:value-type="float" office:value="6.45029181106988" calcext:value-type="float">
            <text:p>6.4503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AVERAGE([.B10];[.B22];[.B34];[.B46];[.B58])" office:value-type="float" office:value="3.0478" calcext:value-type="float">
            <text:p>3.0478</text:p>
          </table:table-cell>
          <table:table-cell table:formula="of:=AVERAGE([.C10];[.C22];[.C34];[.C46];[.C58])" office:value-type="float" office:value="22.4026" calcext:value-type="float">
            <text:p>22.4026</text:p>
          </table:table-cell>
          <table:table-cell table:formula="of:=AVERAGE([.D10];[.D22];[.D34];[.D46];[.D58])" office:value-type="float" office:value="25.4504" calcext:value-type="float">
            <text:p>25.4504</text:p>
          </table:table-cell>
          <table:table-cell table:formula="of:=AVERAGE([.E10];[.E22];[.E34];[.E46];[.E58])" office:value-type="float" office:value="155" calcext:value-type="float">
            <text:p>155.0000</text:p>
          </table:table-cell>
          <table:table-cell table:formula="of:=AVERAGE([.F10];[.F22];[.F34];[.F46];[.F58])" office:value-type="float" office:value="155" calcext:value-type="float">
            <text:p>155.0000</text:p>
          </table:table-cell>
          <table:table-cell table:formula="of:=AVERAGE([.G10];[.G22];[.G34];[.G46];[.G58])" office:value-type="float" office:value="6.09404329916202" calcext:value-type="float">
            <text:p>6.0940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AVERAGE([.B11];[.B23];[.B35];[.B47];[.B59])" office:value-type="float" office:value="2.8538" calcext:value-type="float">
            <text:p>2.8538</text:p>
          </table:table-cell>
          <table:table-cell table:formula="of:=AVERAGE([.C11];[.C23];[.C35];[.C47];[.C59])" office:value-type="float" office:value="26.4032" calcext:value-type="float">
            <text:p>26.4032</text:p>
          </table:table-cell>
          <table:table-cell table:formula="of:=AVERAGE([.D11];[.D23];[.D35];[.D47];[.D59])" office:value-type="float" office:value="29.257" calcext:value-type="float">
            <text:p>29.2570</text:p>
          </table:table-cell>
          <table:table-cell table:formula="of:=AVERAGE([.E11];[.E23];[.E35];[.E47];[.E59])" office:value-type="float" office:value="190" calcext:value-type="float">
            <text:p>190.0000</text:p>
          </table:table-cell>
          <table:table-cell table:formula="of:=AVERAGE([.F11];[.F23];[.F35];[.F47];[.F59])" office:value-type="float" office:value="190" calcext:value-type="float">
            <text:p>190.0000</text:p>
          </table:table-cell>
          <table:table-cell table:formula="of:=AVERAGE([.G11];[.G23];[.G35];[.G47];[.G59])" office:value-type="float" office:value="6.49846626301476" calcext:value-type="float">
            <text:p>6.4985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formula="of:=AVERAGE([.B12];[.B24];[.B36];[.B48];[.B60])" office:value-type="float" office:value="3.4466" calcext:value-type="float">
            <text:p>3.4466</text:p>
          </table:table-cell>
          <table:table-cell table:formula="of:=AVERAGE([.C12];[.C24];[.C36];[.C48];[.C60])" office:value-type="float" office:value="20.803" calcext:value-type="float">
            <text:p>20.8030</text:p>
          </table:table-cell>
          <table:table-cell table:formula="of:=AVERAGE([.D12];[.D24];[.D36];[.D48];[.D60])" office:value-type="float" office:value="24.2496" calcext:value-type="float">
            <text:p>24.2496</text:p>
          </table:table-cell>
          <table:table-cell table:formula="of:=AVERAGE([.E12];[.E24];[.E36];[.E48];[.E60])" office:value-type="float" office:value="139" calcext:value-type="float">
            <text:p>139.0000</text:p>
          </table:table-cell>
          <table:table-cell table:formula="of:=AVERAGE([.F12];[.F24];[.F36];[.F48];[.F60])" office:value-type="float" office:value="139" calcext:value-type="float">
            <text:p>139.0000</text:p>
          </table:table-cell>
          <table:table-cell table:formula="of:=AVERAGE([.G12];[.G24];[.G36];[.G48];[.G60])" office:value-type="float" office:value="5.75288879952222" calcext:value-type="float">
            <text:p>5.7529</text:p>
          </table:table-cell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formula="of:=AVERAGE([.B13];[.B25];[.B37];[.B49];[.B61])" office:value-type="float" office:value="27.1056" calcext:value-type="float">
            <text:p>27.1056</text:p>
          </table:table-cell>
          <table:table-cell table:formula="of:=AVERAGE([.C13];[.C25];[.C37];[.C49];[.C61])" office:value-type="float" office:value="230.84" calcext:value-type="float">
            <text:p>230.8400</text:p>
          </table:table-cell>
          <table:table-cell table:formula="of:=AVERAGE([.D13];[.D25];[.D37];[.D49];[.D61])" office:value-type="float" office:value="257.9456" calcext:value-type="float">
            <text:p>257.9456</text:p>
          </table:table-cell>
          <table:table-cell table:formula="of:=AVERAGE([.E13];[.E25];[.E37];[.E49];[.E61])" office:value-type="float" office:value="1510" calcext:value-type="float">
            <text:p>1510.0000</text:p>
          </table:table-cell>
          <table:table-cell table:formula="of:=AVERAGE([.F13];[.F25];[.F37];[.F49];[.F61])" office:value-type="float" office:value="1503" calcext:value-type="float">
            <text:p>1503.0000</text:p>
          </table:table-cell>
          <table:table-cell table:formula="of:=AVERAGE([.G13];[.G25];[.G37];[.G49];[.G61])" office:value-type="float" office:value="52.4521267481756" calcext:value-type="float">
            <text:p>52.4521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Median</text:p>
          </table:table-cell>
          <table:covered-table-cell table:number-columns-repeated="3"/>
          <table:covered-table-cell table:number-columns-repeated="3" table:style-name="ce12"/>
        </table:table-row>
        <table:table-row table:style-name="ro1">
          <table:table-cell office:value-type="string" calcext:value-type="string">
            <text:p>V1</text:p>
          </table:table-cell>
          <table:table-cell table:formula="of:=MEDIAN([.B3];[.B15];[.B27];[.B39];[.B51])" office:value-type="float" office:value="0.18" calcext:value-type="float">
            <text:p>0.1800</text:p>
          </table:table-cell>
          <table:table-cell table:formula="of:=MEDIAN([.C3];[.C15];[.C27];[.C39];[.C51])" office:value-type="float" office:value="34.03" calcext:value-type="float">
            <text:p>34.0300</text:p>
          </table:table-cell>
          <table:table-cell table:formula="of:=MEDIAN([.D3];[.D15];[.D27];[.D39];[.D51])" office:value-type="float" office:value="34.22" calcext:value-type="float">
            <text:p>34.2200</text:p>
          </table:table-cell>
          <table:table-cell table:formula="of:=MEDIAN([.E3];[.E15];[.E27];[.E39];[.E51])" office:value-type="float" office:value="239" calcext:value-type="float">
            <text:p>239.0000</text:p>
          </table:table-cell>
          <table:table-cell table:formula="of:=MEDIAN([.F3];[.F15];[.F27];[.F39];[.F51])" office:value-type="float" office:value="239" calcext:value-type="float">
            <text:p>239.0000</text:p>
          </table:table-cell>
          <table:table-cell table:formula="of:=MEDIAN([.G3];[.G15];[.G27];[.G39];[.G51])" office:value-type="float" office:value="6.98421975452952" calcext:value-type="float">
            <text:p>6.984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MEDIAN([.B4];[.B16];[.B28];[.B40];[.B52])" office:value-type="float" office:value="5.238" calcext:value-type="float">
            <text:p>5.2380</text:p>
          </table:table-cell>
          <table:table-cell table:formula="of:=MEDIAN([.C4];[.C16];[.C28];[.C40];[.C52])" office:value-type="float" office:value="26.004" calcext:value-type="float">
            <text:p>26.0040</text:p>
          </table:table-cell>
          <table:table-cell table:formula="of:=MEDIAN([.D4];[.D16];[.D28];[.D40];[.D52])" office:value-type="float" office:value="31.242" calcext:value-type="float">
            <text:p>31.2420</text:p>
          </table:table-cell>
          <table:table-cell table:formula="of:=MEDIAN([.E4];[.E16];[.E28];[.E40];[.E52])" office:value-type="float" office:value="164" calcext:value-type="float">
            <text:p>164.0000</text:p>
          </table:table-cell>
          <table:table-cell table:formula="of:=MEDIAN([.F4];[.F16];[.F28];[.F40];[.F52])" office:value-type="float" office:value="164" calcext:value-type="float">
            <text:p>164.0000</text:p>
          </table:table-cell>
          <table:table-cell table:formula="of:=MEDIAN([.G4];[.G16];[.G28];[.G40];[.G52])" office:value-type="float" office:value="5.249343832021" calcext:value-type="float">
            <text:p>5.2493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MEDIAN([.B5];[.B17];[.B29];[.B41];[.B53])" office:value-type="float" office:value="3.615" calcext:value-type="float">
            <text:p>3.6150</text:p>
          </table:table-cell>
          <table:table-cell table:formula="of:=MEDIAN([.C5];[.C17];[.C29];[.C41];[.C53])" office:value-type="float" office:value="22.003" calcext:value-type="float">
            <text:p>22.0030</text:p>
          </table:table-cell>
          <table:table-cell table:formula="of:=MEDIAN([.D5];[.D17];[.D29];[.D41];[.D53])" office:value-type="float" office:value="25.988" calcext:value-type="float">
            <text:p>25.9880</text:p>
          </table:table-cell>
          <table:table-cell table:formula="of:=MEDIAN([.E5];[.E17];[.E29];[.E41];[.E53])" office:value-type="float" office:value="133" calcext:value-type="float">
            <text:p>133.0000</text:p>
          </table:table-cell>
          <table:table-cell table:formula="of:=MEDIAN([.F5];[.F17];[.F29];[.F41];[.F53])" office:value-type="float" office:value="133" calcext:value-type="float">
            <text:p>133.0000</text:p>
          </table:table-cell>
          <table:table-cell table:formula="of:=MEDIAN([.G5];[.G17];[.G29];[.G41];[.G53])" office:value-type="float" office:value="5.11774665230106" calcext:value-type="float">
            <text:p>5.1177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MEDIAN([.B6];[.B18];[.B30];[.B42];[.B54])" office:value-type="float" office:value="2.748" calcext:value-type="float">
            <text:p>2.7480</text:p>
          </table:table-cell>
          <table:table-cell table:formula="of:=MEDIAN([.C6];[.C18];[.C30];[.C42];[.C54])" office:value-type="float" office:value="28.003" calcext:value-type="float">
            <text:p>28.0030</text:p>
          </table:table-cell>
          <table:table-cell table:formula="of:=MEDIAN([.D6];[.D18];[.D30];[.D42];[.D54])" office:value-type="float" office:value="30.751" calcext:value-type="float">
            <text:p>30.7510</text:p>
          </table:table-cell>
          <table:table-cell table:formula="of:=MEDIAN([.E6];[.E18];[.E30];[.E42];[.E54])" office:value-type="float" office:value="188" calcext:value-type="float">
            <text:p>188.0000</text:p>
          </table:table-cell>
          <table:table-cell table:formula="of:=MEDIAN([.F6];[.F18];[.F30];[.F42];[.F54])" office:value-type="float" office:value="188" calcext:value-type="float">
            <text:p>188.0000</text:p>
          </table:table-cell>
          <table:table-cell table:formula="of:=MEDIAN([.G6];[.G18];[.G30];[.G42];[.G54])" office:value-type="float" office:value="6.11362232122533" calcext:value-type="float">
            <text:p>6.1136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MEDIAN([.B7];[.B19];[.B31];[.B43];[.B55])" office:value-type="float" office:value="4.083" calcext:value-type="float">
            <text:p>4.0830</text:p>
          </table:table-cell>
          <table:table-cell table:formula="of:=MEDIAN([.C7];[.C19];[.C31];[.C43];[.C55])" office:value-type="float" office:value="24.003" calcext:value-type="float">
            <text:p>24.0030</text:p>
          </table:table-cell>
          <table:table-cell table:formula="of:=MEDIAN([.D7];[.D19];[.D31];[.D43];[.D55])" office:value-type="float" office:value="28.598" calcext:value-type="float">
            <text:p>28.5980</text:p>
          </table:table-cell>
          <table:table-cell table:formula="of:=MEDIAN([.E7];[.E19];[.E31];[.E43];[.E55])" office:value-type="float" office:value="148" calcext:value-type="float">
            <text:p>148.0000</text:p>
          </table:table-cell>
          <table:table-cell table:formula="of:=MEDIAN([.F7];[.F19];[.F31];[.F43];[.F55])" office:value-type="float" office:value="148" calcext:value-type="float">
            <text:p>148.0000</text:p>
          </table:table-cell>
          <table:table-cell table:formula="of:=MEDIAN([.G7];[.G19];[.G31];[.G43];[.G55])" office:value-type="float" office:value="5.1751870760193" calcext:value-type="float">
            <text:p>5.1752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formula="of:=MEDIAN([.B8];[.B20];[.B32];[.B44];[.B56])" office:value-type="float" office:value="3.156" calcext:value-type="float">
            <text:p>3.1560</text:p>
          </table:table-cell>
          <table:table-cell table:formula="of:=MEDIAN([.C8];[.C20];[.C32];[.C44];[.C56])" office:value-type="float" office:value="20.003" calcext:value-type="float">
            <text:p>20.0030</text:p>
          </table:table-cell>
          <table:table-cell table:formula="of:=MEDIAN([.D8];[.D20];[.D32];[.D44];[.D56])" office:value-type="float" office:value="23.554" calcext:value-type="float">
            <text:p>23.5540</text:p>
          </table:table-cell>
          <table:table-cell table:formula="of:=MEDIAN([.E8];[.E20];[.E32];[.E44];[.E56])" office:value-type="float" office:value="121" calcext:value-type="float">
            <text:p>121.0000</text:p>
          </table:table-cell>
          <table:table-cell table:formula="of:=MEDIAN([.F8];[.F20];[.F32];[.F44];[.F56])" office:value-type="float" office:value="121" calcext:value-type="float">
            <text:p>121.0000</text:p>
          </table:table-cell>
          <table:table-cell table:formula="of:=MEDIAN([.G8];[.G20];[.G32];[.G44];[.G56])" office:value-type="float" office:value="5.13713169737624" calcext:value-type="float">
            <text:p>5.1371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MEDIAN([.B9];[.B21];[.B33];[.B45];[.B57])" office:value-type="float" office:value="2.345" calcext:value-type="float">
            <text:p>2.3450</text:p>
          </table:table-cell>
          <table:table-cell table:formula="of:=MEDIAN([.C9];[.C21];[.C33];[.C45];[.C57])" office:value-type="float" office:value="24.022" calcext:value-type="float">
            <text:p>24.0220</text:p>
          </table:table-cell>
          <table:table-cell table:formula="of:=MEDIAN([.D9];[.D21];[.D33];[.D45];[.D57])" office:value-type="float" office:value="26.499" calcext:value-type="float">
            <text:p>26.4990</text:p>
          </table:table-cell>
          <table:table-cell table:formula="of:=MEDIAN([.E9];[.E21];[.E33];[.E45];[.E57])" office:value-type="float" office:value="172" calcext:value-type="float">
            <text:p>172.0000</text:p>
          </table:table-cell>
          <table:table-cell table:formula="of:=MEDIAN([.F9];[.F21];[.F33];[.F45];[.F57])" office:value-type="float" office:value="165" calcext:value-type="float">
            <text:p>165.0000</text:p>
          </table:table-cell>
          <table:table-cell table:formula="of:=MEDIAN([.G9];[.G21];[.G33];[.G45];[.G57])" office:value-type="float" office:value="6.49081097399902" calcext:value-type="float">
            <text:p>6.4908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MEDIAN([.B10];[.B22];[.B34];[.B46];[.B58])" office:value-type="float" office:value="3.142" calcext:value-type="float">
            <text:p>3.1420</text:p>
          </table:table-cell>
          <table:table-cell table:formula="of:=MEDIAN([.C10];[.C22];[.C34];[.C46];[.C58])" office:value-type="float" office:value="22.003" calcext:value-type="float">
            <text:p>22.0030</text:p>
          </table:table-cell>
          <table:table-cell table:formula="of:=MEDIAN([.D10];[.D22];[.D34];[.D46];[.D58])" office:value-type="float" office:value="25.202" calcext:value-type="float">
            <text:p>25.2020</text:p>
          </table:table-cell>
          <table:table-cell table:formula="of:=MEDIAN([.E10];[.E22];[.E34];[.E46];[.E58])" office:value-type="float" office:value="155" calcext:value-type="float">
            <text:p>155.0000</text:p>
          </table:table-cell>
          <table:table-cell table:formula="of:=MEDIAN([.F10];[.F22];[.F34];[.F46];[.F58])" office:value-type="float" office:value="155" calcext:value-type="float">
            <text:p>155.0000</text:p>
          </table:table-cell>
          <table:table-cell table:formula="of:=MEDIAN([.G10];[.G22];[.G34];[.G46];[.G58])" office:value-type="float" office:value="6.15030553130704" calcext:value-type="float">
            <text:p>6.1503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MEDIAN([.B11];[.B23];[.B35];[.B47];[.B59])" office:value-type="float" office:value="2.705" calcext:value-type="float">
            <text:p>2.7050</text:p>
          </table:table-cell>
          <table:table-cell table:formula="of:=MEDIAN([.C11];[.C23];[.C35];[.C47];[.C59])" office:value-type="float" office:value="26.003" calcext:value-type="float">
            <text:p>26.0030</text:p>
          </table:table-cell>
          <table:table-cell table:formula="of:=MEDIAN([.D11];[.D23];[.D35];[.D47];[.D59])" office:value-type="float" office:value="29.027" calcext:value-type="float">
            <text:p>29.0270</text:p>
          </table:table-cell>
          <table:table-cell table:formula="of:=MEDIAN([.E11];[.E23];[.E35];[.E47];[.E59])" office:value-type="float" office:value="190" calcext:value-type="float">
            <text:p>190.0000</text:p>
          </table:table-cell>
          <table:table-cell table:formula="of:=MEDIAN([.F11];[.F23];[.F35];[.F47];[.F59])" office:value-type="float" office:value="190" calcext:value-type="float">
            <text:p>190.0000</text:p>
          </table:table-cell>
          <table:table-cell table:formula="of:=MEDIAN([.G11];[.G23];[.G35];[.G47];[.G59])" office:value-type="float" office:value="6.54562993075413" calcext:value-type="float">
            <text:p>6.5456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formula="of:=MEDIAN([.B12];[.B24];[.B36];[.B48];[.B60])" office:value-type="float" office:value="3.531" calcext:value-type="float">
            <text:p>3.5310</text:p>
          </table:table-cell>
          <table:table-cell table:formula="of:=MEDIAN([.C12];[.C24];[.C36];[.C48];[.C60])" office:value-type="float" office:value="20.003" calcext:value-type="float">
            <text:p>20.0030</text:p>
          </table:table-cell>
          <table:table-cell table:formula="of:=MEDIAN([.D12];[.D24];[.D36];[.D48];[.D60])" office:value-type="float" office:value="23.686" calcext:value-type="float">
            <text:p>23.6860</text:p>
          </table:table-cell>
          <table:table-cell table:formula="of:=MEDIAN([.E12];[.E24];[.E36];[.E48];[.E60])" office:value-type="float" office:value="139" calcext:value-type="float">
            <text:p>139.0000</text:p>
          </table:table-cell>
          <table:table-cell table:formula="of:=MEDIAN([.F12];[.F24];[.F36];[.F48];[.F60])" office:value-type="float" office:value="139" calcext:value-type="float">
            <text:p>139.0000</text:p>
          </table:table-cell>
          <table:table-cell table:formula="of:=MEDIAN([.G12];[.G24];[.G36];[.G48];[.G60])" office:value-type="float" office:value="5.86844549522925" calcext:value-type="float">
            <text:p>5.8684</text:p>
          </table:table-cell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formula="of:=MEDIAN([.B13];[.B25];[.B37];[.B49];[.B61])" office:value-type="float" office:value="26.572" calcext:value-type="float">
            <text:p>26.5720</text:p>
          </table:table-cell>
          <table:table-cell table:formula="of:=MEDIAN([.C13];[.C25];[.C37];[.C49];[.C61])" office:value-type="float" office:value="228.047" calcext:value-type="float">
            <text:p>228.0470</text:p>
          </table:table-cell>
          <table:table-cell table:formula="of:=MEDIAN([.D13];[.D25];[.D37];[.D49];[.D61])" office:value-type="float" office:value="255.776" calcext:value-type="float">
            <text:p>255.7760</text:p>
          </table:table-cell>
          <table:table-cell table:formula="of:=MEDIAN([.E13];[.E25];[.E37];[.E49];[.E61])" office:value-type="float" office:value="1510" calcext:value-type="float">
            <text:p>1510.0000</text:p>
          </table:table-cell>
          <table:table-cell table:formula="of:=MEDIAN([.F13];[.F25];[.F37];[.F49];[.F61])" office:value-type="float" office:value="1503" calcext:value-type="float">
            <text:p>1503.0000</text:p>
          </table:table-cell>
          <table:table-cell table:formula="of:=MEDIAN([.G13];[.G25];[.G37];[.G49];[.G61])" office:value-type="float" office:value="52.8514835606281" calcext:value-type="float">
            <text:p>52.8515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Min</text:p>
          </table:table-cell>
          <table:covered-table-cell table:number-columns-repeated="3"/>
          <table:covered-table-cell table:number-columns-repeated="3" table:style-name="ce12"/>
        </table:table-row>
        <table:table-row table:style-name="ro1">
          <table:table-cell office:value-type="string" calcext:value-type="string">
            <text:p>V1</text:p>
          </table:table-cell>
          <table:table-cell table:formula="of:=MIN([.B3];[.B15];[.B27];[.B39];[.B51])" office:value-type="float" office:value="0.169" calcext:value-type="float">
            <text:p>0.1690</text:p>
          </table:table-cell>
          <table:table-cell table:formula="of:=MIN([.C3];[.C15];[.C27];[.C39];[.C51])" office:value-type="float" office:value="34.004" calcext:value-type="float">
            <text:p>34.0040</text:p>
          </table:table-cell>
          <table:table-cell table:formula="of:=MIN([.D3];[.D15];[.D27];[.D39];[.D51])" office:value-type="float" office:value="34.184" calcext:value-type="float">
            <text:p>34.1840</text:p>
          </table:table-cell>
          <table:table-cell table:formula="of:=MIN([.E3];[.E15];[.E27];[.E39];[.E51])" office:value-type="float" office:value="239" calcext:value-type="float">
            <text:p>239.0000</text:p>
          </table:table-cell>
          <table:table-cell table:formula="of:=MIN([.F3];[.F15];[.F27];[.F39];[.F51])" office:value-type="float" office:value="239" calcext:value-type="float">
            <text:p>239.0000</text:p>
          </table:table-cell>
          <table:table-cell table:formula="of:=MIN([.G3];[.G15];[.G27];[.G39];[.G51])" office:value-type="float" office:value="6.60531188679767" calcext:value-type="float">
            <text:p>6.605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MIN([.B4];[.B16];[.B28];[.B40];[.B52])" office:value-type="float" office:value="5.035" calcext:value-type="float">
            <text:p>5.0350</text:p>
          </table:table-cell>
          <table:table-cell table:formula="of:=MIN([.C4];[.C16];[.C28];[.C40];[.C52])" office:value-type="float" office:value="26.003" calcext:value-type="float">
            <text:p>26.0030</text:p>
          </table:table-cell>
          <table:table-cell table:formula="of:=MIN([.D4];[.D16];[.D28];[.D40];[.D52])" office:value-type="float" office:value="31.039" calcext:value-type="float">
            <text:p>31.0390</text:p>
          </table:table-cell>
          <table:table-cell table:formula="of:=MIN([.E4];[.E16];[.E28];[.E40];[.E52])" office:value-type="float" office:value="164" calcext:value-type="float">
            <text:p>164.0000</text:p>
          </table:table-cell>
          <table:table-cell table:formula="of:=MIN([.F4];[.F16];[.F28];[.F40];[.F52])" office:value-type="float" office:value="164" calcext:value-type="float">
            <text:p>164.0000</text:p>
          </table:table-cell>
          <table:table-cell table:formula="of:=MIN([.G4];[.G16];[.G28];[.G40];[.G52])" office:value-type="float" office:value="4.88051662053983" calcext:value-type="float">
            <text:p>4.8805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MIN([.B5];[.B17];[.B29];[.B41];[.B53])" office:value-type="float" office:value="3.174" calcext:value-type="float">
            <text:p>3.1740</text:p>
          </table:table-cell>
          <table:table-cell table:formula="of:=MIN([.C5];[.C17];[.C29];[.C41];[.C53])" office:value-type="float" office:value="22.002" calcext:value-type="float">
            <text:p>22.0020</text:p>
          </table:table-cell>
          <table:table-cell table:formula="of:=MIN([.D5];[.D17];[.D29];[.D41];[.D53])" office:value-type="float" office:value="25.177" calcext:value-type="float">
            <text:p>25.1770</text:p>
          </table:table-cell>
          <table:table-cell table:formula="of:=MIN([.E5];[.E17];[.E29];[.E41];[.E53])" office:value-type="float" office:value="133" calcext:value-type="float">
            <text:p>133.0000</text:p>
          </table:table-cell>
          <table:table-cell table:formula="of:=MIN([.F5];[.F17];[.F29];[.F41];[.F53])" office:value-type="float" office:value="133" calcext:value-type="float">
            <text:p>133.0000</text:p>
          </table:table-cell>
          <table:table-cell table:formula="of:=MIN([.G5];[.G17];[.G29];[.G41];[.G53])" office:value-type="float" office:value="4.80769230769231" calcext:value-type="float">
            <text:p>4.8077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MIN([.B6];[.B18];[.B30];[.B42];[.B54])" office:value-type="float" office:value="2.228" calcext:value-type="float">
            <text:p>2.2280</text:p>
          </table:table-cell>
          <table:table-cell table:formula="of:=MIN([.C6];[.C18];[.C30];[.C42];[.C54])" office:value-type="float" office:value="28.003" calcext:value-type="float">
            <text:p>28.0030</text:p>
          </table:table-cell>
          <table:table-cell table:formula="of:=MIN([.D6];[.D18];[.D30];[.D42];[.D54])" office:value-type="float" office:value="30.231" calcext:value-type="float">
            <text:p>30.2310</text:p>
          </table:table-cell>
          <table:table-cell table:formula="of:=MIN([.E6];[.E18];[.E30];[.E42];[.E54])" office:value-type="float" office:value="188" calcext:value-type="float">
            <text:p>188.0000</text:p>
          </table:table-cell>
          <table:table-cell table:formula="of:=MIN([.F6];[.F18];[.F30];[.F42];[.F54])" office:value-type="float" office:value="188" calcext:value-type="float">
            <text:p>188.0000</text:p>
          </table:table-cell>
          <table:table-cell table:formula="of:=MIN([.G6];[.G18];[.G30];[.G42];[.G54])" office:value-type="float" office:value="6.04521045692788" calcext:value-type="float">
            <text:p>6.0452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MIN([.B7];[.B19];[.B31];[.B43];[.B55])" office:value-type="float" office:value="3.375" calcext:value-type="float">
            <text:p>3.3750</text:p>
          </table:table-cell>
          <table:table-cell table:formula="of:=MIN([.C7];[.C19];[.C31];[.C43];[.C55])" office:value-type="float" office:value="22.003" calcext:value-type="float">
            <text:p>22.0030</text:p>
          </table:table-cell>
          <table:table-cell table:formula="of:=MIN([.D7];[.D19];[.D31];[.D43];[.D55])" office:value-type="float" office:value="26.086" calcext:value-type="float">
            <text:p>26.0860</text:p>
          </table:table-cell>
          <table:table-cell table:formula="of:=MIN([.E7];[.E19];[.E31];[.E43];[.E55])" office:value-type="float" office:value="148" calcext:value-type="float">
            <text:p>148.0000</text:p>
          </table:table-cell>
          <table:table-cell table:formula="of:=MIN([.F7];[.F19];[.F31];[.F43];[.F55])" office:value-type="float" office:value="148" calcext:value-type="float">
            <text:p>148.0000</text:p>
          </table:table-cell>
          <table:table-cell table:formula="of:=MIN([.G7];[.G19];[.G31];[.G43];[.G55])" office:value-type="float" office:value="4.91890454666312" calcext:value-type="float">
            <text:p>4.9189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formula="of:=MIN([.B8];[.B20];[.B32];[.B44];[.B56])" office:value-type="float" office:value="2.718" calcext:value-type="float">
            <text:p>2.7180</text:p>
          </table:table-cell>
          <table:table-cell table:formula="of:=MIN([.C8];[.C20];[.C32];[.C44];[.C56])" office:value-type="float" office:value="20.002" calcext:value-type="float">
            <text:p>20.0020</text:p>
          </table:table-cell>
          <table:table-cell table:formula="of:=MIN([.D8];[.D20];[.D32];[.D44];[.D56])" office:value-type="float" office:value="23.158" calcext:value-type="float">
            <text:p>23.1580</text:p>
          </table:table-cell>
          <table:table-cell table:formula="of:=MIN([.E8];[.E20];[.E32];[.E44];[.E56])" office:value-type="float" office:value="121" calcext:value-type="float">
            <text:p>121.0000</text:p>
          </table:table-cell>
          <table:table-cell table:formula="of:=MIN([.F8];[.F20];[.F32];[.F44];[.F56])" office:value-type="float" office:value="121" calcext:value-type="float">
            <text:p>121.0000</text:p>
          </table:table-cell>
          <table:table-cell table:formula="of:=MIN([.G8];[.G20];[.G32];[.G44];[.G56])" office:value-type="float" office:value="4.48679916938594" calcext:value-type="float">
            <text:p>4.4868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MIN([.B9];[.B21];[.B33];[.B45];[.B57])" office:value-type="float" office:value="2.208" calcext:value-type="float">
            <text:p>2.2080</text:p>
          </table:table-cell>
          <table:table-cell table:formula="of:=MIN([.C9];[.C21];[.C33];[.C45];[.C57])" office:value-type="float" office:value="22.003" calcext:value-type="float">
            <text:p>22.0030</text:p>
          </table:table-cell>
          <table:table-cell table:formula="of:=MIN([.D9];[.D21];[.D33];[.D45];[.D57])" office:value-type="float" office:value="24.211" calcext:value-type="float">
            <text:p>24.2110</text:p>
          </table:table-cell>
          <table:table-cell table:formula="of:=MIN([.E9];[.E21];[.E33];[.E45];[.E57])" office:value-type="float" office:value="172" calcext:value-type="float">
            <text:p>172.0000</text:p>
          </table:table-cell>
          <table:table-cell table:formula="of:=MIN([.F9];[.F21];[.F33];[.F45];[.F57])" office:value-type="float" office:value="165" calcext:value-type="float">
            <text:p>165.0000</text:p>
          </table:table-cell>
          <table:table-cell table:formula="of:=MIN([.G9];[.G21];[.G33];[.G45];[.G57])" office:value-type="float" office:value="6.06744743897277" calcext:value-type="float">
            <text:p>6.0674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MIN([.B10];[.B22];[.B34];[.B46];[.B58])" office:value-type="float" office:value="2.666" calcext:value-type="float">
            <text:p>2.6660</text:p>
          </table:table-cell>
          <table:table-cell table:formula="of:=MIN([.C10];[.C22];[.C34];[.C46];[.C58])" office:value-type="float" office:value="22.002" calcext:value-type="float">
            <text:p>22.0020</text:p>
          </table:table-cell>
          <table:table-cell table:formula="of:=MIN([.D10];[.D22];[.D34];[.D46];[.D58])" office:value-type="float" office:value="24.803" calcext:value-type="float">
            <text:p>24.8030</text:p>
          </table:table-cell>
          <table:table-cell table:formula="of:=MIN([.E10];[.E22];[.E34];[.E46];[.E58])" office:value-type="float" office:value="155" calcext:value-type="float">
            <text:p>155.0000</text:p>
          </table:table-cell>
          <table:table-cell table:formula="of:=MIN([.F10];[.F22];[.F34];[.F46];[.F58])" office:value-type="float" office:value="155" calcext:value-type="float">
            <text:p>155.0000</text:p>
          </table:table-cell>
          <table:table-cell table:formula="of:=MIN([.G10];[.G22];[.G34];[.G46];[.G58])" office:value-type="float" office:value="5.81220938953052" calcext:value-type="float">
            <text:p>5.8122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MIN([.B11];[.B23];[.B35];[.B47];[.B59])" office:value-type="float" office:value="2.593" calcext:value-type="float">
            <text:p>2.5930</text:p>
          </table:table-cell>
          <table:table-cell table:formula="of:=MIN([.C11];[.C23];[.C35];[.C47];[.C59])" office:value-type="float" office:value="26.003" calcext:value-type="float">
            <text:p>26.0030</text:p>
          </table:table-cell>
          <table:table-cell table:formula="of:=MIN([.D11];[.D23];[.D35];[.D47];[.D59])" office:value-type="float" office:value="28.596" calcext:value-type="float">
            <text:p>28.5960</text:p>
          </table:table-cell>
          <table:table-cell table:formula="of:=MIN([.E11];[.E23];[.E35];[.E47];[.E59])" office:value-type="float" office:value="190" calcext:value-type="float">
            <text:p>190.0000</text:p>
          </table:table-cell>
          <table:table-cell table:formula="of:=MIN([.F11];[.F23];[.F35];[.F47];[.F59])" office:value-type="float" office:value="190" calcext:value-type="float">
            <text:p>190.0000</text:p>
          </table:table-cell>
          <table:table-cell table:formula="of:=MIN([.G11];[.G23];[.G35];[.G47];[.G59])" office:value-type="float" office:value="6.18711127031163" calcext:value-type="float">
            <text:p>6.1871</text:p>
          </table:table-cell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formula="of:=MIN([.B13];[.B25];[.B37];[.B49];[.B61])" office:value-type="float" office:value="25.498" calcext:value-type="float">
            <text:p>25.4980</text:p>
          </table:table-cell>
          <table:table-cell table:formula="of:=MIN([.C13];[.C25];[.C37];[.C49];[.C61])" office:value-type="float" office:value="226.03" calcext:value-type="float">
            <text:p>226.0300</text:p>
          </table:table-cell>
          <table:table-cell table:formula="of:=MIN([.D13];[.D25];[.D37];[.D49];[.D61])" office:value-type="float" office:value="251.553" calcext:value-type="float">
            <text:p>251.5530</text:p>
          </table:table-cell>
          <table:table-cell table:formula="of:=MIN([.E13];[.E25];[.E37];[.E49];[.E61])" office:value-type="float" office:value="1510" calcext:value-type="float">
            <text:p>1510.0000</text:p>
          </table:table-cell>
          <table:table-cell table:formula="of:=MIN([.F13];[.F25];[.F37];[.F49];[.F61])" office:value-type="float" office:value="1503" calcext:value-type="float">
            <text:p>1503.0000</text:p>
          </table:table-cell>
          <table:table-cell table:formula="of:=MIN([.G13];[.G25];[.G37];[.G49];[.G61])" office:value-type="float" office:value="49.9467437785269" calcext:value-type="float">
            <text:p>49.9467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Max</text:p>
          </table:table-cell>
          <table:covered-table-cell table:number-columns-repeated="3"/>
          <table:covered-table-cell table:number-columns-repeated="3" table:style-name="ce12"/>
        </table:table-row>
        <table:table-row table:style-name="ro1">
          <table:table-cell office:value-type="string" calcext:value-type="string">
            <text:p>V1</text:p>
          </table:table-cell>
          <table:table-cell table:formula="of:=MAX([.B3];[.B15];[.B27];[.B39];[.B4])" office:value-type="float" office:value="5.824" calcext:value-type="float">
            <text:p>5.8240</text:p>
          </table:table-cell>
          <table:table-cell table:formula="of:=MAX([.C3];[.C15];[.C27];[.C39];[.C4])" office:value-type="float" office:value="36.006" calcext:value-type="float">
            <text:p>36.0060</text:p>
          </table:table-cell>
          <table:table-cell table:formula="of:=MAX([.D3];[.D15];[.D27];[.D39];[.D4])" office:value-type="float" office:value="36.183" calcext:value-type="float">
            <text:p>36.1830</text:p>
          </table:table-cell>
          <table:table-cell table:formula="of:=MAX([.E3];[.E15];[.E27];[.E39];[.E4])" office:value-type="float" office:value="239" calcext:value-type="float">
            <text:p>239.0000</text:p>
          </table:table-cell>
          <table:table-cell table:formula="of:=MAX([.F3];[.F15];[.F27];[.F39];[.F4])" office:value-type="float" office:value="239" calcext:value-type="float">
            <text:p>239.0000</text:p>
          </table:table-cell>
          <table:table-cell table:formula="of:=MAX([.G3];[.G15];[.G27];[.G39];[.G4])" office:value-type="float" office:value="6.98605711613224" calcext:value-type="float">
            <text:p>6.9861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MAX([.B4];[.B16];[.B28];[.B40];[.B5])" office:value-type="float" office:value="5.824" calcext:value-type="float">
            <text:p>5.8240</text:p>
          </table:table-cell>
          <table:table-cell table:formula="of:=MAX([.C4];[.C16];[.C28];[.C40];[.C5])" office:value-type="float" office:value="28.003" calcext:value-type="float">
            <text:p>28.0030</text:p>
          </table:table-cell>
          <table:table-cell table:formula="of:=MAX([.D4];[.D16];[.D28];[.D40];[.D5])" office:value-type="float" office:value="33.603" calcext:value-type="float">
            <text:p>33.6030</text:p>
          </table:table-cell>
          <table:table-cell table:formula="of:=MAX([.E4];[.E16];[.E28];[.E40];[.E5])" office:value-type="float" office:value="164" calcext:value-type="float">
            <text:p>164.0000</text:p>
          </table:table-cell>
          <table:table-cell table:formula="of:=MAX([.F4];[.F16];[.F28];[.F40];[.F5])" office:value-type="float" office:value="164" calcext:value-type="float">
            <text:p>164.0000</text:p>
          </table:table-cell>
          <table:table-cell table:formula="of:=MAX([.G4];[.G16];[.G28];[.G40];[.G5])" office:value-type="float" office:value="5.2836753761397" calcext:value-type="float">
            <text:p>5.2837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MAX([.B5];[.B17];[.B29];[.B41];[.B6])" office:value-type="float" office:value="3.661" calcext:value-type="float">
            <text:p>3.6610</text:p>
          </table:table-cell>
          <table:table-cell table:formula="of:=MAX([.C5];[.C17];[.C29];[.C41];[.C6])" office:value-type="float" office:value="28.003" calcext:value-type="float">
            <text:p>28.0030</text:p>
          </table:table-cell>
          <table:table-cell table:formula="of:=MAX([.D5];[.D17];[.D29];[.D41];[.D6])" office:value-type="float" office:value="30.579" calcext:value-type="float">
            <text:p>30.5790</text:p>
          </table:table-cell>
          <table:table-cell table:formula="of:=MAX([.E5];[.E17];[.E29];[.E41];[.E6])" office:value-type="float" office:value="188" calcext:value-type="float">
            <text:p>188.0000</text:p>
          </table:table-cell>
          <table:table-cell table:formula="of:=MAX([.F5];[.F17];[.F29];[.F41];[.F6])" office:value-type="float" office:value="188" calcext:value-type="float">
            <text:p>188.0000</text:p>
          </table:table-cell>
          <table:table-cell table:formula="of:=MAX([.G5];[.G17];[.G29];[.G41];[.G6])" office:value-type="float" office:value="6.14801007227182" calcext:value-type="float">
            <text:p>6.1480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MAX([.B6];[.B18];[.B30];[.B42];[.B7])" office:value-type="float" office:value="3.375" calcext:value-type="float">
            <text:p>3.3750</text:p>
          </table:table-cell>
          <table:table-cell table:formula="of:=MAX([.C6];[.C18];[.C30];[.C42];[.C7])" office:value-type="float" office:value="28.003" calcext:value-type="float">
            <text:p>28.0030</text:p>
          </table:table-cell>
          <table:table-cell table:formula="of:=MAX([.D6];[.D18];[.D30];[.D42];[.D7])" office:value-type="float" office:value="30.782" calcext:value-type="float">
            <text:p>30.7820</text:p>
          </table:table-cell>
          <table:table-cell table:formula="of:=MAX([.E6];[.E18];[.E30];[.E42];[.E7])" office:value-type="float" office:value="188" calcext:value-type="float">
            <text:p>188.0000</text:p>
          </table:table-cell>
          <table:table-cell table:formula="of:=MAX([.F6];[.F18];[.F30];[.F42];[.F7])" office:value-type="float" office:value="188" calcext:value-type="float">
            <text:p>188.0000</text:p>
          </table:table-cell>
          <table:table-cell table:formula="of:=MAX([.G6];[.G18];[.G30];[.G42];[.G7])" office:value-type="float" office:value="6.21878204492078" calcext:value-type="float">
            <text:p>6.2188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MAX([.B7];[.B19];[.B31];[.B43];[.B8])" office:value-type="float" office:value="4.085" calcext:value-type="float">
            <text:p>4.0850</text:p>
          </table:table-cell>
          <table:table-cell table:formula="of:=MAX([.C7];[.C19];[.C31];[.C43];[.C8])" office:value-type="float" office:value="26.003" calcext:value-type="float">
            <text:p>26.0030</text:p>
          </table:table-cell>
          <table:table-cell table:formula="of:=MAX([.D7];[.D19];[.D31];[.D43];[.D8])" office:value-type="float" office:value="30.088" calcext:value-type="float">
            <text:p>30.0880</text:p>
          </table:table-cell>
          <table:table-cell table:formula="of:=MAX([.E7];[.E19];[.E31];[.E43];[.E8])" office:value-type="float" office:value="148" calcext:value-type="float">
            <text:p>148.0000</text:p>
          </table:table-cell>
          <table:table-cell table:formula="of:=MAX([.F7];[.F19];[.F31];[.F43];[.F8])" office:value-type="float" office:value="148" calcext:value-type="float">
            <text:p>148.0000</text:p>
          </table:table-cell>
          <table:table-cell table:formula="of:=MAX([.G7];[.G19];[.G31];[.G43];[.G8])" office:value-type="float" office:value="5.67354136318332" calcext:value-type="float">
            <text:p>5.6735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formula="of:=MAX([.B8];[.B20];[.B32];[.B44];[.B9])" office:value-type="float" office:value="3.17" calcext:value-type="float">
            <text:p>3.1700</text:p>
          </table:table-cell>
          <table:table-cell table:formula="of:=MAX([.C8];[.C20];[.C32];[.C44];[.C9])" office:value-type="float" office:value="26.003" calcext:value-type="float">
            <text:p>26.0030</text:p>
          </table:table-cell>
          <table:table-cell table:formula="of:=MAX([.D8];[.D20];[.D32];[.D44];[.D9])" office:value-type="float" office:value="28.348" calcext:value-type="float">
            <text:p>28.3480</text:p>
          </table:table-cell>
          <table:table-cell table:formula="of:=MAX([.E8];[.E20];[.E32];[.E44];[.E9])" office:value-type="float" office:value="172" calcext:value-type="float">
            <text:p>172.0000</text:p>
          </table:table-cell>
          <table:table-cell table:formula="of:=MAX([.F8];[.F20];[.F32];[.F44];[.F9])" office:value-type="float" office:value="165" calcext:value-type="float">
            <text:p>165.0000</text:p>
          </table:table-cell>
          <table:table-cell table:formula="of:=MAX([.G8];[.G20];[.G32];[.G44];[.G9])" office:value-type="float" office:value="6.06744743897277" calcext:value-type="float">
            <text:p>6.0674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MAX([.B9];[.B21];[.B33];[.B45];[.B10])" office:value-type="float" office:value="3.142" calcext:value-type="float">
            <text:p>3.1420</text:p>
          </table:table-cell>
          <table:table-cell table:formula="of:=MAX([.C9];[.C21];[.C33];[.C45];[.C10])" office:value-type="float" office:value="26.003" calcext:value-type="float">
            <text:p>26.0030</text:p>
          </table:table-cell>
          <table:table-cell table:formula="of:=MAX([.D9];[.D21];[.D33];[.D45];[.D10])" office:value-type="float" office:value="28.348" calcext:value-type="float">
            <text:p>28.3480</text:p>
          </table:table-cell>
          <table:table-cell table:formula="of:=MAX([.E9];[.E21];[.E33];[.E45];[.E10])" office:value-type="float" office:value="172" calcext:value-type="float">
            <text:p>172.0000</text:p>
          </table:table-cell>
          <table:table-cell table:formula="of:=MAX([.F9];[.F21];[.F33];[.F45];[.F10])" office:value-type="float" office:value="165" calcext:value-type="float">
            <text:p>165.0000</text:p>
          </table:table-cell>
          <table:table-cell table:formula="of:=MAX([.G9];[.G21];[.G33];[.G45];[.G10])" office:value-type="float" office:value="7.10420883069679" calcext:value-type="float">
            <text:p>7.1042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MAX([.B10];[.B22];[.B34];[.B46];[.B11])" office:value-type="float" office:value="3.432" calcext:value-type="float">
            <text:p>3.4320</text:p>
          </table:table-cell>
          <table:table-cell table:formula="of:=MAX([.C10];[.C22];[.C34];[.C46];[.C11])" office:value-type="float" office:value="26.003" calcext:value-type="float">
            <text:p>26.0030</text:p>
          </table:table-cell>
          <table:table-cell table:formula="of:=MAX([.D10];[.D22];[.D34];[.D46];[.D11])" office:value-type="float" office:value="28.696" calcext:value-type="float">
            <text:p>28.6960</text:p>
          </table:table-cell>
          <table:table-cell table:formula="of:=MAX([.E10];[.E22];[.E34];[.E46];[.E11])" office:value-type="float" office:value="190" calcext:value-type="float">
            <text:p>190.0000</text:p>
          </table:table-cell>
          <table:table-cell table:formula="of:=MAX([.F10];[.F22];[.F34];[.F46];[.F11])" office:value-type="float" office:value="190" calcext:value-type="float">
            <text:p>190.0000</text:p>
          </table:table-cell>
          <table:table-cell table:formula="of:=MAX([.G10];[.G22];[.G34];[.G46];[.G11])" office:value-type="float" office:value="6.6211318650683" calcext:value-type="float">
            <text:p>6.6211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MAX([.B11];[.B23];[.B35];[.B47];[.B13])" office:value-type="float" office:value="26.136" calcext:value-type="float">
            <text:p>26.1360</text:p>
          </table:table-cell>
          <table:table-cell table:formula="of:=MAX([.C11];[.C23];[.C35];[.C47];[.C13])" office:value-type="float" office:value="230.038" calcext:value-type="float">
            <text:p>230.0380</text:p>
          </table:table-cell>
          <table:table-cell table:formula="of:=MAX([.D11];[.D23];[.D35];[.D47];[.D13])" office:value-type="float" office:value="256.174" calcext:value-type="float">
            <text:p>256.1740</text:p>
          </table:table-cell>
          <table:table-cell table:formula="of:=MAX([.E11];[.E23];[.E35];[.E47];[.E13])" office:value-type="float" office:value="1510" calcext:value-type="float">
            <text:p>1510.0000</text:p>
          </table:table-cell>
          <table:table-cell table:formula="of:=MAX([.F11];[.F23];[.F35];[.F47];[.F13])" office:value-type="float" office:value="1503" calcext:value-type="float">
            <text:p>1503.0000</text:p>
          </table:table-cell>
          <table:table-cell table:formula="of:=MAX([.G11];[.G23];[.G35];[.G47];[.G13])" office:value-type="float" office:value="52.7036166268926" calcext:value-type="float">
            <text:p>52.7036</text:p>
          </table:table-cell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formula="of:=MAX([.B13];[.B25];[.B37];[.B49];[.B14])" office:value-type="float" office:value="27.729" calcext:value-type="float">
            <text:p>27.7290</text:p>
          </table:table-cell>
          <table:table-cell table:formula="of:=MAX([.C13];[.C25];[.C37];[.C49];[.C14])" office:value-type="float" office:value="244.03" calcext:value-type="float">
            <text:p>244.0300</text:p>
          </table:table-cell>
          <table:table-cell table:formula="of:=MAX([.D13];[.D25];[.D37];[.D49];[.D14])" office:value-type="float" office:value="270.602" calcext:value-type="float">
            <text:p>270.6020</text:p>
          </table:table-cell>
          <table:table-cell table:formula="of:=MAX([.E13];[.E25];[.E37];[.E49];[.E14])" office:value-type="float" office:value="1510" calcext:value-type="float">
            <text:p>1510.0000</text:p>
          </table:table-cell>
          <table:table-cell table:formula="of:=MAX([.F13];[.F25];[.F37];[.F49];[.F14])" office:value-type="float" office:value="1503" calcext:value-type="float">
            <text:p>1503.0000</text:p>
          </table:table-cell>
          <table:table-cell table:formula="of:=MAX([.G13];[.G25];[.G37];[.G49];[.G14])" office:value-type="float" office:value="53.9052688748652" calcext:value-type="float">
            <text:p>53.9053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Quartile Min</text:p>
          </table:table-cell>
          <table:covered-table-cell table:number-columns-repeated="3"/>
          <table:covered-table-cell table:number-columns-repeated="3" table:style-name="ce12"/>
        </table:table-row>
        <table:table-row table:style-name="ro1">
          <table:table-cell office:value-type="string" calcext:value-type="string">
            <text:p>V1</text:p>
          </table:table-cell>
          <table:table-cell table:formula="of:=QUARTILE(([.B3]~[.B15]~[.B27]~[.B39]~[.B51]);1)" office:value-type="float" office:value="0.178" calcext:value-type="float">
            <text:p>0.1780</text:p>
          </table:table-cell>
          <table:table-cell table:formula="of:=QUARTILE(([.C3]~[.C15]~[.C27]~[.C39]~[.C51]);1)" office:value-type="float" office:value="34.015" calcext:value-type="float">
            <text:p>34.0150</text:p>
          </table:table-cell>
          <table:table-cell table:formula="of:=QUARTILE(([.D3]~[.D15]~[.D27]~[.D39]~[.D51]);1)" office:value-type="float" office:value="34.211" calcext:value-type="float">
            <text:p>34.2110</text:p>
          </table:table-cell>
          <table:table-cell table:formula="of:=QUARTILE(([.E3]~[.E15]~[.E27]~[.E39]~[.E51]);1)" office:value-type="float" office:value="239" calcext:value-type="float">
            <text:p>239.0000</text:p>
          </table:table-cell>
          <table:table-cell table:formula="of:=QUARTILE(([.F3]~[.F15]~[.F27]~[.F39]~[.F51]);1)" office:value-type="float" office:value="239" calcext:value-type="float">
            <text:p>239.0000</text:p>
          </table:table-cell>
          <table:table-cell table:formula="of:=QUARTILE(([.G3]~[.G15]~[.G27]~[.G39]~[.G51]);1)" office:value-type="float" office:value="6.60677263303386" calcext:value-type="float">
            <text:p>6.6068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QUARTILE(([.B4]~[.B16]~[.B28]~[.B40]~[.B52]);1)" office:value-type="float" office:value="5.059" calcext:value-type="float">
            <text:p>5.0590</text:p>
          </table:table-cell>
          <table:table-cell table:formula="of:=QUARTILE(([.C4]~[.C16]~[.C28]~[.C40]~[.C52]);1)" office:value-type="float" office:value="26.004" calcext:value-type="float">
            <text:p>26.0040</text:p>
          </table:table-cell>
          <table:table-cell table:formula="of:=QUARTILE(([.D4]~[.D16]~[.D28]~[.D40]~[.D52]);1)" office:value-type="float" office:value="31.063" calcext:value-type="float">
            <text:p>31.0630</text:p>
          </table:table-cell>
          <table:table-cell table:formula="of:=QUARTILE(([.E4]~[.E16]~[.E28]~[.E40]~[.E52]);1)" office:value-type="float" office:value="164" calcext:value-type="float">
            <text:p>164.0000</text:p>
          </table:table-cell>
          <table:table-cell table:formula="of:=QUARTILE(([.F4]~[.F16]~[.F28]~[.F40]~[.F52]);1)" office:value-type="float" office:value="164" calcext:value-type="float">
            <text:p>164.0000</text:p>
          </table:table-cell>
          <table:table-cell table:formula="of:=QUARTILE(([.G4]~[.G16]~[.G28]~[.G40]~[.G52]);1)" office:value-type="float" office:value="5.15285763659786" calcext:value-type="float">
            <text:p>5.1529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QUARTILE(([.B5]~[.B17]~[.B29]~[.B41]~[.B53]);1)" office:value-type="float" office:value="3.258" calcext:value-type="float">
            <text:p>3.2580</text:p>
          </table:table-cell>
          <table:table-cell table:formula="of:=QUARTILE(([.C5]~[.C17]~[.C29]~[.C41]~[.C53]);1)" office:value-type="float" office:value="22.003" calcext:value-type="float">
            <text:p>22.0030</text:p>
          </table:table-cell>
          <table:table-cell table:formula="of:=QUARTILE(([.D5]~[.D17]~[.D29]~[.D41]~[.D53]);1)" office:value-type="float" office:value="25.261" calcext:value-type="float">
            <text:p>25.2610</text:p>
          </table:table-cell>
          <table:table-cell table:formula="of:=QUARTILE(([.E5]~[.E17]~[.E29]~[.E41]~[.E53]);1)" office:value-type="float" office:value="133" calcext:value-type="float">
            <text:p>133.0000</text:p>
          </table:table-cell>
          <table:table-cell table:formula="of:=QUARTILE(([.F5]~[.F17]~[.F29]~[.F41]~[.F53]);1)" office:value-type="float" office:value="133" calcext:value-type="float">
            <text:p>133.0000</text:p>
          </table:table-cell>
          <table:table-cell table:formula="of:=QUARTILE(([.G5]~[.G17]~[.G29]~[.G41]~[.G53]);1)" office:value-type="float" office:value="4.81587428033458" calcext:value-type="float">
            <text:p>4.8159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QUARTILE(([.B6]~[.B18]~[.B30]~[.B42]~[.B54]);1)" office:value-type="float" office:value="2.576" calcext:value-type="float">
            <text:p>2.5760</text:p>
          </table:table-cell>
          <table:table-cell table:formula="of:=QUARTILE(([.C6]~[.C18]~[.C30]~[.C42]~[.C54]);1)" office:value-type="float" office:value="28.003" calcext:value-type="float">
            <text:p>28.0030</text:p>
          </table:table-cell>
          <table:table-cell table:formula="of:=QUARTILE(([.D6]~[.D18]~[.D30]~[.D42]~[.D54]);1)" office:value-type="float" office:value="30.579" calcext:value-type="float">
            <text:p>30.5790</text:p>
          </table:table-cell>
          <table:table-cell table:formula="of:=QUARTILE(([.E6]~[.E18]~[.E30]~[.E42]~[.E54]);1)" office:value-type="float" office:value="188" calcext:value-type="float">
            <text:p>188.0000</text:p>
          </table:table-cell>
          <table:table-cell table:formula="of:=QUARTILE(([.F6]~[.F18]~[.F30]~[.F42]~[.F54]);1)" office:value-type="float" office:value="188" calcext:value-type="float">
            <text:p>188.0000</text:p>
          </table:table-cell>
          <table:table-cell table:formula="of:=QUARTILE(([.G6]~[.G18]~[.G30]~[.G42]~[.G54]);1)" office:value-type="float" office:value="6.10746540185823" calcext:value-type="float">
            <text:p>6.1075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QUARTILE(([.B7]~[.B19]~[.B31]~[.B43]~[.B55]);1)" office:value-type="float" office:value="3.799" calcext:value-type="float">
            <text:p>3.7990</text:p>
          </table:table-cell>
          <table:table-cell table:formula="of:=QUARTILE(([.C7]~[.C19]~[.C31]~[.C43]~[.C55]);1)" office:value-type="float" office:value="24.003" calcext:value-type="float">
            <text:p>24.0030</text:p>
          </table:table-cell>
          <table:table-cell table:formula="of:=QUARTILE(([.D7]~[.D19]~[.D31]~[.D43]~[.D55]);1)" office:value-type="float" office:value="27.378" calcext:value-type="float">
            <text:p>27.3780</text:p>
          </table:table-cell>
          <table:table-cell table:formula="of:=QUARTILE(([.E7]~[.E19]~[.E31]~[.E43]~[.E55]);1)" office:value-type="float" office:value="148" calcext:value-type="float">
            <text:p>148.0000</text:p>
          </table:table-cell>
          <table:table-cell table:formula="of:=QUARTILE(([.F7]~[.F19]~[.F31]~[.F43]~[.F55]);1)" office:value-type="float" office:value="148" calcext:value-type="float">
            <text:p>148.0000</text:p>
          </table:table-cell>
          <table:table-cell table:formula="of:=QUARTILE(([.G7]~[.G19]~[.G31]~[.G43]~[.G55]);1)" office:value-type="float" office:value="4.96610965707" calcext:value-type="float">
            <text:p>4.9661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formula="of:=QUARTILE(([.B8]~[.B20]~[.B32]~[.B44]~[.B56]);1)" office:value-type="float" office:value="2.965" calcext:value-type="float">
            <text:p>2.9650</text:p>
          </table:table-cell>
          <table:table-cell table:formula="of:=QUARTILE(([.C8]~[.C20]~[.C32]~[.C44]~[.C56]);1)" office:value-type="float" office:value="20.003" calcext:value-type="float">
            <text:p>20.0030</text:p>
          </table:table-cell>
          <table:table-cell table:formula="of:=QUARTILE(([.D8]~[.D20]~[.D32]~[.D44]~[.D56]);1)" office:value-type="float" office:value="23.173" calcext:value-type="float">
            <text:p>23.1730</text:p>
          </table:table-cell>
          <table:table-cell table:formula="of:=QUARTILE(([.E8]~[.E20]~[.E32]~[.E44]~[.E56]);1)" office:value-type="float" office:value="121" calcext:value-type="float">
            <text:p>121.0000</text:p>
          </table:table-cell>
          <table:table-cell table:formula="of:=QUARTILE(([.F8]~[.F20]~[.F32]~[.F44]~[.F56]);1)" office:value-type="float" office:value="121" calcext:value-type="float">
            <text:p>121.0000</text:p>
          </table:table-cell>
          <table:table-cell table:formula="of:=QUARTILE(([.G8]~[.G20]~[.G32]~[.G44]~[.G56]);1)" office:value-type="float" office:value="4.89462400388334" calcext:value-type="float">
            <text:p>4.8946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QUARTILE(([.B9]~[.B21]~[.B33]~[.B45]~[.B57]);1)" office:value-type="float" office:value="2.259" calcext:value-type="float">
            <text:p>2.2590</text:p>
          </table:table-cell>
          <table:table-cell table:formula="of:=QUARTILE(([.C9]~[.C21]~[.C33]~[.C45]~[.C57]);1)" office:value-type="float" office:value="24.005" calcext:value-type="float">
            <text:p>24.0050</text:p>
          </table:table-cell>
          <table:table-cell table:formula="of:=QUARTILE(([.D9]~[.D21]~[.D33]~[.D45]~[.D57]);1)" office:value-type="float" office:value="26.449" calcext:value-type="float">
            <text:p>26.4490</text:p>
          </table:table-cell>
          <table:table-cell table:formula="of:=QUARTILE(([.E9]~[.E21]~[.E33]~[.E45]~[.E57]);1)" office:value-type="float" office:value="172" calcext:value-type="float">
            <text:p>172.0000</text:p>
          </table:table-cell>
          <table:table-cell table:formula="of:=QUARTILE(([.F9]~[.F21]~[.F33]~[.F45]~[.F57]);1)" office:value-type="float" office:value="165" calcext:value-type="float">
            <text:p>165.0000</text:p>
          </table:table-cell>
          <table:table-cell table:formula="of:=QUARTILE(([.G9]~[.G21]~[.G33]~[.G45]~[.G57]);1)" office:value-type="float" office:value="6.08591040973746" calcext:value-type="float">
            <text:p>6.0859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QUARTILE(([.B10]~[.B22]~[.B34]~[.B46]~[.B58]);1)" office:value-type="float" office:value="2.8" calcext:value-type="float">
            <text:p>2.8000</text:p>
          </table:table-cell>
          <table:table-cell table:formula="of:=QUARTILE(([.C10]~[.C22]~[.C34]~[.C46]~[.C58]);1)" office:value-type="float" office:value="22.003" calcext:value-type="float">
            <text:p>22.0030</text:p>
          </table:table-cell>
          <table:table-cell table:formula="of:=QUARTILE(([.D10]~[.D22]~[.D34]~[.D46]~[.D58]);1)" office:value-type="float" office:value="25.144" calcext:value-type="float">
            <text:p>25.1440</text:p>
          </table:table-cell>
          <table:table-cell table:formula="of:=QUARTILE(([.E10]~[.E22]~[.E34]~[.E46]~[.E58]);1)" office:value-type="float" office:value="155" calcext:value-type="float">
            <text:p>155.0000</text:p>
          </table:table-cell>
          <table:table-cell table:formula="of:=QUARTILE(([.F10]~[.F22]~[.F34]~[.F46]~[.F58]);1)" office:value-type="float" office:value="155" calcext:value-type="float">
            <text:p>155.0000</text:p>
          </table:table-cell>
          <table:table-cell table:formula="of:=QUARTILE(([.G10]~[.G22]~[.G34]~[.G46]~[.G58]);1)" office:value-type="float" office:value="6.09396500884608" calcext:value-type="float">
            <text:p>6.0940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QUARTILE(([.B11]~[.B23]~[.B35]~[.B47]~[.B59]);1)" office:value-type="float" office:value="2.693" calcext:value-type="float">
            <text:p>2.6930</text:p>
          </table:table-cell>
          <table:table-cell table:formula="of:=QUARTILE(([.C11]~[.C23]~[.C35]~[.C47]~[.C59]);1)" office:value-type="float" office:value="26.003" calcext:value-type="float">
            <text:p>26.0030</text:p>
          </table:table-cell>
          <table:table-cell table:formula="of:=QUARTILE(([.D11]~[.D23]~[.D35]~[.D47]~[.D59]);1)" office:value-type="float" office:value="28.696" calcext:value-type="float">
            <text:p>28.6960</text:p>
          </table:table-cell>
          <table:table-cell table:formula="of:=QUARTILE(([.E11]~[.E23]~[.E35]~[.E47]~[.E59]);1)" office:value-type="float" office:value="190" calcext:value-type="float">
            <text:p>190.0000</text:p>
          </table:table-cell>
          <table:table-cell table:formula="of:=QUARTILE(([.F11]~[.F23]~[.F35]~[.F47]~[.F59]);1)" office:value-type="float" office:value="190" calcext:value-type="float">
            <text:p>190.0000</text:p>
          </table:table-cell>
          <table:table-cell table:formula="of:=QUARTILE(([.G11]~[.G23]~[.G35]~[.G47]~[.G59]);1)" office:value-type="float" office:value="6.49417233482585" calcext:value-type="float">
            <text:p>6.4942</text:p>
          </table:table-cell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formula="of:=QUARTILE(([.B13]~[.B25]~[.B37]~[.B49]~[.B61]);1)" office:value-type="float" office:value="26.136" calcext:value-type="float">
            <text:p>26.1360</text:p>
          </table:table-cell>
          <table:table-cell table:formula="of:=QUARTILE(([.C13]~[.C25]~[.C37]~[.C49]~[.C61]);1)" office:value-type="float" office:value="226.055" calcext:value-type="float">
            <text:p>226.0550</text:p>
          </table:table-cell>
          <table:table-cell table:formula="of:=QUARTILE(([.D13]~[.D25]~[.D37]~[.D49]~[.D61]);1)" office:value-type="float" office:value="255.623" calcext:value-type="float">
            <text:p>255.6230</text:p>
          </table:table-cell>
          <table:table-cell table:formula="of:=QUARTILE(([.E13]~[.E25]~[.E37]~[.E49]~[.E61]);1)" office:value-type="float" office:value="1510" calcext:value-type="float">
            <text:p>1510.0000</text:p>
          </table:table-cell>
          <table:table-cell table:formula="of:=QUARTILE(([.F13]~[.F25]~[.F37]~[.F49]~[.F61]);1)" office:value-type="float" office:value="1503" calcext:value-type="float">
            <text:p>1503.0000</text:p>
          </table:table-cell>
          <table:table-cell table:formula="of:=QUARTILE(([.G13]~[.G25]~[.G37]~[.G49]~[.G61]);1)" office:value-type="float" office:value="52.7036166268926" calcext:value-type="float">
            <text:p>52.7036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Quartile Max</text:p>
          </table:table-cell>
          <table:covered-table-cell table:number-columns-repeated="3"/>
          <table:covered-table-cell table:number-columns-repeated="3" table:style-name="ce12"/>
        </table:table-row>
        <table:table-row table:style-name="ro1">
          <table:table-cell office:value-type="string" calcext:value-type="string">
            <text:p>V1</text:p>
          </table:table-cell>
          <table:table-cell table:formula="of:=QUARTILE(([.B3]~[.B15]~[.B27]~[.B39]~[.B51]);3)" office:value-type="float" office:value="0.181" calcext:value-type="float">
            <text:p>0.1810</text:p>
          </table:table-cell>
          <table:table-cell table:formula="of:=QUARTILE(([.C3]~[.C15]~[.C27]~[.C39]~[.C51]);3)" office:value-type="float" office:value="36.005" calcext:value-type="float">
            <text:p>36.0050</text:p>
          </table:table-cell>
          <table:table-cell table:formula="of:=QUARTILE(([.D3]~[.D15]~[.D27]~[.D39]~[.D51]);3)" office:value-type="float" office:value="36.175" calcext:value-type="float">
            <text:p>36.1750</text:p>
          </table:table-cell>
          <table:table-cell table:formula="of:=QUARTILE(([.E3]~[.E15]~[.E27]~[.E39]~[.E51]);3)" office:value-type="float" office:value="239" calcext:value-type="float">
            <text:p>239.0000</text:p>
          </table:table-cell>
          <table:table-cell table:formula="of:=QUARTILE(([.F3]~[.F15]~[.F27]~[.F39]~[.F51]);3)" office:value-type="float" office:value="239" calcext:value-type="float">
            <text:p>239.0000</text:p>
          </table:table-cell>
          <table:table-cell table:formula="of:=QUARTILE(([.G3]~[.G15]~[.G27]~[.G39]~[.G51]);3)" office:value-type="float" office:value="6.98605711613224" calcext:value-type="float">
            <text:p>6.9861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QUARTILE(([.B4]~[.B16]~[.B28]~[.B40]~[.B52]);3)" office:value-type="float" office:value="5.6" calcext:value-type="float">
            <text:p>5.6000</text:p>
          </table:table-cell>
          <table:table-cell table:formula="of:=QUARTILE(([.C4]~[.C16]~[.C28]~[.C40]~[.C52]);3)" office:value-type="float" office:value="26.004" calcext:value-type="float">
            <text:p>26.0040</text:p>
          </table:table-cell>
          <table:table-cell table:formula="of:=QUARTILE(([.D4]~[.D16]~[.D28]~[.D40]~[.D52]);3)" office:value-type="float" office:value="31.827" calcext:value-type="float">
            <text:p>31.8270</text:p>
          </table:table-cell>
          <table:table-cell table:formula="of:=QUARTILE(([.E4]~[.E16]~[.E28]~[.E40]~[.E52]);3)" office:value-type="float" office:value="164" calcext:value-type="float">
            <text:p>164.0000</text:p>
          </table:table-cell>
          <table:table-cell table:formula="of:=QUARTILE(([.F4]~[.F16]~[.F28]~[.F40]~[.F52]);3)" office:value-type="float" office:value="164" calcext:value-type="float">
            <text:p>164.0000</text:p>
          </table:table-cell>
          <table:table-cell table:formula="of:=QUARTILE(([.G4]~[.G16]~[.G28]~[.G40]~[.G52]);3)" office:value-type="float" office:value="5.27959308502076" calcext:value-type="float">
            <text:p>5.2796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QUARTILE(([.B5]~[.B17]~[.B29]~[.B41]~[.B53]);3)" office:value-type="float" office:value="3.661" calcext:value-type="float">
            <text:p>3.6610</text:p>
          </table:table-cell>
          <table:table-cell table:formula="of:=QUARTILE(([.C5]~[.C17]~[.C29]~[.C41]~[.C53]);3)" office:value-type="float" office:value="24.002" calcext:value-type="float">
            <text:p>24.0020</text:p>
          </table:table-cell>
          <table:table-cell table:formula="of:=QUARTILE(([.D5]~[.D17]~[.D29]~[.D41]~[.D53]);3)" office:value-type="float" office:value="27.617" calcext:value-type="float">
            <text:p>27.6170</text:p>
          </table:table-cell>
          <table:table-cell table:formula="of:=QUARTILE(([.E5]~[.E17]~[.E29]~[.E41]~[.E53]);3)" office:value-type="float" office:value="133" calcext:value-type="float">
            <text:p>133.0000</text:p>
          </table:table-cell>
          <table:table-cell table:formula="of:=QUARTILE(([.F5]~[.F17]~[.F29]~[.F41]~[.F53]);3)" office:value-type="float" office:value="133" calcext:value-type="float">
            <text:p>133.0000</text:p>
          </table:table-cell>
          <table:table-cell table:formula="of:=QUARTILE(([.G5]~[.G17]~[.G29]~[.G41]~[.G53]);3)" office:value-type="float" office:value="5.26503305490677" calcext:value-type="float">
            <text:p>5.2650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QUARTILE(([.B6]~[.B18]~[.B30]~[.B42]~[.B54]);3)" office:value-type="float" office:value="2.779" calcext:value-type="float">
            <text:p>2.7790</text:p>
          </table:table-cell>
          <table:table-cell table:formula="of:=QUARTILE(([.C6]~[.C18]~[.C30]~[.C42]~[.C54]);3)" office:value-type="float" office:value="28.003" calcext:value-type="float">
            <text:p>28.0030</text:p>
          </table:table-cell>
          <table:table-cell table:formula="of:=QUARTILE(([.D6]~[.D18]~[.D30]~[.D42]~[.D54]);3)" office:value-type="float" office:value="30.782" calcext:value-type="float">
            <text:p>30.7820</text:p>
          </table:table-cell>
          <table:table-cell table:formula="of:=QUARTILE(([.E6]~[.E18]~[.E30]~[.E42]~[.E54]);3)" office:value-type="float" office:value="188" calcext:value-type="float">
            <text:p>188.0000</text:p>
          </table:table-cell>
          <table:table-cell table:formula="of:=QUARTILE(([.F6]~[.F18]~[.F30]~[.F42]~[.F54]);3)" office:value-type="float" office:value="188" calcext:value-type="float">
            <text:p>188.0000</text:p>
          </table:table-cell>
          <table:table-cell table:formula="of:=QUARTILE(([.G6]~[.G18]~[.G30]~[.G42]~[.G54]);3)" office:value-type="float" office:value="6.14801007227182" calcext:value-type="float">
            <text:p>6.148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QUARTILE(([.B7]~[.B19]~[.B31]~[.B43]~[.B55]);3)" office:value-type="float" office:value="4.085" calcext:value-type="float">
            <text:p>4.0850</text:p>
          </table:table-cell>
          <table:table-cell table:formula="of:=QUARTILE(([.C7]~[.C19]~[.C31]~[.C43]~[.C55]);3)" office:value-type="float" office:value="26.003" calcext:value-type="float">
            <text:p>26.0030</text:p>
          </table:table-cell>
          <table:table-cell table:formula="of:=QUARTILE(([.D7]~[.D19]~[.D31]~[.D43]~[.D55]);3)" office:value-type="float" office:value="29.802" calcext:value-type="float">
            <text:p>29.8020</text:p>
          </table:table-cell>
          <table:table-cell table:formula="of:=QUARTILE(([.E7]~[.E19]~[.E31]~[.E43]~[.E55]);3)" office:value-type="float" office:value="148" calcext:value-type="float">
            <text:p>148.0000</text:p>
          </table:table-cell>
          <table:table-cell table:formula="of:=QUARTILE(([.F7]~[.F19]~[.F31]~[.F43]~[.F55]);3)" office:value-type="float" office:value="148" calcext:value-type="float">
            <text:p>148.0000</text:p>
          </table:table-cell>
          <table:table-cell table:formula="of:=QUARTILE(([.G7]~[.G19]~[.G31]~[.G43]~[.G55]);3)" office:value-type="float" office:value="5.40580027759515" calcext:value-type="float">
            <text:p>5.4058</text:p>
          </table:table-cell>
        </table:table-row>
        <table:table-row table:style-name="ro1">
          <table:table-cell table:style-name="ce11" office:value-type="string" calcext:value-type="string">
            <text:p>V6</text:p>
          </table:table-cell>
          <table:table-cell table:formula="of:=QUARTILE(([.B8]~[.B20]~[.B32]~[.B44]~[.B56]);3)" office:value-type="float" office:value="3.17" calcext:value-type="float">
            <text:p>3.1700</text:p>
          </table:table-cell>
          <table:table-cell table:formula="of:=QUARTILE(([.C8]~[.C20]~[.C32]~[.C44]~[.C56]);3)" office:value-type="float" office:value="22.003" calcext:value-type="float">
            <text:p>22.0030</text:p>
          </table:table-cell>
          <table:table-cell table:formula="of:=QUARTILE(([.D8]~[.D20]~[.D32]~[.D44]~[.D56]);3)" office:value-type="float" office:value="24.721" calcext:value-type="float">
            <text:p>24.7210</text:p>
          </table:table-cell>
          <table:table-cell table:formula="of:=QUARTILE(([.E8]~[.E20]~[.E32]~[.E44]~[.E56]);3)" office:value-type="float" office:value="121" calcext:value-type="float">
            <text:p>121.0000</text:p>
          </table:table-cell>
          <table:table-cell table:formula="of:=QUARTILE(([.F8]~[.F20]~[.F32]~[.F44]~[.F56]);3)" office:value-type="float" office:value="121" calcext:value-type="float">
            <text:p>121.0000</text:p>
          </table:table-cell>
          <table:table-cell table:formula="of:=QUARTILE(([.G8]~[.G20]~[.G32]~[.G44]~[.G56]);3)" office:value-type="float" office:value="5.22159409657791" calcext:value-type="float">
            <text:p>5.2216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QUARTILE(([.B9]~[.B21]~[.B33]~[.B45]~[.B57]);3)" office:value-type="float" office:value="2.427" calcext:value-type="float">
            <text:p>2.4270</text:p>
          </table:table-cell>
          <table:table-cell table:formula="of:=QUARTILE(([.C9]~[.C21]~[.C33]~[.C45]~[.C57]);3)" office:value-type="float" office:value="26.003" calcext:value-type="float">
            <text:p>26.0030</text:p>
          </table:table-cell>
          <table:table-cell table:formula="of:=QUARTILE(([.D9]~[.D21]~[.D33]~[.D45]~[.D57]);3)" office:value-type="float" office:value="28.262" calcext:value-type="float">
            <text:p>28.2620</text:p>
          </table:table-cell>
          <table:table-cell table:formula="of:=QUARTILE(([.E9]~[.E21]~[.E33]~[.E45]~[.E57]);3)" office:value-type="float" office:value="172" calcext:value-type="float">
            <text:p>172.0000</text:p>
          </table:table-cell>
          <table:table-cell table:formula="of:=QUARTILE(([.F9]~[.F21]~[.F33]~[.F45]~[.F57]);3)" office:value-type="float" office:value="165" calcext:value-type="float">
            <text:p>165.0000</text:p>
          </table:table-cell>
          <table:table-cell table:formula="of:=QUARTILE(([.G9]~[.G21]~[.G33]~[.G45]~[.G57]);3)" office:value-type="float" office:value="6.50308140194336" calcext:value-type="float">
            <text:p>6.5031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QUARTILE(([.B10]~[.B22]~[.B34]~[.B46]~[.B58]);3)" office:value-type="float" office:value="3.199" calcext:value-type="float">
            <text:p>3.1990</text:p>
          </table:table-cell>
          <table:table-cell table:formula="of:=QUARTILE(([.C10]~[.C22]~[.C34]~[.C46]~[.C58]);3)" office:value-type="float" office:value="22.003" calcext:value-type="float">
            <text:p>22.0030</text:p>
          </table:table-cell>
          <table:table-cell table:formula="of:=QUARTILE(([.D10]~[.D22]~[.D34]~[.D46]~[.D58]);3)" office:value-type="float" office:value="25.435" calcext:value-type="float">
            <text:p>25.4350</text:p>
          </table:table-cell>
          <table:table-cell table:formula="of:=QUARTILE(([.E10]~[.E22]~[.E34]~[.E46]~[.E58]);3)" office:value-type="float" office:value="155" calcext:value-type="float">
            <text:p>155.0000</text:p>
          </table:table-cell>
          <table:table-cell table:formula="of:=QUARTILE(([.F10]~[.F22]~[.F34]~[.F46]~[.F58]);3)" office:value-type="float" office:value="155" calcext:value-type="float">
            <text:p>155.0000</text:p>
          </table:table-cell>
          <table:table-cell table:formula="of:=QUARTILE(([.G10]~[.G22]~[.G34]~[.G46]~[.G58]);3)" office:value-type="float" office:value="6.16449252306713" calcext:value-type="float">
            <text:p>6.1645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QUARTILE(([.B11]~[.B23]~[.B35]~[.B47]~[.B59]);3)" office:value-type="float" office:value="3.024" calcext:value-type="float">
            <text:p>3.0240</text:p>
          </table:table-cell>
          <table:table-cell table:formula="of:=QUARTILE(([.C11]~[.C23]~[.C35]~[.C47]~[.C59]);3)" office:value-type="float" office:value="26.003" calcext:value-type="float">
            <text:p>26.0030</text:p>
          </table:table-cell>
          <table:table-cell table:formula="of:=QUARTILE(([.D11]~[.D23]~[.D35]~[.D47]~[.D59]);3)" office:value-type="float" office:value="29.257" calcext:value-type="float">
            <text:p>29.2570</text:p>
          </table:table-cell>
          <table:table-cell table:formula="of:=QUARTILE(([.E11]~[.E23]~[.E35]~[.E47]~[.E59]);3)" office:value-type="float" office:value="190" calcext:value-type="float">
            <text:p>190.0000</text:p>
          </table:table-cell>
          <table:table-cell table:formula="of:=QUARTILE(([.F11]~[.F23]~[.F35]~[.F47]~[.F59]);3)" office:value-type="float" office:value="190" calcext:value-type="float">
            <text:p>190.0000</text:p>
          </table:table-cell>
          <table:table-cell table:formula="of:=QUARTILE(([.G11]~[.G23]~[.G35]~[.G47]~[.G59]);3)" office:value-type="float" office:value="6.6211318650683" calcext:value-type="float">
            <text:p>6.6211</text:p>
          </table:table-cell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formula="of:=QUARTILE(([.B13]~[.B25]~[.B37]~[.B49]~[.B61]);3)" office:value-type="float" office:value="27.729" calcext:value-type="float">
            <text:p>27.7290</text:p>
          </table:table-cell>
          <table:table-cell table:formula="of:=QUARTILE(([.C13]~[.C25]~[.C37]~[.C49]~[.C61]);3)" office:value-type="float" office:value="230.038" calcext:value-type="float">
            <text:p>230.0380</text:p>
          </table:table-cell>
          <table:table-cell table:formula="of:=QUARTILE(([.D13]~[.D25]~[.D37]~[.D49]~[.D61]);3)" office:value-type="float" office:value="256.174" calcext:value-type="float">
            <text:p>256.1740</text:p>
          </table:table-cell>
          <table:table-cell table:formula="of:=QUARTILE(([.E13]~[.E25]~[.E37]~[.E49]~[.E61]);3)" office:value-type="float" office:value="1510" calcext:value-type="float">
            <text:p>1510.0000</text:p>
          </table:table-cell>
          <table:table-cell table:formula="of:=QUARTILE(([.F13]~[.F25]~[.F37]~[.F49]~[.F61]);3)" office:value-type="float" office:value="1503" calcext:value-type="float">
            <text:p>1503.0000</text:p>
          </table:table-cell>
          <table:table-cell table:formula="of:=QUARTILE(([.G13]~[.G25]~[.G37]~[.G49]~[.G61]);3)" office:value-type="float" office:value="52.853520899965" calcext:value-type="float">
            <text:p>52.8535</text:p>
          </table:table-cell>
        </table:table-row>
      </table:table>
      <table:table table:name="Chvatal" table:style-name="ta1">
        <table:table-column table:style-name="co6" table:default-cell-style-name="Default"/>
        <table:table-column table:style-name="co6" table:number-columns-repeated="3" table:default-cell-style-name="ce15"/>
        <table:table-row table:style-name="ro1">
          <table:table-cell table:style-name="ce13" office:value-type="string" calcext:value-type="string">
            <text:p>Version</text:p>
          </table:table-cell>
          <table:table-cell table:style-name="ce13" office:value-type="string" calcext:value-type="string">
            <text:p>Runtime in ms</text:p>
          </table:table-cell>
          <table:table-cell table:style-name="ce13" office:value-type="string" calcext:value-type="string">
            <text:p>Configurations</text:p>
          </table:table-cell>
          <table:table-cell table:style-name="ce13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formula="of:=['2017-11-15-182105'.B34]" office:value-type="float" office:value="986.4208" calcext:value-type="float">
            <text:p>986.4208</text:p>
          </table:table-cell>
          <table:table-cell table:formula="of:=['2017-11-15-182105'.C34]" office:value-type="float" office:value="51" calcext:value-type="float">
            <text:p>51.0000</text:p>
          </table:table-cell>
          <table:table-cell table:formula="of:=['2017-11-15-182105'.D34]" office:value-type="float" office:value="0.0517037836940557" calcext:value-type="float">
            <text:p>0.0517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['Linux_2017-11-22-071835'.B34]" office:value-type="float" office:value="1153.9836" calcext:value-type="float">
            <text:p>1153.9836</text:p>
          </table:table-cell>
          <table:table-cell table:formula="of:=['Linux_2017-11-22-071835'.C34]" office:value-type="float" office:value="49" calcext:value-type="float">
            <text:p>49.0000</text:p>
          </table:table-cell>
          <table:table-cell table:formula="of:=['Linux_2017-11-22-071835'.D34]" office:value-type="float" office:value="0.0442495760845975" calcext:value-type="float">
            <text:p>0.0442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['Linux_2017-11-26-141154'.B34]" office:value-type="float" office:value="1685.6418" calcext:value-type="float">
            <text:p>1685.6418</text:p>
          </table:table-cell>
          <table:table-cell table:formula="of:=['Linux_2017-11-26-141154'.C34]" office:value-type="float" office:value="51" calcext:value-type="float">
            <text:p>51.0000</text:p>
          </table:table-cell>
          <table:table-cell table:formula="of:=['Linux_2017-11-26-141154'.D34]" office:value-type="float" office:value="0.0302607285502655" calcext:value-type="float">
            <text:p>0.0303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['Linux_2017-12-17-135726'.B34]" office:value-type="float" office:value="1699.699" calcext:value-type="float">
            <text:p>1699.6990</text:p>
          </table:table-cell>
          <table:table-cell table:formula="of:=['Linux_2017-12-17-135726'.C34]" office:value-type="float" office:value="48" calcext:value-type="float">
            <text:p>48.0000</text:p>
          </table:table-cell>
          <table:table-cell table:formula="of:=['Linux_2017-12-17-135726'.D34]" office:value-type="float" office:value="0.0282413244491331" calcext:value-type="float">
            <text:p>0.0282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['Linux_2017-12-22-201300'.B34]" office:value-type="float" office:value="1729.244" calcext:value-type="float">
            <text:p>1729.2440</text:p>
          </table:table-cell>
          <table:table-cell table:formula="of:=['Linux_2017-12-22-201300'.C34]" office:value-type="float" office:value="52" calcext:value-type="float">
            <text:p>52.0000</text:p>
          </table:table-cell>
          <table:table-cell table:formula="of:=['Linux_2017-12-22-201300'.D34]" office:value-type="float" office:value="0.0300769602169859" calcext:value-type="float">
            <text:p>0.030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table:formula="of:=['Linux_2017-12-23-115304'.B34]" office:value-type="float" office:value="1758.0936" calcext:value-type="float">
            <text:p>1758.0936</text:p>
          </table:table-cell>
          <table:table-cell table:formula="of:=['Linux_2017-12-23-115304'.C34]" office:value-type="float" office:value="55" calcext:value-type="float">
            <text:p>55.0000</text:p>
          </table:table-cell>
          <table:table-cell table:formula="of:=['Linux_2017-12-23-115304'.D34]" office:value-type="float" office:value="0.0312855123709202" calcext:value-type="float">
            <text:p>0.0313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['Linux_2018-01-08-111040'.B34]" office:value-type="float" office:value="1678.946" calcext:value-type="float">
            <text:p>1678.9460</text:p>
          </table:table-cell>
          <table:table-cell table:formula="of:=['Linux_2018-01-08-111040'.C34]" office:value-type="float" office:value="47" calcext:value-type="float">
            <text:p>47.0000</text:p>
          </table:table-cell>
          <table:table-cell table:formula="of:=['Linux_2018-01-08-111040'.D34]" office:value-type="float" office:value="0.027993982298355" calcext:value-type="float">
            <text:p>0.0280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['Linux_2018-01-08-200504'.B34]" office:value-type="float" office:value="1654.4726" calcext:value-type="float">
            <text:p>1654.4726</text:p>
          </table:table-cell>
          <table:table-cell table:formula="of:=['Linux_2018-01-08-200504'.C34]" office:value-type="float" office:value="49" calcext:value-type="float">
            <text:p>49.0000</text:p>
          </table:table-cell>
          <table:table-cell table:formula="of:=['Linux_2018-01-08-200504'.D34]" office:value-type="float" office:value="0.0296193872408303" calcext:value-type="float">
            <text:p>0.0296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['Linux_2018-01-12-001428'.B34]" office:value-type="float" office:value="1684.5826" calcext:value-type="float">
            <text:p>1684.5826</text:p>
          </table:table-cell>
          <table:table-cell table:formula="of:=['Linux_2018-01-12-001428'.C34]" office:value-type="float" office:value="49" calcext:value-type="float">
            <text:p>49.0000</text:p>
          </table:table-cell>
          <table:table-cell table:formula="of:=['Linux_2018-01-12-001428'.D34]" office:value-type="float" office:value="0.0290887146564808" calcext:value-type="float">
            <text:p>0.0291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formula="of:=['Linux_2018-01-14-095125'.B34]" office:value-type="float" office:value="1702.4114" calcext:value-type="float">
            <text:p>1702.4114</text:p>
          </table:table-cell>
          <table:table-cell table:formula="of:=['Linux_2018-01-14-095125'.C34]" office:value-type="float" office:value="51" calcext:value-type="float">
            <text:p>51.0000</text:p>
          </table:table-cell>
          <table:table-cell table:formula="of:=['Linux_2018-01-14-095125'.D34]" office:value-type="float" office:value="0.0299594441754053" calcext:value-type="float">
            <text:p>0.0300</text:p>
          </table:table-cell>
        </table:table-row>
      </table:table>
      <table:table table:name="ICPL" table:style-name="ta1">
        <table:table-column table:style-name="co6" table:default-cell-style-name="Default"/>
        <table:table-column table:style-name="co6" table:number-columns-repeated="3" table:default-cell-style-name="ce3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formula="of:=['2017-11-15-182105'.B33]" office:value-type="float" office:value="24.866" calcext:value-type="float">
            <text:p>24.8660</text:p>
          </table:table-cell>
          <table:table-cell table:formula="of:=['2017-11-15-182105'.C33]" office:value-type="float" office:value="52.6" calcext:value-type="float">
            <text:p>52.6000</text:p>
          </table:table-cell>
          <table:table-cell table:formula="of:=['2017-11-15-182105'.D33]" office:value-type="float" office:value="2.11770651631506" calcext:value-type="float">
            <text:p>2.1177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['Linux_2017-11-22-071835'.B33]" office:value-type="float" office:value="26.6912" calcext:value-type="float">
            <text:p>26.6912</text:p>
          </table:table-cell>
          <table:table-cell table:formula="of:=['Linux_2017-11-22-071835'.C33]" office:value-type="float" office:value="51" calcext:value-type="float">
            <text:p>51.0000</text:p>
          </table:table-cell>
          <table:table-cell table:formula="of:=['Linux_2017-11-22-071835'.D33]" office:value-type="float" office:value="1.91352471793892" calcext:value-type="float">
            <text:p>1.9135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['Linux_2017-11-26-141154'.B33]" office:value-type="float" office:value="26.6784" calcext:value-type="float">
            <text:p>26.6784</text:p>
          </table:table-cell>
          <table:table-cell table:formula="of:=['Linux_2017-11-26-141154'.C33]" office:value-type="float" office:value="52.4" calcext:value-type="float">
            <text:p>52.4000</text:p>
          </table:table-cell>
          <table:table-cell table:formula="of:=['Linux_2017-11-26-141154'.D33]" office:value-type="float" office:value="1.96683008294485" calcext:value-type="float">
            <text:p>1.9668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['Linux_2017-12-17-135726'.B33]" office:value-type="float" office:value="26.0216" calcext:value-type="float">
            <text:p>26.0216</text:p>
          </table:table-cell>
          <table:table-cell table:formula="of:=['Linux_2017-12-17-135726'.C33]" office:value-type="float" office:value="51.4" calcext:value-type="float">
            <text:p>51.4000</text:p>
          </table:table-cell>
          <table:table-cell table:formula="of:=['Linux_2017-12-17-135726'.D33]" office:value-type="float" office:value="1.97542722225979" calcext:value-type="float">
            <text:p>1.9754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['Linux_2017-12-22-201300'.B33]" office:value-type="float" office:value="28.2846" calcext:value-type="float">
            <text:p>28.2846</text:p>
          </table:table-cell>
          <table:table-cell table:formula="of:=['Linux_2017-12-22-201300'.C33]" office:value-type="float" office:value="54.4" calcext:value-type="float">
            <text:p>54.4000</text:p>
          </table:table-cell>
          <table:table-cell table:formula="of:=['Linux_2017-12-22-201300'.D33]" office:value-type="float" office:value="1.92353846126197" calcext:value-type="float">
            <text:p>1.9235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table:formula="of:=['Linux_2017-12-23-115304'.B33]" office:value-type="float" office:value="28.7558" calcext:value-type="float">
            <text:p>28.7558</text:p>
          </table:table-cell>
          <table:table-cell table:formula="of:=['Linux_2017-12-23-115304'.C33]" office:value-type="float" office:value="53.6" calcext:value-type="float">
            <text:p>53.6000</text:p>
          </table:table-cell>
          <table:table-cell table:formula="of:=['Linux_2017-12-23-115304'.D33]" office:value-type="float" office:value="1.87035771039105" calcext:value-type="float">
            <text:p>1.8704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['Linux_2018-01-08-111040'.B33]" office:value-type="float" office:value="25.4474" calcext:value-type="float">
            <text:p>25.4474</text:p>
          </table:table-cell>
          <table:table-cell table:formula="of:=['Linux_2018-01-08-111040'.C33]" office:value-type="float" office:value="48.2" calcext:value-type="float">
            <text:p>48.2000</text:p>
          </table:table-cell>
          <table:table-cell table:formula="of:=['Linux_2018-01-08-111040'.D33]" office:value-type="float" office:value="1.89423438494347" calcext:value-type="float">
            <text:p>1.8942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['Linux_2018-01-08-200504'.B33]" office:value-type="float" office:value="24.5834" calcext:value-type="float">
            <text:p>24.5834</text:p>
          </table:table-cell>
          <table:table-cell table:formula="of:=['Linux_2018-01-08-200504'.C33]" office:value-type="float" office:value="47.6" calcext:value-type="float">
            <text:p>47.6000</text:p>
          </table:table-cell>
          <table:table-cell table:formula="of:=['Linux_2018-01-08-200504'.D33]" office:value-type="float" office:value="1.93828602327588" calcext:value-type="float">
            <text:p>1.9383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['Linux_2018-01-12-001428'.B33]" office:value-type="float" office:value="25.5444" calcext:value-type="float">
            <text:p>25.5444</text:p>
          </table:table-cell>
          <table:table-cell table:formula="of:=['Linux_2018-01-12-001428'.C33]" office:value-type="float" office:value="49.6" calcext:value-type="float">
            <text:p>49.6000</text:p>
          </table:table-cell>
          <table:table-cell table:formula="of:=['Linux_2018-01-12-001428'.D33]" office:value-type="float" office:value="1.94340168455947" calcext:value-type="float">
            <text:p>1.9434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formula="of:=['Linux_2018-01-14-095125'.B33]" office:value-type="float" office:value="24.7962" calcext:value-type="float">
            <text:p>24.7962</text:p>
          </table:table-cell>
          <table:table-cell table:formula="of:=['Linux_2018-01-14-095125'.C33]" office:value-type="float" office:value="49" calcext:value-type="float">
            <text:p>49.0000</text:p>
          </table:table-cell>
          <table:table-cell table:formula="of:=['Linux_2018-01-14-095125'.D33]" office:value-type="float" office:value="1.97670550848075" calcext:value-type="float">
            <text:p>1.9767</text:p>
          </table:table-cell>
        </table:table-row>
      </table:table>
      <table:table table:name="Incling" table:style-name="ta1">
        <table:table-column table:style-name="co6" table:default-cell-style-name="Default"/>
        <table:table-column table:style-name="co6" table:number-columns-repeated="3" table:default-cell-style-name="ce3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formula="of:=['2017-11-15-182105'.B35]" office:value-type="float" office:value="34.8084" calcext:value-type="float">
            <text:p>34.8084</text:p>
          </table:table-cell>
          <table:table-cell table:formula="of:=['2017-11-15-182105'.C35]" office:value-type="float" office:value="239" calcext:value-type="float">
            <text:p>239.0000</text:p>
          </table:table-cell>
          <table:table-cell table:formula="of:=['2017-11-15-182105'.D35]" office:value-type="float" office:value="6.87150692893318" calcext:value-type="float">
            <text:p>6.8715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['Linux_2017-11-22-071835'.B35]" office:value-type="float" office:value="26.0034" calcext:value-type="float">
            <text:p>26.0034</text:p>
          </table:table-cell>
          <table:table-cell table:formula="of:=['Linux_2017-11-22-071835'.C35]" office:value-type="float" office:value="164" calcext:value-type="float">
            <text:p>164.0000</text:p>
          </table:table-cell>
          <table:table-cell table:formula="of:=['Linux_2017-11-22-071835'.D35]" office:value-type="float" office:value="6.30686756571099" calcext:value-type="float">
            <text:p>6.3069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['Linux_2017-11-26-141154'.B35]" office:value-type="float" office:value="22.0026" calcext:value-type="float">
            <text:p>22.0026</text:p>
          </table:table-cell>
          <table:table-cell table:formula="of:=['Linux_2017-11-26-141154'.C35]" office:value-type="float" office:value="133" calcext:value-type="float">
            <text:p>133.0000</text:p>
          </table:table-cell>
          <table:table-cell table:formula="of:=['Linux_2017-11-26-141154'.D35]" office:value-type="float" office:value="6.04474017006788" calcext:value-type="float">
            <text:p>6.0447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['Linux_2017-12-17-135726'.B35]" office:value-type="float" office:value="28.0034" calcext:value-type="float">
            <text:p>28.0034</text:p>
          </table:table-cell>
          <table:table-cell table:formula="of:=['Linux_2017-12-17-135726'.C35]" office:value-type="float" office:value="188" calcext:value-type="float">
            <text:p>188.0000</text:p>
          </table:table-cell>
          <table:table-cell table:formula="of:=['Linux_2017-12-17-135726'.D35]" office:value-type="float" office:value="6.71347050920733" calcext:value-type="float">
            <text:p>6.7135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['Linux_2017-12-22-201300'.B35]" office:value-type="float" office:value="22.4028" calcext:value-type="float">
            <text:p>22.4028</text:p>
          </table:table-cell>
          <table:table-cell table:formula="of:=['Linux_2017-12-22-201300'.C35]" office:value-type="float" office:value="148" calcext:value-type="float">
            <text:p>148.0000</text:p>
          </table:table-cell>
          <table:table-cell table:formula="of:=['Linux_2017-12-22-201300'.D35]" office:value-type="float" office:value="6.61433449586922" calcext:value-type="float">
            <text:p>6.6143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table:formula="of:=['Linux_2017-12-23-115304'.B35]" office:value-type="float" office:value="20.4026" calcext:value-type="float">
            <text:p>20.4026</text:p>
          </table:table-cell>
          <table:table-cell table:formula="of:=['Linux_2017-12-23-115304'.C35]" office:value-type="float" office:value="121" calcext:value-type="float">
            <text:p>121.0000</text:p>
          </table:table-cell>
          <table:table-cell table:formula="of:=['Linux_2017-12-23-115304'.D35]" office:value-type="float" office:value="5.93923460285162" calcext:value-type="float">
            <text:p>5.9392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['Linux_2018-01-08-111040'.B35]" office:value-type="float" office:value="22.4056" calcext:value-type="float">
            <text:p>22.4056</text:p>
          </table:table-cell>
          <table:table-cell table:formula="of:=['Linux_2018-01-08-111040'.C35]" office:value-type="float" office:value="159" calcext:value-type="float">
            <text:p>159.0000</text:p>
          </table:table-cell>
          <table:table-cell table:formula="of:=['Linux_2018-01-08-111040'.D35]" office:value-type="float" office:value="7.10516822941761" calcext:value-type="float">
            <text:p>7.1052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['Linux_2018-01-08-200504'.B35]" office:value-type="float" office:value="22.003" calcext:value-type="float">
            <text:p>22.0030</text:p>
          </table:table-cell>
          <table:table-cell table:formula="of:=['Linux_2018-01-08-200504'.C35]" office:value-type="float" office:value="155" calcext:value-type="float">
            <text:p>155.0000</text:p>
          </table:table-cell>
          <table:table-cell table:formula="of:=['Linux_2018-01-08-200504'.D35]" office:value-type="float" office:value="7.06798257438662" calcext:value-type="float">
            <text:p>7.0680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['Linux_2018-01-12-001428'.B35]" office:value-type="float" office:value="25.6032" calcext:value-type="float">
            <text:p>25.6032</text:p>
          </table:table-cell>
          <table:table-cell table:formula="of:=['Linux_2018-01-12-001428'.C35]" office:value-type="float" office:value="190" calcext:value-type="float">
            <text:p>190.0000</text:p>
          </table:table-cell>
          <table:table-cell table:formula="of:=['Linux_2018-01-12-001428'.D35]" office:value-type="float" office:value="7.42855861128186" calcext:value-type="float">
            <text:p>7.4286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formula="of:=['Linux_2018-01-14-095125'.B35]" office:value-type="float" office:value="20.4024" calcext:value-type="float">
            <text:p>20.4024</text:p>
          </table:table-cell>
          <table:table-cell table:formula="of:=['Linux_2018-01-14-095125'.C35]" office:value-type="float" office:value="139" calcext:value-type="float">
            <text:p>139.0000</text:p>
          </table:table-cell>
          <table:table-cell table:formula="of:=['Linux_2018-01-14-095125'.D35]" office:value-type="float" office:value="6.82282658838347" calcext:value-type="float">
            <text:p>6.8228</text:p>
          </table:table-cell>
        </table:table-row>
      </table:table>
      <table:table table:name="Random" table:style-name="ta1">
        <table:table-column table:style-name="co6" table:default-cell-style-name="Default"/>
        <table:table-column table:style-name="co6" table:number-columns-repeated="3" table:default-cell-style-name="ce3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formula="of:=['2017-11-15-182105'.B36]" office:value-type="float" office:value="4.851" calcext:value-type="float">
            <text:p>4.8510</text:p>
          </table:table-cell>
          <table:table-cell table:formula="of:=['2017-11-15-182105'.C36]" office:value-type="float" office:value="239" calcext:value-type="float">
            <text:p>239.0000</text:p>
          </table:table-cell>
          <table:table-cell table:formula="of:=['2017-11-15-182105'.D36]" office:value-type="float" office:value="54.3943002821494" calcext:value-type="float">
            <text:p>54.3943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['Linux_2017-11-22-071835'.B36]" office:value-type="float" office:value="3.3436" calcext:value-type="float">
            <text:p>3.3436</text:p>
          </table:table-cell>
          <table:table-cell table:formula="of:=['Linux_2017-11-22-071835'.C36]" office:value-type="float" office:value="164" calcext:value-type="float">
            <text:p>164.0000</text:p>
          </table:table-cell>
          <table:table-cell table:formula="of:=['Linux_2017-11-22-071835'.D36]" office:value-type="float" office:value="49.4435483728008" calcext:value-type="float">
            <text:p>49.4435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['Linux_2017-11-26-141154'.B36]" office:value-type="float" office:value="3.046" calcext:value-type="float">
            <text:p>3.0460</text:p>
          </table:table-cell>
          <table:table-cell table:formula="of:=['Linux_2017-11-26-141154'.C36]" office:value-type="float" office:value="133" calcext:value-type="float">
            <text:p>133.0000</text:p>
          </table:table-cell>
          <table:table-cell table:formula="of:=['Linux_2017-11-26-141154'.D36]" office:value-type="float" office:value="43.7948830067754" calcext:value-type="float">
            <text:p>43.7949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['Linux_2017-12-17-135726'.B36]" office:value-type="float" office:value="3.4946" calcext:value-type="float">
            <text:p>3.4946</text:p>
          </table:table-cell>
          <table:table-cell table:formula="of:=['Linux_2017-12-17-135726'.C36]" office:value-type="float" office:value="188" calcext:value-type="float">
            <text:p>188.0000</text:p>
          </table:table-cell>
          <table:table-cell table:formula="of:=['Linux_2017-12-17-135726'.D36]" office:value-type="float" office:value="53.8351968795895" calcext:value-type="float">
            <text:p>53.8352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['Linux_2017-12-22-201300'.B36]" office:value-type="float" office:value="3.099" calcext:value-type="float">
            <text:p>3.0990</text:p>
          </table:table-cell>
          <table:table-cell table:formula="of:=['Linux_2017-12-22-201300'.C36]" office:value-type="float" office:value="148" calcext:value-type="float">
            <text:p>148.0000</text:p>
          </table:table-cell>
          <table:table-cell table:formula="of:=['Linux_2017-12-22-201300'.D36]" office:value-type="float" office:value="47.9191605038966" calcext:value-type="float">
            <text:p>47.9192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table:formula="of:=['Linux_2017-12-23-115304'.B36]" office:value-type="float" office:value="2.9164" calcext:value-type="float">
            <text:p>2.9164</text:p>
          </table:table-cell>
          <table:table-cell table:formula="of:=['Linux_2017-12-23-115304'.C36]" office:value-type="float" office:value="121" calcext:value-type="float">
            <text:p>121.0000</text:p>
          </table:table-cell>
          <table:table-cell table:formula="of:=['Linux_2017-12-23-115304'.D36]" office:value-type="float" office:value="41.5555681494756" calcext:value-type="float">
            <text:p>41.5556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['Linux_2018-01-08-111040'.B36]" office:value-type="float" office:value="3.2386" calcext:value-type="float">
            <text:p>3.2386</text:p>
          </table:table-cell>
          <table:table-cell table:formula="of:=['Linux_2018-01-08-111040'.C36]" office:value-type="float" office:value="159" calcext:value-type="float">
            <text:p>159.0000</text:p>
          </table:table-cell>
          <table:table-cell table:formula="of:=['Linux_2018-01-08-111040'.D36]" office:value-type="float" office:value="49.2964631229771" calcext:value-type="float">
            <text:p>49.2965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['Linux_2018-01-08-200504'.B36]" office:value-type="float" office:value="3.1886" calcext:value-type="float">
            <text:p>3.1886</text:p>
          </table:table-cell>
          <table:table-cell table:formula="of:=['Linux_2018-01-08-200504'.C36]" office:value-type="float" office:value="155" calcext:value-type="float">
            <text:p>155.0000</text:p>
          </table:table-cell>
          <table:table-cell table:formula="of:=['Linux_2018-01-08-200504'.D36]" office:value-type="float" office:value="48.7199371658199" calcext:value-type="float">
            <text:p>48.7199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['Linux_2018-01-12-001428'.B36]" office:value-type="float" office:value="3.4142" calcext:value-type="float">
            <text:p>3.4142</text:p>
          </table:table-cell>
          <table:table-cell table:formula="of:=['Linux_2018-01-12-001428'.C36]" office:value-type="float" office:value="190" calcext:value-type="float">
            <text:p>190.0000</text:p>
          </table:table-cell>
          <table:table-cell table:formula="of:=['Linux_2018-01-12-001428'.D36]" office:value-type="float" office:value="55.9471516391118" calcext:value-type="float">
            <text:p>55.9472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formula="of:=['Linux_2018-01-14-095125'.B36]" office:value-type="float" office:value="2.9742" calcext:value-type="float">
            <text:p>2.9742</text:p>
          </table:table-cell>
          <table:table-cell table:formula="of:=['Linux_2018-01-14-095125'.C36]" office:value-type="float" office:value="139" calcext:value-type="float">
            <text:p>139.0000</text:p>
          </table:table-cell>
          <table:table-cell table:formula="of:=['Linux_2018-01-14-095125'.D36]" office:value-type="float" office:value="46.8528549987919" calcext:value-type="float">
            <text:p>46.8529</text:p>
          </table:table-cell>
        </table:table-row>
      </table:table>
      <table:table table:name="Preservative" table:style-name="ta1">
        <table:table-column table:style-name="co6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Runtime in ms</text:p>
          </table:table-cell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formula="of:=[Linux_completeHistory.D63]" office:value-type="float" office:value="34.9946" calcext:value-type="float">
            <text:p>34.9946</text:p>
          </table:table-cell>
          <table:table-cell table:formula="of:=[Linux_completeHistory.E63]" office:value-type="float" office:value="239" calcext:value-type="float">
            <text:p>239.0000</text:p>
          </table:table-cell>
          <table:table-cell table:formula="of:=[Linux_completeHistory.G63]" office:value-type="float" office:value="6.8347872792688" calcext:value-type="float">
            <text:p>6.8348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table:formula="of:=[Linux_completeHistory.D64]" office:value-type="float" office:value="31.7548" calcext:value-type="float">
            <text:p>31.7548</text:p>
          </table:table-cell>
          <table:table-cell table:formula="of:=[Linux_completeHistory.E64]" office:value-type="float" office:value="164" calcext:value-type="float">
            <text:p>164.0000</text:p>
          </table:table-cell>
          <table:table-cell table:formula="of:=[Linux_completeHistory.G64]" office:value-type="float" office:value="5.16919731006383" calcext:value-type="float">
            <text:p>5.1692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table:formula="of:=[Linux_completeHistory.D65]" office:value-type="float" office:value="26.3414" calcext:value-type="float">
            <text:p>26.3414</text:p>
          </table:table-cell>
          <table:table-cell table:formula="of:=[Linux_completeHistory.E65]" office:value-type="float" office:value="133" calcext:value-type="float">
            <text:p>133.0000</text:p>
          </table:table-cell>
          <table:table-cell table:formula="of:=[Linux_completeHistory.G65]" office:value-type="float" office:value="5.05778909858303" calcext:value-type="float">
            <text:p>5.0578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table:formula="of:=[Linux_completeHistory.D66]" office:value-type="float" office:value="30.6884" calcext:value-type="float">
            <text:p>30.6884</text:p>
          </table:table-cell>
          <table:table-cell table:formula="of:=[Linux_completeHistory.E66]" office:value-type="float" office:value="188" calcext:value-type="float">
            <text:p>188.0000</text:p>
          </table:table-cell>
          <table:table-cell table:formula="of:=[Linux_completeHistory.G66]" office:value-type="float" office:value="6.12661805944081" calcext:value-type="float">
            <text:p>6.1266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table:formula="of:=[Linux_completeHistory.D67]" office:value-type="float" office:value="28.3904" calcext:value-type="float">
            <text:p>28.3904</text:p>
          </table:table-cell>
          <table:table-cell table:formula="of:=[Linux_completeHistory.E67]" office:value-type="float" office:value="148" calcext:value-type="float">
            <text:p>148.0000</text:p>
          </table:table-cell>
          <table:table-cell table:formula="of:=[Linux_completeHistory.G67]" office:value-type="float" office:value="5.22790858410618" calcext:value-type="float">
            <text:p>5.2279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table:formula="of:=[Linux_completeHistory.D68]" office:value-type="float" office:value="24.3148" calcext:value-type="float">
            <text:p>24.3148</text:p>
          </table:table-cell>
          <table:table-cell table:formula="of:=[Linux_completeHistory.E68]" office:value-type="float" office:value="121" calcext:value-type="float">
            <text:p>121.0000</text:p>
          </table:table-cell>
          <table:table-cell table:formula="of:=[Linux_completeHistory.G68]" office:value-type="float" office:value="4.99302504346628" calcext:value-type="float">
            <text:p>4.9930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table:formula="of:=[Linux_completeHistory.D69]" office:value-type="float" office:value="26.7538" calcext:value-type="float">
            <text:p>26.7538</text:p>
          </table:table-cell>
          <table:table-cell table:formula="of:=[Linux_completeHistory.E69]" office:value-type="float" office:value="172" calcext:value-type="float">
            <text:p>172.0000</text:p>
          </table:table-cell>
          <table:table-cell table:formula="of:=[Linux_completeHistory.G69]" office:value-type="float" office:value="6.45029181106988" calcext:value-type="float">
            <text:p>6.4503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table:formula="of:=[Linux_completeHistory.D70]" office:value-type="float" office:value="25.4504" calcext:value-type="float">
            <text:p>25.4504</text:p>
          </table:table-cell>
          <table:table-cell table:formula="of:=[Linux_completeHistory.E70]" office:value-type="float" office:value="155" calcext:value-type="float">
            <text:p>155.0000</text:p>
          </table:table-cell>
          <table:table-cell table:formula="of:=[Linux_completeHistory.G70]" office:value-type="float" office:value="6.09404329916202" calcext:value-type="float">
            <text:p>6.0940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table:formula="of:=[Linux_completeHistory.D71]" office:value-type="float" office:value="29.257" calcext:value-type="float">
            <text:p>29.2570</text:p>
          </table:table-cell>
          <table:table-cell table:formula="of:=[Linux_completeHistory.E71]" office:value-type="float" office:value="190" calcext:value-type="float">
            <text:p>190.0000</text:p>
          </table:table-cell>
          <table:table-cell table:formula="of:=[Linux_completeHistory.G71]" office:value-type="float" office:value="6.49846626301476" calcext:value-type="float">
            <text:p>6.4985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table:formula="of:=[Linux_completeHistory.D72]" office:value-type="float" office:value="24.2496" calcext:value-type="float">
            <text:p>24.2496</text:p>
          </table:table-cell>
          <table:table-cell table:formula="of:=[Linux_completeHistory.E72]" office:value-type="float" office:value="139" calcext:value-type="float">
            <text:p>139.0000</text:p>
          </table:table-cell>
          <table:table-cell table:formula="of:=[Linux_completeHistory.G72]" office:value-type="float" office:value="5.75288879952222" calcext:value-type="float">
            <text:p>5.75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08:04:20.346094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08:14:14.737433014</meta:creation-date>
    <dc:date>2018-10-08T08:14:44.408140352</dc:date>
    <meta:editing-duration>PT10H46M19S</meta:editing-duration>
    <meta:editing-cycles>203</meta:editing-cycles>
    <meta:generator>LibreOffice/5.1.6.2$Linux_X86_64 LibreOffice_project/10m0$Build-2</meta:generator>
    <meta:document-statistic meta:table-count="16" meta:cell-count="3336" meta:object-count="0"/>
  </office:meta>
</office:document-meta>
</file>